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Pictures/10000201000004000000002EA0B55393B8BBE68A.png" manifest:media-type="image/png"/>
  <manifest:file-entry manifest:full-path="Pictures/10000D84000069D5000004C158C90C2EA70255C5.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 svg:font-family="Helv" style:font-family-generic="swiss" style:font-pitch="variable"/>
    <style:font-face style:name="ZapfHumnst BT" svg:font-family="'ZapfHumnst BT'"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Tabel1" style:family="table">
      <style:table-properties style:width="13.361cm" table:align="left" style:writing-mode="lr-tb"/>
    </style:style>
    <style:style style:name="Tabel1.A" style:family="table-column">
      <style:table-column-properties style:column-width="2.064cm"/>
    </style:style>
    <style:style style:name="Tabel1.B" style:family="table-column">
      <style:table-column-properties style:column-width="1.746cm"/>
    </style:style>
    <style:style style:name="Tabel1.C" style:family="table-column">
      <style:table-column-properties style:column-width="9.551cm"/>
    </style:style>
    <style:style style:name="Tabel1.1" style:family="table-row">
      <style:table-row-properties style:min-row-height="0.497cm" fo:keep-together="auto"/>
    </style:style>
    <style:style style:name="Tabel1.A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el1.2" style:family="table-row">
      <style:table-row-properties fo:keep-together="auto"/>
    </style:style>
    <style:style style:name="Tabel1.A2" style:family="table-cell">
      <style:table-cell-properties style:vertical-align="top" fo:padding-left="0.191cm" fo:padding-right="0.191cm" fo:padding-top="0cm" fo:padding-bottom="0cm" fo:border="0.75pt solid #000000" style:writing-mode="lr-tb"/>
    </style:style>
    <style:style style:name="Tabel1.B2" style:family="table-cell">
      <style:table-cell-properties style:vertical-align="top" fo:padding-left="0.191cm" fo:padding-right="0.191cm" fo:padding-top="0cm" fo:padding-bottom="0cm" fo:border="0.75pt solid #000000" style:writing-mode="lr-tb"/>
    </style:style>
    <style:style style:name="Tabel1.C2" style:family="table-cell">
      <style:table-cell-properties style:vertical-align="top" fo:padding-left="0.191cm" fo:padding-right="0.191cm" fo:padding-top="0cm" fo:padding-bottom="0cm" fo:border="0.75pt solid #000000" style:writing-mode="lr-tb"/>
    </style:style>
    <style:style style:name="Tabel1.A3" style:family="table-cell">
      <style:table-cell-properties style:vertical-align="top" fo:padding-left="0.191cm" fo:padding-right="0.191cm" fo:padding-top="0cm" fo:padding-bottom="0cm" fo:border="0.75pt solid #000000" style:writing-mode="lr-tb"/>
    </style:style>
    <style:style style:name="Tabel1.B3" style:family="table-cell">
      <style:table-cell-properties style:vertical-align="top" fo:padding-left="0.191cm" fo:padding-right="0.191cm" fo:padding-top="0cm" fo:padding-bottom="0cm" fo:border="0.75pt solid #000000" style:writing-mode="lr-tb"/>
    </style:style>
    <style:style style:name="Tabel1.C3" style:family="table-cell">
      <style:table-cell-properties style:vertical-align="top" fo:padding-left="0.191cm" fo:padding-right="0.191cm" fo:padding-top="0cm" fo:padding-bottom="0cm" fo:border="0.75pt solid #000000" style:writing-mode="lr-tb"/>
    </style:style>
    <style:style style:name="Tabel1.A4" style:family="table-cell">
      <style:table-cell-properties style:vertical-align="top" fo:padding-left="0.191cm" fo:padding-right="0.191cm" fo:padding-top="0cm" fo:padding-bottom="0cm" fo:border="0.75pt solid #000000" style:writing-mode="lr-tb"/>
    </style:style>
    <style:style style:name="Tabel1.B4" style:family="table-cell">
      <style:table-cell-properties style:vertical-align="top" fo:padding-left="0.191cm" fo:padding-right="0.191cm" fo:padding-top="0cm" fo:padding-bottom="0cm" fo:border="0.75pt solid #000000" style:writing-mode="lr-tb"/>
    </style:style>
    <style:style style:name="Tabel1.C4" style:family="table-cell">
      <style:table-cell-properties style:vertical-align="top" fo:padding-left="0.191cm" fo:padding-right="0.191cm" fo:padding-top="0cm" fo:padding-bottom="0cm" fo:border="0.75pt solid #000000" style:writing-mode="lr-tb"/>
    </style:style>
    <style:style style:name="Tabel1.A5" style:family="table-cell">
      <style:table-cell-properties style:vertical-align="top" fo:padding-left="0.191cm" fo:padding-right="0.191cm" fo:padding-top="0cm" fo:padding-bottom="0cm" fo:border="0.75pt solid #000000" style:writing-mode="lr-tb"/>
    </style:style>
    <style:style style:name="Tabel1.B5" style:family="table-cell">
      <style:table-cell-properties style:vertical-align="top" fo:padding-left="0.191cm" fo:padding-right="0.191cm" fo:padding-top="0cm" fo:padding-bottom="0cm" fo:border="0.75pt solid #000000" style:writing-mode="lr-tb"/>
    </style:style>
    <style:style style:name="Tabel1.C5" style:family="table-cell">
      <style:table-cell-properties style:vertical-align="top" fo:padding-left="0.191cm" fo:padding-right="0.191cm" fo:padding-top="0cm" fo:padding-bottom="0cm" fo:border="0.75pt solid #000000" style:writing-mode="lr-tb"/>
    </style:style>
    <style:style style:name="Tabel1.A6" style:family="table-cell">
      <style:table-cell-properties style:vertical-align="top" fo:padding-left="0.191cm" fo:padding-right="0.191cm" fo:padding-top="0cm" fo:padding-bottom="0cm" fo:border="0.75pt solid #000000" style:writing-mode="lr-tb"/>
    </style:style>
    <style:style style:name="Tabel1.B6" style:family="table-cell">
      <style:table-cell-properties style:vertical-align="top" fo:padding-left="0.191cm" fo:padding-right="0.191cm" fo:padding-top="0cm" fo:padding-bottom="0cm" fo:border="0.75pt solid #000000" style:writing-mode="lr-tb"/>
    </style:style>
    <style:style style:name="Tabel1.C6" style:family="table-cell">
      <style:table-cell-properties style:vertical-align="top" fo:padding-left="0.191cm" fo:padding-right="0.191cm" fo:padding-top="0cm" fo:padding-bottom="0cm" fo:border="0.75pt solid #000000" style:writing-mode="lr-tb"/>
    </style:style>
    <style:style style:name="Tabel1.A7" style:family="table-cell">
      <style:table-cell-properties style:vertical-align="top" fo:padding-left="0.191cm" fo:padding-right="0.191cm" fo:padding-top="0cm" fo:padding-bottom="0cm" fo:border="0.75pt solid #000000" style:writing-mode="lr-tb"/>
    </style:style>
    <style:style style:name="Tabel1.B7" style:family="table-cell">
      <style:table-cell-properties style:vertical-align="top" fo:padding-left="0.191cm" fo:padding-right="0.191cm" fo:padding-top="0cm" fo:padding-bottom="0cm" fo:border="0.75pt solid #000000" style:writing-mode="lr-tb"/>
    </style:style>
    <style:style style:name="Tabel1.C7"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5.926cm" fo:margin-left="0.132cm" table:align="left" style:writing-mode="lr-tb"/>
    </style:style>
    <style:style style:name="Tabel2.A" style:family="table-column">
      <style:table-column-properties style:column-width="3.293cm"/>
    </style:style>
    <style:style style:name="Tabel2.B" style:family="table-column">
      <style:table-column-properties style:column-width="4.195cm"/>
    </style:style>
    <style:style style:name="Tabel2.C" style:family="table-column">
      <style:table-column-properties style:column-width="3.727cm"/>
    </style:style>
    <style:style style:name="Tabel2.D" style:family="table-column">
      <style:table-column-properties style:column-width="4.711cm"/>
    </style:style>
    <style:style style:name="Tabel2.1" style:family="table-row">
      <style:table-row-properties fo:keep-together="always"/>
    </style:style>
    <style:style style:name="Tabel2.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2.B1" style:family="table-cell">
      <style:table-cell-properties style:vertical-align="top" fo:padding-left="0.191cm" fo:padding-right="0.191cm" fo:padding-top="0cm" fo:padding-bottom="0cm" fo:border-left="0.75pt solid #000000" fo:border-right="0.75pt solid #000000" fo:border-top="1.5pt solid #000000" fo:border-bottom="none" style:writing-mode="lr-tb"/>
    </style:style>
    <style:style style:name="Tabel2.D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2.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2.B2" style:family="table-cell">
      <style:table-cell-properties style:vertical-align="top" style:border-line-width-top="0.026cm 0.026cm 0.026cm" fo:padding-left="0.191cm" fo:padding-right="0.191cm" fo:padding-top="0cm" fo:padding-bottom="0cm" fo:border-left="0.75pt solid #000000" fo:border-right="0.75pt solid #000000" fo:border-top="2.25pt double #000000" fo:border-bottom="0.75pt solid #000000" style:writing-mode="lr-tb"/>
    </style:style>
    <style:style style:name="Tabel2.D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2.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2.B3" style:family="table-cell">
      <style:table-cell-properties style:vertical-align="top" fo:padding-left="0.191cm" fo:padding-right="0.191cm" fo:padding-top="0cm" fo:padding-bottom="0cm" fo:border="0.75pt solid #000000" style:writing-mode="lr-tb"/>
    </style:style>
    <style:style style:name="Tabel2.D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2.A4"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2.B4"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2.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3" style:family="table">
      <style:table-properties style:width="15.926cm" fo:margin-left="0.132cm" table:align="left" style:writing-mode="lr-tb"/>
    </style:style>
    <style:style style:name="Tabel3.A" style:family="table-column">
      <style:table-column-properties style:column-width="3.293cm"/>
    </style:style>
    <style:style style:name="Tabel3.B" style:family="table-column">
      <style:table-column-properties style:column-width="4.195cm"/>
    </style:style>
    <style:style style:name="Tabel3.C" style:family="table-column">
      <style:table-column-properties style:column-width="3.727cm"/>
    </style:style>
    <style:style style:name="Tabel3.D" style:family="table-column">
      <style:table-column-properties style:column-width="4.711cm"/>
    </style:style>
    <style:style style:name="Tabel3.1" style:family="table-row">
      <style:table-row-properties fo:keep-together="always"/>
    </style:style>
    <style:style style:name="Tabel3.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3.B1" style:family="table-cell">
      <style:table-cell-properties style:vertical-align="top" fo:padding-left="0.191cm" fo:padding-right="0.191cm" fo:padding-top="0cm" fo:padding-bottom="0cm" fo:border-left="0.75pt solid #000000" fo:border-right="0.75pt solid #000000" fo:border-top="1.5pt solid #000000" fo:border-bottom="none" style:writing-mode="lr-tb"/>
    </style:style>
    <style:style style:name="Tabel3.D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3.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3.B2" style:family="table-cell">
      <style:table-cell-properties style:vertical-align="top" style:border-line-width-top="0.026cm 0.026cm 0.026cm" fo:padding-left="0.191cm" fo:padding-right="0.191cm" fo:padding-top="0cm" fo:padding-bottom="0cm" fo:border-left="0.75pt solid #000000" fo:border-right="0.75pt solid #000000" fo:border-top="2.25pt double #000000" fo:border-bottom="0.75pt solid #000000" style:writing-mode="lr-tb"/>
    </style:style>
    <style:style style:name="Tabel3.D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3.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3.B3" style:family="table-cell">
      <style:table-cell-properties style:vertical-align="top" fo:padding-left="0.191cm" fo:padding-right="0.191cm" fo:padding-top="0cm" fo:padding-bottom="0cm" fo:border="0.75pt solid #000000" style:writing-mode="lr-tb"/>
    </style:style>
    <style:style style:name="Tabel3.D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3.A4"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3.B4"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3.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4" style:family="table">
      <style:table-properties style:width="15.928cm" fo:margin-left="0.132cm" table:align="left" style:writing-mode="lr-tb"/>
    </style:style>
    <style:style style:name="Tabel4.A" style:family="table-column">
      <style:table-column-properties style:column-width="3.293cm"/>
    </style:style>
    <style:style style:name="Tabel4.B" style:family="table-column">
      <style:table-column-properties style:column-width="2.898cm"/>
    </style:style>
    <style:style style:name="Tabel4.C" style:family="table-column">
      <style:table-column-properties style:column-width="2.858cm"/>
    </style:style>
    <style:style style:name="Tabel4.D" style:family="table-column">
      <style:table-column-properties style:column-width="3.016cm"/>
    </style:style>
    <style:style style:name="Tabel4.E" style:family="table-column">
      <style:table-column-properties style:column-width="3.863cm"/>
    </style:style>
    <style:style style:name="Tabel4.1" style:family="table-row">
      <style:table-row-properties fo:keep-together="always"/>
    </style:style>
    <style:style style:name="Tabel4.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4.B1" style:family="table-cell">
      <style:table-cell-properties style:vertical-align="top" fo:padding-left="0.191cm" fo:padding-right="0.191cm" fo:padding-top="0cm" fo:padding-bottom="0cm" fo:border-left="0.75pt solid #000000" fo:border-right="0.75pt solid #000000" fo:border-top="1.5pt solid #000000" fo:border-bottom="none" style:writing-mode="lr-tb"/>
    </style:style>
    <style:style style:name="Tabel4.E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4.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4.B2" style:family="table-cell">
      <style:table-cell-properties style:vertical-align="top" style:border-line-width-top="0.026cm 0.026cm 0.026cm" fo:padding-left="0.191cm" fo:padding-right="0.191cm" fo:padding-top="0cm" fo:padding-bottom="0cm" fo:border-left="0.75pt solid #000000" fo:border-right="0.75pt solid #000000" fo:border-top="2.25pt double #000000" fo:border-bottom="0.75pt solid #000000" style:writing-mode="lr-tb"/>
    </style:style>
    <style:style style:name="Tabel4.E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4.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4.B3" style:family="table-cell">
      <style:table-cell-properties style:vertical-align="top" fo:padding-left="0.191cm" fo:padding-right="0.191cm" fo:padding-top="0cm" fo:padding-bottom="0cm" fo:border="0.75pt solid #000000" style:writing-mode="lr-tb"/>
    </style:style>
    <style:style style:name="Tabel4.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4.A4"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4.B4"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4.E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5" style:family="table">
      <style:table-properties style:width="12.753cm" fo:margin-left="1.713cm" table:align="left" style:writing-mode="lr-tb"/>
    </style:style>
    <style:style style:name="Tabel5.A" style:family="table-column">
      <style:table-column-properties style:column-width="6.509cm"/>
    </style:style>
    <style:style style:name="Tabel5.B" style:family="table-column">
      <style:table-column-properties style:column-width="6.244cm"/>
    </style:style>
    <style:style style:name="Tabel5.1" style:family="table-row">
      <style:table-row-properties fo:keep-together="always"/>
    </style:style>
    <style:style style:name="Tabel5.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5.B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5.2" style:family="table-row">
      <style:table-row-properties style:min-row-height="0.423cm" fo:keep-together="always"/>
    </style:style>
    <style:style style:name="Tabel5.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5.B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5.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5.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5.A6"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5.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6" style:family="table">
      <style:table-properties style:width="15.452cm" fo:margin-left="0.291cm" table:align="left" style:writing-mode="lr-tb"/>
    </style:style>
    <style:style style:name="Tabel6.A" style:family="table-column">
      <style:table-column-properties style:column-width="3.493cm"/>
    </style:style>
    <style:style style:name="Tabel6.B" style:family="table-column">
      <style:table-column-properties style:column-width="11.959cm"/>
    </style:style>
    <style:style style:name="Tabel6.1" style:family="table-row">
      <style:table-row-properties style:min-row-height="0.423cm" fo:keep-together="always"/>
    </style:style>
    <style:style style:name="Tabel6.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6.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6.2" style:family="table-row">
      <style:table-row-properties fo:keep-together="always"/>
    </style:style>
    <style:style style:name="Tabel6.A2" style:family="table-cell">
      <style:table-cell-properties style:vertical-align="top" fo:padding-left="0.191cm" fo:padding-right="0.191cm" fo:padding-top="0cm" fo:padding-bottom="0cm" fo:border-left="1.5pt solid #000000" fo:border-right="0.75pt solid #000000" fo:border-top="none" fo:border-bottom="none" style:writing-mode="lr-tb"/>
    </style:style>
    <style:style style:name="Tabel6.B2" style:family="table-cell">
      <style:table-cell-properties style:vertical-align="top" style:border-line-width-bottom="0.026cm 0.026cm 0.026cm" fo:padding-left="0.191cm" fo:padding-right="0.191cm" fo:padding-top="0cm" fo:padding-bottom="0cm" fo:border-left="0.75pt solid #000000" fo:border-right="1.5pt solid #000000" fo:border-top="0.75pt solid #000000" fo:border-bottom="2.25pt double #000000" style:writing-mode="lr-tb"/>
    </style:style>
    <style:style style:name="Tabel6.A3"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6.B3" style:family="table-cell">
      <style:table-cell-properties style:vertical-align="top" fo:padding-left="0.191cm" fo:padding-right="0.191cm" fo:padding-top="0cm" fo:padding-bottom="0cm" fo:border-left="none" fo:border-right="1.5pt solid #000000" fo:border-top="none" fo:border-bottom="0.75pt solid #000000" style:writing-mode="lr-tb"/>
    </style:style>
    <style:style style:name="Tabel6.A4"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6.A8"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6.B8"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7" style:family="table">
      <style:table-properties style:width="12.118cm" fo:margin-left="0.291cm" table:align="left" style:writing-mode="lr-tb"/>
    </style:style>
    <style:style style:name="Tabel7.A" style:family="table-column">
      <style:table-column-properties style:column-width="4.987cm"/>
    </style:style>
    <style:style style:name="Tabel7.B" style:family="table-column">
      <style:table-column-properties style:column-width="7.131cm"/>
    </style:style>
    <style:style style:name="Tabel7.1" style:family="table-row">
      <style:table-row-properties fo:keep-together="always"/>
    </style:style>
    <style:style style:name="Tabel7.A1" style:family="table-cell">
      <style:table-cell-properties style:vertical-align="top" style:border-line-width-bottom="0.026cm 0.026cm 0.026cm" fo:padding-left="0.191cm" fo:padding-right="0.191cm" fo:padding-top="0cm" fo:padding-bottom="0cm" fo:border-left="1.5pt solid #000000" fo:border-right="0.75pt solid #000000" fo:border-top="1.5pt solid #000000" fo:border-bottom="2.25pt double #000000" style:writing-mode="lr-tb"/>
    </style:style>
    <style:style style:name="Tabel7.B1" style:family="table-cell">
      <style:table-cell-properties style:vertical-align="top" style:border-line-width-bottom="0.026cm 0.026cm 0.026cm" fo:padding-left="0.191cm" fo:padding-right="0.191cm" fo:padding-top="0cm" fo:padding-bottom="0cm" fo:border-left="0.75pt solid #000000" fo:border-right="1.5pt solid #000000" fo:border-top="1.5pt solid #000000" fo:border-bottom="2.25pt double #000000" style:writing-mode="lr-tb"/>
    </style:style>
    <style:style style:name="Tabel7.A2" style:family="table-cell">
      <style:table-cell-properties style:vertical-align="top" fo:padding-left="0.191cm" fo:padding-right="0.191cm" fo:padding-top="0cm" fo:padding-bottom="0cm" fo:border-left="1.5pt solid #000000" fo:border-right="0.75pt solid #000000" fo:border-top="none" fo:border-bottom="0.75pt solid #000000" style:writing-mode="lr-tb"/>
    </style:style>
    <style:style style:name="Tabel7.B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el7.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7.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7.A10"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7.B10"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8" style:family="table">
      <style:table-properties style:width="16.722cm" fo:margin-left="0.291cm" table:align="left" style:writing-mode="lr-tb"/>
    </style:style>
    <style:style style:name="Tabel8.A" style:family="table-column">
      <style:table-column-properties style:column-width="4.604cm"/>
    </style:style>
    <style:style style:name="Tabel8.B" style:family="table-column">
      <style:table-column-properties style:column-width="3.969cm"/>
    </style:style>
    <style:style style:name="Tabel8.D" style:family="table-column">
      <style:table-column-properties style:column-width="4.18cm"/>
    </style:style>
    <style:style style:name="Tabel8.1" style:family="table-row">
      <style:table-row-properties fo:keep-together="always"/>
    </style:style>
    <style:style style:name="Tabel8.A1" style:family="table-cell">
      <style:table-cell-properties style:vertical-align="top" style:border-line-width-bottom="0.026cm 0.026cm 0.026cm" fo:padding-left="0.191cm" fo:padding-right="0.191cm" fo:padding-top="0cm" fo:padding-bottom="0cm" fo:border-left="1.5pt solid #000000" fo:border-right="0.75pt solid #000000" fo:border-top="1.5pt solid #000000" fo:border-bottom="2.25pt double #000000" style:writing-mode="lr-tb"/>
    </style:style>
    <style:style style:name="Tabel8.B1" style:family="table-cell">
      <style:table-cell-properties style:vertical-align="top" style:border-line-width-bottom="0.026cm 0.026cm 0.026cm" fo:padding-left="0.191cm" fo:padding-right="0.191cm" fo:padding-top="0cm" fo:padding-bottom="0cm" fo:border-left="0.75pt solid #000000" fo:border-right="0.75pt solid #000000" fo:border-top="1.5pt solid #000000" fo:border-bottom="2.25pt double #000000" style:writing-mode="lr-tb"/>
    </style:style>
    <style:style style:name="Tabel8.D1" style:family="table-cell">
      <style:table-cell-properties style:vertical-align="top" style:border-line-width-bottom="0.026cm 0.026cm 0.026cm" fo:padding-left="0.191cm" fo:padding-right="0.191cm" fo:padding-top="0cm" fo:padding-bottom="0cm" fo:border-left="0.75pt solid #000000" fo:border-right="1.5pt solid #000000" fo:border-top="1.5pt solid #000000" fo:border-bottom="2.25pt double #000000" style:writing-mode="lr-tb"/>
    </style:style>
    <style:style style:name="Tabel8.2" style:family="table-row">
      <style:table-row-properties style:min-row-height="0.423cm" fo:keep-together="always"/>
    </style:style>
    <style:style style:name="Tabel8.A2" style:family="table-cell">
      <style:table-cell-properties style:vertical-align="top" fo:padding-left="0.191cm" fo:padding-right="0.191cm" fo:padding-top="0cm" fo:padding-bottom="0cm" fo:border-left="1.5pt solid #000000" fo:border-right="0.75pt solid #000000" fo:border-top="none" fo:border-bottom="0.75pt solid #000000" style:writing-mode="lr-tb"/>
    </style:style>
    <style:style style:name="Tabel8.B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8.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el8.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8.B3" style:family="table-cell">
      <style:table-cell-properties style:vertical-align="top" fo:padding-left="0.191cm" fo:padding-right="0.191cm" fo:padding-top="0cm" fo:padding-bottom="0cm" fo:border="0.75pt solid #000000" style:writing-mode="lr-tb"/>
    </style:style>
    <style:style style:name="Tabel8.D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8.A5"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8.B5"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8.D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9" style:family="table">
      <style:table-properties style:width="15.928cm" fo:margin-left="0.291cm" table:align="left" style:writing-mode="lr-tb"/>
    </style:style>
    <style:style style:name="Tabel9.A" style:family="table-column">
      <style:table-column-properties style:column-width="6.509cm"/>
    </style:style>
    <style:style style:name="Tabel9.B" style:family="table-column">
      <style:table-column-properties style:column-width="9.419cm"/>
    </style:style>
    <style:style style:name="Tabel9.1" style:family="table-row">
      <style:table-row-properties fo:keep-together="always"/>
    </style:style>
    <style:style style:name="Tabel9.A1" style:family="table-cell">
      <style:table-cell-properties style:vertical-align="top" style:border-line-width-bottom="0.026cm 0.026cm 0.026cm" fo:padding-left="0.191cm" fo:padding-right="0.191cm" fo:padding-top="0cm" fo:padding-bottom="0cm" fo:border-left="1.5pt solid #000000" fo:border-right="0.75pt solid #000000" fo:border-top="1.5pt solid #000000" fo:border-bottom="2.25pt double #000000" style:writing-mode="lr-tb"/>
    </style:style>
    <style:style style:name="Tabel9.B1" style:family="table-cell">
      <style:table-cell-properties style:vertical-align="top" style:border-line-width-bottom="0.026cm 0.026cm 0.026cm" fo:padding-left="0.191cm" fo:padding-right="0.191cm" fo:padding-top="0cm" fo:padding-bottom="0cm" fo:border-left="0.75pt solid #000000" fo:border-right="1.5pt solid #000000" fo:border-top="1.5pt solid #000000" fo:border-bottom="2.25pt double #000000" style:writing-mode="lr-tb"/>
    </style:style>
    <style:style style:name="Tabel9.A2" style:family="table-cell">
      <style:table-cell-properties style:vertical-align="top" fo:padding-left="0.191cm" fo:padding-right="0.191cm" fo:padding-top="0cm" fo:padding-bottom="0cm" fo:border-left="1.5pt solid #000000" fo:border-right="0.75pt solid #000000" fo:border-top="none" fo:border-bottom="0.75pt solid #000000" style:writing-mode="lr-tb"/>
    </style:style>
    <style:style style:name="Tabel9.B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el9.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9.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9.A12"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9.B1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10" style:family="table">
      <style:table-properties style:width="12.308cm" fo:margin-left="-0.217cm" table:align="left" style:writing-mode="lr-tb"/>
    </style:style>
    <style:style style:name="Tabel10.A" style:family="table-column">
      <style:table-column-properties style:column-width="0.508cm"/>
    </style:style>
    <style:style style:name="Tabel10.B" style:family="table-column">
      <style:table-column-properties style:column-width="0.476cm"/>
    </style:style>
    <style:style style:name="Tabel10.D" style:family="table-column">
      <style:table-column-properties style:column-width="0.603cm"/>
    </style:style>
    <style:style style:name="Tabel10.E" style:family="table-column">
      <style:table-column-properties style:column-width="2.223cm"/>
    </style:style>
    <style:style style:name="Tabel10.F" style:family="table-column">
      <style:table-column-properties style:column-width="2.064cm"/>
    </style:style>
    <style:style style:name="Tabel10.G" style:family="table-column">
      <style:table-column-properties style:column-width="2.54cm"/>
    </style:style>
    <style:style style:name="Tabel10.H" style:family="table-column">
      <style:table-column-properties style:column-width="3.069cm"/>
    </style:style>
    <style:style style:name="Tabel10.I" style:family="table-column">
      <style:table-column-properties style:column-width="0.318cm"/>
    </style:style>
    <style:style style:name="Tabel10.1" style:family="table-row">
      <style:table-row-properties fo:keep-together="always"/>
    </style:style>
    <style:style style:name="Tabel10.A1" style:family="table-cell">
      <style:table-cell-properties style:vertical-align="top" fo:padding-left="0.191cm" fo:padding-right="0.191cm" fo:padding-top="0cm" fo:padding-bottom="0cm" fo:border="none" style:writing-mode="lr-tb"/>
    </style:style>
    <style:style style:name="Tabel10.E1" style:family="table-cell">
      <style:table-cell-properties style:vertical-align="top" fo:background-color="#cccccc" style:border-line-width-left="0.053cm 0.053cm 0.053cm" style:border-line-width-top="0.053cm 0.053cm 0.053cm" fo:padding-left="0.191cm" fo:padding-right="0.191cm" fo:padding-top="0cm" fo:padding-bottom="0cm" fo:border-left="4.5pt double #000000" fo:border-right="0.75pt solid #000000" fo:border-top="4.5pt double #000000" fo:border-bottom="0.75pt solid #000000" style:writing-mode="lr-tb">
        <style:background-image/>
      </style:table-cell-properties>
    </style:style>
    <style:style style:name="Tabel10.F1" style:family="table-cell">
      <style:table-cell-properties style:vertical-align="top" fo:background-color="#cccccc" style:border-line-width-top="0.053cm 0.053cm 0.053cm" fo:padding-left="0.191cm" fo:padding-right="0.191cm" fo:padding-top="0cm" fo:padding-bottom="0cm" fo:border-left="0.75pt solid #000000" fo:border-right="0.75pt solid #000000" fo:border-top="4.5pt double #000000" fo:border-bottom="0.75pt solid #000000" style:writing-mode="lr-tb">
        <style:background-image/>
      </style:table-cell-properties>
    </style:style>
    <style:style style:name="Tabel10.G1" style:family="table-cell">
      <style:table-cell-properties style:vertical-align="top" fo:background-color="#cccccc" style:border-line-width-right="0.053cm 0.053cm 0.053cm" style:border-line-width-top="0.053cm 0.053cm 0.053cm" fo:padding-left="0.191cm" fo:padding-right="0.191cm" fo:padding-top="0cm" fo:padding-bottom="0cm" fo:border-left="0.75pt solid #000000" fo:border-right="4.5pt double #000000" fo:border-top="4.5pt double #000000" fo:border-bottom="0.75pt solid #000000" style:writing-mode="lr-tb">
        <style:background-image/>
      </style:table-cell-properties>
    </style:style>
    <style:style style:name="Tabel10.H1" style:family="table-cell">
      <style:table-cell-properties style:vertical-align="top" fo:padding-left="0.191cm" fo:padding-right="0.191cm" fo:padding-top="0cm" fo:padding-bottom="0cm" fo:border-left="none" fo:border-right="1.5pt solid #000000" fo:border-top="1.5pt solid #000000" fo:border-bottom="0.75pt solid #000000" style:writing-mode="lr-tb"/>
    </style:style>
    <style:style style:name="Tabel10.I1" style:family="table-cell">
      <style:table-cell-properties fo:padding="0cm" fo:border="none"/>
    </style:style>
    <style:style style:name="Tabel10.A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E2" style:family="table-cell">
      <style:table-cell-properties style:vertical-align="top" fo:background-color="#cccccc" style:border-line-width-left="0.053cm 0.053cm 0.053cm" fo:padding-left="0.191cm" fo:padding-right="0.191cm" fo:padding-top="0cm" fo:padding-bottom="0cm" fo:border-left="4.5pt double #000000" fo:border-right="0.75pt solid #000000" fo:border-top="0.75pt solid #000000" fo:border-bottom="0.75pt solid #000000" style:writing-mode="lr-tb">
        <style:background-image/>
      </style:table-cell-properties>
    </style:style>
    <style:style style:name="Tabel10.F2"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el10.G2" style:family="table-cell">
      <style:table-cell-properties style:vertical-align="top" fo:background-color="#cccccc" style:border-line-width-right="0.053cm 0.053cm 0.053cm" fo:padding-left="0.191cm" fo:padding-right="0.191cm" fo:padding-top="0cm" fo:padding-bottom="0cm" fo:border-left="0.75pt solid #000000" fo:border-right="4.5pt double #000000" fo:border-top="0.75pt solid #000000" fo:border-bottom="0.75pt solid #000000" style:writing-mode="lr-tb">
        <style:background-image/>
      </style:table-cell-properties>
    </style:style>
    <style:style style:name="Tabel10.H2"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 style:family="table-cell">
      <style:table-cell-properties fo:padding="0cm" fo:border="none"/>
    </style:style>
    <style:style style:name="Tabel10.A3"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3" style:family="table-cell">
      <style:table-cell-properties fo:padding="0cm" fo:border="none"/>
    </style:style>
    <style:style style:name="Tabel10.A4"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4"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4" style:family="table-cell">
      <style:table-cell-properties fo:padding="0cm" fo:border="none"/>
    </style:style>
    <style:style style:name="Tabel10.A5"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5"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5" style:family="table-cell">
      <style:table-cell-properties fo:padding="0cm" fo:border="none"/>
    </style:style>
    <style:style style:name="Tabel10.A6"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6"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6" style:family="table-cell">
      <style:table-cell-properties fo:padding="0cm" fo:border="none"/>
    </style:style>
    <style:style style:name="Tabel10.A7"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7"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7" style:family="table-cell">
      <style:table-cell-properties fo:padding="0cm" fo:border="none"/>
    </style:style>
    <style:style style:name="Tabel10.A8"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8"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8" style:family="table-cell">
      <style:table-cell-properties fo:padding="0cm" fo:border="none"/>
    </style:style>
    <style:style style:name="Tabel10.A9"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9"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9" style:family="table-cell">
      <style:table-cell-properties fo:padding="0cm" fo:border="none"/>
    </style:style>
    <style:style style:name="Tabel10.A10"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0"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0" style:family="table-cell">
      <style:table-cell-properties fo:padding="0cm" fo:border="none"/>
    </style:style>
    <style:style style:name="Tabel10.A11"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1"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1" style:family="table-cell">
      <style:table-cell-properties fo:padding="0cm" fo:border="none"/>
    </style:style>
    <style:style style:name="Tabel10.A1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2"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2" style:family="table-cell">
      <style:table-cell-properties fo:padding="0cm" fo:border="none"/>
    </style:style>
    <style:style style:name="Tabel10.A13"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3" style:family="table-cell">
      <style:table-cell-properties fo:padding="0cm" fo:border="none"/>
    </style:style>
    <style:style style:name="Tabel10.A14"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4"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4" style:family="table-cell">
      <style:table-cell-properties fo:padding="0cm" fo:border="none"/>
    </style:style>
    <style:style style:name="Tabel10.A15"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5"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5" style:family="table-cell">
      <style:table-cell-properties fo:padding="0cm" fo:border="none"/>
    </style:style>
    <style:style style:name="Tabel10.A16"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6"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6" style:family="table-cell">
      <style:table-cell-properties fo:padding="0cm" fo:border="none"/>
    </style:style>
    <style:style style:name="Tabel10.A17"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7"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7" style:family="table-cell">
      <style:table-cell-properties fo:padding="0cm" fo:border="none"/>
    </style:style>
    <style:style style:name="Tabel10.A18"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8"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8" style:family="table-cell">
      <style:table-cell-properties fo:padding="0cm" fo:border="none"/>
    </style:style>
    <style:style style:name="Tabel10.A19"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19"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19" style:family="table-cell">
      <style:table-cell-properties fo:padding="0cm" fo:border="none"/>
    </style:style>
    <style:style style:name="Tabel10.A20"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20"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0" style:family="table-cell">
      <style:table-cell-properties fo:padding="0cm" fo:border="none"/>
    </style:style>
    <style:style style:name="Tabel10.A21"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21"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1" style:family="table-cell">
      <style:table-cell-properties fo:padding="0cm" fo:border="none"/>
    </style:style>
    <style:style style:name="Tabel10.A2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22"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2" style:family="table-cell">
      <style:table-cell-properties fo:padding="0cm" fo:border="none"/>
    </style:style>
    <style:style style:name="Tabel10.A23"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2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3" style:family="table-cell">
      <style:table-cell-properties fo:padding="0cm" fo:border="none"/>
    </style:style>
    <style:style style:name="Tabel10.A24"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24"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4" style:family="table-cell">
      <style:table-cell-properties fo:padding="0cm" fo:border="none"/>
    </style:style>
    <style:style style:name="Tabel10.A25"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H25"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0.I25" style:family="table-cell">
      <style:table-cell-properties fo:padding="0cm" fo:border="none"/>
    </style:style>
    <style:style style:name="Tabel10.A26"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0.E26" style:family="table-cell">
      <style:table-cell-properties style:vertical-align="top" fo:background-color="#cccccc" style:border-line-width-left="0.053cm 0.053cm 0.053cm" style:border-line-width-bottom="0.053cm 0.053cm 0.053cm" fo:padding-left="0.191cm" fo:padding-right="0.191cm" fo:padding-top="0cm" fo:padding-bottom="0cm" fo:border-left="4.5pt double #000000" fo:border-right="0.75pt solid #000000" fo:border-top="0.75pt solid #000000" fo:border-bottom="4.5pt double #000000" style:writing-mode="lr-tb">
        <style:background-image/>
      </style:table-cell-properties>
    </style:style>
    <style:style style:name="Tabel10.F26" style:family="table-cell">
      <style:table-cell-properties style:vertical-align="top" fo:background-color="#cccccc" style:border-line-width-bottom="0.053cm 0.053cm 0.053cm" fo:padding-left="0.191cm" fo:padding-right="0.191cm" fo:padding-top="0cm" fo:padding-bottom="0cm" fo:border-left="0.75pt solid #000000" fo:border-right="0.75pt solid #000000" fo:border-top="0.75pt solid #000000" fo:border-bottom="4.5pt double #000000" style:writing-mode="lr-tb">
        <style:background-image/>
      </style:table-cell-properties>
    </style:style>
    <style:style style:name="Tabel10.G26" style:family="table-cell">
      <style:table-cell-properties style:vertical-align="top" fo:background-color="#cccccc" style:border-line-width-right="0.053cm 0.053cm 0.053cm" style:border-line-width-bottom="0.053cm 0.053cm 0.053cm" fo:padding-left="0.191cm" fo:padding-right="0.191cm" fo:padding-top="0cm" fo:padding-bottom="0cm" fo:border-left="0.75pt solid #000000" fo:border-right="4.5pt double #000000" fo:border-top="0.75pt solid #000000" fo:border-bottom="4.5pt double #000000" style:writing-mode="lr-tb">
        <style:background-image/>
      </style:table-cell-properties>
    </style:style>
    <style:style style:name="Tabel10.H26"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10.I26" style:family="table-cell">
      <style:table-cell-properties fo:padding="0cm" fo:border="none"/>
    </style:style>
    <style:style style:name="Tabel11" style:family="table">
      <style:table-properties style:width="14.277cm" fo:margin-left="-0.217cm" table:align="left" style:writing-mode="lr-tb"/>
    </style:style>
    <style:style style:name="Tabel11.A" style:family="table-column">
      <style:table-column-properties style:column-width="1.778cm"/>
    </style:style>
    <style:style style:name="Tabel11.H" style:family="table-column">
      <style:table-column-properties style:column-width="1.831cm"/>
    </style:style>
    <style:style style:name="Tabel11.1" style:family="table-row">
      <style:table-row-properties fo:keep-together="always"/>
    </style:style>
    <style:style style:name="Tabel11.A1" style:family="table-cell">
      <style:table-cell-properties style:vertical-align="top" style:border-line-width-bottom="0.026cm 0.026cm 0.026cm" fo:padding-left="0.191cm" fo:padding-right="0.191cm" fo:padding-top="0cm" fo:padding-bottom="0cm" fo:border-left="1.5pt solid #000000" fo:border-right="0.75pt solid #000000" fo:border-top="1.5pt solid #000000" fo:border-bottom="2.25pt double #000000" style:writing-mode="lr-tb"/>
    </style:style>
    <style:style style:name="Tabel11.B1" style:family="table-cell">
      <style:table-cell-properties style:vertical-align="top" style:border-line-width-bottom="0.026cm 0.026cm 0.026cm" fo:padding-left="0.191cm" fo:padding-right="0.191cm" fo:padding-top="0cm" fo:padding-bottom="0cm" fo:border-left="0.75pt solid #000000" fo:border-right="0.75pt solid #000000" fo:border-top="1.5pt solid #000000" fo:border-bottom="2.25pt double #000000" style:writing-mode="lr-tb"/>
    </style:style>
    <style:style style:name="Tabel11.H1" style:family="table-cell">
      <style:table-cell-properties style:vertical-align="top" style:border-line-width-bottom="0.026cm 0.026cm 0.026cm" fo:padding-left="0.191cm" fo:padding-right="0.191cm" fo:padding-top="0cm" fo:padding-bottom="0cm" fo:border-left="0.75pt solid #000000" fo:border-right="1.5pt solid #000000" fo:border-top="1.5pt solid #000000" fo:border-bottom="2.25pt double #000000" style:writing-mode="lr-tb"/>
    </style:style>
    <style:style style:name="Tabel11.A2" style:family="table-cell">
      <style:table-cell-properties style:vertical-align="top" fo:padding-left="0.191cm" fo:padding-right="0.191cm" fo:padding-top="0cm" fo:padding-bottom="0cm" fo:border-left="1.5pt solid #000000" fo:border-right="0.75pt solid #000000" fo:border-top="none" fo:border-bottom="0.75pt solid #000000" style:writing-mode="lr-tb"/>
    </style:style>
    <style:style style:name="Tabel11.B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11.H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el11.A4"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11.B4" style:family="table-cell">
      <style:table-cell-properties style:vertical-align="top" fo:padding-left="0.191cm" fo:padding-right="0.191cm" fo:padding-top="0cm" fo:padding-bottom="0cm" fo:border="0.75pt solid #000000" style:writing-mode="lr-tb"/>
    </style:style>
    <style:style style:name="Tabel11.H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11.A15" style:family="table-cell">
      <style:table-cell-properties style:vertical-align="top" fo:padding-left="0.191cm" fo:padding-right="0.191cm" fo:padding-top="0cm" fo:padding-bottom="0cm" fo:border-left="1.5pt solid #000000" fo:border-right="0.75pt solid #000000" fo:border-top="0.75pt solid #000000" fo:border-bottom="none" style:writing-mode="lr-tb"/>
    </style:style>
    <style:style style:name="Tabel11.B15"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11.H15" style:family="table-cell">
      <style:table-cell-properties style:vertical-align="top" fo:padding-left="0.191cm" fo:padding-right="0.191cm" fo:padding-top="0cm" fo:padding-bottom="0cm" fo:border-left="0.75pt solid #000000" fo:border-right="1.5pt solid #000000" fo:border-top="0.75pt solid #000000" fo:border-bottom="none" style:writing-mode="lr-tb"/>
    </style:style>
    <style:style style:name="Tabel11.C17" style:family="table-cell">
      <style:table-cell-properties style:vertical-align="top" fo:background-color="#cccccc" style:border-line-width-left="0.053cm 0.053cm 0.053cm" style:border-line-width-top="0.053cm 0.053cm 0.053cm" fo:padding-left="0.191cm" fo:padding-right="0.191cm" fo:padding-top="0cm" fo:padding-bottom="0cm" fo:border-left="4.5pt double #000000" fo:border-right="0.75pt solid #000000" fo:border-top="4.5pt double #000000" fo:border-bottom="0.75pt solid #000000" style:writing-mode="lr-tb">
        <style:background-image/>
      </style:table-cell-properties>
    </style:style>
    <style:style style:name="Tabel11.D17" style:family="table-cell">
      <style:table-cell-properties style:vertical-align="top" fo:background-color="#cccccc" style:border-line-width-top="0.053cm 0.053cm 0.053cm" fo:padding-left="0.191cm" fo:padding-right="0.191cm" fo:padding-top="0cm" fo:padding-bottom="0cm" fo:border-left="0.75pt solid #000000" fo:border-right="0.75pt solid #000000" fo:border-top="4.5pt double #000000" fo:border-bottom="0.75pt solid #000000" style:writing-mode="lr-tb">
        <style:background-image/>
      </style:table-cell-properties>
    </style:style>
    <style:style style:name="Tabel11.H17" style:family="table-cell">
      <style:table-cell-properties style:vertical-align="top" fo:background-color="#cccccc" style:border-line-width-right="0.053cm 0.053cm 0.053cm" style:border-line-width-top="0.053cm 0.053cm 0.053cm" fo:padding-left="0.191cm" fo:padding-right="0.191cm" fo:padding-top="0cm" fo:padding-bottom="0cm" fo:border-left="0.75pt solid #000000" fo:border-right="4.5pt double #000000" fo:border-top="4.5pt double #000000" fo:border-bottom="0.75pt solid #000000" style:writing-mode="lr-tb">
        <style:background-image/>
      </style:table-cell-properties>
    </style:style>
    <style:style style:name="Tabel11.C18" style:family="table-cell">
      <style:table-cell-properties style:vertical-align="top" fo:background-color="#cccccc" style:border-line-width-left="0.053cm 0.053cm 0.053cm" fo:padding-left="0.191cm" fo:padding-right="0.191cm" fo:padding-top="0cm" fo:padding-bottom="0cm" fo:border-left="4.5pt double #000000" fo:border-right="0.75pt solid #000000" fo:border-top="0.75pt solid #000000" fo:border-bottom="0.75pt solid #000000" style:writing-mode="lr-tb">
        <style:background-image/>
      </style:table-cell-properties>
    </style:style>
    <style:style style:name="Tabel11.D18"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el11.H18" style:family="table-cell">
      <style:table-cell-properties style:vertical-align="top" fo:background-color="#cccccc" style:border-line-width-right="0.053cm 0.053cm 0.053cm" fo:padding-left="0.191cm" fo:padding-right="0.191cm" fo:padding-top="0cm" fo:padding-bottom="0cm" fo:border-left="0.75pt solid #000000" fo:border-right="4.5pt double #000000" fo:border-top="0.75pt solid #000000" fo:border-bottom="0.75pt solid #000000" style:writing-mode="lr-tb">
        <style:background-image/>
      </style:table-cell-properties>
    </style:style>
    <style:style style:name="Tabel11.A28"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11.B28"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11.C28" style:family="table-cell">
      <style:table-cell-properties style:vertical-align="top" fo:background-color="#cccccc" style:border-line-width-left="0.053cm 0.053cm 0.053cm" style:border-line-width-bottom="0.053cm 0.053cm 0.053cm" fo:padding-left="0.191cm" fo:padding-right="0.191cm" fo:padding-top="0cm" fo:padding-bottom="0cm" fo:border-left="4.5pt double #000000" fo:border-right="0.75pt solid #000000" fo:border-top="0.75pt solid #000000" fo:border-bottom="4.5pt double #000000" style:writing-mode="lr-tb">
        <style:background-image/>
      </style:table-cell-properties>
    </style:style>
    <style:style style:name="Tabel11.D28" style:family="table-cell">
      <style:table-cell-properties style:vertical-align="top" fo:background-color="#cccccc" style:border-line-width-bottom="0.053cm 0.053cm 0.053cm" fo:padding-left="0.191cm" fo:padding-right="0.191cm" fo:padding-top="0cm" fo:padding-bottom="0cm" fo:border-left="0.75pt solid #000000" fo:border-right="0.75pt solid #000000" fo:border-top="0.75pt solid #000000" fo:border-bottom="4.5pt double #000000" style:writing-mode="lr-tb">
        <style:background-image/>
      </style:table-cell-properties>
    </style:style>
    <style:style style:name="Tabel11.H28" style:family="table-cell">
      <style:table-cell-properties style:vertical-align="top" fo:background-color="#cccccc" style:border-line-width-right="0.053cm 0.053cm 0.053cm" style:border-line-width-bottom="0.053cm 0.053cm 0.053cm" fo:padding-left="0.191cm" fo:padding-right="0.191cm" fo:padding-top="0cm" fo:padding-bottom="0cm" fo:border-left="0.75pt solid #000000" fo:border-right="4.5pt double #000000" fo:border-top="0.75pt solid #000000" fo:border-bottom="4.5pt double #000000" style:writing-mode="lr-tb">
        <style:background-image/>
      </style:table-cell-properties>
    </style:style>
    <style:style style:name="Tabel12" style:family="table">
      <style:table-properties style:width="12.256cm" fo:margin-left="-0.217cm" table:align="left" style:writing-mode="lr-tb"/>
    </style:style>
    <style:style style:name="Tabel12.A" style:family="table-column">
      <style:table-column-properties style:column-width="0.508cm"/>
    </style:style>
    <style:style style:name="Tabel12.B" style:family="table-column">
      <style:table-column-properties style:column-width="0.476cm"/>
    </style:style>
    <style:style style:name="Tabel12.D" style:family="table-column">
      <style:table-column-properties style:column-width="10.795cm"/>
    </style:style>
    <style:style style:name="Tabel12.1" style:family="table-row">
      <style:table-row-properties fo:keep-together="always"/>
    </style:style>
    <style:style style:name="Tabel12.A1" style:family="table-cell">
      <style:table-cell-properties style:vertical-align="top" fo:background-color="#cccccc" style:border-line-width-left="0.053cm 0.053cm 0.053cm" style:border-line-width-top="0.053cm 0.053cm 0.053cm" fo:padding-left="0.191cm" fo:padding-right="0.191cm" fo:padding-top="0cm" fo:padding-bottom="0cm" fo:border-left="4.5pt double #000000" fo:border-right="0.75pt solid #000000" fo:border-top="4.5pt double #000000" fo:border-bottom="0.75pt solid #000000" style:writing-mode="lr-tb">
        <style:background-image/>
      </style:table-cell-properties>
    </style:style>
    <style:style style:name="Tabel12.B1" style:family="table-cell">
      <style:table-cell-properties style:vertical-align="top" fo:background-color="#cccccc" style:border-line-width-top="0.053cm 0.053cm 0.053cm" fo:padding-left="0.191cm" fo:padding-right="0.191cm" fo:padding-top="0cm" fo:padding-bottom="0cm" fo:border-left="0.75pt solid #000000" fo:border-right="0.75pt solid #000000" fo:border-top="4.5pt double #000000" fo:border-bottom="0.75pt solid #000000" style:writing-mode="lr-tb">
        <style:background-image/>
      </style:table-cell-properties>
    </style:style>
    <style:style style:name="Tabel12.C1" style:family="table-cell">
      <style:table-cell-properties style:vertical-align="top" fo:background-color="#cccccc" style:border-line-width-right="0.053cm 0.053cm 0.053cm" style:border-line-width-top="0.053cm 0.053cm 0.053cm" fo:padding-left="0.191cm" fo:padding-right="0.191cm" fo:padding-top="0cm" fo:padding-bottom="0cm" fo:border-left="0.75pt solid #000000" fo:border-right="4.5pt double #000000" fo:border-top="4.5pt double #000000" fo:border-bottom="0.75pt solid #000000" style:writing-mode="lr-tb">
        <style:background-image/>
      </style:table-cell-properties>
    </style:style>
    <style:style style:name="Tabel12.D1" style:family="table-cell">
      <style:table-cell-properties style:vertical-align="top" fo:padding-left="0.191cm" fo:padding-right="0.191cm" fo:padding-top="0cm" fo:padding-bottom="0cm" fo:border="none" style:writing-mode="lr-tb"/>
    </style:style>
    <style:style style:name="Tabel12.A2" style:family="table-cell">
      <style:table-cell-properties style:vertical-align="top" fo:background-color="#cccccc" style:border-line-width-left="0.053cm 0.053cm 0.053cm" style:border-line-width-bottom="0.053cm 0.053cm 0.053cm" fo:padding-left="0.191cm" fo:padding-right="0.191cm" fo:padding-top="0cm" fo:padding-bottom="0cm" fo:border-left="4.5pt double #000000" fo:border-right="0.75pt solid #000000" fo:border-top="0.75pt solid #000000" fo:border-bottom="4.5pt double #000000" style:writing-mode="lr-tb">
        <style:background-image/>
      </style:table-cell-properties>
    </style:style>
    <style:style style:name="Tabel12.B2" style:family="table-cell">
      <style:table-cell-properties style:vertical-align="top" fo:background-color="#cccccc" style:border-line-width-bottom="0.053cm 0.053cm 0.053cm" fo:padding-left="0.191cm" fo:padding-right="0.191cm" fo:padding-top="0cm" fo:padding-bottom="0cm" fo:border-left="0.75pt solid #000000" fo:border-right="0.75pt solid #000000" fo:border-top="0.75pt solid #000000" fo:border-bottom="4.5pt double #000000" style:writing-mode="lr-tb">
        <style:background-image/>
      </style:table-cell-properties>
    </style:style>
    <style:style style:name="Tabel12.C2" style:family="table-cell">
      <style:table-cell-properties style:vertical-align="top" fo:background-color="#cccccc" style:border-line-width-right="0.053cm 0.053cm 0.053cm" style:border-line-width-bottom="0.053cm 0.053cm 0.053cm" fo:padding-left="0.191cm" fo:padding-right="0.191cm" fo:padding-top="0cm" fo:padding-bottom="0cm" fo:border-left="0.75pt solid #000000" fo:border-right="4.5pt double #000000" fo:border-top="0.75pt solid #000000" fo:border-bottom="4.5pt double #000000" style:writing-mode="lr-tb">
        <style:background-image/>
      </style:table-cell-properties>
    </style:style>
    <style:style style:name="Tabel12.D2" style:family="table-cell">
      <style:table-cell-properties style:vertical-align="top" fo:padding-left="0.191cm" fo:padding-right="0.191cm" fo:padding-top="0cm" fo:padding-bottom="0cm" fo:border="none" style:writing-mode="lr-tb"/>
    </style:style>
    <style:style style:name="Tabel13" style:family="table">
      <style:table-properties style:width="16.118cm" fo:margin-left="-0.217cm" table:align="left" style:writing-mode="lr-tb"/>
    </style:style>
    <style:style style:name="Tabel13.A" style:family="table-column">
      <style:table-column-properties style:column-width="1.778cm"/>
    </style:style>
    <style:style style:name="Tabel13.B" style:family="table-column">
      <style:table-column-properties style:column-width="1.746cm"/>
    </style:style>
    <style:style style:name="Tabel13.C" style:family="table-column">
      <style:table-column-properties style:column-width="12.594cm"/>
    </style:style>
    <style:style style:name="Tabel13.1" style:family="table-row">
      <style:table-row-properties fo:keep-together="always"/>
    </style:style>
    <style:style style:name="Tabel13.A1" style:family="table-cell">
      <style:table-cell-properties style:vertical-align="top" fo:padding-left="0.191cm" fo:padding-right="0.191cm" fo:padding-top="0cm" fo:padding-bottom="0cm" fo:border-left="1.5pt solid #000000" fo:border-right="0.75pt solid #000000" fo:border-top="1.5pt solid #000000" fo:border-bottom="0.75pt solid #000000" style:writing-mode="lr-tb"/>
    </style:style>
    <style:style style:name="Tabel13.B1" style:family="table-cell">
      <style:table-cell-properties style:vertical-align="top" fo:padding-left="0.191cm" fo:padding-right="0.191cm" fo:padding-top="0cm" fo:padding-bottom="0cm" fo:border-left="0.75pt solid #000000" fo:border-right="0.75pt solid #000000" fo:border-top="1.5pt solid #000000" fo:border-bottom="0.75pt solid #000000" style:writing-mode="lr-tb"/>
    </style:style>
    <style:style style:name="Tabel13.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13.A2"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13.B2" style:family="table-cell">
      <style:table-cell-properties style:vertical-align="top" fo:padding-left="0.191cm" fo:padding-right="0.191cm" fo:padding-top="0cm" fo:padding-bottom="0cm" fo:border="0.75pt solid #000000" style:writing-mode="lr-tb"/>
    </style:style>
    <style:style style:name="Tabel13.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13.A12"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13.B12"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13.C1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14" style:family="table">
      <style:table-properties style:width="15.926cm" fo:margin-left="0.132cm" table:align="left" style:writing-mode="lr-tb"/>
    </style:style>
    <style:style style:name="Tabel14.A" style:family="table-column">
      <style:table-column-properties style:column-width="3.293cm"/>
    </style:style>
    <style:style style:name="Tabel14.B" style:family="table-column">
      <style:table-column-properties style:column-width="4.195cm"/>
    </style:style>
    <style:style style:name="Tabel14.C" style:family="table-column">
      <style:table-column-properties style:column-width="3.727cm"/>
    </style:style>
    <style:style style:name="Tabel14.D" style:family="table-column">
      <style:table-column-properties style:column-width="4.711cm"/>
    </style:style>
    <style:style style:name="Tabel14.1" style:family="table-row">
      <style:table-row-properties fo:keep-together="always"/>
    </style:style>
    <style:style style:name="Tabel14.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14.B1" style:family="table-cell">
      <style:table-cell-properties style:vertical-align="top" fo:padding-left="0.191cm" fo:padding-right="0.191cm" fo:padding-top="0cm" fo:padding-bottom="0cm" fo:border-left="0.75pt solid #000000" fo:border-right="0.75pt solid #000000" fo:border-top="1.5pt solid #000000" fo:border-bottom="none" style:writing-mode="lr-tb"/>
    </style:style>
    <style:style style:name="Tabel14.D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14.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14.B2" style:family="table-cell">
      <style:table-cell-properties style:vertical-align="top" style:border-line-width-top="0.026cm 0.026cm 0.026cm" fo:padding-left="0.191cm" fo:padding-right="0.191cm" fo:padding-top="0cm" fo:padding-bottom="0cm" fo:border-left="0.75pt solid #000000" fo:border-right="0.75pt solid #000000" fo:border-top="2.25pt double #000000" fo:border-bottom="0.75pt solid #000000" style:writing-mode="lr-tb"/>
    </style:style>
    <style:style style:name="Tabel14.D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14.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14.B3" style:family="table-cell">
      <style:table-cell-properties style:vertical-align="top" fo:padding-left="0.191cm" fo:padding-right="0.191cm" fo:padding-top="0cm" fo:padding-bottom="0cm" fo:border="0.75pt solid #000000" style:writing-mode="lr-tb"/>
    </style:style>
    <style:style style:name="Tabel14.D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14.A4"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14.B4"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14.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15" style:family="table">
      <style:table-properties style:width="15.926cm" fo:margin-left="0.132cm" table:align="left" style:writing-mode="lr-tb"/>
    </style:style>
    <style:style style:name="Tabel15.A" style:family="table-column">
      <style:table-column-properties style:column-width="3.293cm"/>
    </style:style>
    <style:style style:name="Tabel15.B" style:family="table-column">
      <style:table-column-properties style:column-width="4.195cm"/>
    </style:style>
    <style:style style:name="Tabel15.C" style:family="table-column">
      <style:table-column-properties style:column-width="3.727cm"/>
    </style:style>
    <style:style style:name="Tabel15.D" style:family="table-column">
      <style:table-column-properties style:column-width="4.711cm"/>
    </style:style>
    <style:style style:name="Tabel15.1" style:family="table-row">
      <style:table-row-properties fo:keep-together="always"/>
    </style:style>
    <style:style style:name="Tabel15.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15.B1" style:family="table-cell">
      <style:table-cell-properties style:vertical-align="top" fo:padding-left="0.191cm" fo:padding-right="0.191cm" fo:padding-top="0cm" fo:padding-bottom="0cm" fo:border-left="0.75pt solid #000000" fo:border-right="0.75pt solid #000000" fo:border-top="1.5pt solid #000000" fo:border-bottom="none" style:writing-mode="lr-tb"/>
    </style:style>
    <style:style style:name="Tabel15.D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15.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15.B2" style:family="table-cell">
      <style:table-cell-properties style:vertical-align="top" style:border-line-width-top="0.026cm 0.026cm 0.026cm" fo:padding-left="0.191cm" fo:padding-right="0.191cm" fo:padding-top="0cm" fo:padding-bottom="0cm" fo:border-left="0.75pt solid #000000" fo:border-right="0.75pt solid #000000" fo:border-top="2.25pt double #000000" fo:border-bottom="0.75pt solid #000000" style:writing-mode="lr-tb"/>
    </style:style>
    <style:style style:name="Tabel15.D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15.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15.B3" style:family="table-cell">
      <style:table-cell-properties style:vertical-align="top" fo:padding-left="0.191cm" fo:padding-right="0.191cm" fo:padding-top="0cm" fo:padding-bottom="0cm" fo:border="0.75pt solid #000000" style:writing-mode="lr-tb"/>
    </style:style>
    <style:style style:name="Tabel15.D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15.A4"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15.B4"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15.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16" style:family="table">
      <style:table-properties style:width="15.928cm" fo:margin-left="0.132cm" table:align="left" style:writing-mode="lr-tb"/>
    </style:style>
    <style:style style:name="Tabel16.A" style:family="table-column">
      <style:table-column-properties style:column-width="3.293cm"/>
    </style:style>
    <style:style style:name="Tabel16.B" style:family="table-column">
      <style:table-column-properties style:column-width="2.898cm"/>
    </style:style>
    <style:style style:name="Tabel16.C" style:family="table-column">
      <style:table-column-properties style:column-width="2.858cm"/>
    </style:style>
    <style:style style:name="Tabel16.D" style:family="table-column">
      <style:table-column-properties style:column-width="3.016cm"/>
    </style:style>
    <style:style style:name="Tabel16.E" style:family="table-column">
      <style:table-column-properties style:column-width="3.863cm"/>
    </style:style>
    <style:style style:name="Tabel16.1" style:family="table-row">
      <style:table-row-properties fo:keep-together="always"/>
    </style:style>
    <style:style style:name="Tabel16.A1" style:family="table-cell">
      <style:table-cell-properties style:vertical-align="top" fo:padding-left="0.191cm" fo:padding-right="0.191cm" fo:padding-top="0cm" fo:padding-bottom="0cm" fo:border-left="1.5pt solid #000000" fo:border-right="0.75pt solid #000000" fo:border-top="1.5pt solid #000000" fo:border-bottom="none" style:writing-mode="lr-tb"/>
    </style:style>
    <style:style style:name="Tabel16.B1" style:family="table-cell">
      <style:table-cell-properties style:vertical-align="top" fo:padding-left="0.191cm" fo:padding-right="0.191cm" fo:padding-top="0cm" fo:padding-bottom="0cm" fo:border-left="0.75pt solid #000000" fo:border-right="0.75pt solid #000000" fo:border-top="1.5pt solid #000000" fo:border-bottom="none" style:writing-mode="lr-tb"/>
    </style:style>
    <style:style style:name="Tabel16.E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el16.A2" style:family="table-cell">
      <style:table-cell-properties style:vertical-align="top" style:border-line-width-top="0.026cm 0.026cm 0.026cm" fo:padding-left="0.191cm" fo:padding-right="0.191cm" fo:padding-top="0cm" fo:padding-bottom="0cm" fo:border-left="1.5pt solid #000000" fo:border-right="0.75pt solid #000000" fo:border-top="2.25pt double #000000" fo:border-bottom="0.75pt solid #000000" style:writing-mode="lr-tb"/>
    </style:style>
    <style:style style:name="Tabel16.B2" style:family="table-cell">
      <style:table-cell-properties style:vertical-align="top" style:border-line-width-top="0.026cm 0.026cm 0.026cm" fo:padding-left="0.191cm" fo:padding-right="0.191cm" fo:padding-top="0cm" fo:padding-bottom="0cm" fo:border-left="0.75pt solid #000000" fo:border-right="0.75pt solid #000000" fo:border-top="2.25pt double #000000" fo:border-bottom="0.75pt solid #000000" style:writing-mode="lr-tb"/>
    </style:style>
    <style:style style:name="Tabel16.E2" style:family="table-cell">
      <style:table-cell-properties style:vertical-align="top" style:border-line-width-top="0.026cm 0.026cm 0.026cm" fo:padding-left="0.191cm" fo:padding-right="0.191cm" fo:padding-top="0cm" fo:padding-bottom="0cm" fo:border-left="0.75pt solid #000000" fo:border-right="1.5pt solid #000000" fo:border-top="2.25pt double #000000" fo:border-bottom="0.75pt solid #000000" style:writing-mode="lr-tb"/>
    </style:style>
    <style:style style:name="Tabel16.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16.B3" style:family="table-cell">
      <style:table-cell-properties style:vertical-align="top" fo:padding-left="0.191cm" fo:padding-right="0.191cm" fo:padding-top="0cm" fo:padding-bottom="0cm" fo:border="0.75pt solid #000000" style:writing-mode="lr-tb"/>
    </style:style>
    <style:style style:name="Tabel16.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16.A4"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el16.B4"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16.E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17" style:family="table">
      <style:table-properties style:width="10.16cm" fo:margin-left="0.014cm" table:align="left" style:writing-mode="lr-tb"/>
    </style:style>
    <style:style style:name="Tabel17.A" style:family="table-column">
      <style:table-column-properties style:column-width="1.746cm"/>
    </style:style>
    <style:style style:name="Tabel17.B" style:family="table-column">
      <style:table-column-properties style:column-width="3.334cm"/>
    </style:style>
    <style:style style:name="Tabel17.C" style:family="table-column">
      <style:table-column-properties style:column-width="5.08cm"/>
    </style:style>
    <style:style style:name="Tabel17.1" style:family="table-row">
      <style:table-row-properties fo:keep-together="auto"/>
    </style:style>
    <style:style style:name="Tabel17.A1" style:family="table-cell">
      <style:table-cell-properties style:vertical-align="middle" fo:padding="0cm" fo:border-left="none" fo:border-right="none" fo:border-top="0.5pt solid #000000" fo:border-bottom="0.5pt solid #000000" style:writing-mode="lr-tb"/>
    </style:style>
    <style:style style:name="Tabel17.A2" style:family="table-cell">
      <style:table-cell-properties style:vertical-align="middle" fo:padding="0cm" fo:border="none" style:writing-mode="lr-tb"/>
    </style:style>
    <style:style style:name="Tabel18" style:family="table">
      <style:table-properties style:width="14.663cm" fo:margin-left="-0.229cm" table:align="left" style:writing-mode="lr-tb"/>
    </style:style>
    <style:style style:name="Tabel18.A" style:family="table-column">
      <style:table-column-properties style:column-width="1.619cm"/>
    </style:style>
    <style:style style:name="Tabel18.B" style:family="table-column">
      <style:table-column-properties style:column-width="3.016cm"/>
    </style:style>
    <style:style style:name="Tabel18.C" style:family="table-column">
      <style:table-column-properties style:column-width="2.499cm"/>
    </style:style>
    <style:style style:name="Tabel18.D" style:family="table-column">
      <style:table-column-properties style:column-width="2.501cm"/>
    </style:style>
    <style:style style:name="Tabel18.F" style:family="table-column">
      <style:table-column-properties style:column-width="2.528cm"/>
    </style:style>
    <style:style style:name="Tabel18.1" style:family="table-row">
      <style:table-row-properties fo:keep-together="always"/>
    </style:style>
    <style:style style:name="Tabel18.A1" style:family="table-cell">
      <style:table-cell-properties style:vertical-align="top" fo:padding-left="0.191cm" fo:padding-right="0.191cm" fo:padding-top="0cm" fo:padding-bottom="0cm" fo:border-left="2.25pt solid #000000" fo:border-right="0.75pt solid #000000" fo:border-top="2.25pt solid #000000" fo:border-bottom="2.25pt solid #000000" style:writing-mode="lr-tb"/>
    </style:style>
    <style:style style:name="Tabel18.B1" style:family="table-cell">
      <style:table-cell-properties style:vertical-align="top" style:border-line-width-left="0.026cm 0.026cm 0.026cm" style:border-line-width-right="0.026cm 0.026cm 0.026cm" fo:padding-left="0.191cm" fo:padding-right="0.191cm" fo:padding-top="0cm" fo:padding-bottom="0cm" fo:border-left="2.25pt double #000000" fo:border-right="2.25pt double #000000" fo:border-top="2.25pt solid #000000" fo:border-bottom="2.25pt solid #000000" style:writing-mode="lr-tb"/>
    </style:style>
    <style:style style:name="Tabel18.C1" style:family="table-cell">
      <style:table-cell-properties style:vertical-align="top" fo:padding-left="0.191cm" fo:padding-right="0.191cm" fo:padding-top="0cm" fo:padding-bottom="0cm" fo:border-left="none" fo:border-right="0.75pt solid #000000" fo:border-top="2.25pt solid #000000" fo:border-bottom="2.25pt solid #000000" style:writing-mode="lr-tb"/>
    </style:style>
    <style:style style:name="Tabel18.D1" style:family="table-cell">
      <style:table-cell-properties style:vertical-align="top" style:border-line-width-right="0.026cm 0.026cm 0.026cm" fo:padding-left="0.191cm" fo:padding-right="0.191cm" fo:padding-top="0cm" fo:padding-bottom="0cm" fo:border-left="none" fo:border-right="2.25pt double #000000" fo:border-top="2.25pt solid #000000" fo:border-bottom="2.25pt solid #000000" style:writing-mode="lr-tb"/>
    </style:style>
    <style:style style:name="Tabel18.F1" style:family="table-cell">
      <style:table-cell-properties style:vertical-align="top" style:border-line-width-right="0.026cm 0.026cm 0.026cm" fo:padding-left="0.191cm" fo:padding-right="0.191cm" fo:padding-top="0cm" fo:padding-bottom="0cm" fo:border-left="0.75pt solid #000000" fo:border-right="2.25pt double #000000" fo:border-top="2.25pt solid #000000" fo:border-bottom="2.25pt solid #000000" style:writing-mode="lr-tb"/>
    </style:style>
    <style:style style:name="Tabel18.A2" style:family="table-cell">
      <style:table-cell-properties style:vertical-align="top" fo:padding-left="0.191cm" fo:padding-right="0.191cm" fo:padding-top="0cm" fo:padding-bottom="0cm" fo:border-left="2.25pt solid #000000" fo:border-right="0.75pt solid #000000" fo:border-top="none" fo:border-bottom="0.75pt solid #000000" style:writing-mode="lr-tb"/>
    </style:style>
    <style:style style:name="Tabel18.B2" style:family="table-cell">
      <style:table-cell-properties style:vertical-align="top" style:border-line-width-left="0.026cm 0.026cm 0.026cm" style:border-line-width-right="0.026cm 0.026cm 0.026cm" fo:padding-left="0.191cm" fo:padding-right="0.191cm" fo:padding-top="0cm" fo:padding-bottom="0cm" fo:border-left="2.25pt double #000000" fo:border-right="2.25pt double #000000" fo:border-top="none" fo:border-bottom="0.75pt solid #000000" style:writing-mode="lr-tb"/>
    </style:style>
    <style:style style:name="Tabel18.C2"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el18.D2" style:family="table-cell">
      <style:table-cell-properties style:vertical-align="top" style:border-line-width-right="0.026cm 0.026cm 0.026cm" fo:padding-left="0.191cm" fo:padding-right="0.191cm" fo:padding-top="0cm" fo:padding-bottom="0cm" fo:border-left="none" fo:border-right="2.25pt double #000000" fo:border-top="none" fo:border-bottom="0.75pt solid #000000" style:writing-mode="lr-tb"/>
    </style:style>
    <style:style style:name="Tabel18.F2" style:family="table-cell">
      <style:table-cell-properties style:vertical-align="top" style:border-line-width-right="0.026cm 0.026cm 0.026cm" fo:padding-left="0.191cm" fo:padding-right="0.191cm" fo:padding-top="0cm" fo:padding-bottom="0cm" fo:border-left="0.75pt solid #000000" fo:border-right="2.25pt double #000000" fo:border-top="none" fo:border-bottom="0.75pt solid #000000" style:writing-mode="lr-tb"/>
    </style:style>
    <style:style style:name="Tabel18.A5" style:family="table-cell">
      <style:table-cell-properties style:vertical-align="top" fo:padding-left="0.191cm" fo:padding-right="0.191cm" fo:padding-top="0cm" fo:padding-bottom="0cm" fo:border-left="2.25pt solid #000000" fo:border-right="0.75pt solid #000000" fo:border-top="0.75pt solid #000000" fo:border-bottom="0.75pt solid #000000" style:writing-mode="lr-tb"/>
    </style:style>
    <style:style style:name="Tabel18.B5" style:family="table-cell">
      <style:table-cell-properties style:vertical-align="top" style:border-line-width-left="0.026cm 0.026cm 0.026cm" style:border-line-width-right="0.026cm 0.026cm 0.026cm" fo:padding-left="0.191cm" fo:padding-right="0.191cm" fo:padding-top="0cm" fo:padding-bottom="0cm" fo:border-left="2.25pt double #000000" fo:border-right="2.25pt double #000000" fo:border-top="0.75pt solid #000000" fo:border-bottom="0.75pt solid #000000" style:writing-mode="lr-tb"/>
    </style:style>
    <style:style style:name="Tabel18.C5"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8.D5" style:family="table-cell">
      <style:table-cell-properties style:vertical-align="top" style:border-line-width-right="0.026cm 0.026cm 0.026cm" fo:padding-left="0.191cm" fo:padding-right="0.191cm" fo:padding-top="0cm" fo:padding-bottom="0cm" fo:border-left="none" fo:border-right="2.25pt double #000000" fo:border-top="0.75pt solid #000000" fo:border-bottom="0.75pt solid #000000" style:writing-mode="lr-tb"/>
    </style:style>
    <style:style style:name="Tabel18.F5" style:family="table-cell">
      <style:table-cell-properties style:vertical-align="top" style:border-line-width-right="0.026cm 0.026cm 0.026cm" fo:padding-left="0.191cm" fo:padding-right="0.191cm" fo:padding-top="0cm" fo:padding-bottom="0cm" fo:border-left="0.75pt solid #000000" fo:border-right="2.25pt double #000000" fo:border-top="0.75pt solid #000000" fo:border-bottom="0.75pt solid #000000" style:writing-mode="lr-tb"/>
    </style:style>
    <style:style style:name="Tabel18.B99" style:family="table-cell">
      <style:table-cell-properties style:vertical-align="top" style:border-line-width-left="0.026cm 0.026cm 0.026cm" style:border-line-width-right="0.026cm 0.026cm 0.026cm" fo:padding-left="0.191cm" fo:padding-right="0.191cm" fo:padding-top="0cm" fo:padding-bottom="0cm" fo:border-left="2.25pt double #000000" fo:border-right="2.25pt double #000000" fo:border-top="0.75pt solid #000000" fo:border-bottom="none" style:writing-mode="lr-tb"/>
    </style:style>
    <style:style style:name="Tabel18.A103" style:family="table-cell">
      <style:table-cell-properties style:vertical-align="top" fo:padding-left="0.191cm" fo:padding-right="0.191cm" fo:padding-top="0cm" fo:padding-bottom="0cm" fo:border-left="2.25pt solid #000000" fo:border-right="0.75pt solid #000000" fo:border-top="0.75pt solid #000000" fo:border-bottom="none" style:writing-mode="lr-tb"/>
    </style:style>
    <style:style style:name="Tabel18.B103" style:family="table-cell">
      <style:table-cell-properties style:vertical-align="top" style:border-line-width-left="0.026cm 0.026cm 0.026cm" style:border-line-width-right="0.026cm 0.026cm 0.026cm" fo:padding-left="0.191cm" fo:padding-right="0.191cm" fo:padding-top="0cm" fo:padding-bottom="0cm" fo:border-left="2.25pt double #000000" fo:border-right="2.25pt double #000000" fo:border-top="none" fo:border-bottom="none" style:writing-mode="lr-tb"/>
    </style:style>
    <style:style style:name="Tabel18.E103" style:family="table-cell">
      <style:table-cell-properties style:vertical-align="top" fo:padding-left="0.191cm" fo:padding-right="0.191cm" fo:padding-top="0cm" fo:padding-bottom="0cm" fo:border-left="none" fo:border-right="0.75pt solid #000000" fo:border-top="0.75pt solid #000000" fo:border-bottom="none" style:writing-mode="lr-tb"/>
    </style:style>
    <style:style style:name="Tabel18.F103" style:family="table-cell">
      <style:table-cell-properties style:vertical-align="top" style:border-line-width-right="0.026cm 0.026cm 0.026cm" fo:padding-left="0.191cm" fo:padding-right="0.191cm" fo:padding-top="0cm" fo:padding-bottom="0cm" fo:border-left="0.75pt solid #000000" fo:border-right="2.25pt double #000000" fo:border-top="0.75pt solid #000000" fo:border-bottom="none" style:writing-mode="lr-tb"/>
    </style:style>
    <style:style style:name="Tabel18.D178" style:family="table-cell">
      <style:table-cell-properties style:vertical-align="top" style:border-line-width-right="0.026cm 0.026cm 0.026cm" fo:padding-left="0.191cm" fo:padding-right="0.191cm" fo:padding-top="0cm" fo:padding-bottom="0cm" fo:border-left="none" fo:border-right="2.25pt double #000000" fo:border-top="0.75pt solid #000000" fo:border-bottom="none" style:writing-mode="lr-tb"/>
    </style:style>
    <style:style style:name="Tabel18.A252" style:family="table-cell">
      <style:table-cell-properties style:vertical-align="top" fo:padding-left="0.191cm" fo:padding-right="0.191cm" fo:padding-top="0cm" fo:padding-bottom="0cm" fo:border-left="2.25pt solid #000000" fo:border-right="0.75pt solid #000000" fo:border-top="0.75pt solid #000000" fo:border-bottom="2.25pt solid #000000" style:writing-mode="lr-tb"/>
    </style:style>
    <style:style style:name="Tabel18.B252" style:family="table-cell">
      <style:table-cell-properties style:vertical-align="top" style:border-line-width-left="0.026cm 0.026cm 0.026cm" style:border-line-width-right="0.026cm 0.026cm 0.026cm" fo:padding-left="0.191cm" fo:padding-right="0.191cm" fo:padding-top="0cm" fo:padding-bottom="0cm" fo:border-left="2.25pt double #000000" fo:border-right="2.25pt double #000000" fo:border-top="0.75pt solid #000000" fo:border-bottom="2.25pt solid #000000" style:writing-mode="lr-tb"/>
    </style:style>
    <style:style style:name="Tabel18.C252" style:family="table-cell">
      <style:table-cell-properties style:vertical-align="top" fo:padding-left="0.191cm" fo:padding-right="0.191cm" fo:padding-top="0cm" fo:padding-bottom="0cm" fo:border-left="none" fo:border-right="0.75pt solid #000000" fo:border-top="0.75pt solid #000000" fo:border-bottom="2.25pt solid #000000" style:writing-mode="lr-tb"/>
    </style:style>
    <style:style style:name="Tabel18.D252" style:family="table-cell">
      <style:table-cell-properties style:vertical-align="top" style:border-line-width-right="0.026cm 0.026cm 0.026cm" fo:padding-left="0.191cm" fo:padding-right="0.191cm" fo:padding-top="0cm" fo:padding-bottom="0cm" fo:border-left="none" fo:border-right="2.25pt double #000000" fo:border-top="0.75pt solid #000000" fo:border-bottom="2.25pt solid #000000" style:writing-mode="lr-tb"/>
    </style:style>
    <style:style style:name="Tabel18.F252" style:family="table-cell">
      <style:table-cell-properties style:vertical-align="top" style:border-line-width-right="0.026cm 0.026cm 0.026cm" fo:padding-left="0.191cm" fo:padding-right="0.191cm" fo:padding-top="0cm" fo:padding-bottom="0cm" fo:border-left="0.75pt solid #000000" fo:border-right="2.25pt double #000000" fo:border-top="0.75pt solid #000000" fo:border-bottom="2.25pt solid #000000" style:writing-mode="lr-tb"/>
    </style:style>
    <style:style style:name="Tabel19" style:family="table">
      <style:table-properties style:width="9.895cm" fo:margin-left="1.561cm" table:align="left" style:writing-mode="lr-tb"/>
    </style:style>
    <style:style style:name="Tabel19.A" style:family="table-column">
      <style:table-column-properties style:column-width="1.905cm"/>
    </style:style>
    <style:style style:name="Tabel19.B" style:family="table-column">
      <style:table-column-properties style:column-width="2.559cm"/>
    </style:style>
    <style:style style:name="Tabel19.C" style:family="table-column">
      <style:table-column-properties style:column-width="2.554cm"/>
    </style:style>
    <style:style style:name="Tabel19.D" style:family="table-column">
      <style:table-column-properties style:column-width="2.877cm"/>
    </style:style>
    <style:style style:name="Tabel19.1" style:family="table-row">
      <style:table-row-properties fo:keep-together="always"/>
    </style:style>
    <style:style style:name="Tabel19.A1" style:family="table-cell">
      <style:table-cell-properties style:vertical-align="top" fo:padding-left="0.191cm" fo:padding-right="0.191cm" fo:padding-top="0cm" fo:padding-bottom="0cm" fo:border-left="1.5pt solid #000000" fo:border-right="0.75pt solid #000000" fo:border-top="1.5pt solid #000000" fo:border-bottom="1.5pt solid #000000" style:writing-mode="lr-tb"/>
    </style:style>
    <style:style style:name="Tabel19.B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el19.C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19.D1" style:family="table-cell">
      <style:table-cell-properties style:vertical-align="top" fo:padding-left="0.191cm" fo:padding-right="0.191cm" fo:padding-top="0cm" fo:padding-bottom="0cm" fo:border-left="none" fo:border-right="1.5pt solid #000000" fo:border-top="1.5pt solid #000000" fo:border-bottom="1.5pt solid #000000" style:writing-mode="lr-tb"/>
    </style:style>
    <style:style style:name="Tabel19.A2" style:family="table-cell">
      <style:table-cell-properties style:vertical-align="top" fo:padding-left="0.191cm" fo:padding-right="0.191cm" fo:padding-top="0cm" fo:padding-bottom="0cm" fo:border-left="1.5pt solid #000000" fo:border-right="0.75pt solid #000000" fo:border-top="none" fo:border-bottom="none" style:writing-mode="lr-tb"/>
    </style:style>
    <style:style style:name="Tabel19.B2" style:family="table-cell">
      <style:table-cell-properties style:vertical-align="top" fo:padding-left="0.191cm" fo:padding-right="0.191cm" fo:padding-top="0cm" fo:padding-bottom="0cm" fo:border="none" style:writing-mode="lr-tb"/>
    </style:style>
    <style:style style:name="Tabel19.C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19.D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19.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19.B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el19.C3" style:family="table-cell">
      <style:table-cell-properties style:vertical-align="top" fo:padding-left="0.191cm" fo:padding-right="0.191cm" fo:padding-top="0cm" fo:padding-bottom="0cm" fo:border="0.75pt solid #000000" style:writing-mode="lr-tb"/>
    </style:style>
    <style:style style:name="Tabel19.D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19.A9" style:family="table-cell">
      <style:table-cell-properties style:vertical-align="top" fo:padding-left="0.191cm" fo:padding-right="0.191cm" fo:padding-top="0cm" fo:padding-bottom="0cm" fo:border-left="1.5pt solid #000000" fo:border-right="0.75pt solid #000000" fo:border-top="0.75pt solid #000000" fo:border-bottom="none" style:writing-mode="lr-tb"/>
    </style:style>
    <style:style style:name="Tabel19.B9"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el19.C9"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19.D9"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19.A11" style:family="table-cell">
      <style:table-cell-properties style:vertical-align="top" fo:padding-left="0.191cm" fo:padding-right="0.191cm" fo:padding-top="0cm" fo:padding-bottom="0cm" fo:border-left="1.5pt solid #000000" fo:border-right="0.75pt solid #000000" fo:border-top="none" fo:border-bottom="1.5pt solid #000000" style:writing-mode="lr-tb"/>
    </style:style>
    <style:style style:name="Tabel19.B11"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Tabel19.C11" style:family="table-cell">
      <style:table-cell-properties style:vertical-align="top" fo:padding-left="0.191cm" fo:padding-right="0.191cm" fo:padding-top="0cm" fo:padding-bottom="0cm" fo:border-left="0.75pt solid #000000" fo:border-right="0.75pt solid #000000" fo:border-top="none" fo:border-bottom="1.5pt solid #000000" style:writing-mode="lr-tb"/>
    </style:style>
    <style:style style:name="Tabel19.D11" style:family="table-cell">
      <style:table-cell-properties style:vertical-align="top" fo:padding-left="0.191cm" fo:padding-right="0.191cm" fo:padding-top="0cm" fo:padding-bottom="0cm" fo:border-left="none" fo:border-right="1.5pt solid #000000" fo:border-top="none" fo:border-bottom="1.5pt solid #000000" style:writing-mode="lr-tb"/>
    </style:style>
    <style:style style:name="Tabel20" style:family="table">
      <style:table-properties style:width="13.07cm" fo:margin-left="1.561cm" table:align="left" style:writing-mode="lr-tb"/>
    </style:style>
    <style:style style:name="Tabel20.A" style:family="table-column">
      <style:table-column-properties style:column-width="6.826cm"/>
    </style:style>
    <style:style style:name="Tabel20.B" style:family="table-column">
      <style:table-column-properties style:column-width="3.175cm"/>
    </style:style>
    <style:style style:name="Tabel20.C" style:family="table-column">
      <style:table-column-properties style:column-width="3.069cm"/>
    </style:style>
    <style:style style:name="Tabel20.1" style:family="table-row">
      <style:table-row-properties fo:keep-together="always"/>
    </style:style>
    <style:style style:name="Tabel20.A1" style:family="table-cell">
      <style:table-cell-properties style:vertical-align="top" fo:padding-left="0.191cm" fo:padding-right="0.191cm" fo:padding-top="0cm" fo:padding-bottom="0cm" fo:border="1.5pt solid #000000" style:writing-mode="lr-tb"/>
    </style:style>
    <style:style style:name="Tabel20.B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20.C1" style:family="table-cell">
      <style:table-cell-properties style:vertical-align="top" fo:padding-left="0.191cm" fo:padding-right="0.191cm" fo:padding-top="0cm" fo:padding-bottom="0cm" fo:border-left="none" fo:border-right="1.5pt solid #000000" fo:border-top="1.5pt solid #000000" fo:border-bottom="1.5pt solid #000000" style:writing-mode="lr-tb"/>
    </style:style>
    <style:style style:name="Tabel20.A2" style:family="table-cell">
      <style:table-cell-properties style:vertical-align="top" fo:padding-left="0.191cm" fo:padding-right="0.191cm" fo:padding-top="0cm" fo:padding-bottom="0cm" fo:border-left="1.5pt solid #000000" fo:border-right="1.5pt solid #000000" fo:border-top="none" fo:border-bottom="none" style:writing-mode="lr-tb"/>
    </style:style>
    <style:style style:name="Tabel20.B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20.C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20.A3" style:family="table-cell">
      <style:table-cell-properties style:vertical-align="top" fo:padding-left="0.191cm" fo:padding-right="0.191cm" fo:padding-top="0cm" fo:padding-bottom="0cm" fo:border-left="1.5pt solid #000000" fo:border-right="1.5pt solid #000000" fo:border-top="0.75pt solid #000000" fo:border-bottom="none" style:writing-mode="lr-tb"/>
    </style:style>
    <style:style style:name="Tabel20.B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20.C3"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20.A5"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el20.B5"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20.C5"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21" style:family="table">
      <style:table-properties style:width="13.072cm" fo:margin-left="1.561cm" table:align="left" style:writing-mode="lr-tb"/>
    </style:style>
    <style:style style:name="Tabel21.A" style:family="table-column">
      <style:table-column-properties style:column-width="6.826cm"/>
    </style:style>
    <style:style style:name="Tabel21.B" style:family="table-column">
      <style:table-column-properties style:column-width="3.175cm"/>
    </style:style>
    <style:style style:name="Tabel21.C" style:family="table-column">
      <style:table-column-properties style:column-width="3.071cm"/>
    </style:style>
    <style:style style:name="Tabel21.1" style:family="table-row">
      <style:table-row-properties fo:keep-together="always"/>
    </style:style>
    <style:style style:name="Tabel21.A1" style:family="table-cell">
      <style:table-cell-properties style:vertical-align="top" fo:padding-left="0.191cm" fo:padding-right="0.191cm" fo:padding-top="0cm" fo:padding-bottom="0cm" fo:border="1.5pt solid #000000" style:writing-mode="lr-tb"/>
    </style:style>
    <style:style style:name="Tabel21.B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21.C1" style:family="table-cell">
      <style:table-cell-properties style:vertical-align="top" fo:padding-left="0.191cm" fo:padding-right="0.191cm" fo:padding-top="0cm" fo:padding-bottom="0cm" fo:border-left="none" fo:border-right="1.5pt solid #000000" fo:border-top="1.5pt solid #000000" fo:border-bottom="1.5pt solid #000000" style:writing-mode="lr-tb"/>
    </style:style>
    <style:style style:name="Tabel21.A2" style:family="table-cell">
      <style:table-cell-properties style:vertical-align="top" fo:padding-left="0.191cm" fo:padding-right="0.191cm" fo:padding-top="0cm" fo:padding-bottom="0cm" fo:border-left="1.5pt solid #000000" fo:border-right="1.5pt solid #000000" fo:border-top="none" fo:border-bottom="none" style:writing-mode="lr-tb"/>
    </style:style>
    <style:style style:name="Tabel21.B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21.C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21.A3" style:family="table-cell">
      <style:table-cell-properties style:vertical-align="top" fo:padding-left="0.191cm" fo:padding-right="0.191cm" fo:padding-top="0cm" fo:padding-bottom="0cm" fo:border-left="1.5pt solid #000000" fo:border-right="1.5pt solid #000000" fo:border-top="0.75pt solid #000000" fo:border-bottom="none" style:writing-mode="lr-tb"/>
    </style:style>
    <style:style style:name="Tabel21.B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21.C3"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21.A5"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el21.B5"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21.C5"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22" style:family="table">
      <style:table-properties style:width="9.895cm" fo:margin-left="1.561cm" table:align="left" style:writing-mode="lr-tb"/>
    </style:style>
    <style:style style:name="Tabel22.A" style:family="table-column">
      <style:table-column-properties style:column-width="1.774cm"/>
    </style:style>
    <style:style style:name="Tabel22.B" style:family="table-column">
      <style:table-column-properties style:column-width="2.69cm"/>
    </style:style>
    <style:style style:name="Tabel22.C" style:family="table-column">
      <style:table-column-properties style:column-width="2.554cm"/>
    </style:style>
    <style:style style:name="Tabel22.D" style:family="table-column">
      <style:table-column-properties style:column-width="2.877cm"/>
    </style:style>
    <style:style style:name="Tabel22.1" style:family="table-row">
      <style:table-row-properties fo:keep-together="always"/>
    </style:style>
    <style:style style:name="Tabel22.A1" style:family="table-cell">
      <style:table-cell-properties style:vertical-align="top" fo:padding-left="0.191cm" fo:padding-right="0.191cm" fo:padding-top="0cm" fo:padding-bottom="0cm" fo:border-left="1.5pt solid #000000" fo:border-right="0.75pt solid #000000" fo:border-top="1.5pt solid #000000" fo:border-bottom="1.5pt solid #000000" style:writing-mode="lr-tb"/>
    </style:style>
    <style:style style:name="Tabel22.B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el22.C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22.D1" style:family="table-cell">
      <style:table-cell-properties style:vertical-align="top" fo:padding-left="0.191cm" fo:padding-right="0.191cm" fo:padding-top="0cm" fo:padding-bottom="0cm" fo:border-left="none" fo:border-right="1.5pt solid #000000" fo:border-top="1.5pt solid #000000" fo:border-bottom="1.5pt solid #000000" style:writing-mode="lr-tb"/>
    </style:style>
    <style:style style:name="Tabel22.A2" style:family="table-cell">
      <style:table-cell-properties style:vertical-align="top" fo:padding-left="0.191cm" fo:padding-right="0.191cm" fo:padding-top="0cm" fo:padding-bottom="0cm" fo:border-left="1.5pt solid #000000" fo:border-right="0.75pt solid #000000" fo:border-top="none" fo:border-bottom="none" style:writing-mode="lr-tb"/>
    </style:style>
    <style:style style:name="Tabel22.B2" style:family="table-cell">
      <style:table-cell-properties style:vertical-align="top" fo:padding-left="0.191cm" fo:padding-right="0.191cm" fo:padding-top="0cm" fo:padding-bottom="0cm" fo:border="none" style:writing-mode="lr-tb"/>
    </style:style>
    <style:style style:name="Tabel22.C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22.D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22.A3"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el22.B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el22.C3" style:family="table-cell">
      <style:table-cell-properties style:vertical-align="top" fo:padding-left="0.191cm" fo:padding-right="0.191cm" fo:padding-top="0cm" fo:padding-bottom="0cm" fo:border="0.75pt solid #000000" style:writing-mode="lr-tb"/>
    </style:style>
    <style:style style:name="Tabel22.D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22.A9" style:family="table-cell">
      <style:table-cell-properties style:vertical-align="top" fo:padding-left="0.191cm" fo:padding-right="0.191cm" fo:padding-top="0cm" fo:padding-bottom="0cm" fo:border-left="1.5pt solid #000000" fo:border-right="0.75pt solid #000000" fo:border-top="0.75pt solid #000000" fo:border-bottom="none" style:writing-mode="lr-tb"/>
    </style:style>
    <style:style style:name="Tabel22.B9"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el22.C9"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22.D9"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22.A11" style:family="table-cell">
      <style:table-cell-properties style:vertical-align="top" fo:padding-left="0.191cm" fo:padding-right="0.191cm" fo:padding-top="0cm" fo:padding-bottom="0cm" fo:border-left="1.5pt solid #000000" fo:border-right="0.75pt solid #000000" fo:border-top="none" fo:border-bottom="1.5pt solid #000000" style:writing-mode="lr-tb"/>
    </style:style>
    <style:style style:name="Tabel22.B11"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Tabel22.C11" style:family="table-cell">
      <style:table-cell-properties style:vertical-align="top" fo:padding-left="0.191cm" fo:padding-right="0.191cm" fo:padding-top="0cm" fo:padding-bottom="0cm" fo:border-left="0.75pt solid #000000" fo:border-right="0.75pt solid #000000" fo:border-top="none" fo:border-bottom="1.5pt solid #000000" style:writing-mode="lr-tb"/>
    </style:style>
    <style:style style:name="Tabel22.D11" style:family="table-cell">
      <style:table-cell-properties style:vertical-align="top" fo:padding-left="0.191cm" fo:padding-right="0.191cm" fo:padding-top="0cm" fo:padding-bottom="0cm" fo:border-left="none" fo:border-right="1.5pt solid #000000" fo:border-top="none" fo:border-bottom="1.5pt solid #000000" style:writing-mode="lr-tb"/>
    </style:style>
    <style:style style:name="Tabel23" style:family="table">
      <style:table-properties style:width="13.07cm" fo:margin-left="1.561cm" table:align="left" style:writing-mode="lr-tb"/>
    </style:style>
    <style:style style:name="Tabel23.A" style:family="table-column">
      <style:table-column-properties style:column-width="6.826cm"/>
    </style:style>
    <style:style style:name="Tabel23.B" style:family="table-column">
      <style:table-column-properties style:column-width="3.175cm"/>
    </style:style>
    <style:style style:name="Tabel23.C" style:family="table-column">
      <style:table-column-properties style:column-width="3.069cm"/>
    </style:style>
    <style:style style:name="Tabel23.1" style:family="table-row">
      <style:table-row-properties fo:keep-together="always"/>
    </style:style>
    <style:style style:name="Tabel23.A1" style:family="table-cell">
      <style:table-cell-properties style:vertical-align="top" fo:padding-left="0.191cm" fo:padding-right="0.191cm" fo:padding-top="0cm" fo:padding-bottom="0cm" fo:border="1.5pt solid #000000" style:writing-mode="lr-tb"/>
    </style:style>
    <style:style style:name="Tabel23.B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23.C1" style:family="table-cell">
      <style:table-cell-properties style:vertical-align="top" fo:padding-left="0.191cm" fo:padding-right="0.191cm" fo:padding-top="0cm" fo:padding-bottom="0cm" fo:border-left="none" fo:border-right="1.5pt solid #000000" fo:border-top="1.5pt solid #000000" fo:border-bottom="1.5pt solid #000000" style:writing-mode="lr-tb"/>
    </style:style>
    <style:style style:name="Tabel23.A2" style:family="table-cell">
      <style:table-cell-properties style:vertical-align="top" fo:padding-left="0.191cm" fo:padding-right="0.191cm" fo:padding-top="0cm" fo:padding-bottom="0cm" fo:border-left="1.5pt solid #000000" fo:border-right="1.5pt solid #000000" fo:border-top="none" fo:border-bottom="none" style:writing-mode="lr-tb"/>
    </style:style>
    <style:style style:name="Tabel23.B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23.C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23.A3" style:family="table-cell">
      <style:table-cell-properties style:vertical-align="top" fo:padding-left="0.191cm" fo:padding-right="0.191cm" fo:padding-top="0cm" fo:padding-bottom="0cm" fo:border-left="1.5pt solid #000000" fo:border-right="1.5pt solid #000000" fo:border-top="0.75pt solid #000000" fo:border-bottom="none" style:writing-mode="lr-tb"/>
    </style:style>
    <style:style style:name="Tabel23.B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23.C3"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23.A5"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el23.B5"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23.C5"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24" style:family="table">
      <style:table-properties style:width="13.072cm" fo:margin-left="1.561cm" table:align="left" style:writing-mode="lr-tb"/>
    </style:style>
    <style:style style:name="Tabel24.A" style:family="table-column">
      <style:table-column-properties style:column-width="6.826cm"/>
    </style:style>
    <style:style style:name="Tabel24.B" style:family="table-column">
      <style:table-column-properties style:column-width="3.175cm"/>
    </style:style>
    <style:style style:name="Tabel24.C" style:family="table-column">
      <style:table-column-properties style:column-width="3.071cm"/>
    </style:style>
    <style:style style:name="Tabel24.1" style:family="table-row">
      <style:table-row-properties fo:keep-together="always"/>
    </style:style>
    <style:style style:name="Tabel24.A1" style:family="table-cell">
      <style:table-cell-properties style:vertical-align="top" fo:padding-left="0.191cm" fo:padding-right="0.191cm" fo:padding-top="0cm" fo:padding-bottom="0cm" fo:border="1.5pt solid #000000" style:writing-mode="lr-tb"/>
    </style:style>
    <style:style style:name="Tabel24.B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24.C1" style:family="table-cell">
      <style:table-cell-properties style:vertical-align="top" fo:padding-left="0.191cm" fo:padding-right="0.191cm" fo:padding-top="0cm" fo:padding-bottom="0cm" fo:border-left="none" fo:border-right="1.5pt solid #000000" fo:border-top="1.5pt solid #000000" fo:border-bottom="1.5pt solid #000000" style:writing-mode="lr-tb"/>
    </style:style>
    <style:style style:name="Tabel24.A2" style:family="table-cell">
      <style:table-cell-properties style:vertical-align="top" fo:padding-left="0.191cm" fo:padding-right="0.191cm" fo:padding-top="0cm" fo:padding-bottom="0cm" fo:border-left="1.5pt solid #000000" fo:border-right="1.5pt solid #000000" fo:border-top="none" fo:border-bottom="none" style:writing-mode="lr-tb"/>
    </style:style>
    <style:style style:name="Tabel24.B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24.C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24.A3" style:family="table-cell">
      <style:table-cell-properties style:vertical-align="top" fo:padding-left="0.191cm" fo:padding-right="0.191cm" fo:padding-top="0cm" fo:padding-bottom="0cm" fo:border-left="1.5pt solid #000000" fo:border-right="1.5pt solid #000000" fo:border-top="0.75pt solid #000000" fo:border-bottom="none" style:writing-mode="lr-tb"/>
    </style:style>
    <style:style style:name="Tabel24.B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24.C3"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24.A5"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el24.B5"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24.C5"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25" style:family="table">
      <style:table-properties style:width="13.896cm" fo:margin-left="-0.229cm" table:align="left" style:writing-mode="lr-tb"/>
    </style:style>
    <style:style style:name="Tabel25.A" style:family="table-column">
      <style:table-column-properties style:column-width="1.937cm"/>
    </style:style>
    <style:style style:name="Tabel25.B" style:family="table-column">
      <style:table-column-properties style:column-width="1.746cm"/>
    </style:style>
    <style:style style:name="Tabel25.C" style:family="table-column">
      <style:table-column-properties style:column-width="2.699cm"/>
    </style:style>
    <style:style style:name="Tabel25.D" style:family="table-column">
      <style:table-column-properties style:column-width="2.882cm"/>
    </style:style>
    <style:style style:name="Tabel25.E" style:family="table-column">
      <style:table-column-properties style:column-width="4.632cm"/>
    </style:style>
    <style:style style:name="Tabel25.1" style:family="table-row">
      <style:table-row-properties fo:keep-together="always"/>
    </style:style>
    <style:style style:name="Tabel25.A1" style:family="table-cell">
      <style:table-cell-properties style:vertical-align="top" style:border-line-width-right="0.026cm 0.026cm 0.026cm" fo:padding-left="0.191cm" fo:padding-right="0.191cm" fo:padding-top="0cm" fo:padding-bottom="0cm" fo:border-left="2.25pt solid #000000" fo:border-right="2.25pt double #000000" fo:border-top="2.25pt solid #000000" fo:border-bottom="0.75pt solid #000000" style:writing-mode="lr-tb"/>
    </style:style>
    <style:style style:name="Tabel25.B1" style:family="table-cell">
      <style:table-cell-properties style:vertical-align="top" fo:padding-left="0.191cm" fo:padding-right="0.191cm" fo:padding-top="0cm" fo:padding-bottom="0cm" fo:border-left="none" fo:border-right="none" fo:border-top="2.25pt solid #000000" fo:border-bottom="0.75pt solid #000000" style:writing-mode="lr-tb"/>
    </style:style>
    <style:style style:name="Tabel25.C1" style:family="table-cell">
      <style:table-cell-properties style:vertical-align="top" style:border-line-width-left="0.026cm 0.026cm 0.026cm" fo:padding-left="0.191cm" fo:padding-right="0.191cm" fo:padding-top="0cm" fo:padding-bottom="0cm" fo:border-left="2.25pt double #000000" fo:border-right="0.75pt solid #000000" fo:border-top="2.25pt solid #000000" fo:border-bottom="0.75pt solid #000000" style:writing-mode="lr-tb"/>
    </style:style>
    <style:style style:name="Tabel25.D1" style:family="table-cell">
      <style:table-cell-properties style:vertical-align="top" style:border-line-width-right="0.026cm 0.026cm 0.026cm" fo:padding-left="0.191cm" fo:padding-right="0.191cm" fo:padding-top="0cm" fo:padding-bottom="0cm" fo:border-left="none" fo:border-right="2.25pt double #000000" fo:border-top="2.25pt solid #000000" fo:border-bottom="0.75pt solid #000000" style:writing-mode="lr-tb"/>
    </style:style>
    <style:style style:name="Tabel25.E1" style:family="table-cell">
      <style:table-cell-properties style:vertical-align="top" fo:padding-left="0.191cm" fo:padding-right="0.191cm" fo:padding-top="0cm" fo:padding-bottom="0cm" fo:border-left="none" fo:border-right="1.5pt solid #000000" fo:border-top="2.25pt solid #000000" fo:border-bottom="0.75pt solid #000000" style:writing-mode="lr-tb"/>
    </style:style>
    <style:style style:name="Tabel25.A2" style:family="table-cell">
      <style:table-cell-properties style:vertical-align="top" style:border-line-width-right="0.026cm 0.026cm 0.026cm" fo:padding-left="0.191cm" fo:padding-right="0.191cm" fo:padding-top="0cm" fo:padding-bottom="0cm" fo:border-left="2.25pt solid #000000" fo:border-right="2.25pt double #000000" fo:border-top="0.75pt solid #000000" fo:border-bottom="none" style:writing-mode="lr-tb"/>
    </style:style>
    <style:style style:name="Tabel25.B2" style:family="table-cell">
      <style:table-cell-properties style:vertical-align="top" fo:padding-left="0.191cm" fo:padding-right="0.191cm" fo:padding-top="0cm" fo:padding-bottom="0cm" fo:border="none" style:writing-mode="lr-tb"/>
    </style:style>
    <style:style style:name="Tabel25.C2" style:family="table-cell">
      <style:table-cell-properties style:vertical-align="top" style:border-line-width-left="0.026cm 0.026cm 0.026cm" fo:padding-left="0.191cm" fo:padding-right="0.191cm" fo:padding-top="0cm" fo:padding-bottom="0cm" fo:border-left="2.25pt double #000000" fo:border-right="0.75pt solid #000000" fo:border-top="none" fo:border-bottom="none" style:writing-mode="lr-tb"/>
    </style:style>
    <style:style style:name="Tabel25.D2" style:family="table-cell">
      <style:table-cell-properties style:vertical-align="top" style:border-line-width-right="0.026cm 0.026cm 0.026cm" fo:padding-left="0.191cm" fo:padding-right="0.191cm" fo:padding-top="0cm" fo:padding-bottom="0cm" fo:border-left="none" fo:border-right="2.25pt double #000000" fo:border-top="none" fo:border-bottom="none" style:writing-mode="lr-tb"/>
    </style:style>
    <style:style style:name="Tabel25.E2" style:family="table-cell">
      <style:table-cell-properties style:vertical-align="top" fo:padding-left="0.191cm" fo:padding-right="0.191cm" fo:padding-top="0cm" fo:padding-bottom="0cm" fo:border-left="none" fo:border-right="1.5pt solid #000000" fo:border-top="none" fo:border-bottom="none" style:writing-mode="lr-tb"/>
    </style:style>
    <style:style style:name="Tabel25.B3"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el25.C3" style:family="table-cell">
      <style:table-cell-properties style:vertical-align="top" style:border-line-width-left="0.026cm 0.026cm 0.026cm" fo:padding-left="0.191cm" fo:padding-right="0.191cm" fo:padding-top="0cm" fo:padding-bottom="0cm" fo:border-left="2.25pt double #000000" fo:border-right="0.75pt solid #000000" fo:border-top="0.75pt solid #000000" fo:border-bottom="none" style:writing-mode="lr-tb"/>
    </style:style>
    <style:style style:name="Tabel25.D3" style:family="table-cell">
      <style:table-cell-properties style:vertical-align="top" style:border-line-width-right="0.026cm 0.026cm 0.026cm" fo:padding-left="0.191cm" fo:padding-right="0.191cm" fo:padding-top="0cm" fo:padding-bottom="0cm" fo:border-left="none" fo:border-right="2.25pt double #000000" fo:border-top="0.75pt solid #000000" fo:border-bottom="none" style:writing-mode="lr-tb"/>
    </style:style>
    <style:style style:name="Tabel25.E3" style:family="table-cell">
      <style:table-cell-properties style:vertical-align="top" fo:padding-left="0.191cm" fo:padding-right="0.191cm" fo:padding-top="0cm" fo:padding-bottom="0cm" fo:border-left="none" fo:border-right="1.5pt solid #000000" fo:border-top="0.75pt solid #000000" fo:border-bottom="none" style:writing-mode="lr-tb"/>
    </style:style>
    <style:style style:name="Tabel25.A4" style:family="table-cell">
      <style:table-cell-properties style:vertical-align="top" style:border-line-width-right="0.026cm 0.026cm 0.026cm" fo:padding-left="0.191cm" fo:padding-right="0.191cm" fo:padding-top="0cm" fo:padding-bottom="0cm" fo:border-left="2.25pt solid #000000" fo:border-right="2.25pt double #000000" fo:border-top="0.75pt solid #000000" fo:border-bottom="0.75pt solid #000000" style:writing-mode="lr-tb"/>
    </style:style>
    <style:style style:name="Tabel25.B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el25.C4" style:family="table-cell">
      <style:table-cell-properties style:vertical-align="top" style:border-line-width-left="0.026cm 0.026cm 0.026cm" fo:padding-left="0.191cm" fo:padding-right="0.191cm" fo:padding-top="0cm" fo:padding-bottom="0cm" fo:border-left="2.25pt double #000000" fo:border-right="0.75pt solid #000000" fo:border-top="0.75pt solid #000000" fo:border-bottom="0.75pt solid #000000" style:writing-mode="lr-tb"/>
    </style:style>
    <style:style style:name="Tabel25.D4" style:family="table-cell">
      <style:table-cell-properties style:vertical-align="top" style:border-line-width-right="0.026cm 0.026cm 0.026cm" fo:padding-left="0.191cm" fo:padding-right="0.191cm" fo:padding-top="0cm" fo:padding-bottom="0cm" fo:border-left="none" fo:border-right="2.25pt double #000000" fo:border-top="0.75pt solid #000000" fo:border-bottom="0.75pt solid #000000" style:writing-mode="lr-tb"/>
    </style:style>
    <style:style style:name="Tabel25.E4"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25.A5" style:family="table-cell">
      <style:table-cell-properties style:vertical-align="top" style:border-line-width-right="0.026cm 0.026cm 0.026cm" fo:padding-left="0.191cm" fo:padding-right="0.191cm" fo:padding-top="0cm" fo:padding-bottom="0cm" fo:border-left="2.25pt solid #000000" fo:border-right="2.25pt double #000000" fo:border-top="none" fo:border-bottom="2.25pt solid #000000" style:writing-mode="lr-tb"/>
    </style:style>
    <style:style style:name="Tabel25.B5"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el25.C5" style:family="table-cell">
      <style:table-cell-properties style:vertical-align="top" style:border-line-width-left="0.026cm 0.026cm 0.026cm" fo:padding-left="0.191cm" fo:padding-right="0.191cm" fo:padding-top="0cm" fo:padding-bottom="0cm" fo:border-left="2.25pt double #000000" fo:border-right="0.75pt solid #000000" fo:border-top="none" fo:border-bottom="2.25pt solid #000000" style:writing-mode="lr-tb"/>
    </style:style>
    <style:style style:name="Tabel25.D5" style:family="table-cell">
      <style:table-cell-properties style:vertical-align="top" style:border-line-width-right="0.026cm 0.026cm 0.026cm" fo:padding-left="0.191cm" fo:padding-right="0.191cm" fo:padding-top="0cm" fo:padding-bottom="0cm" fo:border-left="none" fo:border-right="2.25pt double #000000" fo:border-top="none" fo:border-bottom="2.25pt solid #000000" style:writing-mode="lr-tb"/>
    </style:style>
    <style:style style:name="Tabel25.E5" style:family="table-cell">
      <style:table-cell-properties style:vertical-align="top" fo:padding-left="0.191cm" fo:padding-right="0.191cm" fo:padding-top="0cm" fo:padding-bottom="0cm" fo:border-left="none" fo:border-right="1.5pt solid #000000" fo:border-top="none" fo:border-bottom="2.25pt solid #000000" style:writing-mode="lr-tb"/>
    </style:style>
    <style:style style:name="Tabel26" style:family="table">
      <style:table-properties style:width="18.05cm" fo:margin-left="-0.229cm" table:align="left" style:writing-mode="lr-tb"/>
    </style:style>
    <style:style style:name="Tabel26.A" style:family="table-column">
      <style:table-column-properties style:column-width="1.461cm"/>
    </style:style>
    <style:style style:name="Tabel26.B" style:family="table-column">
      <style:table-column-properties style:column-width="2.381cm"/>
    </style:style>
    <style:style style:name="Tabel26.C" style:family="table-column">
      <style:table-column-properties style:column-width="3.493cm"/>
    </style:style>
    <style:style style:name="Tabel26.D" style:family="table-column">
      <style:table-column-properties style:column-width="2.937cm"/>
    </style:style>
    <style:style style:name="Tabel26.G" style:family="table-column">
      <style:table-column-properties style:column-width="2.461cm"/>
    </style:style>
    <style:style style:name="Tabel26.1" style:family="table-row">
      <style:table-row-properties fo:keep-together="always"/>
    </style:style>
    <style:style style:name="Tabel26.A1" style:family="table-cell">
      <style:table-cell-properties style:vertical-align="top" style:border-line-width-right="0.026cm 0.026cm 0.026cm" fo:padding-left="0.191cm" fo:padding-right="0.191cm" fo:padding-top="0cm" fo:padding-bottom="0cm" fo:border-left="2.25pt solid #000000" fo:border-right="2.25pt double #000000" fo:border-top="2.25pt solid #000000" fo:border-bottom="0.75pt solid #000000" style:writing-mode="lr-tb"/>
    </style:style>
    <style:style style:name="Tabel26.B1" style:family="table-cell">
      <style:table-cell-properties style:vertical-align="top" fo:padding-left="0.191cm" fo:padding-right="0.191cm" fo:padding-top="0cm" fo:padding-bottom="0cm" fo:border-left="none" fo:border-right="0.75pt solid #000000" fo:border-top="2.25pt solid #000000" fo:border-bottom="0.75pt solid #000000" style:writing-mode="lr-tb"/>
    </style:style>
    <style:style style:name="Tabel26.C1" style:family="table-cell">
      <style:table-cell-properties style:vertical-align="top" fo:padding-left="0.191cm" fo:padding-right="0.191cm" fo:padding-top="0cm" fo:padding-bottom="0cm" fo:border-left="0.75pt solid #000000" fo:border-right="none" fo:border-top="2.25pt solid #000000" fo:border-bottom="0.75pt solid #000000" style:writing-mode="lr-tb"/>
    </style:style>
    <style:style style:name="Tabel26.D1" style:family="table-cell">
      <style:table-cell-properties style:vertical-align="top" style:border-line-width-left="0.026cm 0.026cm 0.026cm" fo:padding-left="0.191cm" fo:padding-right="0.191cm" fo:padding-top="0cm" fo:padding-bottom="0cm" fo:border-left="2.25pt double #000000" fo:border-right="0.75pt solid #000000" fo:border-top="2.25pt solid #000000" fo:border-bottom="0.75pt solid #000000" style:writing-mode="lr-tb"/>
    </style:style>
    <style:style style:name="Tabel26.E1" style:family="table-cell">
      <style:table-cell-properties style:vertical-align="top" style:border-line-width-right="0.026cm 0.026cm 0.026cm" fo:padding-left="0.191cm" fo:padding-right="0.191cm" fo:padding-top="0cm" fo:padding-bottom="0cm" fo:border-left="0.75pt solid #000000" fo:border-right="2.25pt double #000000" fo:border-top="2.25pt solid #000000" fo:border-bottom="0.75pt solid #000000" style:writing-mode="lr-tb"/>
    </style:style>
    <style:style style:name="Tabel26.G1" style:family="table-cell">
      <style:table-cell-properties style:vertical-align="top" fo:padding-left="0.191cm" fo:padding-right="0.191cm" fo:padding-top="0cm" fo:padding-bottom="0cm" fo:border-left="0.75pt solid #000000" fo:border-right="2.25pt solid #000000" fo:border-top="2.25pt solid #000000" fo:border-bottom="0.75pt solid #000000" style:writing-mode="lr-tb"/>
    </style:style>
    <style:style style:name="Tabel26.A2" style:family="table-cell">
      <style:table-cell-properties style:vertical-align="top" style:border-line-width-right="0.026cm 0.026cm 0.026cm" fo:padding-left="0.191cm" fo:padding-right="0.191cm" fo:padding-top="0cm" fo:padding-bottom="0cm" fo:border-left="2.25pt solid #000000" fo:border-right="2.25pt double #000000" fo:border-top="0.75pt solid #000000" fo:border-bottom="0.75pt solid #000000" style:writing-mode="lr-tb"/>
    </style:style>
    <style:style style:name="Tabel26.B2"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el26.C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26.D2" style:family="table-cell">
      <style:table-cell-properties style:vertical-align="top" style:border-line-width-left="0.026cm 0.026cm 0.026cm" fo:padding-left="0.191cm" fo:padding-right="0.191cm" fo:padding-top="0cm" fo:padding-bottom="0cm" fo:border-left="2.25pt double #000000" fo:border-right="0.75pt solid #000000" fo:border-top="none" fo:border-bottom="0.75pt solid #000000" style:writing-mode="lr-tb"/>
    </style:style>
    <style:style style:name="Tabel26.E2" style:family="table-cell">
      <style:table-cell-properties style:vertical-align="top" style:border-line-width-right="0.026cm 0.026cm 0.026cm" fo:padding-left="0.191cm" fo:padding-right="0.191cm" fo:padding-top="0cm" fo:padding-bottom="0cm" fo:border-left="none" fo:border-right="2.25pt double #000000" fo:border-top="none" fo:border-bottom="0.75pt solid #000000" style:writing-mode="lr-tb"/>
    </style:style>
    <style:style style:name="Tabel26.G2" style:family="table-cell">
      <style:table-cell-properties style:vertical-align="top" fo:padding-left="0.191cm" fo:padding-right="0.191cm" fo:padding-top="0cm" fo:padding-bottom="0cm" fo:border-left="0.75pt solid #000000" fo:border-right="2.25pt solid #000000" fo:border-top="none" fo:border-bottom="0.75pt solid #000000" style:writing-mode="lr-tb"/>
    </style:style>
    <style:style style:name="Tabel26.A3" style:family="table-cell">
      <style:table-cell-properties style:vertical-align="top" style:border-line-width-right="0.026cm 0.026cm 0.026cm" fo:padding-left="0.191cm" fo:padding-right="0.191cm" fo:padding-top="0cm" fo:padding-bottom="0cm" fo:border-left="2.25pt solid #000000" fo:border-right="2.25pt double #000000" fo:border-top="0.75pt solid #000000" fo:border-bottom="2.25pt solid #000000" style:writing-mode="lr-tb"/>
    </style:style>
    <style:style style:name="Tabel26.B3" style:family="table-cell">
      <style:table-cell-properties style:vertical-align="top" fo:padding-left="0.191cm" fo:padding-right="0.191cm" fo:padding-top="0cm" fo:padding-bottom="0cm" fo:border-left="none" fo:border-right="0.75pt solid #000000" fo:border-top="0.75pt solid #000000" fo:border-bottom="2.25pt solid #000000" style:writing-mode="lr-tb"/>
    </style:style>
    <style:style style:name="Tabel26.C3" style:family="table-cell">
      <style:table-cell-properties style:vertical-align="top" fo:padding-left="0.191cm" fo:padding-right="0.191cm" fo:padding-top="0cm" fo:padding-bottom="0cm" fo:border-left="0.75pt solid #000000" fo:border-right="none" fo:border-top="0.75pt solid #000000" fo:border-bottom="2.25pt solid #000000" style:writing-mode="lr-tb"/>
    </style:style>
    <style:style style:name="Tabel26.D3" style:family="table-cell">
      <style:table-cell-properties style:vertical-align="top" style:border-line-width-left="0.026cm 0.026cm 0.026cm" fo:padding-left="0.191cm" fo:padding-right="0.191cm" fo:padding-top="0cm" fo:padding-bottom="0cm" fo:border-left="2.25pt double #000000" fo:border-right="0.75pt solid #000000" fo:border-top="0.75pt solid #000000" fo:border-bottom="2.25pt solid #000000" style:writing-mode="lr-tb"/>
    </style:style>
    <style:style style:name="Tabel26.E3" style:family="table-cell">
      <style:table-cell-properties style:vertical-align="top" style:border-line-width-right="0.026cm 0.026cm 0.026cm" fo:padding-left="0.191cm" fo:padding-right="0.191cm" fo:padding-top="0cm" fo:padding-bottom="0cm" fo:border-left="none" fo:border-right="2.25pt double #000000" fo:border-top="0.75pt solid #000000" fo:border-bottom="2.25pt solid #000000" style:writing-mode="lr-tb"/>
    </style:style>
    <style:style style:name="Tabel26.G3" style:family="table-cell">
      <style:table-cell-properties style:vertical-align="top" fo:padding-left="0.191cm" fo:padding-right="0.191cm" fo:padding-top="0cm" fo:padding-bottom="0cm" fo:border-left="0.75pt solid #000000" fo:border-right="2.25pt solid #000000" fo:border-top="0.75pt solid #000000" fo:border-bottom="2.25pt solid #000000" style:writing-mode="lr-tb"/>
    </style:style>
    <style:style style:name="Tabel27" style:family="table">
      <style:table-properties style:width="12.176cm" fo:margin-left="-0.229cm" table:align="left" style:writing-mode="lr-tb"/>
    </style:style>
    <style:style style:name="Tabel27.A" style:family="table-column">
      <style:table-column-properties style:column-width="2.572cm"/>
    </style:style>
    <style:style style:name="Tabel27.B" style:family="table-column">
      <style:table-column-properties style:column-width="4.445cm"/>
    </style:style>
    <style:style style:name="Tabel27.C" style:family="table-column">
      <style:table-column-properties style:column-width="5.159cm"/>
    </style:style>
    <style:style style:name="Tabel27.1" style:family="table-row">
      <style:table-row-properties fo:keep-together="always"/>
    </style:style>
    <style:style style:name="Tabel27.A1" style:family="table-cell">
      <style:table-cell-properties style:vertical-align="top" style:border-line-width-right="0.026cm 0.026cm 0.026cm" fo:padding-left="0.191cm" fo:padding-right="0.191cm" fo:padding-top="0cm" fo:padding-bottom="0cm" fo:border-left="2.25pt solid #000000" fo:border-right="2.25pt double #000000" fo:border-top="2.25pt solid #000000" fo:border-bottom="0.75pt solid #000000" style:writing-mode="lr-tb"/>
    </style:style>
    <style:style style:name="Tabel27.B1" style:family="table-cell">
      <style:table-cell-properties style:vertical-align="top" fo:padding-left="0.191cm" fo:padding-right="0.191cm" fo:padding-top="0cm" fo:padding-bottom="0cm" fo:border-left="none" fo:border-right="0.75pt solid #000000" fo:border-top="2.25pt solid #000000" fo:border-bottom="0.75pt solid #000000" style:writing-mode="lr-tb"/>
    </style:style>
    <style:style style:name="Tabel27.C1" style:family="table-cell">
      <style:table-cell-properties style:vertical-align="top" fo:padding-left="0.191cm" fo:padding-right="0.191cm" fo:padding-top="0cm" fo:padding-bottom="0cm" fo:border-left="0.75pt solid #000000" fo:border-right="2.25pt solid #000000" fo:border-top="2.25pt solid #000000" fo:border-bottom="0.75pt solid #000000" style:writing-mode="lr-tb"/>
    </style:style>
    <style:style style:name="Tabel27.A2" style:family="table-cell">
      <style:table-cell-properties style:vertical-align="top" style:border-line-width-right="0.026cm 0.026cm 0.026cm" fo:padding-left="0.191cm" fo:padding-right="0.191cm" fo:padding-top="0cm" fo:padding-bottom="0cm" fo:border-left="2.25pt solid #000000" fo:border-right="2.25pt double #000000" fo:border-top="0.75pt solid #000000" fo:border-bottom="0.75pt solid #000000" style:writing-mode="lr-tb"/>
    </style:style>
    <style:style style:name="Tabel27.B2"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el27.C2" style:family="table-cell">
      <style:table-cell-properties style:vertical-align="top" fo:padding-left="0.191cm" fo:padding-right="0.191cm" fo:padding-top="0cm" fo:padding-bottom="0cm" fo:border-left="0.75pt solid #000000" fo:border-right="2.25pt solid #000000" fo:border-top="none" fo:border-bottom="0.75pt solid #000000" style:writing-mode="lr-tb"/>
    </style:style>
    <style:style style:name="Tabel27.A3" style:family="table-cell">
      <style:table-cell-properties style:vertical-align="top" style:border-line-width-right="0.026cm 0.026cm 0.026cm" fo:padding-left="0.191cm" fo:padding-right="0.191cm" fo:padding-top="0cm" fo:padding-bottom="0cm" fo:border-left="2.25pt solid #000000" fo:border-right="2.25pt double #000000" fo:border-top="0.75pt solid #000000" fo:border-bottom="2.25pt solid #000000" style:writing-mode="lr-tb"/>
    </style:style>
    <style:style style:name="Tabel27.B3" style:family="table-cell">
      <style:table-cell-properties style:vertical-align="top" fo:padding-left="0.191cm" fo:padding-right="0.191cm" fo:padding-top="0cm" fo:padding-bottom="0cm" fo:border-left="none" fo:border-right="0.75pt solid #000000" fo:border-top="0.75pt solid #000000" fo:border-bottom="2.25pt solid #000000" style:writing-mode="lr-tb"/>
    </style:style>
    <style:style style:name="Tabel27.C3" style:family="table-cell">
      <style:table-cell-properties style:vertical-align="top" fo:padding-left="0.191cm" fo:padding-right="0.191cm" fo:padding-top="0cm" fo:padding-bottom="0cm" fo:border-left="0.75pt solid #000000" fo:border-right="2.25pt solid #000000" fo:border-top="0.75pt solid #000000" fo:border-bottom="2.25pt solid #000000" style:writing-mode="lr-tb"/>
    </style:style>
    <style:style style:name="Tabel28" style:family="table">
      <style:table-properties style:width="15.774cm" fo:margin-left="-0.203cm" table:align="left" style:writing-mode="lr-tb"/>
    </style:style>
    <style:style style:name="Tabel28.A" style:family="table-column">
      <style:table-column-properties style:column-width="2.413cm"/>
    </style:style>
    <style:style style:name="Tabel28.B" style:family="table-column">
      <style:table-column-properties style:column-width="2.381cm"/>
    </style:style>
    <style:style style:name="Tabel28.C" style:family="table-column">
      <style:table-column-properties style:column-width="10.98cm"/>
    </style:style>
    <style:style style:name="Tabel28.1" style:family="table-row">
      <style:table-row-properties fo:keep-together="auto"/>
    </style:style>
    <style:style style:name="Tabel28.A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el28.A2" style:family="table-cell">
      <style:table-cell-properties style:vertical-align="top" fo:padding-left="0.191cm" fo:padding-right="0.191cm" fo:padding-top="0cm" fo:padding-bottom="0cm" fo:border="0.75pt solid #000000" style:writing-mode="lr-tb"/>
    </style:style>
    <style:style style:name="Tabel28.B2" style:family="table-cell">
      <style:table-cell-properties style:vertical-align="top" fo:padding-left="0.191cm" fo:padding-right="0.191cm" fo:padding-top="0cm" fo:padding-bottom="0cm" fo:border="0.75pt solid #000000" style:writing-mode="lr-tb"/>
    </style:style>
    <style:style style:name="Tabel28.C2" style:family="table-cell">
      <style:table-cell-properties style:vertical-align="top" fo:padding-left="0.191cm" fo:padding-right="0.191cm" fo:padding-top="0cm" fo:padding-bottom="0cm" fo:border="0.75pt solid #000000" style:writing-mode="lr-tb"/>
    </style:style>
    <style:style style:name="Tabel28.A3" style:family="table-cell">
      <style:table-cell-properties style:vertical-align="top" fo:padding-left="0.191cm" fo:padding-right="0.191cm" fo:padding-top="0cm" fo:padding-bottom="0cm" fo:border="0.75pt solid #000000" style:writing-mode="lr-tb"/>
    </style:style>
    <style:style style:name="Tabel28.B3" style:family="table-cell">
      <style:table-cell-properties style:vertical-align="top" fo:padding-left="0.191cm" fo:padding-right="0.191cm" fo:padding-top="0cm" fo:padding-bottom="0cm" fo:border="0.75pt solid #000000" style:writing-mode="lr-tb"/>
    </style:style>
    <style:style style:name="Tabel28.C3" style:family="table-cell">
      <style:table-cell-properties style:vertical-align="top" fo:padding-left="0.191cm" fo:padding-right="0.191cm" fo:padding-top="0cm" fo:padding-bottom="0cm" fo:border="0.75pt solid #000000" style:writing-mode="lr-tb"/>
    </style:style>
    <style:style style:name="Tabel28.A4" style:family="table-cell">
      <style:table-cell-properties style:vertical-align="top" fo:padding-left="0.191cm" fo:padding-right="0.191cm" fo:padding-top="0cm" fo:padding-bottom="0cm" fo:border="0.75pt solid #000000" style:writing-mode="lr-tb"/>
    </style:style>
    <style:style style:name="Tabel28.B4" style:family="table-cell">
      <style:table-cell-properties style:vertical-align="top" fo:padding-left="0.191cm" fo:padding-right="0.191cm" fo:padding-top="0cm" fo:padding-bottom="0cm" fo:border="0.75pt solid #000000" style:writing-mode="lr-tb"/>
    </style:style>
    <style:style style:name="Tabel28.C4" style:family="table-cell">
      <style:table-cell-properties style:vertical-align="top" fo:padding-left="0.191cm" fo:padding-right="0.191cm" fo:padding-top="0cm" fo:padding-bottom="0cm" fo:border="0.75pt solid #000000" style:writing-mode="lr-tb"/>
    </style:style>
    <style:style style:name="Tabel28.A5" style:family="table-cell">
      <style:table-cell-properties style:vertical-align="top" fo:padding-left="0.191cm" fo:padding-right="0.191cm" fo:padding-top="0cm" fo:padding-bottom="0cm" fo:border="0.75pt solid #000000" style:writing-mode="lr-tb"/>
    </style:style>
    <style:style style:name="Tabel28.B5" style:family="table-cell">
      <style:table-cell-properties style:vertical-align="top" fo:padding-left="0.191cm" fo:padding-right="0.191cm" fo:padding-top="0cm" fo:padding-bottom="0cm" fo:border="0.75pt solid #000000" style:writing-mode="lr-tb"/>
    </style:style>
    <style:style style:name="Tabel28.C5" style:family="table-cell">
      <style:table-cell-properties style:vertical-align="top" fo:padding-left="0.191cm" fo:padding-right="0.191cm" fo:padding-top="0cm" fo:padding-bottom="0cm" fo:border="0.75pt solid #000000" style:writing-mode="lr-tb"/>
    </style:style>
    <style:style style:name="Tabel29" style:family="table">
      <style:table-properties style:width="15.616cm" fo:margin-left="-0.203cm" table:align="left" style:writing-mode="lr-tb"/>
    </style:style>
    <style:style style:name="Tabel29.A" style:family="table-column">
      <style:table-column-properties style:column-width="1.937cm"/>
    </style:style>
    <style:style style:name="Tabel29.B" style:family="table-column">
      <style:table-column-properties style:column-width="13.679cm"/>
    </style:style>
    <style:style style:name="Tabel29.1" style:family="table-row">
      <style:table-row-properties fo:keep-together="auto"/>
    </style:style>
    <style:style style:name="Tabel29.A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el29.A2" style:family="table-cell">
      <style:table-cell-properties style:vertical-align="top" fo:padding-left="0.191cm" fo:padding-right="0.191cm" fo:padding-top="0cm" fo:padding-bottom="0cm" fo:border="0.75pt solid #000000" style:writing-mode="lr-tb"/>
    </style:style>
    <style:style style:name="Tabel29.B2" style:family="table-cell">
      <style:table-cell-properties style:vertical-align="top" fo:padding-left="0.191cm" fo:padding-right="0.191cm" fo:padding-top="0cm" fo:padding-bottom="0cm" fo:border="0.75pt solid #000000" style:writing-mode="lr-tb"/>
    </style:style>
    <style:style style:name="Tabel29.A3" style:family="table-cell">
      <style:table-cell-properties style:vertical-align="top" fo:padding-left="0.191cm" fo:padding-right="0.191cm" fo:padding-top="0cm" fo:padding-bottom="0cm" fo:border="0.75pt solid #000000" style:writing-mode="lr-tb"/>
    </style:style>
    <style:style style:name="Tabel29.B3" style:family="table-cell">
      <style:table-cell-properties style:vertical-align="top" fo:padding-left="0.191cm" fo:padding-right="0.191cm" fo:padding-top="0cm" fo:padding-bottom="0cm" fo:border="0.75pt solid #000000" style:writing-mode="lr-tb"/>
    </style:style>
    <style:style style:name="Tabel29.A4" style:family="table-cell">
      <style:table-cell-properties style:vertical-align="top" fo:padding-left="0.191cm" fo:padding-right="0.191cm" fo:padding-top="0cm" fo:padding-bottom="0cm" fo:border="0.75pt solid #000000" style:writing-mode="lr-tb"/>
    </style:style>
    <style:style style:name="Tabel29.B4" style:family="table-cell">
      <style:table-cell-properties style:vertical-align="top" fo:padding-left="0.191cm" fo:padding-right="0.191cm" fo:padding-top="0cm" fo:padding-bottom="0cm" fo:border="0.75pt solid #000000" style:writing-mode="lr-tb"/>
    </style:style>
    <style:style style:name="Tabel29.A5" style:family="table-cell">
      <style:table-cell-properties style:vertical-align="top" fo:padding-left="0.191cm" fo:padding-right="0.191cm" fo:padding-top="0cm" fo:padding-bottom="0cm" fo:border="0.75pt solid #000000" style:writing-mode="lr-tb"/>
    </style:style>
    <style:style style:name="Tabel29.B5" style:family="table-cell">
      <style:table-cell-properties style:vertical-align="top" fo:padding-left="0.191cm" fo:padding-right="0.191cm" fo:padding-top="0cm" fo:padding-bottom="0cm" fo:border="0.75pt solid #000000" style:writing-mode="lr-tb"/>
    </style:style>
    <style:style style:name="Tabel30" style:family="table">
      <style:table-properties style:width="15.928cm" table:align="center" style:writing-mode="lr-tb"/>
    </style:style>
    <style:style style:name="Tabel30.A" style:family="table-column">
      <style:table-column-properties style:column-width="1.323cm"/>
    </style:style>
    <style:style style:name="Tabel30.B" style:family="table-column">
      <style:table-column-properties style:column-width="1.111cm"/>
    </style:style>
    <style:style style:name="Tabel30.C" style:family="table-column">
      <style:table-column-properties style:column-width="0.159cm"/>
    </style:style>
    <style:style style:name="Tabel30.D" style:family="table-column">
      <style:table-column-properties style:column-width="4.604cm"/>
    </style:style>
    <style:style style:name="Tabel30.E" style:family="table-column">
      <style:table-column-properties style:column-width="2.03cm"/>
    </style:style>
    <style:style style:name="Tabel30.F" style:family="table-column">
      <style:table-column-properties style:column-width="0.974cm"/>
    </style:style>
    <style:style style:name="Tabel30.G" style:family="table-column">
      <style:table-column-properties style:column-width="1.282cm"/>
    </style:style>
    <style:style style:name="Tabel30.H" style:family="table-column">
      <style:table-column-properties style:column-width="1.746cm"/>
    </style:style>
    <style:style style:name="Tabel30.I" style:family="table-column">
      <style:table-column-properties style:column-width="2.699cm"/>
    </style:style>
    <style:style style:name="Tabel30.1" style:family="table-row">
      <style:table-row-properties style:min-row-height="1.429cm" fo:keep-together="always"/>
    </style:style>
    <style:style style:name="Tabel30.A1" style:family="table-cell">
      <style:table-cell-properties style:vertical-align="top" fo:padding-left="0.053cm" fo:padding-right="0.053cm" fo:padding-top="0cm" fo:padding-bottom="0cm" fo:border-left="none" fo:border-right="none" fo:border-top="none" fo:border-bottom="0.75pt solid #000000" style:writing-mode="lr-tb"/>
    </style:style>
    <style:style style:name="Tabel30.2" style:family="table-row">
      <style:table-row-properties style:min-row-height="0.462cm" fo:keep-together="auto"/>
    </style:style>
    <style:style style:name="Tabel30.A2" style:family="table-cell">
      <style:table-cell-properties style:vertical-align="top" fo:padding-left="0.053cm" fo:padding-right="0.053cm" fo:padding-top="0cm" fo:padding-bottom="0cm" fo:border="none" style:writing-mode="lr-tb"/>
    </style:style>
    <style:style style:name="Tabel30.44" style:family="table-row">
      <style:table-row-properties style:min-row-height="1.08cm" fo:keep-together="always"/>
    </style:style>
    <style:style style:name="Tabel30.55" style:family="table-row">
      <style:table-row-properties style:min-row-height="1.244cm" fo:keep-together="always"/>
    </style:style>
    <style:style style:name="Tabel30.126" style:family="table-row">
      <style:table-row-properties style:min-row-height="0.462cm" fo:keep-together="always"/>
    </style:style>
    <style:style style:name="P1" style:family="paragraph" style:parent-style-name="Ch">
      <style:paragraph-properties fo:margin-top="2.117cm" fo:margin-bottom="2.117cm" style:contextual-spacing="false"/>
    </style:style>
    <style:style style:name="P2" style:family="paragraph" style:parent-style-name="Comment_20_Text" style:list-style-name="">
      <style:paragraph-properties fo:margin-left="0cm" fo:margin-right="0cm" fo:text-indent="0cm" style:auto-text-indent="false"/>
      <style:text-properties style:font-name="Arial" style:font-name-complex="Arial"/>
    </style:style>
    <style:style style:name="P3" style:family="paragraph" style:parent-style-name="Ex">
      <style:text-properties style:font-name-complex="Courier New"/>
    </style:style>
    <style:style style:name="P4" style:family="paragraph" style:parent-style-name="Ex">
      <style:text-properties style:font-name="Arial" style:font-name-complex="Arial"/>
    </style:style>
    <style:style style:name="P5" style:family="paragraph" style:parent-style-name="Header">
      <style:paragraph-properties fo:margin-top="0.706cm" fo:margin-bottom="0cm" style:contextual-spacing="false" fo:line-height="100%"/>
      <style:text-properties style:font-name="Arial Black" fo:font-size="30pt" style:font-size-asian="30pt" style:font-name-complex="Arial Black"/>
    </style:style>
    <style:style style:name="P6" style:family="paragraph" style:parent-style-name="Header">
      <style:paragraph-properties fo:text-align="end" style:justify-single-word="false" fo:padding-left="0cm" fo:padding-right="0cm" fo:padding-top="0cm" fo:padding-bottom="0.035cm" fo:border-left="none" fo:border-right="none" fo:border-top="none" fo:border-bottom="0.74pt solid #000000" style:shadow="none"/>
    </style:style>
    <style:style style:name="P7" style:family="paragraph" style:parent-style-name="Heading_20_1">
      <style:text-properties style:font-name-complex="Arial"/>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style:font-name-complex="Arial"/>
    </style:style>
    <style:style style:name="P10" style:family="paragraph" style:parent-style-name="Heading_20_2">
      <style:text-properties style:font-name-complex="Arial"/>
    </style:style>
    <style:style style:name="P11" style:family="paragraph" style:parent-style-name="Heading_20_2">
      <style:text-properties fo:font-size="9pt" style:font-size-asian="9pt" style:font-name-complex="Arial"/>
    </style:style>
    <style:style style:name="P12" style:family="paragraph" style:parent-style-name="Heading_20_2">
      <style:text-properties style:letter-kerning="true" style:font-name-complex="Arial"/>
    </style:style>
    <style:style style:name="P13" style:family="paragraph" style:parent-style-name="Heading_20_2">
      <style:paragraph-properties fo:margin-top="0.529cm" fo:margin-bottom="0.106cm" style:contextual-spacing="false"/>
      <style:text-properties style:font-name-complex="Arial"/>
    </style:style>
    <style:style style:name="P14" style:family="paragraph" style:parent-style-name="Heading_20_2">
      <style:paragraph-properties fo:break-before="page"/>
      <style:text-properties style:font-name-complex="Arial"/>
    </style:style>
    <style:style style:name="P15" style:family="paragraph" style:parent-style-name="Heading_20_3">
      <style:text-properties style:font-name-complex="Arial"/>
    </style:style>
    <style:style style:name="P16" style:family="paragraph" style:parent-style-name="Le">
      <style:text-properties style:font-name="Times New Roman" fo:font-size="9.5pt" fo:font-style="italic" style:font-size-asian="9.5pt" style:font-style-asian="italic" style:font-name-complex="Times New Roman" style:font-size-complex="12pt"/>
    </style:style>
    <style:style style:name="P17" style:family="paragraph" style:parent-style-name="List" style:list-style-name="WW8Num11">
      <style:text-properties style:font-name-complex="Arial"/>
    </style:style>
    <style:style style:name="P18" style:family="paragraph" style:parent-style-name="List" style:list-style-name="">
      <style:paragraph-properties fo:margin-left="0cm" fo:margin-right="0cm" fo:text-indent="0cm" style:auto-text-indent="false"/>
    </style:style>
    <style:style style:name="P19" style:family="paragraph" style:parent-style-name="List" style:list-style-name="">
      <style:paragraph-properties fo:margin-left="0cm" fo:margin-right="0cm" fo:text-indent="0cm" style:auto-text-indent="false"/>
      <style:text-properties fo:font-weight="bold" style:font-weight-asian="bold" style:font-name-complex="Arial"/>
    </style:style>
    <style:style style:name="P20" style:family="paragraph" style:parent-style-name="List" style:list-style-name="">
      <style:paragraph-properties fo:margin-left="1.27cm" fo:margin-right="0cm" fo:text-indent="0cm" style:auto-text-indent="false"/>
      <style:text-properties style:font-name-complex="Arial"/>
    </style:style>
    <style:style style:name="P21" style:family="paragraph" style:parent-style-name="List" style:list-style-name="L1">
      <style:paragraph-properties fo:margin-left="1.27cm" fo:margin-right="0cm" fo:text-indent="-0.635cm" style:auto-text-indent="false"/>
      <style:text-properties style:font-name-complex="Arial"/>
    </style:style>
    <style:style style:name="P22" style:family="paragraph" style:parent-style-name="List" style:list-style-name="">
      <style:paragraph-properties fo:margin-left="0.635cm" fo:margin-right="0cm" fo:text-indent="0cm" style:auto-text-indent="false"/>
    </style:style>
    <style:style style:name="P23" style:family="paragraph" style:parent-style-name="List" style:list-style-name="">
      <style:paragraph-properties fo:margin-left="0.635cm" fo:margin-right="0cm" fo:text-indent="0cm" style:auto-text-indent="false"/>
      <style:text-properties style:font-name-complex="Arial"/>
    </style:style>
    <style:style style:name="P24" style:family="paragraph" style:parent-style-name="List" style:list-style-name="L1">
      <style:paragraph-properties fo:margin-left="1.905cm" fo:margin-right="0cm" fo:text-indent="-0.635cm" style:auto-text-indent="false"/>
      <style:text-properties style:font-name-complex="Arial"/>
    </style:style>
    <style:style style:name="P25" style:family="paragraph" style:parent-style-name="Normal_20_Indent">
      <style:text-properties style:font-name-complex="Arial"/>
    </style:style>
    <style:style style:name="P26" style:family="paragraph" style:parent-style-name="Normal_20_Indent" style:list-style-name="L1">
      <style:paragraph-properties>
        <style:tab-stops>
          <style:tab-stop style:position="1.905cm"/>
        </style:tab-stops>
      </style:paragraph-properties>
      <style:text-properties style:font-name-complex="Arial"/>
    </style:style>
    <style:style style:name="P27" style:family="paragraph" style:parent-style-name="Normal_20_Indent">
      <style:text-properties fo:font-weight="bold" style:font-weight-asian="bold" style:font-name-complex="Arial"/>
    </style:style>
    <style:style style:name="P28" style:family="paragraph" style:parent-style-name="Normal_20_Indent" style:list-style-name="">
      <style:paragraph-properties fo:margin-left="0cm" fo:margin-right="0cm" fo:text-indent="0cm" style:auto-text-indent="false"/>
    </style:style>
    <style:style style:name="P29" style:family="paragraph" style:parent-style-name="Normal_20_Indent" style:list-style-name="">
      <style:paragraph-properties fo:margin-left="0cm" fo:margin-right="0cm" fo:text-indent="0cm" style:auto-text-indent="false"/>
      <style:text-properties fo:font-weight="bold" style:font-weight-asian="bold" style:font-name-complex="Arial"/>
    </style:style>
    <style:style style:name="P30" style:family="paragraph" style:parent-style-name="Normal_20_Indent">
      <style:paragraph-properties fo:margin-left="2.54cm" fo:margin-right="0cm" fo:text-indent="0cm" style:auto-text-indent="false"/>
      <style:text-properties style:font-name-complex="Arial"/>
    </style:style>
    <style:style style:name="P31" style:family="paragraph" style:parent-style-name="Normal1">
      <style:text-properties style:font-name="Arial" style:font-name-complex="Arial"/>
    </style:style>
    <style:style style:name="P32" style:family="paragraph" style:parent-style-name="Normal1">
      <style:text-properties style:font-name="Arial" fo:font-size="8pt" fo:font-style="italic" style:font-size-asian="8pt" style:font-style-asian="italic" style:font-name-complex="Arial"/>
    </style:style>
    <style:style style:name="P33" style:family="paragraph" style:parent-style-name="Normal1">
      <style:text-properties style:font-name="Arial" fo:font-size="10pt" style:font-size-asian="10pt" style:font-name-complex="Arial"/>
    </style:style>
    <style:style style:name="P34" style:family="paragraph" style:parent-style-name="Normal1" style:list-style-name="WW8Num4">
      <style:text-properties style:font-name="Arial" fo:font-size="10pt" style:font-size-asian="10pt" style:font-name-complex="Arial"/>
    </style:style>
    <style:style style:name="P35" style:family="paragraph" style:parent-style-name="Normal1">
      <style:text-properties fo:color="#000000" loext:opacity="100%" style:font-name="Arial" fo:font-size="9.5pt" fo:font-style="italic" fo:font-weight="bold" style:font-size-asian="9.5pt" style:font-style-asian="italic" style:font-weight-asian="bold" style:font-name-complex="Arial"/>
    </style:style>
    <style:style style:name="P36" style:family="paragraph" style:parent-style-name="Normal1" style:master-page-name="Standard">
      <style:paragraph-properties fo:margin-top="0cm" fo:margin-bottom="0.141cm" style:contextual-spacing="false" style:page-number="auto" fo:padding-left="0cm" fo:padding-right="0cm" fo:padding-top="0cm" fo:padding-bottom="0.035cm" fo:border-left="none" fo:border-right="none" fo:border-top="none" fo:border-bottom="1.5pt solid #000000" style:shadow="none">
        <style:tab-stops>
          <style:tab-stop style:position="14.951cm" style:type="right"/>
        </style:tab-stops>
      </style:paragraph-properties>
      <style:text-properties style:font-name="Arial Black" fo:font-size="20pt" fo:font-weight="bold" style:font-size-asian="20pt" style:font-weight-asian="bold" style:font-name-complex="Arial Black"/>
    </style:style>
    <style:style style:name="P37" style:family="paragraph" style:parent-style-name="Standard">
      <style:text-properties style:font-name="Arial" style:font-name-complex="Arial"/>
    </style:style>
    <style:style style:name="P38" style:family="paragraph" style:parent-style-name="Standard">
      <style:paragraph-properties style:snap-to-layout-grid="false"/>
      <style:text-properties style:font-name="Arial" style:font-name-complex="Arial"/>
    </style:style>
    <style:style style:name="P39" style:family="paragraph" style:parent-style-name="Standard" style:list-style-name="WW8Num7">
      <style:text-properties style:font-name="Arial" style:font-name-complex="Arial"/>
    </style:style>
    <style:style style:name="P40" style:family="paragraph" style:parent-style-name="Standard" style:list-style-name="WW8Num3">
      <style:text-properties style:font-name="Arial" style:font-name-complex="Arial"/>
    </style:style>
    <style:style style:name="P41" style:family="paragraph" style:parent-style-name="Standard">
      <style:paragraph-properties>
        <style:tab-stops>
          <style:tab-stop style:position="0.635cm"/>
        </style:tab-stops>
      </style:paragraph-properties>
      <style:text-properties style:font-name="Arial" style:font-name-complex="Arial"/>
    </style:style>
    <style:style style:name="P42" style:family="paragraph" style:parent-style-name="Standard" style:list-style-name="WW8Num2">
      <style:paragraph-properties>
        <style:tab-stops>
          <style:tab-stop style:position="0.635cm"/>
        </style:tab-stops>
      </style:paragraph-properties>
      <style:text-properties style:font-name="Arial" style:font-name-complex="Arial"/>
    </style:style>
    <style:style style:name="P43" style:family="paragraph" style:parent-style-name="Standard" style:list-style-name="WW8Num6">
      <style:text-properties style:font-name="Arial" style:font-name-complex="Arial"/>
    </style:style>
    <style:style style:name="P44" style:family="paragraph" style:parent-style-name="Standard" style:list-style-name="WW8Num9">
      <style:text-properties style:font-name="Arial" style:font-name-complex="Arial"/>
    </style:style>
    <style:style style:name="P45" style:family="paragraph" style:parent-style-name="Standard">
      <style:paragraph-properties fo:text-align="center" style:justify-single-word="false"/>
      <style:text-properties style:font-name="Arial" style:font-name-complex="Arial"/>
    </style:style>
    <style:style style:name="P46" style:family="paragraph" style:parent-style-name="Standard" style:list-style-name="">
      <style:text-properties style:font-name="Arial" style:font-name-complex="Arial"/>
    </style:style>
    <style:style style:name="P47" style:family="paragraph" style:parent-style-name="Standard">
      <style:paragraph-properties fo:text-align="justify" style:justify-single-word="false"/>
      <style:text-properties style:font-name="Arial" style:font-name-complex="Arial"/>
    </style:style>
    <style:style style:name="P48" style:family="paragraph" style:parent-style-name="Standard" style:list-style-name="L2">
      <style:text-properties style:font-name="Arial" style:font-name-complex="Arial"/>
    </style:style>
    <style:style style:name="P49" style:family="paragraph" style:parent-style-name="Standard" style:list-style-name="L1">
      <style:text-properties style:font-name="Arial" style:font-name-complex="Arial"/>
    </style:style>
    <style:style style:name="P50" style:family="paragraph" style:parent-style-name="Standard">
      <style:text-properties style:font-name="Arial" fo:font-weight="bold" style:font-weight-asian="bold" style:font-name-complex="Arial"/>
    </style:style>
    <style:style style:name="P51" style:family="paragraph" style:parent-style-name="Standard">
      <style:paragraph-properties fo:text-align="center" style:justify-single-word="false"/>
      <style:text-properties style:font-name="Arial" fo:font-weight="bold" style:font-weight-asian="bold" style:font-name-complex="Arial"/>
    </style:style>
    <style:style style:name="P52"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53" style:family="paragraph" style:parent-style-name="Standard">
      <style:text-properties style:font-name="Arial" fo:font-size="8pt" style:font-size-asian="8pt" style:font-name-complex="Arial"/>
    </style:style>
    <style:style style:name="P54" style:family="paragraph" style:parent-style-name="Standard">
      <style:paragraph-properties fo:text-align="center" style:justify-single-word="false"/>
      <style:text-properties style:font-name="Arial" fo:font-size="8pt" style:font-size-asian="8pt" style:font-name-complex="Arial"/>
    </style:style>
    <style:style style:name="P55" style:family="paragraph" style:parent-style-name="Standard">
      <style:paragraph-properties fo:text-align="center" style:justify-single-word="false" style:snap-to-layout-grid="false"/>
      <style:text-properties style:font-name="Arial" fo:font-size="8pt" style:font-size-asian="8pt" style:font-name-complex="Arial"/>
    </style:style>
    <style:style style:name="P56" style:family="paragraph" style:parent-style-name="Standard">
      <style:paragraph-properties style:snap-to-layout-grid="false"/>
      <style:text-properties style:font-name="Arial" fo:font-size="8pt" style:font-size-asian="8pt" style:font-name-complex="Arial"/>
    </style:style>
    <style:style style:name="P57" style:family="paragraph" style:parent-style-name="Standard">
      <style:paragraph-properties fo:text-align="end" style:justify-single-word="false"/>
      <style:text-properties style:font-name="Arial" fo:font-size="8pt" style:font-size-asian="8pt" style:font-name-complex="Arial"/>
    </style:style>
    <style:style style:name="P58" style:family="paragraph" style:parent-style-name="Standard">
      <style:text-properties style:font-name="Arial" fo:font-size="9pt" fo:font-weight="bold" style:font-size-asian="9pt" style:font-weight-asian="bold" style:font-name-complex="Arial"/>
    </style:style>
    <style:style style:name="P59" style:family="paragraph" style:parent-style-name="Standard">
      <style:paragraph-properties fo:text-align="center" style:justify-single-word="false"/>
      <style:text-properties style:font-name="Arial" fo:font-size="9pt" fo:font-weight="bold" style:font-size-asian="9pt" style:font-weight-asian="bold" style:font-name-complex="Arial"/>
    </style:style>
    <style:style style:name="P60" style:family="paragraph" style:parent-style-name="Standard">
      <style:paragraph-properties fo:text-align="center" style:justify-single-word="false" style:snap-to-layout-grid="false"/>
      <style:text-properties style:font-name="Arial" fo:font-size="9pt" fo:font-weight="bold" style:font-size-asian="9pt" style:font-weight-asian="bold" style:font-name-complex="Arial"/>
    </style:style>
    <style:style style:name="P61" style:family="paragraph" style:parent-style-name="Standard">
      <style:text-properties style:font-name="Arial" fo:font-size="9pt" style:font-size-asian="9pt" style:font-name-complex="Arial"/>
    </style:style>
    <style:style style:name="P62" style:family="paragraph" style:parent-style-name="Standard">
      <style:paragraph-properties fo:text-align="center" style:justify-single-word="false"/>
      <style:text-properties style:font-name="Arial" fo:font-size="9pt" style:font-size-asian="9pt" style:font-name-complex="Arial"/>
    </style:style>
    <style:style style:name="P63" style:family="paragraph" style:parent-style-name="Standard">
      <style:paragraph-properties fo:text-align="center" style:justify-single-word="false" style:snap-to-layout-grid="false"/>
      <style:text-properties style:font-name="Arial" fo:font-size="9pt" style:font-size-asian="9pt" style:font-name-complex="Arial"/>
    </style:style>
    <style:style style:name="P64" style:family="paragraph" style:parent-style-name="Standard">
      <style:paragraph-properties style:snap-to-layout-grid="false"/>
      <style:text-properties style:font-name="Arial" fo:font-size="9pt" style:font-size-asian="9pt" style:font-name-complex="Arial"/>
    </style:style>
    <style:style style:name="P65" style:family="paragraph" style:parent-style-name="Standard">
      <style:text-properties style:font-name="Arial" fo:font-style="italic" style:font-style-asian="italic" style:font-name-complex="Arial"/>
    </style:style>
    <style:style style:name="P66" style:family="paragraph" style:parent-style-name="Standard" style:list-style-name="WW8Num3">
      <style:text-properties style:font-name="Arial" fo:letter-spacing="-0.004cm" style:font-name-complex="Arial"/>
    </style:style>
    <style:style style:name="P67" style:family="paragraph" style:parent-style-name="Standard">
      <style:text-properties style:font-name="Arial" fo:letter-spacing="-0.007cm" style:font-name-complex="Arial"/>
    </style:style>
    <style:style style:name="P68" style:family="paragraph" style:parent-style-name="Standard">
      <style:text-properties style:font-name="Arial" fo:font-size="10pt" style:font-size-asian="10pt" style:font-name-complex="Arial"/>
    </style:style>
    <style:style style:name="P69" style:family="paragraph" style:parent-style-name="Standard">
      <style:paragraph-properties fo:text-align="center" style:justify-single-word="false"/>
    </style:style>
    <style:style style:name="P70" style:family="paragraph" style:parent-style-name="Standard" style:list-style-name="WW8Num7"/>
    <style:style style:name="P71" style:family="paragraph" style:parent-style-name="Standard" style:list-style-name=""/>
    <style:style style:name="P72" style:family="paragraph" style:parent-style-name="Standard" style:list-style-name="WW8Num2">
      <style:paragraph-properties>
        <style:tab-stops>
          <style:tab-stop style:position="0.635cm"/>
        </style:tab-stops>
      </style:paragraph-properties>
    </style:style>
    <style:style style:name="P73" style:family="paragraph" style:parent-style-name="Standard">
      <style:paragraph-properties fo:text-align="justify" style:justify-single-word="false"/>
    </style:style>
    <style:style style:name="P74" style:family="paragraph" style:parent-style-name="Standard" style:list-style-name="L1">
      <style:paragraph-properties>
        <style:tab-stops>
          <style:tab-stop style:position="1.588cm"/>
        </style:tab-stops>
      </style:paragraph-properties>
    </style:style>
    <style:style style:name="P75" style:family="paragraph" style:parent-style-name="Standard">
      <style:text-properties fo:color="#000000" loext:opacity="100%" style:font-name="Arial" fo:font-weight="bold" style:font-weight-asian="bold" style:font-name-complex="Arial"/>
    </style:style>
    <style:style style:name="P76" style:family="paragraph" style:parent-style-name="Standard">
      <style:text-properties fo:color="#000000" loext:opacity="100%" style:font-name="Arial" style:font-name-complex="Arial"/>
    </style:style>
    <style:style style:name="P77" style:family="paragraph" style:parent-style-name="Standard">
      <style:paragraph-properties fo:text-align="center" style:justify-single-word="false"/>
      <style:text-properties fo:color="#000000" loext:opacity="100%" style:font-name="Arial" style:font-name-complex="Arial"/>
    </style:style>
    <style:style style:name="P78" style:family="paragraph" style:parent-style-name="Standard">
      <style:paragraph-properties fo:text-align="center" style:justify-single-word="false" style:snap-to-layout-grid="false"/>
      <style:text-properties fo:color="#000000" loext:opacity="100%" style:font-name="Arial" style:font-name-complex="Arial"/>
    </style:style>
    <style:style style:name="P79" style:family="paragraph" style:parent-style-name="Standard">
      <style:paragraph-properties style:snap-to-layout-grid="false"/>
      <style:text-properties fo:color="#000000" loext:opacity="100%" style:font-name="Arial" style:font-name-complex="Arial"/>
    </style:style>
    <style:style style:name="P80" style:family="paragraph" style:parent-style-name="Standard">
      <style:paragraph-properties fo:text-align="center" style:justify-single-word="false"/>
      <style:text-properties fo:color="#000000" loext:opacity="100%" style:font-name="Symbol" style:font-name-asian="Symbol" style:font-name-complex="Symbol"/>
    </style:style>
    <style:style style:name="P81" style:family="paragraph" style:parent-style-name="Standard">
      <style:paragraph-properties fo:text-align="center" style:justify-single-word="false">
        <style:tab-stops>
          <style:tab-stop style:position="1.64cm"/>
        </style:tab-stops>
      </style:paragraph-properties>
      <style:text-properties fo:color="#000000" loext:opacity="100%" style:font-name="Symbol" style:font-name-asian="Symbol" style:font-name-complex="Symbol"/>
    </style:style>
    <style:style style:name="P82" style:family="paragraph" style:parent-style-name="Standard">
      <style:paragraph-properties fo:text-align="center" style:justify-single-word="false" style:snap-to-layout-grid="false"/>
      <style:text-properties fo:color="#000000" loext:opacity="100%" style:text-position="super 58%" style:font-name="Arial" style:font-name-complex="Arial"/>
    </style:style>
    <style:style style:name="P83" style:family="paragraph" style:parent-style-name="Standard">
      <loext:graphic-properties draw:fill="solid" draw:fill-color="#dfdfdf"/>
      <style:paragraph-properties fo:text-align="center" style:justify-single-word="false" fo:background-color="#dfdfdf" fo:padding="0.035cm" fo:border="0.74pt solid #000000" style:shadow="none"/>
      <style:text-properties style:font-name="Arial" fo:font-weight="bold" style:font-weight-asian="bold" style:font-name-complex="Arial"/>
    </style:style>
    <style:style style:name="P84" style:family="paragraph" style:parent-style-name="Standard">
      <loext:graphic-properties draw:fill="solid" draw:fill-color="#dfdfdf"/>
      <style:paragraph-properties fo:background-color="#dfdfdf" fo:padding="0.035cm" fo:border="0.74pt solid #000000" style:shadow="none"/>
      <style:text-properties style:font-name="Arial" fo:font-weight="bold" style:font-weight-asian="bold" style:font-name-complex="Arial"/>
    </style:style>
    <style:style style:name="P85" style:family="paragraph" style:parent-style-name="Standard">
      <style:paragraph-properties fo:margin-left="0.635cm" fo:margin-right="0cm" fo:text-indent="-0.635cm" style:auto-text-indent="false"/>
    </style:style>
    <style:style style:name="P86" style:family="paragraph" style:parent-style-name="Standard">
      <style:paragraph-properties fo:margin-left="0.635cm" fo:margin-right="0cm" fo:text-align="center" style:justify-single-word="false" fo:text-indent="-0.635cm" style:auto-text-indent="false"/>
      <style:text-properties style:font-name="Arial" fo:font-size="9pt" style:font-size-asian="9pt" style:font-name-complex="Arial"/>
    </style:style>
    <style:style style:name="P87" style:family="paragraph" style:parent-style-name="Standard">
      <style:paragraph-properties fo:margin-left="0.635cm" fo:margin-right="0cm" fo:text-align="center" style:justify-single-word="false" fo:text-indent="-0.635cm" style:auto-text-indent="false"/>
      <style:text-properties style:font-name="Arial" fo:font-size="9pt" fo:font-weight="bold" style:font-size-asian="9pt" style:font-weight-asian="bold" style:font-name-complex="Arial"/>
    </style:style>
    <style:style style:name="P88" style:family="paragraph" style:parent-style-name="Standard">
      <style:paragraph-properties fo:margin-left="0.635cm" fo:margin-right="0cm" fo:text-indent="-0.635cm" style:auto-text-indent="false"/>
      <style:text-properties style:font-name="Arial" style:font-name-complex="Arial"/>
    </style:style>
    <style:style style:name="P89" style:family="paragraph" style:parent-style-name="Standard" style:list-style-name="">
      <style:paragraph-properties fo:margin-left="0.635cm" fo:margin-right="0cm" fo:text-indent="-0.635cm" style:auto-text-indent="false"/>
      <style:text-properties style:font-name="Arial" style:font-name-complex="Arial"/>
    </style:style>
    <style:style style:name="P90" style:family="paragraph" style:parent-style-name="Standard">
      <style:paragraph-properties fo:margin-left="0.635cm" fo:margin-right="0cm" fo:text-align="center" style:justify-single-word="false" fo:text-indent="-0.635cm" style:auto-text-indent="false"/>
      <style:text-properties style:font-name="Arial" style:font-name-complex="Arial"/>
    </style:style>
    <style:style style:name="P91" style:family="paragraph" style:parent-style-name="Standard">
      <style:paragraph-properties fo:margin-top="0cm" fo:margin-bottom="0.423cm" style:contextual-spacing="false"/>
    </style:style>
    <style:style style:name="P92" style:family="paragraph" style:parent-style-name="Standard">
      <style:paragraph-properties fo:margin-top="0cm" fo:margin-bottom="0.423cm" style:contextual-spacing="false" fo:padding-left="0cm" fo:padding-right="0cm" fo:padding-top="0.035cm" fo:padding-bottom="0.035cm" fo:border-left="none" fo:border-right="none" fo:border-top="0.74pt solid #000000" fo:border-bottom="0.74pt solid #000000" style:shadow="none"/>
    </style:style>
    <style:style style:name="P93" style:family="paragraph" style:parent-style-name="Standard">
      <style:paragraph-properties fo:margin-top="0.212cm" fo:margin-bottom="0.106cm" style:contextual-spacing="false" fo:orphans="0" fo:widows="0"/>
    </style:style>
    <style:style style:name="P94" style:family="paragraph" style:parent-style-name="Standard">
      <style:paragraph-properties fo:margin-top="0.212cm" fo:margin-bottom="0.106cm" style:contextual-spacing="false" fo:orphans="0" fo:widows="0"/>
      <style:text-properties style:font-name="Arial" fo:letter-spacing="-0.009cm" style:font-name-complex="Arial"/>
    </style:style>
    <style:style style:name="P95" style:family="paragraph" style:parent-style-name="Standard">
      <style:paragraph-properties fo:margin-left="1.905cm" fo:margin-right="0cm" fo:text-indent="-0.635cm" style:auto-text-indent="false"/>
      <style:text-properties style:font-name="Arial" style:font-name-complex="Arial"/>
    </style:style>
    <style:style style:name="P96" style:family="paragraph" style:parent-style-name="Standard">
      <style:paragraph-properties fo:margin-left="-2.117cm" fo:margin-right="0cm" fo:text-indent="0cm" style:auto-text-indent="false"/>
    </style:style>
    <style:style style:name="P97" style:family="paragraph" style:parent-style-name="Standard">
      <style:paragraph-properties fo:margin-top="0.035cm" fo:margin-bottom="0cm" style:contextual-spacing="false" fo:text-align="center" style:justify-single-word="false"/>
      <style:text-properties style:font-name="Arial" fo:font-size="8pt" style:font-size-asian="8pt" style:font-name-complex="Arial"/>
    </style:style>
    <style:style style:name="P98" style:family="paragraph" style:parent-style-name="Standard">
      <style:paragraph-properties fo:margin-top="0.035cm" fo:margin-bottom="0.035cm" style:contextual-spacing="false"/>
      <style:text-properties style:font-name="Arial" style:font-name-complex="Arial"/>
    </style:style>
    <style:style style:name="P99" style:family="paragraph" style:parent-style-name="Standard">
      <style:paragraph-properties fo:margin-left="1.27cm" fo:margin-right="0cm" style:line-height-at-least="0.035cm" fo:text-indent="0cm" style:auto-text-indent="false"/>
      <style:text-properties style:font-name="Arial" style:font-name-complex="Arial"/>
    </style:style>
    <style:style style:name="P100" style:family="paragraph" style:parent-style-name="Standard" style:list-style-name="">
      <style:paragraph-properties fo:margin-left="1.27cm" fo:margin-right="0cm" style:line-height-at-least="0.035cm" fo:text-indent="0cm" style:auto-text-indent="false"/>
      <style:text-properties style:font-name="Arial" style:font-name-complex="Arial"/>
    </style:style>
    <style:style style:name="P101" style:family="paragraph" style:parent-style-name="Standard">
      <style:paragraph-properties fo:margin-left="1.27cm" fo:margin-right="0cm" style:line-height-at-least="0.035cm" fo:text-indent="0cm" style:auto-text-indent="false"/>
      <style:text-properties style:font-name="Arial" fo:font-size="9pt" style:font-size-asian="9pt" style:font-name-complex="Arial"/>
    </style:style>
    <style:style style:name="P102" style:family="paragraph" style:parent-style-name="Standard" style:list-style-name="">
      <style:paragraph-properties fo:margin-left="0cm" fo:margin-right="0cm" fo:text-indent="0cm" style:auto-text-indent="false"/>
      <style:text-properties style:font-name="Arial" style:font-name-complex="Arial"/>
    </style:style>
    <style:style style:name="P103" style:family="paragraph" style:parent-style-name="Standard" style:list-style-name="">
      <style:paragraph-properties fo:margin-left="0cm" fo:margin-right="0cm" fo:text-indent="0cm" style:auto-text-indent="false"/>
      <style:text-properties style:font-name="Arial" fo:font-weight="bold" style:font-weight-asian="bold" style:font-name-complex="Arial"/>
    </style:style>
    <style:style style:name="P104" style:family="paragraph" style:parent-style-name="Standard" style:list-style-name="">
      <style:paragraph-properties fo:margin-left="0cm" fo:margin-right="0cm" fo:margin-top="0cm" fo:margin-bottom="0.212cm" style:contextual-spacing="false" fo:text-indent="0cm" style:auto-text-indent="false"/>
      <style:text-properties style:font-name="Arial" style:font-name-complex="Arial"/>
    </style:style>
    <style:style style:name="P105" style:family="paragraph" style:parent-style-name="Standard" style:list-style-name="L1">
      <style:paragraph-properties fo:margin-left="1.27cm" fo:margin-right="0cm" fo:text-indent="-0.635cm" style:auto-text-indent="false"/>
    </style:style>
    <style:style style:name="P106" style:family="paragraph" style:parent-style-name="Standard" style:list-style-name="L1">
      <style:paragraph-properties fo:margin-left="1.27cm" fo:margin-right="0cm" fo:text-indent="-0.635cm" style:auto-text-indent="false"/>
      <style:text-properties style:font-name="Arial" style:font-name-complex="Arial"/>
    </style:style>
    <style:style style:name="P107" style:family="paragraph" style:parent-style-name="Standard">
      <style:paragraph-properties fo:margin-top="0.212cm" fo:margin-bottom="0.423cm" style:contextual-spacing="false"/>
    </style:style>
    <style:style style:name="P108" style:family="paragraph" style:parent-style-name="Standard">
      <style:paragraph-properties fo:break-before="page"/>
      <style:text-properties style:font-name="Arial" style:font-name-complex="Arial"/>
    </style:style>
    <style:style style:name="P109" style:family="paragraph" style:parent-style-name="Text_20_body">
      <style:text-properties style:font-name="Arial" style:font-name-complex="Arial"/>
    </style:style>
    <style:style style:name="P110" style:family="paragraph" style:parent-style-name="Text_20_body_20_indent">
      <style:text-properties style:font-name-complex="Arial"/>
    </style:style>
    <style:style style:name="P111" style:family="paragraph" style:parent-style-name="Text_20_body_20_indent" style:list-style-name="">
      <style:paragraph-properties fo:margin-left="0cm" fo:margin-right="0cm" fo:text-indent="0cm" style:auto-text-indent="false"/>
      <style:text-properties style:font-name-complex="Arial"/>
    </style:style>
    <style:style style:name="P112" style:family="paragraph" style:parent-style-name="Text_20_body_20_indent">
      <style:paragraph-properties fo:margin-left="0cm" fo:margin-right="0cm" fo:text-indent="0cm" style:auto-text-indent="false"/>
    </style:style>
    <style:style style:name="P113" style:family="paragraph" style:parent-style-name="Tpf">
      <style:text-properties style:font-name="Arial" fo:font-size="7pt" fo:font-style="italic" style:font-size-asian="7pt" style:font-style-asian="italic" style:font-name-complex="Arial"/>
    </style:style>
    <style:style style:name="P114" style:family="paragraph" style:parent-style-name="Tpf">
      <style:text-properties style:font-name="Arial" fo:font-weight="bold" style:font-weight-asian="bold" style:font-name-complex="Arial"/>
    </style:style>
    <style:style style:name="P115" style:family="paragraph" style:parent-style-name="Tpf">
      <style:text-properties style:font-name="Arial" fo:font-size="8pt" style:font-size-asian="8pt" style:font-name-complex="Arial"/>
    </style:style>
    <style:style style:name="P116" style:family="paragraph" style:parent-style-name="Tpf">
      <style:text-properties style:font-name="Arial" fo:font-size="8pt" fo:font-style="italic" style:font-size-asian="8pt" style:font-style-asian="italic" style:font-name-complex="Arial"/>
    </style:style>
    <style:style style:name="P117" style:family="paragraph" style:parent-style-name="Tpf">
      <style:text-properties fo:color="#000000" loext:opacity="100%" style:font-name="Arial" fo:font-size="7pt" fo:font-style="italic" fo:font-weight="bold" style:font-size-asian="7pt" style:font-style-asian="italic" style:font-weight-asian="bold" style:font-name-complex="Arial" style:font-weight-complex="bold"/>
    </style:style>
    <style:style style:name="P118" style:family="paragraph" style:parent-style-name="Tr">
      <style:text-properties fo:font-style="italic" style:font-style-asian="italic"/>
    </style:style>
    <style:style style:name="P119" style:family="paragraph" style:parent-style-name="Tt">
      <style:text-properties style:font-name-complex="Arial"/>
    </style:style>
    <style:style style:name="P120" style:family="paragraph" style:parent-style-name="Tt">
      <style:text-properties style:font-name="Courier New" style:font-name-complex="Courier New"/>
    </style:style>
    <style:style style:name="P121" style:family="paragraph" style:parent-style-name="Tt">
      <style:paragraph-properties fo:margin-top="0.706cm" fo:margin-bottom="0.106cm" style:contextual-spacing="false" fo:break-before="page"/>
      <style:text-properties fo:font-style="italic" style:font-style-asian="italic"/>
    </style:style>
    <style:style style:name="P122" style:family="paragraph" style:parent-style-name="body">
      <style:text-properties style:font-name="Arial" fo:letter-spacing="normal" style:font-name-complex="Arial"/>
    </style:style>
    <style:style style:name="P123" style:family="paragraph" style:parent-style-name="bullet_20_body">
      <style:text-properties style:font-name="Arial" fo:letter-spacing="normal" style:font-name-complex="Arial"/>
    </style:style>
    <style:style style:name="P124" style:family="paragraph" style:parent-style-name="bullet_20_body">
      <style:paragraph-properties fo:margin-left="0.478cm" fo:margin-right="0cm" fo:margin-top="0cm" fo:margin-bottom="0cm" style:contextual-spacing="false" fo:text-indent="-0.478cm" style:auto-text-indent="false"/>
      <style:text-properties style:font-name="Arial" fo:letter-spacing="normal" style:font-name-complex="Arial"/>
    </style:style>
    <style:style style:name="P125" style:family="paragraph" style:parent-style-name="bullet_20_body">
      <style:paragraph-properties fo:margin-left="0.483cm" fo:margin-right="0cm" fo:margin-top="0cm" fo:margin-bottom="0cm" style:contextual-spacing="false" fo:text-indent="-0.483cm" style:auto-text-indent="false"/>
      <style:text-properties style:font-name="Arial" fo:letter-spacing="normal" style:font-name-complex="Arial"/>
    </style:style>
    <style:style style:name="T1" style:family="text">
      <style:text-properties style:font-name="Arial Black" fo:font-size="20pt" style:font-size-asian="20pt" style:font-name-complex="Arial Black"/>
    </style:style>
    <style:style style:name="T2" style:family="text">
      <style:text-properties fo:font-weight="bold" style:font-weight-asian="bold"/>
    </style:style>
    <style:style style:name="T3" style:family="text">
      <style:text-properties fo:font-weight="bold" style:font-weight-asian="bold" style:font-name-complex="Arial"/>
    </style:style>
    <style:style style:name="T4" style:family="text">
      <style:text-properties fo:font-style="italic" style:font-style-asian="italic"/>
    </style:style>
    <style:style style:name="T5" style:family="text">
      <style:text-properties style:font-name="Arial"/>
    </style:style>
    <style:style style:name="T6" style:family="text">
      <style:text-properties style:font-name="Arial" fo:font-size="9.5pt" fo:font-style="italic" fo:font-weight="bold" style:font-size-asian="9.5pt" style:font-style-asian="italic" style:font-weight-asian="bold" style:font-name-complex="Arial"/>
    </style:style>
    <style:style style:name="T7" style:family="text">
      <style:text-properties style:font-name="Arial" fo:font-size="9.5pt" fo:font-style="italic" fo:font-weight="bold" style:font-size-asian="9.5pt" style:font-style-asian="italic" style:font-weight-asian="bold" style:font-name-complex="Arial" style:font-weight-complex="bold"/>
    </style:style>
    <style:style style:name="T8" style:family="text">
      <style:text-properties style:font-name="Arial" fo:font-weight="bold" style:font-weight-asian="bold" style:font-name-complex="Arial"/>
    </style:style>
    <style:style style:name="T9" style:family="text">
      <style:text-properties style:font-name="Arial" fo:font-weight="bold" style:font-weight-asian="bold" style:font-name-complex="Arial" style:font-style-complex="italic" style:font-weight-complex="bold"/>
    </style:style>
    <style:style style:name="T10" style:family="text">
      <style:text-properties style:font-name="Arial" fo:font-size="7pt" fo:font-style="italic" fo:font-weight="bold" style:font-size-asian="7pt" style:font-style-asian="italic" style:font-weight-asian="bold" style:font-name-complex="Arial" style:font-weight-complex="bold"/>
    </style:style>
    <style:style style:name="T11" style:family="text">
      <style:text-properties style:font-name="Arial" fo:font-size="7pt" fo:font-style="italic" style:font-size-asian="7pt" style:font-style-asian="italic"/>
    </style:style>
    <style:style style:name="T12" style:family="text">
      <style:text-properties style:font-name="Arial" fo:font-size="7pt" fo:font-style="italic" style:font-size-asian="7pt" style:font-style-asian="italic" style:font-name-complex="Arial"/>
    </style:style>
    <style:style style:name="T13" style:family="text">
      <style:text-properties style:font-name="Arial" fo:font-size="7pt" fo:font-weight="bold" style:font-size-asian="7pt" style:font-weight-asian="bold" style:font-name-complex="Arial" style:font-style-complex="italic" style:font-weight-complex="bold"/>
    </style:style>
    <style:style style:name="T14" style:family="text">
      <style:text-properties style:font-name="Arial" fo:font-size="7pt" style:font-size-asian="7pt" style:font-name-complex="Arial"/>
    </style:style>
    <style:style style:name="T15" style:family="text">
      <style:text-properties style:font-name="Arial"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fo:font-weight="bold" style:font-size-asian="9pt" style:font-weight-asian="bold" style:font-name-complex="Arial"/>
    </style:style>
    <style:style style:name="T19" style:family="text">
      <style:text-properties style:font-name="Arial" fo:font-size="9pt" fo:font-style="italic" style:font-size-asian="9pt" style:font-style-asian="italic" style:font-name-complex="Arial"/>
    </style:style>
    <style:style style:name="T20" style:family="text">
      <style:text-properties style:font-name="Arial" fo:font-style="italic" style:font-style-asian="italic" style:font-name-complex="Arial"/>
    </style:style>
    <style:style style:name="T21" style:family="text">
      <style:text-properties style:font-name="Arial" fo:letter-spacing="normal"/>
    </style:style>
    <style:style style:name="T22" style:family="text">
      <style:text-properties style:font-name="Arial" fo:letter-spacing="normal" style:font-name-complex="Arial"/>
    </style:style>
    <style:style style:name="T23" style:family="text">
      <style:text-properties style:font-name="Arial" fo:language="none" fo:country="none" style:language-asian="none" style:country-asian="none" style:font-name-complex="Arial"/>
    </style:style>
    <style:style style:name="T24" style:family="text">
      <style:text-properties style:font-name="Arial" fo:letter-spacing="-0.009cm" style:font-name-complex="Arial"/>
    </style:style>
    <style:style style:name="T25" style:family="text">
      <style:text-properties style:font-name="Arial" fo:letter-spacing="-0.007cm" style:font-name-complex="Arial"/>
    </style:style>
    <style:style style:name="T26" style:family="text">
      <style:text-properties style:font-name="Arial" fo:font-size="8pt" style:font-size-asian="8pt" style:font-name-complex="Arial"/>
    </style:style>
    <style:style style:name="T27" style:family="text">
      <style:text-properties style:font-name="Arial" fo:font-size="10pt" style:font-size-asian="10pt"/>
    </style:style>
    <style:style style:name="T28" style:family="text">
      <style:text-properties style:font-name="Arial" fo:font-size="10pt" style:font-size-asian="10pt" style:font-name-complex="Arial"/>
    </style:style>
    <style:style style:name="T29" style:family="text">
      <style:text-properties style:font-name="Arial" fo:font-size="10pt" fo:font-weight="bold" style:font-size-asian="10pt" style:font-weight-asian="bold" style:font-name-complex="Arial"/>
    </style:style>
    <style:style style:name="T30" style:family="text">
      <style:text-properties style:font-name-complex="Arial"/>
    </style:style>
    <style:style style:name="T31" style:family="text">
      <style:text-properties style:font-name-complex="Arial" style:font-size-complex="18pt"/>
    </style:style>
    <style:style style:name="T32" style:family="text">
      <style:text-properties style:font-name-complex="Arial" style:font-size-complex="16pt"/>
    </style:style>
    <style:style style:name="T33" style:family="text">
      <style:text-properties style:font-name-complex="Arial" style:font-size-complex="16pt" style:font-weight-complex="bold"/>
    </style:style>
    <style:style style:name="T34" style:family="text">
      <style:text-properties style:font-name-complex="Arial" style:font-weight-complex="bold"/>
    </style:style>
    <style:style style:name="T35" style:family="text">
      <style:text-properties style:font-name="Symbol" fo:font-size="9.5pt" style:font-name-asian="Symbol" style:font-size-asian="9.5pt" style:font-name-complex="Symbol" style:font-style-complex="italic"/>
    </style:style>
    <style:style style:name="T36" style:family="text">
      <style:text-properties fo:font-size="24pt" fo:font-style="italic" style:font-size-asian="24pt" style:font-style-asian="italic"/>
    </style:style>
    <style:style style:name="T37" style:family="text">
      <style:text-properties fo:font-size="8pt" style:font-size-asian="8pt"/>
    </style:style>
    <style:style style:name="T38" style:family="text">
      <style:text-properties style:font-size-complex="18pt"/>
    </style:style>
    <style:style style:name="T39" style:family="text">
      <style:text-properties fo:font-style="normal" style:font-style-asian="normal"/>
    </style:style>
    <style:style style:name="T40" style:family="text">
      <style:text-properties fo:font-style="normal" style:font-style-asian="normal" style:font-name-complex="Arial" style:font-size-complex="16pt"/>
    </style:style>
    <style:style style:name="T41" style:family="text">
      <style:text-properties style:font-name="Times New Roman" fo:font-size="12pt" fo:font-style="normal" style:font-size-asian="12pt" style:font-style-asian="normal" style:font-name-complex="Times New Roman" style:font-size-complex="12pt"/>
    </style:style>
    <style:style style:name="T42" style:family="text">
      <style:text-properties style:font-name="Times New Roman" fo:font-size="12pt" style:font-size-asian="12pt" style:font-name-complex="Times New Roman" style:font-size-complex="12pt"/>
    </style:style>
    <style:style style:name="T43" style:family="text">
      <style:text-properties style:letter-kerning="true" style:font-name-complex="Arial" style:font-size-complex="16pt"/>
    </style:style>
    <style:style style:name="T44" style:family="text">
      <style:text-properties fo:font-size="9pt" style:font-size-asian="9pt"/>
    </style:style>
    <style:style style:name="T45" style:family="text">
      <style:text-properties fo:font-size="9pt" fo:font-weight="bold" style:font-size-asian="9pt" style:font-weight-asian="bold"/>
    </style:style>
    <style:style style:name="T46" style:family="text">
      <style:text-properties fo:font-size="9pt" style:letter-kerning="true" style:font-size-asian="9pt"/>
    </style:style>
    <style:style style:name="T47" style:family="text">
      <style:text-properties fo:font-size="9pt" style:letter-kerning="true" style:font-size-asian="9pt" style:font-name-complex="Arial"/>
    </style:style>
    <style:style style:name="T48" style:family="text">
      <style:text-properties fo:font-variant="small-caps" style:font-name="Arial" style:font-name-complex="Arial"/>
    </style:style>
    <style:style style:name="T49" style:family="text">
      <style:text-properties fo:font-variant="small-caps" fo:color="#000000" loext:opacity="100%" style:font-name="Arial" fo:font-size="8pt" style:font-size-asian="8pt" style:font-name-complex="Arial"/>
    </style:style>
    <style:style style:name="T50" style:family="text">
      <style:text-properties style:text-position="56% 100%" style:font-name="Arial" fo:font-size="8pt" style:font-size-asian="8pt" style:font-name-complex="Arial"/>
    </style:style>
    <style:style style:name="T51" style:family="text">
      <style:text-properties style:text-position="56% 100%" style:font-name="Arial" fo:font-size="8pt" fo:font-weight="bold" style:font-size-asian="8pt" style:font-weight-asian="bold" style:font-name-complex="Arial"/>
    </style:style>
    <style:style style:name="T52" style:family="text">
      <style:text-properties style:text-underline-style="solid" style:text-underline-width="auto" style:text-underline-color="font-color" style:font-name-complex="Arial"/>
    </style:style>
    <style:style style:name="T53" style:family="text">
      <style:text-properties fo:color="#0000ff" loext:opacity="100%" style:font-name="Arial" fo:letter-spacing="normal" style:text-underline-style="solid" style:text-underline-width="auto" style:text-underline-color="font-color" style:font-name-complex="Arial"/>
    </style:style>
    <style:style style:name="T54" style:family="text">
      <style:text-properties fo:color="#0000ff" loext:opacity="100%" style:font-name="Arial" style:text-underline-style="solid" style:text-underline-width="auto" style:text-underline-color="font-color" style:font-name-complex="Arial"/>
    </style:style>
    <style:style style:name="T55" style:family="text">
      <style:text-properties fo:color="#0000ff" loext:opacity="100%" style:font-name="Arial" fo:letter-spacing="-0.009cm" fo:font-weight="bold" style:font-weight-asian="bold" style:font-name-complex="Arial"/>
    </style:style>
    <style:style style:name="T56" style:family="text">
      <style:text-properties style:font-name="Wingdings1" fo:font-size="10pt" fo:letter-spacing="normal" style:font-name-complex="Arial"/>
    </style:style>
    <style:style style:name="T57" style:family="text">
      <style:text-properties style:text-position="62% 100%" style:font-name="Arial" fo:font-size="8pt" style:font-size-asian="8pt" style:font-name-complex="Arial"/>
    </style:style>
    <style:style style:name="T58" style:family="text">
      <style:text-properties fo:language="none" fo:country="none" style:language-asian="none" style:country-asian="none"/>
    </style:style>
    <style:style style:name="T59" style:family="text">
      <style:text-properties fo:color="#ff0000" loext:opacity="100%" style:font-name="Arial" fo:letter-spacing="-0.009cm" fo:font-weight="bold" style:font-weight-asian="bold" style:font-name-complex="Arial"/>
    </style:style>
    <style:style style:name="T60" style:family="text">
      <style:text-properties fo:color="#ff0000" loext:opacity="100%" style:font-name="Arial" fo:font-weight="bold" style:font-weight-asian="bold" style:font-name-complex="Arial"/>
    </style:style>
    <style:style style:name="T61" style:family="text">
      <style:text-properties fo:color="#ff0000" loext:opacity="100%" fo:font-weight="bold" style:font-weight-asian="bold" style:font-name-complex="Arial"/>
    </style:style>
    <style:style style:name="T62" style:family="text">
      <style:text-properties fo:color="#ff0000" loext:opacity="100%" style:font-name-complex="Arial"/>
    </style:style>
    <style:style style:name="T63" style:family="text">
      <style:text-properties fo:letter-spacing="-0.004cm"/>
    </style:style>
    <style:style style:name="T64" style:family="text">
      <style:text-properties style:font-name="Courier New"/>
    </style:style>
    <style:style style:name="T65" style:family="text">
      <style:text-properties style:text-position="super 58%"/>
    </style:style>
    <style:style style:name="T66" style:family="text">
      <style:text-properties style:text-position="super 58%" style:font-name="Arial" style:font-name-complex="Arial"/>
    </style:style>
    <style:style style:name="T67" style:family="text">
      <style:text-properties style:font-name-asian="Arial"/>
    </style:style>
    <style:style style:name="T68" style:family="text">
      <style:text-properties fo:color="#000000" loext:opacity="100%"/>
    </style:style>
    <style:style style:name="T69" style:family="text">
      <style:text-properties fo:color="#000000" loext:opacity="100%" style:font-name="Arial" style:font-name-complex="Arial"/>
    </style:style>
    <style:style style:name="T70" style:family="text">
      <style:text-properties fo:color="#000000" loext:opacity="100%" style:text-position="super 58%" style:font-name="Arial" style:font-name-complex="Arial"/>
    </style:style>
    <style:style style:name="T71" style:family="text">
      <style:text-properties fo:letter-spacing="-0.062cm"/>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17.903cm" draw:visible-area-height="17.154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23.561cm" draw:visible-area-height="7.342cm"/>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Windows Platform Design Notes</text:p>
      <text:p text:style-name="Standard"><text:span text:style-name="T6">Designing Hardware for the Microsoft</text:span><text:span text:style-name="T35"></text:span><text:span text:style-name="T6"> Windows</text:span><text:span text:style-name="T35"></text:span><text:span text:style-name="T6"> Family of Operating Systems</text:span></text:p>
      <text:p text:style-name="P1">Keyboard Scan Code Specification</text:p>
      <text:p text:style-name="Normal1"><text:span text:style-name="T7">Abstract:</text:span><text:span text:style-name="T9"> </text:span>This specification details the PS/2 Scan Codes and USB Usage Tables that are validated for compliance to the <text:s/>Microsoft<text:span text:style-name="T37">®</text:span> Windows<text:span text:style-name="T37">®</text:span> Logo Program testing standard. This document details the alternative make and break PS/2 scan code and USB code response for the Windows<text:span text:style-name="T37"> </text:span>Logo Key and Application Keys, plus Advanced Configuration and Power Interface (ACPI) power controls. </text:p>
      <text:p text:style-name="Normal1">This specification was previous published, with the same content, as “Windows Hardware Quality Labs Keyboard Specification” and also referred to as “Windows Keys Specification” and “New Keys Specification.”</text:p>
      <text:p text:style-name="P35"><text:bookmark-start text:name="version"/>Revision 1.3a — March 16, 2000 <text:bookmark-end text:name="version"/></text:p>
      <text:p text:style-name="P117"/>
      <text:p text:style-name="Tpf"><text:span text:style-name="T10">Disclaimer:</text:span><text:span text:style-name="T13"> </text:span><text:span text:style-name="T12">The information contained in this document represents the current view of Microsoft Corporation on the issues discussed as of the date of publication. Because Microsoft must respond to changing market conditions, it should not be interpreted to be a commitment on the part of Microsoft, and Microsoft cannot guarantee the accuracy of any information presented. This document is for informational purposes only. MICROSOFT MAKES NO WARRANTIES, EXPRESS OR IMPLIED, IN THIS DOCUMENT.</text:span></text:p>
      <text:p text:style-name="P113">Microsoft Corporation may have patents or pending patent applications, trademarks, copyrights, or other intellectual property rights covering subject matter in this document. The furnishing of this document does not give you any license to the patents, trademarks, copyrights, or other intellectual property rights except as expressly provided in any written license agreement from Microsoft Corporation. </text:p>
      <text:p text:style-name="P113">Microsoft does not make any representation or warranty regarding specifications in this document or any product or item developed based on these specifications. Microsoft disclaims all express and implied warranties, including but not limited to the implied warranties or merchantability, fitness for a particular purpose and freedom from infringement. Without limiting the generality of the foregoing, Microsoft does not make any warranty of any kind that any item developed based on these specifications, or any portion of a specification, will not infringe any copyright, patent, trade secret or other intellectual property right of any person or entity in any country. It is your responsibility to seek licenses for such intellectual property rights where appropriate. Microsoft shall not be liable for any damages arising out of or in connection with the use of these specifications, including liability for lost profit, business interruption, or any other damages whatsoever. Some states do not allow the exclusion or limitation of liability or consequential or incidental damages; the above limitation may not apply to you. </text:p>
      <text:p text:style-name="Tpf"><text:span text:style-name="T12">Microsoft, Win32, Windows, and Windows NT are trademarks or registered trademarks of Microsoft Corporation in the United States and/or other countries. Other product and company names mentioned herein may be the trademarks of their respective owners.</text:span></text:p>
      <text:p text:style-name="P113">© 1996-2000 Microsoft Corporation. All rights reserved.</text:p>
      <text:p text:style-name="P121">Contents</text:p>
      <text:p text:style-name="P118"/>
      <text:table-of-content text:style-name="Sect1" text:name="Sisukord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Contents_20_1"><text:span text:style-name="T31">Windows Keys Support for Windows Software Applications</text:span><text:tab/><text:a xlink:type="simple" xlink:href="#__RefHeading___Toc477834861" text:style-name="Index_20_Link_20__28_user_29_" text:visited-style-name="Index_20_Link_20__28_user_29_">4</text:a></text:p>
          <text:p text:style-name="Contents_20_2"><text:span text:style-name="T32">Key Codes for Scan Code Set 1:</text:span><text:tab/><text:a xlink:type="simple" xlink:href="#__RefHeading___Toc477834862" text:style-name="Index_20_Link_20__28_user_29_" text:visited-style-name="Index_20_Link_20__28_user_29_">4</text:a></text:p>
          <text:p text:style-name="Contents_20_2"><text:span text:style-name="T32">Key Codes for Scan Code Set 2:</text:span><text:tab/><text:a xlink:type="simple" xlink:href="#__RefHeading___Toc477834863" text:style-name="Index_20_Link_20__28_user_29_" text:visited-style-name="Index_20_Link_20__28_user_29_">4</text:a></text:p>
          <text:p text:style-name="Contents_20_2"><text:span text:style-name="T32">Key Codes for USB Usage Tables:</text:span><text:tab/><text:a xlink:type="simple" xlink:href="#__RefHeading___Toc477834864" text:style-name="Index_20_Link_20__28_user_29_" text:visited-style-name="Index_20_Link_20__28_user_29_">4</text:a></text:p>
          <text:p text:style-name="Contents_20_2"><text:span text:style-name="T32">What Software Applications Vendors Should Support and How</text:span><text:tab/><text:a xlink:type="simple" xlink:href="#__RefHeading___Toc477834865" text:style-name="Index_20_Link_20__28_user_29_" text:visited-style-name="Index_20_Link_20__28_user_29_">4</text:a></text:p>
          <text:p text:style-name="Contents_20_2"><text:span text:style-name="T32">Windows Logo Key Support (Reserved for Operating System Use)</text:span><text:tab/><text:a xlink:type="simple" xlink:href="#__RefHeading___Toc477834866" text:style-name="Index_20_Link_20__28_user_29_" text:visited-style-name="Index_20_Link_20__28_user_29_">5</text:a></text:p>
          <text:p text:style-name="Contents_20_1"><text:span text:style-name="T31">Windows Keys Support for OEMs and Keyboard IHVs</text:span><text:tab/><text:a xlink:type="simple" xlink:href="#__RefHeading___Toc477834867" text:style-name="Index_20_Link_20__28_user_29_" text:visited-style-name="Index_20_Link_20__28_user_29_">6</text:a></text:p>
          <text:p text:style-name="Contents_20_2"><text:span text:style-name="T32">Software Support of the Windows Keys in the Windows </text:span><text:span text:style-name="T33">95/98</text:span><text:span text:style-name="T32"> Operating System</text:span><text:tab/><text:a xlink:type="simple" xlink:href="#__RefHeading___Toc477834868" text:style-name="Index_20_Link_20__28_user_29_" text:visited-style-name="Index_20_Link_20__28_user_29_">6</text:a></text:p>
          <text:p text:style-name="Contents_20_2"><text:span text:style-name="T32">Special Keys Reserved for OEM Usage</text:span><text:tab/><text:a xlink:type="simple" xlink:href="#__RefHeading___Toc477834869" text:style-name="Index_20_Link_20__28_user_29_" text:visited-style-name="Index_20_Link_20__28_user_29_">6</text:a></text:p>
          <text:p text:style-name="Contents_20_1"><text:span text:style-name="T31">Multiple Key Operation Requirements</text:span><text:tab/><text:a xlink:type="simple" xlink:href="#__RefHeading___Toc477834870" text:style-name="Index_20_Link_20__28_user_29_" text:visited-style-name="Index_20_Link_20__28_user_29_">7</text:a></text:p>
          <text:p text:style-name="Contents_20_2"><text:span text:style-name="T32">Valid 2-Key Combinations</text:span><text:tab/><text:a xlink:type="simple" xlink:href="#__RefHeading___Toc477834871" text:style-name="Index_20_Link_20__28_user_29_" text:visited-style-name="Index_20_Link_20__28_user_29_">7</text:a></text:p>
          <text:p text:style-name="Contents_20_2"><text:span text:style-name="T32">Valid 3-Key Combinations</text:span><text:tab/><text:a xlink:type="simple" xlink:href="#__RefHeading___Toc477834872" text:style-name="Index_20_Link_20__28_user_29_" text:visited-style-name="Index_20_Link_20__28_user_29_">8</text:a></text:p>
          <text:p text:style-name="Contents_20_2"><text:span text:style-name="T32">Combinations of 3-Keys which are Unavailable</text:span><text:tab/><text:a xlink:type="simple" xlink:href="#__RefHeading___Toc477834873" text:style-name="Index_20_Link_20__28_user_29_" text:visited-style-name="Index_20_Link_20__28_user_29_">8</text:a></text:p>
          <text:p text:style-name="Contents_20_1"><text:span text:style-name="T31">Additional General Requirements</text:span><text:tab/><text:a xlink:type="simple" xlink:href="#__RefHeading___Toc477834874" text:style-name="Index_20_Link_20__28_user_29_" text:visited-style-name="Index_20_Link_20__28_user_29_">9</text:a></text:p>
          <text:p text:style-name="Contents_20_2"><text:span text:style-name="T32">LWIN and RWIN Keys as modifiers</text:span><text:tab/><text:a xlink:type="simple" xlink:href="#__RefHeading___Toc477834875" text:style-name="Index_20_Link_20__28_user_29_" text:visited-style-name="Index_20_Link_20__28_user_29_">9</text:a></text:p>
          <text:p text:style-name="Contents_20_1"><text:span text:style-name="T31">Building a Keyboard with the Windows Keys</text:span><text:tab/><text:a xlink:type="simple" xlink:href="#__RefHeading___Toc477834876" text:style-name="Index_20_Link_20__28_user_29_" text:visited-style-name="Index_20_Link_20__28_user_29_">9</text:a></text:p>
          <text:p text:style-name="Contents_20_2"><text:span text:style-name="T32">Tools Needed to Build a Keyboard with the Windows Keys</text:span><text:tab/><text:a xlink:type="simple" xlink:href="#__RefHeading___Toc477834877" text:style-name="Index_20_Link_20__28_user_29_" text:visited-style-name="Index_20_Link_20__28_user_29_">9</text:a></text:p>
          <text:p text:style-name="Contents_20_2"><text:span text:style-name="T43">Microsoft Windows Legal Agreements</text:span><text:tab/><text:a xlink:type="simple" xlink:href="#__RefHeading___Toc477834878" text:style-name="Index_20_Link_20__28_user_29_" text:visited-style-name="Index_20_Link_20__28_user_29_">9</text:a></text:p>
          <text:p text:style-name="Contents_20_2"><text:span text:style-name="T32">Steps to Ship a Keyboard with the Windows Logo Keys</text:span><text:tab/><text:a xlink:type="simple" xlink:href="#__RefHeading___Toc477834879" text:style-name="Index_20_Link_20__28_user_29_" text:visited-style-name="Index_20_Link_20__28_user_29_">10</text:a></text:p>
          <text:p text:style-name="Contents_20_1"><text:span text:style-name="T31">ACPI Power Management Keys</text:span><text:tab/><text:a xlink:type="simple" xlink:href="#__RefHeading___Toc477834880" text:style-name="Index_20_Link_20__28_user_29_" text:visited-style-name="Index_20_Link_20__28_user_29_">11</text:a></text:p>
          <text:p text:style-name="Contents_20_2"><text:span text:style-name="T32">Key Codes for Scan Code Set 1:</text:span><text:tab/><text:a xlink:type="simple" xlink:href="#__RefHeading___Toc477834881" text:style-name="Index_20_Link_20__28_user_29_" text:visited-style-name="Index_20_Link_20__28_user_29_">11</text:a></text:p>
          <text:p text:style-name="Contents_20_2"><text:span text:style-name="T32">Key Codes For Scan Code Set 2:</text:span><text:tab/><text:a xlink:type="simple" xlink:href="#__RefHeading___Toc477834882" text:style-name="Index_20_Link_20__28_user_29_" text:visited-style-name="Index_20_Link_20__28_user_29_">11</text:a></text:p>
          <text:p text:style-name="Contents_20_2"><text:span text:style-name="T32">Key Codes for USB Usage Tables:</text:span><text:tab/><text:a xlink:type="simple" xlink:href="#__RefHeading___Toc477834883" text:style-name="Index_20_Link_20__28_user_29_" text:visited-style-name="Index_20_Link_20__28_user_29_">12</text:a></text:p>
          <text:p text:style-name="Contents_20_1"><text:span text:style-name="T31">Usage Page and Usages for Audio Control</text:span><text:tab/><text:a xlink:type="simple" xlink:href="#__RefHeading___Toc477834884" text:style-name="Index_20_Link_20__28_user_29_" text:visited-style-name="Index_20_Link_20__28_user_29_">12</text:a></text:p>
          <text:p text:style-name="Contents_20_1"><text:span text:style-name="T31">Important Design Aspects</text:span><text:tab/><text:a xlink:type="simple" xlink:href="#__RefHeading___Toc477834885" text:style-name="Index_20_Link_20__28_user_29_" text:visited-style-name="Index_20_Link_20__28_user_29_">13</text:a></text:p>
          <text:p text:style-name="Contents_20_1"><text:span text:style-name="T38">Sample Firmware Designs</text:span><text:tab/><text:a xlink:type="simple" xlink:href="#__RefHeading___Toc477834886" text:style-name="Index_20_Link_20__28_user_29_" text:visited-style-name="Index_20_Link_20__28_user_29_">14</text:a></text:p>
          <text:p text:style-name="Contents_20_1"><text:span text:style-name="T31">Appendix A: Windows Standard PS/2 Scan Codes</text:span><text:tab/><text:a xlink:type="simple" xlink:href="#__RefHeading___Toc477834887" text:style-name="Index_20_Link_20__28_user_29_" text:visited-style-name="Index_20_Link_20__28_user_29_">15</text:a></text:p>
          <text:p text:style-name="Contents_20_2"><text:span text:style-name="T32">General Requirements</text:span><text:tab/><text:a xlink:type="simple" xlink:href="#__RefHeading___Toc477834888" text:style-name="Index_20_Link_20__28_user_29_" text:visited-style-name="Index_20_Link_20__28_user_29_">15</text:a></text:p>
          <text:p text:style-name="Contents_20_2"><text:span text:style-name="T32">Typematic Characteristics</text:span><text:tab/><text:a xlink:type="simple" xlink:href="#__RefHeading___Toc477834889" text:style-name="Index_20_Link_20__28_user_29_" text:visited-style-name="Index_20_Link_20__28_user_29_">15</text:a></text:p>
          <text:p text:style-name="Contents_20_2"><text:span text:style-name="T32">Scan Code Assignments:</text:span><text:tab/><text:a xlink:type="simple" xlink:href="#__RefHeading___Toc477834890" text:style-name="Index_20_Link_20__28_user_29_" text:visited-style-name="Index_20_Link_20__28_user_29_">15</text:a></text:p>
          <text:p text:style-name="Contents_20_2"><text:span text:style-name="T32">Additional General Requirements</text:span><text:tab/><text:a xlink:type="simple" xlink:href="#__RefHeading___Toc477834891" text:style-name="Index_20_Link_20__28_user_29_" text:visited-style-name="Index_20_Link_20__28_user_29_">16</text:a></text:p>
          <text:p text:style-name="Contents_20_1"><text:span text:style-name="T31">Appendix B: Device Class Power Management v1.0a</text:span><text:tab/><text:a xlink:type="simple" xlink:href="#__RefHeading___Toc477834892" text:style-name="Index_20_Link_20__28_user_29_" text:visited-style-name="Index_20_Link_20__28_user_29_">16</text:a></text:p>
          <text:p text:style-name="Contents_20_2"><text:span text:style-name="T32">Scope</text:span><text:tab/><text:a xlink:type="simple" xlink:href="#__RefHeading___Toc477834893" text:style-name="Index_20_Link_20__28_user_29_" text:visited-style-name="Index_20_Link_20__28_user_29_">16</text:a></text:p>
          <text:p text:style-name="Contents_20_2"><text:span text:style-name="T32">General Device Power Management Considerations</text:span><text:tab/><text:a xlink:type="simple" xlink:href="#__RefHeading___Toc477834894" text:style-name="Index_20_Link_20__28_user_29_" text:visited-style-name="Index_20_Link_20__28_user_29_">16</text:a></text:p>
          <text:p text:style-name="Contents_20_2"><text:span text:style-name="T32">Input Device Power State Definitions</text:span><text:tab/><text:a xlink:type="simple" xlink:href="#__RefHeading___Toc477834895" text:style-name="Index_20_Link_20__28_user_29_" text:visited-style-name="Index_20_Link_20__28_user_29_">16</text:a></text:p>
          <text:p text:style-name="Contents_20_2"><text:span text:style-name="T32">Input Device Power Conservation Policy</text:span><text:tab/><text:a xlink:type="simple" xlink:href="#__RefHeading___Toc477834896" text:style-name="Index_20_Link_20__28_user_29_" text:visited-style-name="Index_20_Link_20__28_user_29_">16</text:a></text:p>
          <text:p text:style-name="Contents_20_2"><text:span text:style-name="T32">Input Device Wake-up Events</text:span><text:tab/><text:a xlink:type="simple" xlink:href="#__RefHeading___Toc477834897" text:style-name="Index_20_Link_20__28_user_29_" text:visited-style-name="Index_20_Link_20__28_user_29_">16</text:a></text:p>
          <text:p text:style-name="Contents_20_2"><text:span text:style-name="T32">Minimum Input Device Power Capabilities</text:span><text:tab/><text:a xlink:type="simple" xlink:href="#__RefHeading___Toc477834898" text:style-name="Index_20_Link_20__28_user_29_" text:visited-style-name="Index_20_Link_20__28_user_29_">16</text:a></text:p>
          <text:p text:style-name="Contents_20_2"><text:span text:style-name="T32">Recommendations for Human Interface Devices</text:span><text:tab/><text:a xlink:type="simple" xlink:href="#__RefHeading___Toc477834899" text:style-name="Index_20_Link_20__28_user_29_" text:visited-style-name="Index_20_Link_20__28_user_29_">16</text:a></text:p>
          <text:p text:style-name="Contents_20_2"><text:span text:style-name="T32">Recommendations for i8042 keyboards</text:span><text:tab/><text:a xlink:type="simple" xlink:href="#__RefHeading___Toc477834900" text:style-name="Index_20_Link_20__28_user_29_" text:visited-style-name="Index_20_Link_20__28_user_29_">16</text:a></text:p>
          <text:p text:style-name="Contents_20_1"><text:span text:style-name="T31">Appendix C: USB Keyboard/Keypad Page (0x07)</text:span><text:tab/><text:a xlink:type="simple" xlink:href="#__RefHeading___Toc477834901" text:style-name="Index_20_Link_20__28_user_29_" text:visited-style-name="Index_20_Link_20__28_user_29_">16</text:a></text:p>
          <text:p text:style-name="Contents_20_2"><text:span text:style-name="T40">Footnotes</text:span><text:span text:style-name="T39"><text:tab/></text:span><text:a xlink:type="simple" xlink:href="#__RefHeading___Toc477834902" text:style-name="Index_20_Link_20__28_user_29_" text:visited-style-name="Index_20_Link_20__28_user_29_"><text:span text:style-name="T39">16</text:span></text:a></text:p>
        </text:index-body>
      </text:table-of-content>
      <text:p text:style-name="P16"/>
      <text:p text:style-name="P113"/>
      <text:p text:style-name="P119">Notice of Change</text:p>
      <text:p text:style-name="P37"/>
      <text:p text:style-name="P37">This version of the Keyboard Scan Code Specification details the PS/2 Scan Codes and USB Usage Tables that are validated for compliance to the Microsoft Windows Logo Program testing standard. This document details the alternative make and break PS/2 scan code and USB code response for the Windows Logo key, Application Keys, and Advanced Configuration &amp; Power Interface (ACPI) power controls. </text:p>
      <text:p text:style-name="P37">/</text:p>
      <text:p text:style-name="P37"><text:soft-page-break/>This document supercedes all versions of the New Keys Specifications for the Windows Keys and Windows Hardware Quality Labs WHQL Keyboard Specification. There is no change required for developers of Windows-based applications to support any compatible implementation.</text:p>
      <text:p text:style-name="P37"/>
      <text:p text:style-name="P83">***IMPORTANT ***</text:p>
      <text:p text:style-name="P84">As of August 1, 1996, your keyboard must pass the Windows keyboard testing at the Windows Hardware Quality Labs either prior to, or in conjunction with, the Windows Key Logo testing.</text:p>
      <text:p text:style-name="P37"/>
      <text:p text:style-name="P37">The requirements for compatibility testing are not changed, and a keyboard vendor can implement these new keys successfully following the 1.0, 1.1, or 1.2 versions of the New Keys Specification. There is no change required for developers of Windows-based applications to support any compatible implementation.</text:p>
      <text:p text:style-name="P37"/>
      <text:p text:style-name="P37"/>
      <text:p text:style-name="P119">Revision History</text:p>
      <text:p text:style-name="P37"/>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50">Revision</text:p>
          </table:table-cell>
          <table:table-cell table:style-name="Tabel1.A1" office:value-type="string">
            <text:p text:style-name="P50">Date</text:p>
          </table:table-cell>
          <table:table-cell table:style-name="Tabel1.A1" office:value-type="string">
            <text:p text:style-name="P50">Comments</text:p>
          </table:table-cell>
        </table:table-row>
        <table:table-row table:style-name="Tabel1.2">
          <table:table-cell table:style-name="Tabel1.A2" office:value-type="string">
            <text:p text:style-name="P54">1.3a</text:p>
          </table:table-cell>
          <table:table-cell table:style-name="Tabel1.B2" office:value-type="string">
            <text:p text:style-name="P54">3/16/00</text:p>
          </table:table-cell>
          <table:table-cell table:style-name="Tabel1.C2" office:value-type="string">
            <text:p text:style-name="P53">Adjusted title and related references</text:p>
          </table:table-cell>
        </table:table-row>
        <table:table-row table:style-name="Tabel1.2">
          <table:table-cell table:style-name="Tabel1.A3" office:value-type="string">
            <text:p text:style-name="P54">1.3</text:p>
          </table:table-cell>
          <table:table-cell table:style-name="Tabel1.B3" office:value-type="string">
            <text:p text:style-name="P54">2/23/99</text:p>
          </table:table-cell>
          <table:table-cell table:style-name="Tabel1.C3" office:value-type="string">
            <text:p text:style-name="P53">Apps key removed as modifier, Hid audio control usages added</text:p>
          </table:table-cell>
        </table:table-row>
        <table:table-row table:style-name="Tabel1.2">
          <table:table-cell table:style-name="Tabel1.A4" office:value-type="string">
            <text:p text:style-name="P54"><text:bookmark-start text:name="revision"/>1.2<text:bookmark-end text:name="revision"/></text:p>
          </table:table-cell>
          <table:table-cell table:style-name="Tabel1.B4" office:value-type="string">
            <text:p text:style-name="P54"><text:bookmark-start text:name="revisiondate"/>6/25/98<text:bookmark-end text:name="revisiondate"/></text:p>
          </table:table-cell>
          <table:table-cell table:style-name="Tabel1.C4" office:value-type="string">
            <text:p text:style-name="P53">ACPI Codes corrected.</text:p>
          </table:table-cell>
        </table:table-row>
        <table:table-row table:style-name="Tabel1.2">
          <table:table-cell table:style-name="Tabel1.A5" office:value-type="string">
            <text:p text:style-name="P54">1.1</text:p>
          </table:table-cell>
          <table:table-cell table:style-name="Tabel1.B5" office:value-type="string">
            <text:p text:style-name="P54">5/1/98</text:p>
          </table:table-cell>
          <table:table-cell table:style-name="Tabel1.C5" office:value-type="string">
            <text:p text:style-name="P53">Scan Code Set 3 requirement removed.</text:p>
          </table:table-cell>
        </table:table-row>
        <table:table-row table:style-name="Tabel1.2">
          <table:table-cell table:style-name="Tabel1.A6" office:value-type="string">
            <text:p text:style-name="P54">1.0 </text:p>
          </table:table-cell>
          <table:table-cell table:style-name="Tabel1.B6" office:value-type="string">
            <text:p text:style-name="P54">3/27/98</text:p>
          </table:table-cell>
          <table:table-cell table:style-name="Tabel1.C6" office:value-type="string">
            <text:p text:style-name="P53">Initial proposal for consideration.</text:p>
          </table:table-cell>
        </table:table-row>
        <table:table-row table:style-name="Tabel1.2">
          <table:table-cell table:style-name="Tabel1.A7" office:value-type="string">
            <text:p text:style-name="P55"/>
          </table:table-cell>
          <table:table-cell table:style-name="Tabel1.B7" office:value-type="string">
            <text:p text:style-name="P55"/>
          </table:table-cell>
          <table:table-cell table:style-name="Tabel1.C7" office:value-type="string">
            <text:p text:style-name="P56"/>
          </table:table-cell>
        </table:table-row>
      </table:table>
      <text:p text:style-name="P37"/>
      <text:h text:style-name="P9" text:outline-level="1"><text:bookmark-start text:name="__RefHeading___Toc477834861"/>Windows Keys Support for Windows Software Applications<text:bookmark-end text:name="__RefHeading___Toc477834861"/></text:h>
      <text:p text:style-name="P37"/>
      <text:p text:style-name="Standard"><text:span text:style-name="T15">The three Windows </text:span><text:span text:style-name="T17">K</text:span><text:span text:style-name="T15">eys report the following key codes in the Microsoft Windows 95, Windows 98, and Windows NT® operating systems, and future versions of Windows operating systems.</text:span></text:p>
      <text:h text:style-name="Heading_20_2" text:outline-level="2"><text:bookmark-start text:name="__RefHeading___Toc477834862"/>Key Codes for Scan Code Set 1:<text:bookmark-end text:name="__RefHeading___Toc477834862"/></text:h>
      <table:table table:name="Tabel2" table:style-name="Tabel2">
        <table:table-column table:style-name="Tabel2.A"/>
        <table:table-column table:style-name="Tabel2.B"/>
        <table:table-column table:style-name="Tabel2.C"/>
        <table:table-column table:style-name="Tabel2.D"/>
        <table:table-row table:style-name="Tabel2.1">
          <table:table-cell table:style-name="Tabel2.A1" office:value-type="string">
            <text:p text:style-name="P59">Windows Key</text:p>
          </table:table-cell>
          <table:table-cell table:style-name="Tabel2.B1" office:value-type="string">
            <text:p text:style-name="P59">Make</text:p>
          </table:table-cell>
          <table:table-cell table:style-name="Tabel2.B1" office:value-type="string">
            <text:p text:style-name="P59">Break</text:p>
          </table:table-cell>
          <table:table-cell table:style-name="Tabel2.D1" office:value-type="string">
            <text:p text:style-name="P59">Windows Virtual Key</text:p>
          </table:table-cell>
        </table:table-row>
        <table:table-row table:style-name="Tabel2.1">
          <table:table-cell table:style-name="Tabel2.A2" office:value-type="string">
            <text:p text:style-name="P86">Left Windows </text:p>
          </table:table-cell>
          <table:table-cell table:style-name="Tabel2.B2" office:value-type="string">
            <text:p text:style-name="P86">E0 <text:s/>5B</text:p>
          </table:table-cell>
          <table:table-cell table:style-name="Tabel2.B2" office:value-type="string">
            <text:p text:style-name="P86">E0 <text:s/>DB </text:p>
          </table:table-cell>
          <table:table-cell table:style-name="Tabel2.D2" office:value-type="string">
            <text:p text:style-name="P87">5B</text:p>
          </table:table-cell>
        </table:table-row>
        <table:table-row table:style-name="Tabel2.1">
          <table:table-cell table:style-name="Tabel2.A3" office:value-type="string">
            <text:p text:style-name="P86">Right Windows </text:p>
          </table:table-cell>
          <table:table-cell table:style-name="Tabel2.B3" office:value-type="string">
            <text:p text:style-name="P86">E0 <text:s/>5C</text:p>
          </table:table-cell>
          <table:table-cell table:style-name="Tabel2.B3" office:value-type="string">
            <text:p text:style-name="P86">E0 <text:s/>DC</text:p>
          </table:table-cell>
          <table:table-cell table:style-name="Tabel2.D3" office:value-type="string">
            <text:p text:style-name="P87">5C</text:p>
          </table:table-cell>
        </table:table-row>
        <table:table-row table:style-name="Tabel2.1">
          <table:table-cell table:style-name="Tabel2.A4" office:value-type="string">
            <text:p text:style-name="P86">Application </text:p>
          </table:table-cell>
          <table:table-cell table:style-name="Tabel2.B4" office:value-type="string">
            <text:p text:style-name="P86">E0 <text:s/>5D</text:p>
          </table:table-cell>
          <table:table-cell table:style-name="Tabel2.B4" office:value-type="string">
            <text:p text:style-name="P86">E0 <text:s/>DD</text:p>
          </table:table-cell>
          <table:table-cell table:style-name="Tabel2.D4" office:value-type="string">
            <text:p text:style-name="P87">5D</text:p>
          </table:table-cell>
        </table:table-row>
      </table:table>
      <text:h text:style-name="P10" text:outline-level="2"/>
      <text:h text:style-name="P11" text:outline-level="2"><text:bookmark-start text:name="__RefHeading___Toc477834863"/>Key Codes for Scan Code Set 2:<text:bookmark-end text:name="__RefHeading___Toc477834863"/></text:h>
      <table:table table:name="Tabel3" table:style-name="Tabel3">
        <table:table-column table:style-name="Tabel3.A"/>
        <table:table-column table:style-name="Tabel3.B"/>
        <table:table-column table:style-name="Tabel3.C"/>
        <table:table-column table:style-name="Tabel3.D"/>
        <table:table-row table:style-name="Tabel3.1">
          <table:table-cell table:style-name="Tabel3.A1" office:value-type="string">
            <text:p text:style-name="P59">Windows Key</text:p>
          </table:table-cell>
          <table:table-cell table:style-name="Tabel3.B1" office:value-type="string">
            <text:p text:style-name="P59">Make</text:p>
          </table:table-cell>
          <table:table-cell table:style-name="Tabel3.B1" office:value-type="string">
            <text:p text:style-name="P59">Break</text:p>
          </table:table-cell>
          <table:table-cell table:style-name="Tabel3.D1" office:value-type="string">
            <text:p text:style-name="P59">Windows Virtual Key</text:p>
          </table:table-cell>
        </table:table-row>
        <table:table-row table:style-name="Tabel3.1">
          <table:table-cell table:style-name="Tabel3.A2" office:value-type="string">
            <text:p text:style-name="P62">Left Windows</text:p>
          </table:table-cell>
          <table:table-cell table:style-name="Tabel3.B2" office:value-type="string">
            <text:p text:style-name="P62">E0 <text:s/>1F</text:p>
          </table:table-cell>
          <table:table-cell table:style-name="Tabel3.B2" office:value-type="string">
            <text:p text:style-name="P62">E0 <text:s/>F0 <text:s/>1F <text:s/></text:p>
          </table:table-cell>
          <table:table-cell table:style-name="Tabel3.D2" office:value-type="string">
            <text:p text:style-name="P59">5B</text:p>
          </table:table-cell>
        </table:table-row>
        <table:table-row table:style-name="Tabel3.1">
          <table:table-cell table:style-name="Tabel3.A3" office:value-type="string">
            <text:p text:style-name="P62">Right Windows</text:p>
          </table:table-cell>
          <table:table-cell table:style-name="Tabel3.B3" office:value-type="string">
            <text:p text:style-name="P62">E0 <text:s/>27</text:p>
          </table:table-cell>
          <table:table-cell table:style-name="Tabel3.B3" office:value-type="string">
            <text:p text:style-name="P62">E0 <text:s/>F0 <text:s/>27</text:p>
          </table:table-cell>
          <table:table-cell table:style-name="Tabel3.D3" office:value-type="string">
            <text:p text:style-name="P59">5C</text:p>
          </table:table-cell>
        </table:table-row>
        <table:table-row table:style-name="Tabel3.1">
          <table:table-cell table:style-name="Tabel3.A4" office:value-type="string">
            <text:p text:style-name="P62">Application</text:p>
          </table:table-cell>
          <table:table-cell table:style-name="Tabel3.B4" office:value-type="string">
            <text:p text:style-name="P62">E0 <text:s/>2F</text:p>
          </table:table-cell>
          <table:table-cell table:style-name="Tabel3.B4" office:value-type="string">
            <text:p text:style-name="P62">E0 <text:s/>F0 <text:s/>2F</text:p>
          </table:table-cell>
          <table:table-cell table:style-name="Tabel3.D4" office:value-type="string">
            <text:p text:style-name="P59">5D</text:p>
          </table:table-cell>
        </table:table-row>
      </table:table>
      <text:h text:style-name="P10" text:outline-level="2"/>
      <text:h text:style-name="Heading_20_2" text:outline-level="2"><text:bookmark-start text:name="__RefHeading___Toc477834864"/>Key Codes for USB Usage Tables:<text:bookmark-end text:name="__RefHeading___Toc477834864"/></text:h>
      <table:table table:name="Tabel4" table:style-name="Tabel4">
        <table:table-column table:style-name="Tabel4.A"/>
        <table:table-column table:style-name="Tabel4.B"/>
        <table:table-column table:style-name="Tabel4.C"/>
        <table:table-column table:style-name="Tabel4.D"/>
        <table:table-column table:style-name="Tabel4.E"/>
        <table:table-row table:style-name="Tabel4.1">
          <table:table-cell table:style-name="Tabel4.A1" office:value-type="string">
            <text:p text:style-name="P59">Windows Key</text:p>
          </table:table-cell>
          <table:table-cell table:style-name="Tabel4.B1" office:value-type="string">
            <text:p text:style-name="P59">Usage Page</text:p>
          </table:table-cell>
          <table:table-cell table:style-name="Tabel4.B1" office:value-type="string">
            <text:p text:style-name="P59">Usage Index (Dec)</text:p>
          </table:table-cell>
          <table:table-cell table:style-name="Tabel4.B1" office:value-type="string">
            <text:p text:style-name="P59">Usage Index (Hex)</text:p>
          </table:table-cell>
          <table:table-cell table:style-name="Tabel4.E1" office:value-type="string">
            <text:p text:style-name="P59">Typical AT-101 position</text:p>
          </table:table-cell>
        </table:table-row>
        <table:table-row table:style-name="Tabel4.1">
          <table:table-cell table:style-name="Tabel4.A2" office:value-type="string">
            <text:p text:style-name="P62">Left Windows</text:p>
          </table:table-cell>
          <table:table-cell table:style-name="Tabel4.B2" office:value-type="string">
            <text:p text:style-name="P62">0x07</text:p>
          </table:table-cell>
          <table:table-cell table:style-name="Tabel4.B2" office:value-type="string">
            <text:p text:style-name="P62">227</text:p>
          </table:table-cell>
          <table:table-cell table:style-name="Tabel4.B2" office:value-type="string">
            <text:p text:style-name="P62">E3</text:p>
          </table:table-cell>
          <table:table-cell table:style-name="Tabel4.E2" office:value-type="string">
            <text:p text:style-name="P62">127</text:p>
          </table:table-cell>
        </table:table-row>
        <table:table-row table:style-name="Tabel4.1">
          <table:table-cell table:style-name="Tabel4.A3" office:value-type="string">
            <text:p text:style-name="P62">Right Windows</text:p>
          </table:table-cell>
          <table:table-cell table:style-name="Tabel4.B3" office:value-type="string">
            <text:p text:style-name="P62">0x07</text:p>
          </table:table-cell>
          <table:table-cell table:style-name="Tabel4.B3" office:value-type="string">
            <text:p text:style-name="P62">231</text:p>
          </table:table-cell>
          <table:table-cell table:style-name="Tabel4.B3" office:value-type="string">
            <text:p text:style-name="P62">E7</text:p>
          </table:table-cell>
          <table:table-cell table:style-name="Tabel4.E3" office:value-type="string">
            <text:p text:style-name="P62">128</text:p>
          </table:table-cell>
        </table:table-row>
        <table:table-row table:style-name="Tabel4.1">
          <table:table-cell table:style-name="Tabel4.A4" office:value-type="string">
            <text:p text:style-name="P62">Application</text:p>
          </table:table-cell>
          <table:table-cell table:style-name="Tabel4.B4" office:value-type="string">
            <text:p text:style-name="P62">0x07</text:p>
          </table:table-cell>
          <table:table-cell table:style-name="Tabel4.B4" office:value-type="string">
            <text:p text:style-name="P62">101</text:p>
          </table:table-cell>
          <table:table-cell table:style-name="Tabel4.B4" office:value-type="string">
            <text:p text:style-name="P62">65</text:p>
          </table:table-cell>
          <table:table-cell table:style-name="Tabel4.E4" office:value-type="string">
            <text:p text:style-name="P62">129</text:p>
          </table:table-cell>
        </table:table-row>
      </table:table>
      <text:p text:style-name="P37"/>
      <text:h text:style-name="P10" text:outline-level="2"><text:bookmark-start text:name="__RefHeading___Toc477834865"/>What Software Applications Vendors Should Support and How<text:bookmark-end text:name="__RefHeading___Toc477834865"/></text:h>
      <text:p text:style-name="P37">To provide support for the Windows Keys, an application should support the application key virtual key scan code (5D) as a context menu event similar to a right mouse button click in some applications today.</text:p>
      <text:p text:style-name="P37"/>
      <text:p text:style-name="Standard"><text:span text:style-name="T15">Applications vendors are encouraged to extend their support beyond the application key to include support for application key combinations like </text:span><text:span text:style-name="T48">CTRL</text:span><text:span text:style-name="T15">+Application, </text:span><text:span text:style-name="T48">Alt</text:span><text:span text:style-name="T15">+Application and </text:span><text:span text:style-name="T48">SHIFT</text:span><text:span text:style-name="T15">+Application. These key combinations are reserved for applications to support. Support for Windows+Application is reserved for the operating system.</text:span></text:p>
      <text:p text:style-name="P37"/>
      <table:table table:name="Tabel5" table:style-name="Tabel5">
        <table:table-column table:style-name="Tabel5.A"/>
        <table:table-column table:style-name="Tabel5.B"/>
        <table:table-row table:style-name="Tabel5.1">
          <table:table-cell table:style-name="Tabel5.A1" office:value-type="string">
            <text:p text:style-name="P50">Application Key Combinations</text:p>
          </table:table-cell>
          <table:table-cell table:style-name="Tabel5.B1" office:value-type="string">
            <text:p text:style-name="P50">Recommended Support</text:p>
          </table:table-cell>
        </table:table-row>
        <table:table-row table:style-name="Tabel5.2">
          <table:table-cell table:style-name="Tabel5.A2" office:value-type="string">
            <text:p text:style-name="P61">CTRL + Application Key</text:p>
          </table:table-cell>
          <table:table-cell table:style-name="Tabel5.B2" office:value-type="string">
            <text:p text:style-name="P61">unspecified, application specific</text:p>
          </table:table-cell>
        </table:table-row>
        <table:table-row table:style-name="Tabel5.2">
          <table:table-cell table:style-name="Tabel5.A3" office:value-type="string">
            <text:p text:style-name="P61">ALT + Application Key</text:p>
          </table:table-cell>
          <table:table-cell table:style-name="Tabel5.B3" office:value-type="string">
            <text:p text:style-name="P61">unspecified, application specific</text:p>
          </table:table-cell>
        </table:table-row>
        <table:table-row table:style-name="Tabel5.2">
          <table:table-cell table:style-name="Tabel5.A3" office:value-type="string">
            <text:p text:style-name="P61">SHIFT + Application Key</text:p>
          </table:table-cell>
          <table:table-cell table:style-name="Tabel5.B3" office:value-type="string">
            <text:p text:style-name="P61">unspecified, application specific</text:p>
          </table:table-cell>
        </table:table-row>
        <table:table-row table:style-name="Tabel5.2">
          <table:table-cell table:style-name="Tabel5.A3" office:value-type="string">
            <text:p text:style-name="P61">Windows + Application Key</text:p>
          </table:table-cell>
          <table:table-cell table:style-name="Tabel5.B3" office:value-type="string">
            <text:p text:style-name="Standard"><text:span text:style-name="T19">reserved for operating system</text:span></text:p>
          </table:table-cell>
        </table:table-row>
        <table:table-row table:style-name="Tabel5.2">
          <table:table-cell table:style-name="Tabel5.A6" office:value-type="string">
            <text:p text:style-name="P61">Application Key + &lt;alpha numeric keys&gt;</text:p>
          </table:table-cell>
          <table:table-cell table:style-name="Tabel5.B6" office:value-type="string">
            <text:p text:style-name="P61">not supported as a modifier key, support must be supplied by application</text:p>
          </table:table-cell>
        </table:table-row>
      </table:table>
      <text:p text:style-name="P37"/>
      <text:h text:style-name="P15" text:outline-level="3"><text:soft-page-break/>Suggestions for Support of Application Key Combinations</text:h>
      <text:p text:style-name="P37"/>
      <text:p text:style-name="P85"><text:span text:style-name="T15"><text:tab/>Context menu at the location of the text cursor (instead of the mouse pointer)</text:span></text:p>
      <text:p text:style-name="P88"><text:tab/>Launch automated help agent</text:p>
      <text:p text:style-name="P88"><text:tab/>Pop up list of last 5 actions (or list of commonly accessed functions)</text:p>
      <text:p text:style-name="P88"><text:tab/>Enable/Disable macro recording or other user controllable features</text:p>
      <text:p text:style-name="P88"><text:tab/>Switch to next open window in a multiple document </text:p>
      <text:p text:style-name="P85"><text:span text:style-name="T15"><text:tab/>User assignable key through an application UI</text:span></text:p>
      <text:h text:style-name="P15" text:outline-level="3">Application Key Support in the Microsoft Windows Operating Systems</text:h>
      <text:p text:style-name="P37">The application key will primarily function to bring up a context menu at the selection or mouse pointer. This functionality is the same as the right mouse button click in some applications today. </text:p>
      <text:p text:style-name="P37"/>
      <table:table table:name="Tabel6" table:style-name="Tabel6">
        <table:table-column table:style-name="Tabel6.A"/>
        <table:table-column table:style-name="Tabel6.B"/>
        <table:table-row table:style-name="Tabel6.1">
          <table:table-cell table:style-name="Tabel6.A1" office:value-type="string">
            <text:p text:style-name="P60"/>
          </table:table-cell>
          <table:table-cell table:style-name="Tabel6.B1" office:value-type="string">
            <text:p text:style-name="P59">Application Key Response Supported by the Operating System</text:p>
          </table:table-cell>
        </table:table-row>
        <table:table-row table:style-name="Tabel6.2">
          <table:table-cell table:style-name="Tabel6.A2" office:value-type="string">
            <text:p text:style-name="P59">Operating System</text:p>
          </table:table-cell>
          <table:table-cell table:style-name="Tabel6.B2" office:value-type="string">
            <text:p text:style-name="P60"/>
          </table:table-cell>
        </table:table-row>
        <table:table-row table:style-name="Tabel6.1">
          <table:table-cell table:style-name="Tabel6.A3" office:value-type="string">
            <text:p text:style-name="P62">Windows 3.x</text:p>
          </table:table-cell>
          <table:table-cell table:style-name="Tabel6.B3" office:value-type="string">
            <text:p text:style-name="P69"><text:span text:style-name="T17">no response</text:span><text:span text:style-name="T50">1</text:span></text:p>
          </table:table-cell>
        </table:table-row>
        <table:table-row table:style-name="Tabel6.1">
          <table:table-cell table:style-name="Tabel6.A4" office:value-type="string">
            <text:p text:style-name="P62">Windows NT 3.5x</text:p>
          </table:table-cell>
          <table:table-cell table:style-name="Tabel6.B4" office:value-type="string">
            <text:p text:style-name="P69"><text:span text:style-name="T17">no response</text:span><text:span text:style-name="T50">1</text:span></text:p>
          </table:table-cell>
        </table:table-row>
        <table:table-row table:style-name="Tabel6.1">
          <table:table-cell table:style-name="Tabel6.A4" office:value-type="string">
            <text:p text:style-name="P62">Windows NT 4.0</text:p>
          </table:table-cell>
          <table:table-cell table:style-name="Tabel6.B4" office:value-type="string">
            <text:p text:style-name="P62">context menu on selection</text:p>
          </table:table-cell>
        </table:table-row>
        <table:table-row table:style-name="Tabel6.1">
          <table:table-cell table:style-name="Tabel6.A4" office:value-type="string">
            <text:p text:style-name="P62">Windows NT 4.0</text:p>
          </table:table-cell>
          <table:table-cell table:style-name="Tabel6.B4" office:value-type="string">
            <text:p text:style-name="P62">context menu on selection</text:p>
          </table:table-cell>
        </table:table-row>
        <table:table-row table:style-name="Tabel6.1">
          <table:table-cell table:style-name="Tabel6.A4" office:value-type="string">
            <text:p text:style-name="P62">Windows 95</text:p>
          </table:table-cell>
          <table:table-cell table:style-name="Tabel6.B4" office:value-type="string">
            <text:p text:style-name="P62">context menu on selection</text:p>
          </table:table-cell>
        </table:table-row>
        <table:table-row table:style-name="Tabel6.1">
          <table:table-cell table:style-name="Tabel6.A8" office:value-type="string">
            <text:p text:style-name="P62">Windows 98</text:p>
          </table:table-cell>
          <table:table-cell table:style-name="Tabel6.B8" office:value-type="string">
            <text:p text:style-name="P62">context menu on selection</text:p>
          </table:table-cell>
        </table:table-row>
      </table:table>
      <text:p text:style-name="Standard"><text:span text:style-name="T50">1 </text:span><text:span text:style-name="T17">Windows still reports a 5D virtual key code which means that applications can enable functionality</text:span></text:p>
      <text:p text:style-name="P61"/>
      <text:h text:style-name="P15" text:outline-level="3">Using the Windows Logo Key Logo and Application Key Logo in Documentation</text:h>
      <text:p text:style-name="P122">The Windows Logo key and the Application Logo key may be used by OEMs, ISVs and IHVs in documentation that describes the functionality of the Logo keys, provided such description is consistent with Microsoft’s guidelines for use of the Logo keys.</text:p>
      <text:p text:style-name="P123">•<text:tab/>It is not necessary to obtain a Logo license from Microsoft in order to refer to the Logo keys in documentation. This is the only permissible non-licensed use of the Windows Logo.</text:p>
      <text:p text:style-name="P123">•<text:tab/>The Logos may not be used in any way other than as specified in the Logo license guidelines.</text:p>
      <text:p text:style-name="bullet_20_body"><text:span text:style-name="T22">•<text:tab/>Upon request, Microsoft will provide camera-ready artwork of the Logos to be used in documentation. Send your e-mail request to Microsoft Windows Hardware Quality Labs at </text:span><text:span text:style-name="T53">whqlinfo@microsoft.com</text:span><text:span text:style-name="T22"> with “Artwork Request” in your subject line. Alternatively, you may use the Windows flag symbol provided in the “Wingdings®” font. This character is available by pressing ALT + 0255 on the numeric keypad.</text:span></text:p>
      <text:p text:style-name="P123">•<text:tab/>You may not alter the Logos in any way.</text:p>
      <text:p text:style-name="P124">•<text:tab/>The Logos should be typed with an empty space before and after each symbol, followed by a plus sign and another space, followed by the modifier if appropriate. Examples are shown:</text:p>
      <text:p text:style-name="bullet_20_body"><text:span text:style-name="T22"><text:tab/>Windows Logo key + B or <text:s text:c="2"/></text:span><text:span text:style-name="T56">ÿ</text:span><text:span text:style-name="T22"> + B</text:span></text:p>
      <text:p text:style-name="P125"><text:tab/>Application key + S or <text:s text:c="2"/>+ + S</text:p>
      <text:h text:style-name="P10" text:outline-level="2"><text:bookmark-start text:name="__RefHeading___Toc477834866"/>Windows Logo Key Support (Reserved for Operating System Use)<text:bookmark-end text:name="__RefHeading___Toc477834866"/></text:h>
      <text:p text:style-name="P91">The Windows Logo keys are reserved for system level functions. Software developers should not implement support for the Windows Logo keys in Windows 95, Windows 98, or Windows NT-based applications. The Windows Logo keys are supported in the operating system and provide system level functionality to the end user. The following table lists a few of the Windows Logo key combinations and their functionality. This list is not exhaustive and additional combinations will be used by the Microsoft Windows 95, Windows 98, or Windows NT operating systems.</text:p>
      <table:table table:name="Tabel7" table:style-name="Tabel7">
        <table:table-column table:style-name="Tabel7.A"/>
        <table:table-column table:style-name="Tabel7.B"/>
        <text:soft-page-break/>
        <table:table-row table:style-name="Tabel7.1">
          <table:table-cell table:style-name="Tabel7.A1" office:value-type="string">
            <text:p text:style-name="P50">Windows Logo Key Combination</text:p>
          </table:table-cell>
          <table:table-cell table:style-name="Tabel7.B1" office:value-type="string">
            <text:p text:style-name="P50">Functionality in Windows 95/98</text:p>
          </table:table-cell>
        </table:table-row>
        <table:table-row table:style-name="Tabel7.1">
          <table:table-cell table:style-name="Tabel7.A2" office:value-type="string">
            <text:p text:style-name="P61">Windows + F1</text:p>
          </table:table-cell>
          <table:table-cell table:style-name="Tabel7.B2" office:value-type="string">
            <text:p text:style-name="P61">Display the popup menu for the selected object.</text:p>
          </table:table-cell>
        </table:table-row>
        <table:table-row table:style-name="Tabel7.1">
          <table:table-cell table:style-name="Tabel7.A3" office:value-type="string">
            <text:p text:style-name="P61">Windows + TAB</text:p>
          </table:table-cell>
          <table:table-cell table:style-name="Tabel7.B3" office:value-type="string">
            <text:p text:style-name="P61">Activate next Taskbar button.</text:p>
          </table:table-cell>
        </table:table-row>
        <table:table-row table:style-name="Tabel7.1">
          <table:table-cell table:style-name="Tabel7.A3" office:value-type="string">
            <text:p text:style-name="P61">Windows + E</text:p>
          </table:table-cell>
          <table:table-cell table:style-name="Tabel7.B3" office:value-type="string">
            <text:p text:style-name="P61">Explore My Computer.</text:p>
          </table:table-cell>
        </table:table-row>
        <table:table-row table:style-name="Tabel7.1">
          <table:table-cell table:style-name="Tabel7.A3" office:value-type="string">
            <text:p text:style-name="P61">Windows + F</text:p>
          </table:table-cell>
          <table:table-cell table:style-name="Tabel7.B3" office:value-type="string">
            <text:p text:style-name="P61">Find Document.</text:p>
          </table:table-cell>
        </table:table-row>
        <table:table-row table:style-name="Tabel7.1">
          <table:table-cell table:style-name="Tabel7.A3" office:value-type="string">
            <text:p text:style-name="P61">Windows + CTRL + F</text:p>
          </table:table-cell>
          <table:table-cell table:style-name="Tabel7.B3" office:value-type="string">
            <text:p text:style-name="P61">Find Computer.</text:p>
          </table:table-cell>
        </table:table-row>
        <table:table-row table:style-name="Tabel7.1">
          <table:table-cell table:style-name="Tabel7.A3" office:value-type="string">
            <text:p text:style-name="P61">Windows + M</text:p>
          </table:table-cell>
          <table:table-cell table:style-name="Tabel7.B3" office:value-type="string">
            <text:p text:style-name="P61">Minimize All.</text:p>
          </table:table-cell>
        </table:table-row>
        <table:table-row table:style-name="Tabel7.1">
          <table:table-cell table:style-name="Tabel7.A3" office:value-type="string">
            <text:p text:style-name="P61">SHIFT + Windows + M</text:p>
          </table:table-cell>
          <table:table-cell table:style-name="Tabel7.B3" office:value-type="string">
            <text:p text:style-name="P61">Undo Minimize All.</text:p>
          </table:table-cell>
        </table:table-row>
        <table:table-row table:style-name="Tabel7.1">
          <table:table-cell table:style-name="Tabel7.A3" office:value-type="string">
            <text:p text:style-name="P61">Windows + R</text:p>
          </table:table-cell>
          <table:table-cell table:style-name="Tabel7.B3" office:value-type="string">
            <text:p text:style-name="P61">Display Run dialog box.</text:p>
          </table:table-cell>
        </table:table-row>
        <table:table-row table:style-name="Tabel7.1">
          <table:table-cell table:style-name="Tabel7.A10" office:value-type="string">
            <text:p text:style-name="P61">Windows + PAUSE (Break)</text:p>
          </table:table-cell>
          <table:table-cell table:style-name="Tabel7.B10" office:value-type="string">
            <text:p text:style-name="P61">Perform a system function.</text:p>
          </table:table-cell>
        </table:table-row>
      </table:table>
      <text:p text:style-name="Normal1"/>
      <text:h text:style-name="P7" text:outline-level="1"><text:bookmark-start text:name="__RefHeading___Toc477834867"/>Windows Keys Support for OEMs and Keyboard IHVs<text:bookmark-end text:name="__RefHeading___Toc477834867"/></text:h>
      <text:p text:style-name="P37"/>
      <text:p text:style-name="P37">OEMs that buy their keyboards with Windows Logo keys from a licensed keyboard manufacturer and do not modify the keyboard product except to add their Logo and other cosmetic changes are not required to license the Windows Logo keys from Microsoft. If the OEM product changes the layout or BIOS of an already licensed keyboard the OEM must go through the same licensing and certification procedure as described in the next section of this document.</text:p>
      <text:h text:style-name="Heading_20_2" text:outline-level="2"><text:bookmark-start text:name="__RefHeading___Toc477834868"/><text:span text:style-name="T30">Software Support of the Windows Keys in the Windows </text:span><text:span text:style-name="T34">95/98</text:span><text:span text:style-name="T30"> Operating System</text:span><text:bookmark-end text:name="__RefHeading___Toc477834868"/></text:h>
      <text:p text:style-name="P37">The Windows Keys are supported in the Windows 95, Windows 98, or Windows NT operating systems user interface. Application vendors will enable functionality for the Application key in their applications. 10 Windows Logo key combinations are reserved for OEM use.</text:p>
      <text:p text:style-name="P37"/>
      <table:table table:name="Tabel8" table:style-name="Tabel8">
        <table:table-column table:style-name="Tabel8.A"/>
        <table:table-column table:style-name="Tabel8.B" table:number-columns-repeated="2"/>
        <table:table-column table:style-name="Tabel8.D"/>
        <table:table-row table:style-name="Tabel8.1">
          <table:table-cell table:style-name="Tabel8.A1" office:value-type="string">
            <text:p text:style-name="P50">Key Event Supported</text:p>
          </table:table-cell>
          <table:table-cell table:style-name="Tabel8.B1" office:value-type="string">
            <text:p text:style-name="P51">Windows Support</text:p>
          </table:table-cell>
          <table:table-cell table:style-name="Tabel8.B1" office:value-type="string">
            <text:p text:style-name="P51">Application Support</text:p>
          </table:table-cell>
          <table:table-cell table:style-name="Tabel8.D1" office:value-type="string">
            <text:p text:style-name="P51">OEM System Utilities</text:p>
          </table:table-cell>
        </table:table-row>
        <table:table-row table:style-name="Tabel8.2">
          <table:table-cell table:style-name="Tabel8.A2" office:value-type="string">
            <text:p text:style-name="P61">Windows Logo Key</text:p>
          </table:table-cell>
          <table:table-cell table:style-name="Tabel8.B2" office:value-type="string">
            <text:p text:style-name="P62">open the Start menu</text:p>
          </table:table-cell>
          <table:table-cell table:style-name="Tabel8.B2" office:value-type="string">
            <text:p text:style-name="P63"/>
          </table:table-cell>
          <table:table-cell table:style-name="Tabel8.D2" office:value-type="string">
            <text:p text:style-name="P63"/>
          </table:table-cell>
        </table:table-row>
        <table:table-row table:style-name="Tabel8.2">
          <table:table-cell table:style-name="Tabel8.A3" office:value-type="string">
            <text:p text:style-name="P61">Windows Logo key Combinations</text:p>
          </table:table-cell>
          <table:table-cell table:style-name="Tabel8.B3" office:value-type="string">
            <text:p text:style-name="P62">9 shortcut functions</text:p>
          </table:table-cell>
          <table:table-cell table:style-name="Tabel8.B3" office:value-type="string">
            <text:p text:style-name="P63"/>
          </table:table-cell>
          <table:table-cell table:style-name="Tabel8.D3" office:value-type="string">
            <text:p text:style-name="P62">Win + 1-0 reserved for OEM</text:p>
          </table:table-cell>
        </table:table-row>
        <table:table-row table:style-name="Tabel8.2">
          <table:table-cell table:style-name="Tabel8.A3" office:value-type="string">
            <text:p text:style-name="P61">Application Logo Key</text:p>
          </table:table-cell>
          <table:table-cell table:style-name="Tabel8.B3" office:value-type="string">
            <text:p text:style-name="P62">context menu on selection</text:p>
          </table:table-cell>
          <table:table-cell table:style-name="Tabel8.B3" office:value-type="string">
            <text:p text:style-name="P62">context menu on selection</text:p>
          </table:table-cell>
          <table:table-cell table:style-name="Tabel8.D3" office:value-type="string">
            <text:p text:style-name="P62">context menu on selection</text:p>
          </table:table-cell>
        </table:table-row>
        <table:table-row table:style-name="Tabel8.2">
          <table:table-cell table:style-name="Tabel8.A5" office:value-type="string">
            <text:p text:style-name="P61">CTRL, ALT, SHIFT+Application</text:p>
          </table:table-cell>
          <table:table-cell table:style-name="Tabel8.B5" office:value-type="string">
            <text:p text:style-name="P63"/>
          </table:table-cell>
          <table:table-cell table:style-name="Tabel8.B5" office:value-type="string">
            <text:p text:style-name="P62">varies by application</text:p>
          </table:table-cell>
          <table:table-cell table:style-name="Tabel8.D5" office:value-type="string">
            <text:p text:style-name="P62">varies by utility</text:p>
          </table:table-cell>
        </table:table-row>
      </table:table>
      <text:h text:style-name="P13" text:outline-level="2"><text:bookmark-start text:name="__RefHeading___Toc477834869"/>Special Keys Reserved for OEM Usage<text:bookmark-end text:name="__RefHeading___Toc477834869"/></text:h>
      <text:p text:style-name="P37">Ten (10) Windows Logo keys combinations have been reserved for OEM use. These keys can be used by OEMs to provide keyboard hotkey controls for Speaker Volume, Monitor/LCD Brightness or Contrast, Password, or other value added functions.</text:p>
      <text:p text:style-name="P37"/>
      <table:table table:name="Tabel9" table:style-name="Tabel9">
        <table:table-column table:style-name="Tabel9.A"/>
        <table:table-column table:style-name="Tabel9.B"/>
        <table:table-row table:style-name="Tabel9.1">
          <table:table-cell table:style-name="Tabel9.A1" office:value-type="string">
            <text:p text:style-name="P50">Windows Logo Key Combination</text:p>
          </table:table-cell>
          <table:table-cell table:style-name="Tabel9.B1" office:value-type="string">
            <text:p text:style-name="P50">Status</text:p>
          </table:table-cell>
        </table:table-row>
        <table:table-row table:style-name="Tabel9.1">
          <table:table-cell table:style-name="Tabel9.A2" office:value-type="string">
            <text:p text:style-name="P37">Windows + 1</text:p>
          </table:table-cell>
          <table:table-cell table:style-name="Tabel9.B2" office:value-type="string">
            <text:p text:style-name="P37">reserved for OEMs</text:p>
          </table:table-cell>
        </table:table-row>
        <table:table-row table:style-name="Tabel9.1">
          <table:table-cell table:style-name="Tabel9.A3" office:value-type="string">
            <text:p text:style-name="P37">Windows + 2</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3</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4</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5</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6</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7</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8</text:p>
          </table:table-cell>
          <table:table-cell table:style-name="Tabel9.B3" office:value-type="string">
            <text:p text:style-name="P37">reserved for OEMs </text:p>
          </table:table-cell>
        </table:table-row>
        <text:soft-page-break/>
        <table:table-row table:style-name="Tabel9.1">
          <table:table-cell table:style-name="Tabel9.A3" office:value-type="string">
            <text:p text:style-name="P37">Windows + 9</text:p>
          </table:table-cell>
          <table:table-cell table:style-name="Tabel9.B3" office:value-type="string">
            <text:p text:style-name="P37">reserved for OEMs </text:p>
          </table:table-cell>
        </table:table-row>
        <table:table-row table:style-name="Tabel9.1">
          <table:table-cell table:style-name="Tabel9.A3" office:value-type="string">
            <text:p text:style-name="P37">Windows + 0</text:p>
          </table:table-cell>
          <table:table-cell table:style-name="Tabel9.B3" office:value-type="string">
            <text:p text:style-name="P37">reserved for OEMs </text:p>
          </table:table-cell>
        </table:table-row>
        <table:table-row table:style-name="Tabel9.1">
          <table:table-cell table:style-name="Tabel9.A12" office:value-type="string">
            <text:p text:style-name="P37">Windows + all other key combinations</text:p>
          </table:table-cell>
          <table:table-cell table:style-name="Tabel9.B12" office:value-type="string">
            <text:p text:style-name="P65">reserved for operating system</text:p>
          </table:table-cell>
        </table:table-row>
      </table:table>
      <text:p text:style-name="P37"/>
      <text:h text:style-name="P7" text:outline-level="1"><text:bookmark-start text:name="__RefHeading___Toc477834870"/>Multiple Key Operation Requirements<text:bookmark-end text:name="__RefHeading___Toc477834870"/></text:h>
      <text:h text:style-name="P10" text:outline-level="2"><text:bookmark-start text:name="_Ref418303366"/><text:bookmark-start text:name="__RefHeading___Toc477834871"/>Valid 2-Key Combinations<text:bookmark-end text:name="_Ref418303366"/><text:bookmark-end text:name="__RefHeading___Toc477834871"/></text:h>
      <text:p text:style-name="Standard"><text:span text:style-name="T15">The following list combined with the “</text:span><text:span text:style-name="T15"><text:bookmark-ref text:reference-format="text" text:ref-name="_Ref418062200">Valid Final Keys</text:bookmark-ref></text:span><text:span text:style-name="T15">” table, defines the valid 2-key combinations. When any one of the keys below is pressed, followed by a 2</text:span><text:span text:style-name="T57">nd</text:span><text:span text:style-name="T15"> key from the “</text:span><text:span text:style-name="T15"><text:bookmark-ref text:reference-format="text" text:ref-name="_Ref418062200">Valid Final Keys</text:bookmark-ref></text:span><text:span text:style-name="T15">” table, the keyboard must properly indicate that those 2 keys are pressed. There are no exceptions to these 2-Key Combinations.</text:span></text:p>
      <text:p text:style-name="P37"/>
      <text:list xml:id="list477098535" text:style-name="WW8Num11">
        <text:list-item>
          <text:p text:style-name="P17">LWIN</text:p>
        </text:list-item>
        <text:list-item>
          <text:p text:style-name="P17">RWIN</text:p>
        </text:list-item>
        <text:list-item>
          <text:p text:style-name="P17">LCTRL</text:p>
        </text:list-item>
        <text:list-item>
          <text:p text:style-name="P17">RCTRL</text:p>
        </text:list-item>
        <text:list-item>
          <text:p text:style-name="P17">LSHIFT</text:p>
        </text:list-item>
        <text:list-item>
          <text:p text:style-name="P17">RSHIFT</text:p>
        </text:list-item>
        <text:list-item>
          <text:p text:style-name="P17">LALT</text:p>
        </text:list-item>
        <text:list-item>
          <text:p text:style-name="P17">RALT</text:p>
        </text:list-item>
      </text:list>
      <text:h text:style-name="P15" text:outline-level="3"><text:bookmark-start text:name="_Ref418062105"/><text:bookmark-start text:name="_Ref418062200"/>Valid <text:bookmark-end text:name="_Ref418062105"/>Final Keys<text:bookmark-end text:name="_Ref418062200"/></text:h>
      <text:p text:style-name="Standard"><text:span text:style-name="T15">The following table lists the final keys that are required to work for valid two and three key combinations. Any key from the </text:span><text:span text:style-name="T15"><text:bookmark-ref text:reference-format="text" text:ref-name="_Ref418303366">Valid 2-Key Combinations</text:bookmark-ref></text:span><text:span text:style-name="T15"><text:s/>list combined with any key from the table below must work properly. Any 2 keys indicated in a row from the </text:span><text:span text:style-name="T15"><text:bookmark-ref text:reference-format="text" text:ref-name="_Ref418303408">Valid 3-Key Combinations</text:bookmark-ref></text:span><text:span text:style-name="T15"><text:s/>table combined with any key from the table below must work properly. Exceptions to this requirement are listed in Combinations of 3-Keys which are unavailable. Invalid key combinations will generate a Key Error code.</text:span></text:p>
      <text:p text:style-name="P37"/>
      <table:table table:name="Tabel10" table:style-name="Tabel10">
        <table:table-column table:style-name="Tabel10.A"/>
        <table:table-column table:style-name="Tabel10.B" table:number-columns-repeated="2"/>
        <table:table-column table:style-name="Tabel10.D"/>
        <table:table-column table:style-name="Tabel10.E"/>
        <table:table-column table:style-name="Tabel10.F"/>
        <table:table-column table:style-name="Tabel10.G"/>
        <table:table-column table:style-name="Tabel10.H"/>
        <table:table-column table:style-name="Tabel10.I"/>
        <table:table-row table:style-name="Tabel10.1">
          <table:table-cell table:style-name="Tabel10.A1" table:number-columns-spanned="4" office:value-type="string">
            <text:p text:style-name="P64"/>
          </table:table-cell>
          <table:covered-table-cell/>
          <table:covered-table-cell/>
          <table:covered-table-cell/>
          <table:table-cell table:style-name="Tabel10.E1" office:value-type="string">
            <text:p text:style-name="P61">Esc</text:p>
          </table:table-cell>
          <table:table-cell table:style-name="Tabel10.F1" office:value-type="string">
            <text:p text:style-name="P61">Tab</text:p>
          </table:table-cell>
          <table:table-cell table:style-name="Tabel10.G1" office:value-type="string">
            <text:p text:style-name="P61">c</text:p>
          </table:table-cell>
          <table:table-cell table:style-name="Tabel10.H1" office:value-type="string">
            <text:p text:style-name="P61">Left Arrow</text:p>
          </table:table-cell>
          <table:table-cell table:style-name="Tabel10.I1" office:value-type="string">
            <text:p text:style-name="P64"/>
          </table:table-cell>
        </table:table-row>
        <table:table-row table:style-name="Tabel10.1">
          <table:table-cell table:style-name="Tabel10.A2" table:number-columns-spanned="4" office:value-type="string">
            <text:p text:style-name="P64"/>
          </table:table-cell>
          <table:covered-table-cell/>
          <table:covered-table-cell/>
          <table:covered-table-cell/>
          <table:table-cell table:style-name="Tabel10.E2" office:value-type="string">
            <text:p text:style-name="P61">F1</text:p>
          </table:table-cell>
          <table:table-cell table:style-name="Tabel10.F2" office:value-type="string">
            <text:p text:style-name="P61">q</text:p>
          </table:table-cell>
          <table:table-cell table:style-name="Tabel10.G2" office:value-type="string">
            <text:p text:style-name="P61">v</text:p>
          </table:table-cell>
          <table:table-cell table:style-name="Tabel10.H2" office:value-type="string">
            <text:p text:style-name="P61">Right Arrow</text:p>
          </table:table-cell>
          <table:table-cell table:style-name="Tabel10.I2" office:value-type="string">
            <text:p text:style-name="P64"/>
          </table:table-cell>
        </table:table-row>
        <table:table-row table:style-name="Tabel10.1">
          <table:table-cell table:style-name="Tabel10.A3" table:number-columns-spanned="4" office:value-type="string">
            <text:p text:style-name="P64"/>
          </table:table-cell>
          <table:covered-table-cell/>
          <table:covered-table-cell/>
          <table:covered-table-cell/>
          <table:table-cell table:style-name="Tabel10.E2" office:value-type="string">
            <text:p text:style-name="P61">F2</text:p>
          </table:table-cell>
          <table:table-cell table:style-name="Tabel10.F2" office:value-type="string">
            <text:p text:style-name="P61">w</text:p>
          </table:table-cell>
          <table:table-cell table:style-name="Tabel10.G2" office:value-type="string">
            <text:p text:style-name="P61">b</text:p>
          </table:table-cell>
          <table:table-cell table:style-name="Tabel10.H3" office:value-type="string">
            <text:p text:style-name="P61">Up Arrow</text:p>
          </table:table-cell>
          <table:table-cell table:style-name="Tabel10.I3" office:value-type="string">
            <text:p text:style-name="P64"/>
          </table:table-cell>
        </table:table-row>
        <table:table-row table:style-name="Tabel10.1">
          <table:table-cell table:style-name="Tabel10.A4" table:number-columns-spanned="4" office:value-type="string">
            <text:p text:style-name="P64"/>
          </table:table-cell>
          <table:covered-table-cell/>
          <table:covered-table-cell/>
          <table:covered-table-cell/>
          <table:table-cell table:style-name="Tabel10.E2" office:value-type="string">
            <text:p text:style-name="P61">F3</text:p>
          </table:table-cell>
          <table:table-cell table:style-name="Tabel10.F2" office:value-type="string">
            <text:p text:style-name="P61">e</text:p>
          </table:table-cell>
          <table:table-cell table:style-name="Tabel10.G2" office:value-type="string">
            <text:p text:style-name="P61">n</text:p>
          </table:table-cell>
          <table:table-cell table:style-name="Tabel10.H4" office:value-type="string">
            <text:p text:style-name="P61">Down Arrow</text:p>
          </table:table-cell>
          <table:table-cell table:style-name="Tabel10.I4" office:value-type="string">
            <text:p text:style-name="P64"/>
          </table:table-cell>
        </table:table-row>
        <table:table-row table:style-name="Tabel10.1">
          <table:table-cell table:style-name="Tabel10.A5" table:number-columns-spanned="4" office:value-type="string">
            <text:p text:style-name="P64"/>
          </table:table-cell>
          <table:covered-table-cell/>
          <table:covered-table-cell/>
          <table:covered-table-cell/>
          <table:table-cell table:style-name="Tabel10.E2" office:value-type="string">
            <text:p text:style-name="P61">F4</text:p>
          </table:table-cell>
          <table:table-cell table:style-name="Tabel10.F2" office:value-type="string">
            <text:p text:style-name="P61">r</text:p>
          </table:table-cell>
          <table:table-cell table:style-name="Tabel10.G2" office:value-type="string">
            <text:p text:style-name="P61">m</text:p>
          </table:table-cell>
          <table:table-cell table:style-name="Tabel10.H5" office:value-type="string">
            <text:p text:style-name="P64"/>
          </table:table-cell>
          <table:table-cell table:style-name="Tabel10.I5" office:value-type="string">
            <text:p text:style-name="P64"/>
          </table:table-cell>
        </table:table-row>
        <table:table-row table:style-name="Tabel10.1">
          <table:table-cell table:style-name="Tabel10.A6" table:number-columns-spanned="4" office:value-type="string">
            <text:p text:style-name="P64"/>
          </table:table-cell>
          <table:covered-table-cell/>
          <table:covered-table-cell/>
          <table:covered-table-cell/>
          <table:table-cell table:style-name="Tabel10.E2" office:value-type="string">
            <text:p text:style-name="P61">F6</text:p>
          </table:table-cell>
          <table:table-cell table:style-name="Tabel10.F2" office:value-type="string">
            <text:p text:style-name="P61">y</text:p>
          </table:table-cell>
          <table:table-cell table:style-name="Tabel10.G2" office:value-type="string">
            <text:p text:style-name="P61">.</text:p>
          </table:table-cell>
          <table:table-cell table:style-name="Tabel10.H6" office:value-type="string">
            <text:p text:style-name="P61">Enter</text:p>
          </table:table-cell>
          <table:table-cell table:style-name="Tabel10.I6" office:value-type="string">
            <text:p text:style-name="P64"/>
          </table:table-cell>
        </table:table-row>
        <table:table-row table:style-name="Tabel10.1">
          <table:table-cell table:style-name="Tabel10.A7" table:number-columns-spanned="4" office:value-type="string">
            <text:p text:style-name="P64"/>
          </table:table-cell>
          <table:covered-table-cell/>
          <table:covered-table-cell/>
          <table:covered-table-cell/>
          <table:table-cell table:style-name="Tabel10.E2" office:value-type="string">
            <text:p text:style-name="P61">F7</text:p>
          </table:table-cell>
          <table:table-cell table:style-name="Tabel10.F2" office:value-type="string">
            <text:p text:style-name="P61">u</text:p>
          </table:table-cell>
          <table:table-cell table:style-name="Tabel10.G2" office:value-type="string">
            <text:p text:style-name="P61">/</text:p>
          </table:table-cell>
          <table:table-cell table:style-name="Tabel10.H7" office:value-type="string">
            <text:p text:style-name="P61">Print Screen</text:p>
          </table:table-cell>
          <table:table-cell table:style-name="Tabel10.I7" office:value-type="string">
            <text:p text:style-name="P64"/>
          </table:table-cell>
        </table:table-row>
        <table:table-row table:style-name="Tabel10.1">
          <table:table-cell table:style-name="Tabel10.A8" table:number-columns-spanned="4" office:value-type="string">
            <text:p text:style-name="P64"/>
          </table:table-cell>
          <table:covered-table-cell/>
          <table:covered-table-cell/>
          <table:covered-table-cell/>
          <table:table-cell table:style-name="Tabel10.E2" office:value-type="string">
            <text:p text:style-name="P61">F8</text:p>
          </table:table-cell>
          <table:table-cell table:style-name="Tabel10.F2" office:value-type="string">
            <text:p text:style-name="P61">i</text:p>
          </table:table-cell>
          <table:table-cell table:style-name="Tabel10.G2" office:value-type="string">
            <text:p text:style-name="P61">Insert</text:p>
          </table:table-cell>
          <table:table-cell table:style-name="Tabel10.H8" office:value-type="string">
            <text:p text:style-name="P61">Scroll Lock</text:p>
          </table:table-cell>
          <table:table-cell table:style-name="Tabel10.I8" office:value-type="string">
            <text:p text:style-name="P64"/>
          </table:table-cell>
        </table:table-row>
        <table:table-row table:style-name="Tabel10.1">
          <table:table-cell table:style-name="Tabel10.A9" table:number-columns-spanned="4" office:value-type="string">
            <text:p text:style-name="P64"/>
          </table:table-cell>
          <table:covered-table-cell/>
          <table:covered-table-cell/>
          <table:covered-table-cell/>
          <table:table-cell table:style-name="Tabel10.E2" office:value-type="string">
            <text:p text:style-name="P61">F9</text:p>
          </table:table-cell>
          <table:table-cell table:style-name="Tabel10.F2" office:value-type="string">
            <text:p text:style-name="P61">o</text:p>
          </table:table-cell>
          <table:table-cell table:style-name="Tabel10.G2" office:value-type="string">
            <text:p text:style-name="P61">Delete</text:p>
          </table:table-cell>
          <table:table-cell table:style-name="Tabel10.H9" office:value-type="string">
            <text:p text:style-name="P61">Pause</text:p>
          </table:table-cell>
          <table:table-cell table:style-name="Tabel10.I9" office:value-type="string">
            <text:p text:style-name="P64"/>
          </table:table-cell>
        </table:table-row>
        <table:table-row table:style-name="Tabel10.1">
          <table:table-cell table:style-name="Tabel10.A10" table:number-columns-spanned="4" office:value-type="string">
            <text:p text:style-name="P64"/>
          </table:table-cell>
          <table:covered-table-cell/>
          <table:covered-table-cell/>
          <table:covered-table-cell/>
          <table:table-cell table:style-name="Tabel10.E2" office:value-type="string">
            <text:p text:style-name="P61">F10</text:p>
          </table:table-cell>
          <table:table-cell table:style-name="Tabel10.F2" office:value-type="string">
            <text:p text:style-name="P61">p</text:p>
          </table:table-cell>
          <table:table-cell table:style-name="Tabel10.G2" office:value-type="string">
            <text:p text:style-name="P61">Home</text:p>
          </table:table-cell>
          <table:table-cell table:style-name="Tabel10.H10" office:value-type="string">
            <text:p text:style-name="P61">Num Lock</text:p>
          </table:table-cell>
          <table:table-cell table:style-name="Tabel10.I10" office:value-type="string">
            <text:p text:style-name="P64"/>
          </table:table-cell>
        </table:table-row>
        <table:table-row table:style-name="Tabel10.1">
          <table:table-cell table:style-name="Tabel10.A11" table:number-columns-spanned="4" office:value-type="string">
            <text:p text:style-name="P64"/>
          </table:table-cell>
          <table:covered-table-cell/>
          <table:covered-table-cell/>
          <table:covered-table-cell/>
          <table:table-cell table:style-name="Tabel10.E2" office:value-type="string">
            <text:p text:style-name="P61">F11</text:p>
          </table:table-cell>
          <table:table-cell table:style-name="Tabel10.F2" office:value-type="string">
            <text:p text:style-name="P61">[</text:p>
          </table:table-cell>
          <table:table-cell table:style-name="Tabel10.G2" office:value-type="string">
            <text:p text:style-name="P61">End</text:p>
          </table:table-cell>
          <table:table-cell table:style-name="Tabel10.H11" office:value-type="string">
            <text:p text:style-name="P61">Numeric 0</text:p>
          </table:table-cell>
          <table:table-cell table:style-name="Tabel10.I11" office:value-type="string">
            <text:p text:style-name="P64"/>
          </table:table-cell>
        </table:table-row>
        <table:table-row table:style-name="Tabel10.1">
          <table:table-cell table:style-name="Tabel10.A12" table:number-columns-spanned="4" office:value-type="string">
            <text:p text:style-name="P64"/>
          </table:table-cell>
          <table:covered-table-cell/>
          <table:covered-table-cell/>
          <table:covered-table-cell/>
          <table:table-cell table:style-name="Tabel10.E2" office:value-type="string">
            <text:p text:style-name="P61">F12</text:p>
          </table:table-cell>
          <table:table-cell table:style-name="Tabel10.F2" office:value-type="string">
            <text:p text:style-name="P61">]</text:p>
          </table:table-cell>
          <table:table-cell table:style-name="Tabel10.G2" office:value-type="string">
            <text:p text:style-name="P61">Page Up</text:p>
          </table:table-cell>
          <table:table-cell table:style-name="Tabel10.H12" office:value-type="string">
            <text:p text:style-name="P61">Numeric 1</text:p>
          </table:table-cell>
          <table:table-cell table:style-name="Tabel10.I12" office:value-type="string">
            <text:p text:style-name="P64"/>
          </table:table-cell>
        </table:table-row>
        <table:table-row table:style-name="Tabel10.1">
          <table:table-cell table:style-name="Tabel10.A13" table:number-columns-spanned="4" office:value-type="string">
            <text:p text:style-name="P64"/>
          </table:table-cell>
          <table:covered-table-cell/>
          <table:covered-table-cell/>
          <table:covered-table-cell/>
          <table:table-cell table:style-name="Tabel10.E2" office:value-type="string">
            <text:p text:style-name="P61">`</text:p>
          </table:table-cell>
          <table:table-cell table:style-name="Tabel10.F2" office:value-type="string">
            <text:p text:style-name="P61">\</text:p>
          </table:table-cell>
          <table:table-cell table:style-name="Tabel10.G2" office:value-type="string">
            <text:p text:style-name="P61">Page Down</text:p>
          </table:table-cell>
          <table:table-cell table:style-name="Tabel10.H13" office:value-type="string">
            <text:p text:style-name="P61">Numeric 2</text:p>
          </table:table-cell>
          <table:table-cell table:style-name="Tabel10.I13" office:value-type="string">
            <text:p text:style-name="P64"/>
          </table:table-cell>
        </table:table-row>
        <table:table-row table:style-name="Tabel10.1">
          <table:table-cell table:style-name="Tabel10.A14" table:number-columns-spanned="4" office:value-type="string">
            <text:p text:style-name="P64"/>
          </table:table-cell>
          <table:covered-table-cell/>
          <table:covered-table-cell/>
          <table:covered-table-cell/>
          <table:table-cell table:style-name="Tabel10.E2" office:value-type="string">
            <text:p text:style-name="P61">1</text:p>
          </table:table-cell>
          <table:table-cell table:style-name="Tabel10.F2" office:value-type="string">
            <text:p text:style-name="P61">a</text:p>
          </table:table-cell>
          <table:table-cell table:style-name="Tabel10.G2" office:value-type="string">
            <text:p text:style-name="P64"/>
          </table:table-cell>
          <table:table-cell table:style-name="Tabel10.H14" office:value-type="string">
            <text:p text:style-name="P61">Numeric 3</text:p>
          </table:table-cell>
          <table:table-cell table:style-name="Tabel10.I14" office:value-type="string">
            <text:p text:style-name="P64"/>
          </table:table-cell>
        </table:table-row>
        <table:table-row table:style-name="Tabel10.1">
          <table:table-cell table:style-name="Tabel10.A15" table:number-columns-spanned="4" office:value-type="string">
            <text:p text:style-name="P64"/>
          </table:table-cell>
          <table:covered-table-cell/>
          <table:covered-table-cell/>
          <table:covered-table-cell/>
          <table:table-cell table:style-name="Tabel10.E2" office:value-type="string">
            <text:p text:style-name="P61">2</text:p>
          </table:table-cell>
          <table:table-cell table:style-name="Tabel10.F2" office:value-type="string">
            <text:p text:style-name="P61">s</text:p>
          </table:table-cell>
          <table:table-cell table:style-name="Tabel10.G2" office:value-type="string">
            <text:p text:style-name="P64"/>
          </table:table-cell>
          <table:table-cell table:style-name="Tabel10.H15" office:value-type="string">
            <text:p text:style-name="P61">Numeric 4</text:p>
          </table:table-cell>
          <table:table-cell table:style-name="Tabel10.I15" office:value-type="string">
            <text:p text:style-name="P64"/>
          </table:table-cell>
        </table:table-row>
        <table:table-row table:style-name="Tabel10.1">
          <table:table-cell table:style-name="Tabel10.A16" table:number-columns-spanned="4" office:value-type="string">
            <text:p text:style-name="P64"/>
          </table:table-cell>
          <table:covered-table-cell/>
          <table:covered-table-cell/>
          <table:covered-table-cell/>
          <table:table-cell table:style-name="Tabel10.E2" office:value-type="string">
            <text:p text:style-name="P61">3</text:p>
          </table:table-cell>
          <table:table-cell table:style-name="Tabel10.F2" office:value-type="string">
            <text:p text:style-name="P61">d</text:p>
          </table:table-cell>
          <table:table-cell table:style-name="Tabel10.G2" office:value-type="string">
            <text:p text:style-name="P64"/>
          </table:table-cell>
          <table:table-cell table:style-name="Tabel10.H16" office:value-type="string">
            <text:p text:style-name="P61">Numeric 5</text:p>
          </table:table-cell>
          <table:table-cell table:style-name="Tabel10.I16" office:value-type="string">
            <text:p text:style-name="P64"/>
          </table:table-cell>
        </table:table-row>
        <table:table-row table:style-name="Tabel10.1">
          <table:table-cell table:style-name="Tabel10.A17" table:number-columns-spanned="4" office:value-type="string">
            <text:p text:style-name="P64"/>
          </table:table-cell>
          <table:covered-table-cell/>
          <table:covered-table-cell/>
          <table:covered-table-cell/>
          <table:table-cell table:style-name="Tabel10.E2" office:value-type="string">
            <text:p text:style-name="P61">4</text:p>
          </table:table-cell>
          <table:table-cell table:style-name="Tabel10.F2" office:value-type="string">
            <text:p text:style-name="P61">f</text:p>
          </table:table-cell>
          <table:table-cell table:style-name="Tabel10.G2" office:value-type="string">
            <text:p text:style-name="P64"/>
          </table:table-cell>
          <table:table-cell table:style-name="Tabel10.H17" office:value-type="string">
            <text:p text:style-name="P61">Numeric 6</text:p>
          </table:table-cell>
          <table:table-cell table:style-name="Tabel10.I17" office:value-type="string">
            <text:p text:style-name="P64"/>
          </table:table-cell>
        </table:table-row>
        <table:table-row table:style-name="Tabel10.1">
          <table:table-cell table:style-name="Tabel10.A18" table:number-columns-spanned="4" office:value-type="string">
            <text:p text:style-name="P64"/>
          </table:table-cell>
          <table:covered-table-cell/>
          <table:covered-table-cell/>
          <table:covered-table-cell/>
          <table:table-cell table:style-name="Tabel10.E2" office:value-type="string">
            <text:p text:style-name="P61">5</text:p>
          </table:table-cell>
          <table:table-cell table:style-name="Tabel10.F2" office:value-type="string">
            <text:p text:style-name="P61">g</text:p>
          </table:table-cell>
          <table:table-cell table:style-name="Tabel10.G2" office:value-type="string">
            <text:p text:style-name="P64"/>
          </table:table-cell>
          <table:table-cell table:style-name="Tabel10.H18" office:value-type="string">
            <text:p text:style-name="P61">Numeric 7</text:p>
          </table:table-cell>
          <table:table-cell table:style-name="Tabel10.I18" office:value-type="string">
            <text:p text:style-name="P64"/>
          </table:table-cell>
        </table:table-row>
        <table:table-row table:style-name="Tabel10.1">
          <table:table-cell table:style-name="Tabel10.A19" table:number-columns-spanned="4" office:value-type="string">
            <text:p text:style-name="P64"/>
          </table:table-cell>
          <table:covered-table-cell/>
          <table:covered-table-cell/>
          <table:covered-table-cell/>
          <table:table-cell table:style-name="Tabel10.E2" office:value-type="string">
            <text:p text:style-name="P61">6</text:p>
          </table:table-cell>
          <table:table-cell table:style-name="Tabel10.F2" office:value-type="string">
            <text:p text:style-name="P61">h</text:p>
          </table:table-cell>
          <table:table-cell table:style-name="Tabel10.G2" office:value-type="string">
            <text:p text:style-name="P64"/>
          </table:table-cell>
          <table:table-cell table:style-name="Tabel10.H19" office:value-type="string">
            <text:p text:style-name="P61">Numeric 8</text:p>
          </table:table-cell>
          <table:table-cell table:style-name="Tabel10.I19" office:value-type="string">
            <text:p text:style-name="P64"/>
          </table:table-cell>
        </table:table-row>
        <table:table-row table:style-name="Tabel10.1">
          <table:table-cell table:style-name="Tabel10.A20" table:number-columns-spanned="4" office:value-type="string">
            <text:p text:style-name="P64"/>
          </table:table-cell>
          <table:covered-table-cell/>
          <table:covered-table-cell/>
          <table:covered-table-cell/>
          <table:table-cell table:style-name="Tabel10.E2" office:value-type="string">
            <text:p text:style-name="P61">7</text:p>
          </table:table-cell>
          <table:table-cell table:style-name="Tabel10.F2" office:value-type="string">
            <text:p text:style-name="P61">j</text:p>
          </table:table-cell>
          <table:table-cell table:style-name="Tabel10.G2" office:value-type="string">
            <text:p text:style-name="P64"/>
          </table:table-cell>
          <table:table-cell table:style-name="Tabel10.H20" office:value-type="string">
            <text:p text:style-name="P61">Numeric 9</text:p>
          </table:table-cell>
          <table:table-cell table:style-name="Tabel10.I20" office:value-type="string">
            <text:p text:style-name="P64"/>
          </table:table-cell>
        </table:table-row>
        <table:table-row table:style-name="Tabel10.1">
          <table:table-cell table:style-name="Tabel10.A21" table:number-columns-spanned="4" office:value-type="string">
            <text:p text:style-name="P64"/>
          </table:table-cell>
          <table:covered-table-cell/>
          <table:covered-table-cell/>
          <table:covered-table-cell/>
          <table:table-cell table:style-name="Tabel10.E2" office:value-type="string">
            <text:p text:style-name="P61">8</text:p>
          </table:table-cell>
          <table:table-cell table:style-name="Tabel10.F2" office:value-type="string">
            <text:p text:style-name="P61">k</text:p>
          </table:table-cell>
          <table:table-cell table:style-name="Tabel10.G2" office:value-type="string">
            <text:p text:style-name="P64"/>
          </table:table-cell>
          <table:table-cell table:style-name="Tabel10.H21" office:value-type="string">
            <text:p text:style-name="P61">Numeric /</text:p>
          </table:table-cell>
          <table:table-cell table:style-name="Tabel10.I21" office:value-type="string">
            <text:p text:style-name="P64"/>
          </table:table-cell>
        </table:table-row>
        <table:table-row table:style-name="Tabel10.1">
          <table:table-cell table:style-name="Tabel10.A22" table:number-columns-spanned="4" office:value-type="string">
            <text:p text:style-name="P64"/>
          </table:table-cell>
          <table:covered-table-cell/>
          <table:covered-table-cell/>
          <table:covered-table-cell/>
          <table:table-cell table:style-name="Tabel10.E2" office:value-type="string">
            <text:p text:style-name="P61">9</text:p>
          </table:table-cell>
          <table:table-cell table:style-name="Tabel10.F2" office:value-type="string">
            <text:p text:style-name="P61">l</text:p>
          </table:table-cell>
          <table:table-cell table:style-name="Tabel10.G2" office:value-type="string">
            <text:p text:style-name="P64"/>
          </table:table-cell>
          <table:table-cell table:style-name="Tabel10.H22" office:value-type="string">
            <text:p text:style-name="P61">Numeric *</text:p>
          </table:table-cell>
          <table:table-cell table:style-name="Tabel10.I22" office:value-type="string">
            <text:p text:style-name="P64"/>
          </table:table-cell>
        </table:table-row>
        <table:table-row table:style-name="Tabel10.1">
          <table:table-cell table:style-name="Tabel10.A23" table:number-columns-spanned="4" office:value-type="string">
            <text:p text:style-name="P64"/>
          </table:table-cell>
          <table:covered-table-cell/>
          <table:covered-table-cell/>
          <table:covered-table-cell/>
          <table:table-cell table:style-name="Tabel10.E2" office:value-type="string">
            <text:p text:style-name="P61">0</text:p>
          </table:table-cell>
          <table:table-cell table:style-name="Tabel10.F2" office:value-type="string">
            <text:p text:style-name="P61">;</text:p>
          </table:table-cell>
          <table:table-cell table:style-name="Tabel10.G2" office:value-type="string">
            <text:p text:style-name="P64"/>
          </table:table-cell>
          <table:table-cell table:style-name="Tabel10.H23" office:value-type="string">
            <text:p text:style-name="P61">Numeric -</text:p>
          </table:table-cell>
          <table:table-cell table:style-name="Tabel10.I23" office:value-type="string">
            <text:p text:style-name="P64"/>
          </table:table-cell>
        </table:table-row>
        <table:table-row table:style-name="Tabel10.1">
          <table:table-cell table:style-name="Tabel10.A24" table:number-columns-spanned="4" office:value-type="string">
            <text:p text:style-name="P64"/>
          </table:table-cell>
          <table:covered-table-cell/>
          <table:covered-table-cell/>
          <table:covered-table-cell/>
          <table:table-cell table:style-name="Tabel10.E2" office:value-type="string">
            <text:p text:style-name="P61">-</text:p>
          </table:table-cell>
          <table:table-cell table:style-name="Tabel10.F2" office:value-type="string">
            <text:p text:style-name="P61">‘</text:p>
          </table:table-cell>
          <table:table-cell table:style-name="Tabel10.G2" office:value-type="string">
            <text:p text:style-name="P64"/>
          </table:table-cell>
          <table:table-cell table:style-name="Tabel10.H24" office:value-type="string">
            <text:p text:style-name="P61">Numeric +</text:p>
          </table:table-cell>
          <table:table-cell table:style-name="Tabel10.I24" office:value-type="string">
            <text:p text:style-name="P64"/>
          </table:table-cell>
        </table:table-row>
        <text:soft-page-break/>
        <table:table-row table:style-name="Tabel10.1">
          <table:table-cell table:style-name="Tabel10.A25" table:number-columns-spanned="4" office:value-type="string">
            <text:p text:style-name="P64"/>
          </table:table-cell>
          <table:covered-table-cell/>
          <table:covered-table-cell/>
          <table:covered-table-cell/>
          <table:table-cell table:style-name="Tabel10.E2" office:value-type="string">
            <text:p text:style-name="P61">=</text:p>
          </table:table-cell>
          <table:table-cell table:style-name="Tabel10.F2" office:value-type="string">
            <text:p text:style-name="P61">z</text:p>
          </table:table-cell>
          <table:table-cell table:style-name="Tabel10.G2" office:value-type="string">
            <text:p text:style-name="P64"/>
          </table:table-cell>
          <table:table-cell table:style-name="Tabel10.H25" office:value-type="string">
            <text:p text:style-name="P61">Numeric Enter</text:p>
          </table:table-cell>
          <table:table-cell table:style-name="Tabel10.I25" office:value-type="string">
            <text:p text:style-name="P64"/>
          </table:table-cell>
        </table:table-row>
        <table:table-row table:style-name="Tabel10.1">
          <table:table-cell table:style-name="Tabel10.A26" table:number-columns-spanned="4" office:value-type="string">
            <text:p text:style-name="P64"/>
          </table:table-cell>
          <table:covered-table-cell/>
          <table:covered-table-cell/>
          <table:covered-table-cell/>
          <table:table-cell table:style-name="Tabel10.E26" office:value-type="string">
            <text:p text:style-name="P61">Backspace</text:p>
          </table:table-cell>
          <table:table-cell table:style-name="Tabel10.F26" office:value-type="string">
            <text:p text:style-name="P61">x</text:p>
          </table:table-cell>
          <table:table-cell table:style-name="Tabel10.G26" office:value-type="string">
            <text:p text:style-name="P64"/>
          </table:table-cell>
          <table:table-cell table:style-name="Tabel10.H26" office:value-type="string">
            <text:p text:style-name="P61">Numeric .</text:p>
          </table:table-cell>
          <table:table-cell table:style-name="Tabel10.I26" office:value-type="string">
            <text:p text:style-name="P64"/>
          </table:table-cell>
        </table:table-row>
        <table:table-row table:style-name="Tabel10.1">
          <table:table-cell table:style-name="Tabel10.E1" office:value-type="string">
            <text:p text:style-name="P56"/>
          </table:table-cell>
          <table:table-cell table:style-name="Tabel10.F1" office:value-type="string">
            <text:p text:style-name="P56"/>
          </table:table-cell>
          <table:table-cell table:style-name="Tabel10.G1" office:value-type="string">
            <text:p text:style-name="P56"/>
          </table:table-cell>
          <table:table-cell table:style-name="Tabel10.A1" table:number-columns-spanned="6" office:value-type="string">
            <text:p text:style-name="P56"/>
          </table:table-cell>
          <table:covered-table-cell/>
          <table:covered-table-cell/>
          <table:covered-table-cell/>
          <table:covered-table-cell/>
          <table:covered-table-cell/>
        </table:table-row>
        <table:table-row table:style-name="Tabel10.1">
          <table:table-cell table:style-name="Tabel10.E26" office:value-type="string">
            <text:p text:style-name="P56"/>
          </table:table-cell>
          <table:table-cell table:style-name="Tabel10.F26" office:value-type="string">
            <text:p text:style-name="P56"/>
          </table:table-cell>
          <table:table-cell table:style-name="Tabel10.G26" office:value-type="string">
            <text:p text:style-name="P56"/>
          </table:table-cell>
          <table:table-cell table:style-name="Tabel10.A1" table:number-columns-spanned="6" office:value-type="string">
            <text:p text:style-name="P53">Indicates Traditional IBM Final keys.</text:p>
          </table:table-cell>
          <table:covered-table-cell/>
          <table:covered-table-cell/>
          <table:covered-table-cell/>
          <table:covered-table-cell/>
          <table:covered-table-cell/>
        </table:table-row>
      </table:table>
      <text:p text:style-name="Normal1"/>
      <text:h text:style-name="P10" text:outline-level="2"><text:bookmark-start text:name="_Ref418303408"/><text:bookmark-start text:name="__RefHeading___Toc477834872"/>Valid 3-Key Combinations<text:bookmark-end text:name="_Ref418303408"/><text:bookmark-end text:name="__RefHeading___Toc477834872"/></text:h>
      <text:p text:style-name="Standard"><text:span text:style-name="T15">The following table combined with the “</text:span><text:span text:style-name="T15"><text:bookmark-ref text:reference-format="text" text:ref-name="_Ref418062200">Valid Final Keys</text:bookmark-ref></text:span><text:span text:style-name="T15">” table, defines the valid 3-key combinations. For each row in the table below, an “X” indicates that key is selected. When the two keys in a row are pressed followed by a 3</text:span><text:span text:style-name="T57">rd</text:span><text:span text:style-name="T15"> key from the “</text:span><text:span text:style-name="T15"><text:bookmark-ref text:reference-format="text" text:ref-name="_Ref418062200">Valid Final Keys</text:bookmark-ref></text:span><text:span text:style-name="T15">” table, the keyboard must properly indicate that those 3 keys are pressed. Exceptions to these tables are listed below. Any 3-key combinations not listed are not required to work, but may do so at the keyboard manufacturer’s discretion.</text:span></text:p>
      <text:p text:style-name="P109"/>
      <table:table table:name="Tabel11" table:style-name="Tabel11">
        <table:table-column table:style-name="Tabel11.A" table:number-columns-repeated="7"/>
        <table:table-column table:style-name="Tabel11.H"/>
        <table:table-row table:style-name="Tabel11.1">
          <table:table-cell table:style-name="Tabel11.A1" office:value-type="string">
            <text:p text:style-name="P50">LWIN</text:p>
          </table:table-cell>
          <table:table-cell table:style-name="Tabel11.B1" office:value-type="string">
            <text:p text:style-name="P50">RWIN</text:p>
          </table:table-cell>
          <table:table-cell table:style-name="Tabel11.B1" office:value-type="string">
            <text:p text:style-name="P50">LCTRL</text:p>
          </table:table-cell>
          <table:table-cell table:style-name="Tabel11.B1" office:value-type="string">
            <text:p text:style-name="P50">RCTRL</text:p>
          </table:table-cell>
          <table:table-cell table:style-name="Tabel11.B1" office:value-type="string">
            <text:p text:style-name="P50">LSHIFT</text:p>
          </table:table-cell>
          <table:table-cell table:style-name="Tabel11.B1" office:value-type="string">
            <text:p text:style-name="P50">RSHIFT</text:p>
          </table:table-cell>
          <table:table-cell table:style-name="Tabel11.B1" office:value-type="string">
            <text:p text:style-name="P50">LALT</text:p>
          </table:table-cell>
          <table:table-cell table:style-name="Tabel11.H1" office:value-type="string">
            <text:p text:style-name="P50">RALT</text:p>
          </table:table-cell>
        </table:table-row>
        <table:table-row table:style-name="Tabel11.1">
          <table:table-cell table:style-name="Tabel11.A2" office:value-type="string">
            <text:p text:style-name="P62">X</text:p>
          </table:table-cell>
          <table:table-cell table:style-name="Tabel11.B2" office:value-type="string">
            <text:p text:style-name="P63"/>
          </table:table-cell>
          <table:table-cell table:style-name="Tabel11.B2" office:value-type="string">
            <text:p text:style-name="P63"/>
          </table:table-cell>
          <table:table-cell table:style-name="Tabel11.B2" office:value-type="string">
            <text:p text:style-name="P63"/>
          </table:table-cell>
          <table:table-cell table:style-name="Tabel11.B2" office:value-type="string">
            <text:p text:style-name="P63"/>
          </table:table-cell>
          <table:table-cell table:style-name="Tabel11.B2" office:value-type="string">
            <text:p text:style-name="P63"/>
          </table:table-cell>
          <table:table-cell table:style-name="Tabel11.B2" office:value-type="string">
            <text:p text:style-name="P63"/>
          </table:table-cell>
          <table:table-cell table:style-name="Tabel11.H2" office:value-type="string">
            <text:p text:style-name="P63"/>
          </table:table-cell>
        </table:table-row>
        <table:table-row table:style-name="Tabel11.1">
          <table:table-cell table:style-name="Tabel11.A2" office:value-type="string">
            <text:p text:style-name="P62">X</text:p>
          </table:table-cell>
          <table:table-cell table:style-name="Tabel11.B2" office:value-type="string">
            <text:p text:style-name="P63"/>
          </table:table-cell>
          <table:table-cell table:style-name="Tabel11.B2" office:value-type="string">
            <text:p text:style-name="P62">X</text:p>
          </table:table-cell>
          <table:table-cell table:style-name="Tabel11.B2" office:value-type="string">
            <text:p text:style-name="P63"/>
          </table:table-cell>
          <table:table-cell table:style-name="Tabel11.B2" office:value-type="string">
            <text:p text:style-name="P63"/>
          </table:table-cell>
          <table:table-cell table:style-name="Tabel11.B2" office:value-type="string">
            <text:p text:style-name="P63"/>
          </table:table-cell>
          <table:table-cell table:style-name="Tabel11.B2" office:value-type="string">
            <text:p text:style-name="P63"/>
          </table:table-cell>
          <table:table-cell table:style-name="Tabel11.H2" office:value-type="string">
            <text:p text:style-name="P63"/>
          </table:table-cell>
        </table:table-row>
        <table:table-row table:style-name="Tabel11.1">
          <table:table-cell table:style-name="Tabel11.A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H4" office:value-type="string">
            <text:p text:style-name="P63"/>
          </table:table-cell>
        </table:table-row>
        <table:table-row table:style-name="Tabel11.1">
          <table:table-cell table:style-name="Tabel11.A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2">X</text:p>
          </table:table-cell>
        </table:table-row>
        <table:table-row table:style-name="Tabel11.1">
          <table:table-cell table:style-name="Tabel11.A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2">X</text:p>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H4"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2">X</text:p>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3"/>
          </table:table-cell>
          <table:table-cell table:style-name="Tabel11.B4" office:value-type="string">
            <text:p text:style-name="P62">X</text:p>
          </table:table-cell>
          <table:table-cell table:style-name="Tabel11.H4" office:value-type="string">
            <text:p text:style-name="P63"/>
          </table:table-cell>
        </table:table-row>
        <table:table-row table:style-name="Tabel11.1">
          <table:table-cell table:style-name="Tabel11.A15" office:value-type="string">
            <text:p text:style-name="P63"/>
          </table:table-cell>
          <table:table-cell table:style-name="Tabel11.B15" office:value-type="string">
            <text:p text:style-name="P62">X</text:p>
          </table:table-cell>
          <table:table-cell table:style-name="Tabel11.B15" office:value-type="string">
            <text:p text:style-name="P63"/>
          </table:table-cell>
          <table:table-cell table:style-name="Tabel11.B15" office:value-type="string">
            <text:p text:style-name="P63"/>
          </table:table-cell>
          <table:table-cell table:style-name="Tabel11.B15" office:value-type="string">
            <text:p text:style-name="P63"/>
          </table:table-cell>
          <table:table-cell table:style-name="Tabel11.B15" office:value-type="string">
            <text:p text:style-name="P63"/>
          </table:table-cell>
          <table:table-cell table:style-name="Tabel11.B15" office:value-type="string">
            <text:p text:style-name="P63"/>
          </table:table-cell>
          <table:table-cell table:style-name="Tabel11.H15" office:value-type="string">
            <text:p text:style-name="P62">X</text:p>
          </table:table-cell>
        </table:table-row>
        <table:table-row table:style-name="Tabel11.1">
          <table:table-cell table:style-name="Tabel11.A4" office:value-type="string">
            <text:p text:style-name="P62">X</text:p>
          </table:table-cell>
          <table:table-cell table:style-name="Tabel11.B4" office:value-type="string">
            <text:p text:style-name="P62">X</text:p>
          </table:table-cell>
          <table:table-cell table:style-name="Tabel11.B15" office:value-type="string">
            <text:p text:style-name="P63"/>
          </table:table-cell>
          <table:table-cell table:style-name="Tabel11.B15" office:value-type="string">
            <text:p text:style-name="P63"/>
          </table:table-cell>
          <table:table-cell table:style-name="Tabel11.B15" office:value-type="string">
            <text:p text:style-name="P63"/>
          </table:table-cell>
          <table:table-cell table:style-name="Tabel11.B15" office:value-type="string">
            <text:p text:style-name="P63"/>
          </table:table-cell>
          <table:table-cell table:style-name="Tabel11.B15" office:value-type="string">
            <text:p text:style-name="P63"/>
          </table:table-cell>
          <table:table-cell table:style-name="Tabel11.H15"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7" office:value-type="string">
            <text:p text:style-name="P62">X</text:p>
          </table:table-cell>
          <table:table-cell table:style-name="Tabel11.D17" office:value-type="string">
            <text:p text:style-name="P63"/>
          </table:table-cell>
          <table:table-cell table:style-name="Tabel11.D17" office:value-type="string">
            <text:p text:style-name="P62">X</text:p>
          </table:table-cell>
          <table:table-cell table:style-name="Tabel11.D17" office:value-type="string">
            <text:p text:style-name="P63"/>
          </table:table-cell>
          <table:table-cell table:style-name="Tabel11.D17" office:value-type="string">
            <text:p text:style-name="P63"/>
          </table:table-cell>
          <table:table-cell table:style-name="Tabel11.H17"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H18"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2">X</text:p>
          </table:table-cell>
          <table:table-cell table:style-name="Tabel11.D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H18"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H18"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2">X</text:p>
          </table:table-cell>
          <table:table-cell table:style-name="Tabel11.H18"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3"/>
          </table:table-cell>
          <table:table-cell table:style-name="Tabel11.H18" office:value-type="string">
            <text:p text:style-name="P62">X</text:p>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2">X</text:p>
          </table:table-cell>
          <table:table-cell table:style-name="Tabel11.H18"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3"/>
          </table:table-cell>
          <table:table-cell table:style-name="Tabel11.H18" office:value-type="string">
            <text:p text:style-name="P62">X</text:p>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D18" office:value-type="string">
            <text:p text:style-name="P62">X</text:p>
          </table:table-cell>
          <table:table-cell table:style-name="Tabel11.H18" office:value-type="string">
            <text:p text:style-name="P63"/>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3"/>
          </table:table-cell>
          <table:table-cell table:style-name="Tabel11.D18" office:value-type="string">
            <text:p text:style-name="P62">X</text:p>
          </table:table-cell>
          <table:table-cell table:style-name="Tabel11.D18" office:value-type="string">
            <text:p text:style-name="P63"/>
          </table:table-cell>
          <table:table-cell table:style-name="Tabel11.D18" office:value-type="string">
            <text:p text:style-name="P63"/>
          </table:table-cell>
          <table:table-cell table:style-name="Tabel11.H18" office:value-type="string">
            <text:p text:style-name="P62">X</text:p>
          </table:table-cell>
        </table:table-row>
        <table:table-row table:style-name="Tabel11.1">
          <table:table-cell table:style-name="Tabel11.A4" office:value-type="string">
            <text:p text:style-name="P63"/>
          </table:table-cell>
          <table:table-cell table:style-name="Tabel11.B4" office:value-type="string">
            <text:p text:style-name="P63"/>
          </table:table-cell>
          <table:table-cell table:style-name="Tabel11.C18" office:value-type="string">
            <text:p text:style-name="P63"/>
          </table:table-cell>
          <table:table-cell table:style-name="Tabel11.D18" office:value-type="string">
            <text:p text:style-name="P63"/>
          </table:table-cell>
          <table:table-cell table:style-name="Tabel11.D18" office:value-type="string">
            <text:p text:style-name="P63"/>
          </table:table-cell>
          <table:table-cell table:style-name="Tabel11.D18" office:value-type="string">
            <text:p text:style-name="P62">X</text:p>
          </table:table-cell>
          <table:table-cell table:style-name="Tabel11.D18" office:value-type="string">
            <text:p text:style-name="P62">X</text:p>
          </table:table-cell>
          <table:table-cell table:style-name="Tabel11.H18" office:value-type="string">
            <text:p text:style-name="P63"/>
          </table:table-cell>
        </table:table-row>
        <table:table-row table:style-name="Tabel11.1">
          <table:table-cell table:style-name="Tabel11.A28" office:value-type="string">
            <text:p text:style-name="P63"/>
          </table:table-cell>
          <table:table-cell table:style-name="Tabel11.B28" office:value-type="string">
            <text:p text:style-name="P63"/>
          </table:table-cell>
          <table:table-cell table:style-name="Tabel11.C28" office:value-type="string">
            <text:p text:style-name="P63"/>
          </table:table-cell>
          <table:table-cell table:style-name="Tabel11.D28" office:value-type="string">
            <text:p text:style-name="P63"/>
          </table:table-cell>
          <table:table-cell table:style-name="Tabel11.D28" office:value-type="string">
            <text:p text:style-name="P63"/>
          </table:table-cell>
          <table:table-cell table:style-name="Tabel11.D28" office:value-type="string">
            <text:p text:style-name="P62">X</text:p>
          </table:table-cell>
          <table:table-cell table:style-name="Tabel11.D28" office:value-type="string">
            <text:p text:style-name="P63"/>
          </table:table-cell>
          <table:table-cell table:style-name="Tabel11.H28" office:value-type="string">
            <text:p text:style-name="P62">X</text:p>
          </table:table-cell>
        </table:table-row>
      </table:table>
      <text:p text:style-name="P37"/>
      <table:table table:name="Tabel12" table:style-name="Tabel12">
        <table:table-column table:style-name="Tabel12.A"/>
        <table:table-column table:style-name="Tabel12.B" table:number-columns-repeated="2"/>
        <table:table-column table:style-name="Tabel12.D"/>
        <table:table-row table:style-name="Tabel12.1">
          <table:table-cell table:style-name="Tabel12.A1" office:value-type="string">
            <text:p text:style-name="P38"/>
          </table:table-cell>
          <table:table-cell table:style-name="Tabel12.B1" office:value-type="string">
            <text:p text:style-name="P38"/>
          </table:table-cell>
          <table:table-cell table:style-name="Tabel12.C1" office:value-type="string">
            <text:p text:style-name="P38"/>
          </table:table-cell>
          <table:table-cell table:style-name="Tabel12.D1" office:value-type="string">
            <text:p text:style-name="P38"/>
          </table:table-cell>
        </table:table-row>
        <table:table-row table:style-name="Tabel12.1">
          <table:table-cell table:style-name="Tabel12.A2" office:value-type="string">
            <text:p text:style-name="P38"/>
          </table:table-cell>
          <table:table-cell table:style-name="Tabel12.B2" office:value-type="string">
            <text:p text:style-name="P38"/>
          </table:table-cell>
          <table:table-cell table:style-name="Tabel12.C2" office:value-type="string">
            <text:p text:style-name="P38"/>
          </table:table-cell>
          <table:table-cell table:style-name="Tabel12.D2" office:value-type="string">
            <text:p text:style-name="P37">Indicates Traditional IBM 3-Key combinations.</text:p>
          </table:table-cell>
        </table:table-row>
      </table:table>
      <text:p text:style-name="P37"/>
      <text:h text:style-name="P10" text:outline-level="2"><text:bookmark-start text:name="__RefHeading___Toc477834873"/>Combinations of 3-Keys which are Unavailable<text:bookmark-end text:name="__RefHeading___Toc477834873"/></text:h>
      <text:p text:style-name="P37">Based upon the standard industry accepted 16 X 8 scanning matrix, several keys will be “ghosted”, meaning not uniquely detectable by the firmware during the key switch scanning of 3-Key combinations. To accommodate this, the following table details the key combinations, which are excluded from the above tables. These 3-key combinations are not required to work, but may do so at the keyboard manufacturer’s discretion.</text:p>
      <text:p text:style-name="P37"><text:soft-page-break/></text:p>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P69"><text:span text:style-name="T18">1</text:span><text:span text:style-name="T51">st</text:span><text:span text:style-name="T18"> Key</text:span></text:p>
          </table:table-cell>
          <table:table-cell table:style-name="Tabel13.B1" office:value-type="string">
            <text:p text:style-name="P69"><text:span text:style-name="T18">2</text:span><text:span text:style-name="T51">nd</text:span><text:span text:style-name="T18"> Key</text:span></text:p>
          </table:table-cell>
          <table:table-cell table:style-name="Tabel13.C1" office:value-type="string">
            <text:p text:style-name="P69"><text:span text:style-name="T18">3</text:span><text:span text:style-name="T51">rd</text:span><text:span text:style-name="T18"> Key</text:span></text:p>
          </table:table-cell>
        </table:table-row>
        <table:table-row table:style-name="Tabel13.1">
          <table:table-cell table:style-name="Tabel13.A2" office:value-type="string">
            <text:p text:style-name="P62">LWIN</text:p>
          </table:table-cell>
          <table:table-cell table:style-name="Tabel13.B2" office:value-type="string">
            <text:p text:style-name="P62">RWIN</text:p>
          </table:table-cell>
          <table:table-cell table:style-name="Tabel13.C2" office:value-type="string">
            <text:p text:style-name="P61">Up Arrow</text:p>
          </table:table-cell>
        </table:table-row>
        <table:table-row table:style-name="Tabel13.1">
          <table:table-cell table:style-name="Tabel13.A2" office:value-type="string">
            <text:p text:style-name="P63"/>
          </table:table-cell>
          <table:table-cell table:style-name="Tabel13.B2" office:value-type="string">
            <text:p text:style-name="P63"/>
          </table:table-cell>
          <table:table-cell table:style-name="Tabel13.C2" office:value-type="string">
            <text:p text:style-name="P64"/>
          </table:table-cell>
        </table:table-row>
        <table:table-row table:style-name="Tabel13.1">
          <table:table-cell table:style-name="Tabel13.A2" office:value-type="string">
            <text:p text:style-name="P62">RWIN</text:p>
          </table:table-cell>
          <table:table-cell table:style-name="Tabel13.B2" office:value-type="string">
            <text:p text:style-name="P62">LALT</text:p>
          </table:table-cell>
          <table:table-cell table:style-name="Tabel13.C2" office:value-type="string">
            <text:p text:style-name="P61">key 56</text:p>
          </table:table-cell>
        </table:table-row>
        <table:table-row table:style-name="Tabel13.1">
          <table:table-cell table:style-name="Tabel13.A2" office:value-type="string">
            <text:p text:style-name="P62">RWIN</text:p>
          </table:table-cell>
          <table:table-cell table:style-name="Tabel13.B2" office:value-type="string">
            <text:p text:style-name="P62">RALT</text:p>
          </table:table-cell>
          <table:table-cell table:style-name="Tabel13.C2" office:value-type="string">
            <text:p text:style-name="P61">key 42</text:p>
          </table:table-cell>
        </table:table-row>
        <table:table-row table:style-name="Tabel13.1">
          <table:table-cell table:style-name="Tabel13.A2" office:value-type="string">
            <text:p text:style-name="P62">RWIN</text:p>
          </table:table-cell>
          <table:table-cell table:style-name="Tabel13.B2" office:value-type="string">
            <text:p text:style-name="P62">RCTRL</text:p>
          </table:table-cell>
          <table:table-cell table:style-name="Tabel13.C2" office:value-type="string">
            <text:p text:style-name="P61">Caps Lock</text:p>
          </table:table-cell>
        </table:table-row>
        <table:table-row table:style-name="Tabel13.1">
          <table:table-cell table:style-name="Tabel13.A2" office:value-type="string">
            <text:p text:style-name="P62">RWIN</text:p>
          </table:table-cell>
          <table:table-cell table:style-name="Tabel13.B2" office:value-type="string">
            <text:p text:style-name="P62">LCTRL</text:p>
          </table:table-cell>
          <table:table-cell table:style-name="Tabel13.C2" office:value-type="string">
            <text:p text:style-name="P61">Caps Lock</text:p>
          </table:table-cell>
        </table:table-row>
        <table:table-row table:style-name="Tabel13.1">
          <table:table-cell table:style-name="Tabel13.A2" office:value-type="string">
            <text:p text:style-name="P63"/>
          </table:table-cell>
          <table:table-cell table:style-name="Tabel13.B2" office:value-type="string">
            <text:p text:style-name="P63"/>
          </table:table-cell>
          <table:table-cell table:style-name="Tabel13.C2" office:value-type="string">
            <text:p text:style-name="P64"/>
          </table:table-cell>
        </table:table-row>
        <table:table-row table:style-name="Tabel13.1">
          <table:table-cell table:style-name="Tabel13.A2" office:value-type="string">
            <text:p text:style-name="P62">LWIN</text:p>
          </table:table-cell>
          <table:table-cell table:style-name="Tabel13.B2" office:value-type="string">
            <text:p text:style-name="P62">LALT</text:p>
          </table:table-cell>
          <table:table-cell table:style-name="Tabel13.C2" office:value-type="string">
            <text:p text:style-name="P61">key 107</text:p>
          </table:table-cell>
        </table:table-row>
        <table:table-row table:style-name="Tabel13.1">
          <table:table-cell table:style-name="Tabel13.A2" office:value-type="string">
            <text:p text:style-name="P63"/>
          </table:table-cell>
          <table:table-cell table:style-name="Tabel13.B2" office:value-type="string">
            <text:p text:style-name="P63"/>
          </table:table-cell>
          <table:table-cell table:style-name="Tabel13.C2" office:value-type="string">
            <text:p text:style-name="P64"/>
          </table:table-cell>
        </table:table-row>
        <table:table-row table:style-name="Tabel13.1">
          <table:table-cell table:style-name="Tabel13.A2" office:value-type="string">
            <text:p text:style-name="P62">LCTRL</text:p>
          </table:table-cell>
          <table:table-cell table:style-name="Tabel13.B2" office:value-type="string">
            <text:p text:style-name="P62">LSHIFT</text:p>
          </table:table-cell>
          <table:table-cell table:style-name="Tabel13.C2" office:value-type="string">
            <text:p text:style-name="P61">Pause, Caps Lock</text:p>
          </table:table-cell>
        </table:table-row>
        <table:table-row table:style-name="Tabel13.1">
          <table:table-cell table:style-name="Tabel13.A12" office:value-type="string">
            <text:p text:style-name="P62">RCTRL</text:p>
          </table:table-cell>
          <table:table-cell table:style-name="Tabel13.B12" office:value-type="string">
            <text:p text:style-name="P62">RSHIFT</text:p>
          </table:table-cell>
          <table:table-cell table:style-name="Tabel13.C12" office:value-type="string">
            <text:p text:style-name="P61">Pause, Caps Lock</text:p>
          </table:table-cell>
        </table:table-row>
      </table:table>
      <text:p text:style-name="P37"/>
      <text:h text:style-name="P7" text:outline-level="1"><text:bookmark-start text:name="__RefHeading___Toc477834874"/>Additional General Requirements<text:bookmark-end text:name="__RefHeading___Toc477834874"/></text:h>
      <text:h text:style-name="P10" text:outline-level="2"><text:bookmark-start text:name="__RefHeading___Toc477834875"/>LWIN and RWIN Keys as modifiers<text:bookmark-end text:name="__RefHeading___Toc477834875"/></text:h>
      <text:p text:style-name="P37">This keyboard must generate unique scan codes for make and break. The LWIN and RWIN keys must be treated as modifier keys, much in the same way as ALT, and Control keys are handled today. It will be up to the operating system to decide on an implementation scheme for the modifier key functionality.</text:p>
      <text:p text:style-name="P37"/>
      <text:h text:style-name="P7" text:outline-level="1"><text:bookmark-start text:name="__RefHeading___Toc477834876"/>Building a Keyboard with the Windows Keys<text:bookmark-end text:name="__RefHeading___Toc477834876"/></text:h>
      <text:h text:style-name="P10" text:outline-level="2"><text:bookmark-start text:name="__RefHeading___Toc477834877"/>Tools Needed to Build a Keyboard with the Windows Keys<text:bookmark-end text:name="__RefHeading___Toc477834877"/></text:h>
      <text:list xml:id="list1027761879" text:style-name="WW8Num7">
        <text:list-item>
          <text:p text:style-name="P70"><field:fieldmark-start text:name="__Fieldmark__0_321934196" field:type="vnd.oasis.opendocument.field.UNHANDLED"><field:param field:name="vnd.oasis.opendocument.field.code" field:value=" STYLEREF Ch \* MERGEFORMAT "/><field:param field:name="vnd.oasis.opendocument.field.id" field:value="10"/></field:fieldmark-start><text:span text:style-name="T23">Keyboard Scan Code Specification</text:span><field:fieldmark-end/><text:span text:style-name="T15"> (this document).</text:span></text:p>
        </text:list-item>
        <text:list-item>
          <text:p text:style-name="P39">Microsoft Windows Logo License Agreement</text:p>
        </text:list-item>
        <text:list-item>
          <text:p text:style-name="P39">Windows Logo Key License Agreement.</text:p>
        </text:list-item>
        <text:list-item>
          <text:p text:style-name="P39">Windows Exhibit A from the Device Testing Agreement. </text:p>
        </text:list-item>
        <text:list-item>
          <text:p text:style-name="P39">Windows Exhibit B from the “Designed for Microsoft” Logo License Agreement.</text:p>
        </text:list-item>
        <text:list-item>
          <text:p text:style-name="P39">Windows Keyboard Test Kit: Test Procedures and Test Tools.</text:p>
        </text:list-item>
      </text:list>
      <text:p text:style-name="P37"/>
      <text:h text:style-name="P15" text:outline-level="3">How to Get the WHQL Keyboard Test Kit and Keys Specification</text:h>
      <text:p text:style-name="Standard"><text:span text:style-name="T15">The latest version of the </text:span><field:fieldmark-start text:name="__Fieldmark__1_321934196" field:type="vnd.oasis.opendocument.field.UNHANDLED"><field:param field:name="vnd.oasis.opendocument.field.code" field:value=" STYLEREF Ch \* MERGEFORMAT "/><field:param field:name="vnd.oasis.opendocument.field.id" field:value="10"/></field:fieldmark-start><text:span text:style-name="T23">Keyboard Scan Code Specification</text:span><field:fieldmark-end/><text:span text:style-name="T15"> is available at http://www.microsoft.com/hwdev/desinit/scancode.htm.</text:span></text:p>
      <text:p text:style-name="P37"/>
      <text:p text:style-name="Standard"><text:span text:style-name="T15">The latest version of the WHQL Keyboard Test Kit is available electronically directly from the Windows Hardware Quality Labs Web Site at </text:span><text:span text:style-name="T54">http://www.microsoft.com/hwtest/testkits/</text:span><text:span text:style-name="T15">. You will need to individually download the Test Procedures and Test Tools document.</text:span></text:p>
      <text:p text:style-name="P37"/>
      <text:h text:style-name="P12" text:outline-level="2"><text:bookmark-start text:name="__RefHeading___Toc477834878"/>Microsoft Windows Legal Agreements<text:bookmark-end text:name="__RefHeading___Toc477834878"/></text:h>
      <text:p text:style-name="P94">Complete and sign the Microsoft Logo License Agreement and the Testing Agreement. If your company previously signed these agreements, you only need to include a newly completed “Exhibit A” of the Testing Agreement with your Test Submission.</text:p>
      <text:p text:style-name="P93"><text:span text:style-name="T59">Note:</text:span><text:span text:style-name="T24"> The following WHQL legal agreements, previously available through the Microsoft FAX Service, can now be downloaded from the WHQL web site at </text:span><text:a xlink:type="simple" xlink:href="http://www.microsoft.com/hwtest/testkits/" text:style-name="Internet_20_link" text:visited-style-name="Visited_20_Internet_20_Link"><text:span text:style-name="Internet_20_link"><text:span text:style-name="T15">http://www.microsoft.com/hwtest/testkits/</text:span></text:span></text:a><text:span text:style-name="T24"> :</text:span></text:p>
      <text:list xml:id="list3686273637" text:style-name="WW8Num3">
        <text:list-item>
          <text:p text:style-name="P66"><text:soft-page-break/>Microsoft Windows Logo License Agreement - "Exhibit A5" (Windows Logo Agreement.tif)</text:p>
        </text:list-item>
        <text:list-item>
          <text:p text:style-name="P40">Testing Agreement (Testing Agreement.tif)</text:p>
        </text:list-item>
        <text:list-item>
          <text:p text:style-name="P40">"Exhibit A" of the Testing Agreement (Exhibit A.tif)</text:p>
        </text:list-item>
      </text:list>
      <text:p text:style-name="Standard"><text:span text:style-name="T24">If you are unable to open these agreements, please send e-mail to </text:span><text:a xlink:type="simple" xlink:href="mailto:whqlinfo@microsoft.com" text:style-name="Internet_20_link" text:visited-style-name="Visited_20_Internet_20_Link"><text:span text:style-name="Internet_20_link"><text:span text:style-name="T15">whqlinfo@microsoft.com</text:span></text:span></text:a><text:span text:style-name="T24"> with </text:span><text:span text:style-name="T55">AGREEMENT REQUEST</text:span><text:span text:style-name="T24"> in the Subject line.</text:span></text:p>
      <text:p text:style-name="P67"/>
      <text:p text:style-name="Standard"><text:span text:style-name="T15">Send blank e-mail to the auto reply at </text:span><text:span text:style-name="T54">whqlinfo@microsoft.com</text:span><text:span text:style-name="T15"> for a complete list of administrative contacts.</text:span></text:p>
      <text:h text:style-name="P10" text:outline-level="2"><text:bookmark-start text:name="__RefHeading___Toc477834879"/>Steps to Ship a Keyboard with the Windows Logo Keys<text:bookmark-end text:name="__RefHeading___Toc477834879"/></text:h>
      <text:h text:style-name="P89" text:outline-level="1">Develop your keyboard according to the tables in Appendix A of this specification.</text:h>
      <text:p text:style-name="P37"/>
      <text:h text:style-name="P15" text:outline-level="3">Compatibility Requirement </text:h>
      <text:p text:style-name="P41">1.<text:tab/>Keyboards are required to be compatible at the Windows virtual key code level. You can accomplish this by either:</text:p>
      <text:p text:style-name="P95">a)<text:tab/>Developing a keyboard with the electronics and firmware that comply with the specification or by,</text:p>
      <text:p text:style-name="P95">b)<text:tab/>Developing a software driver for use with Windows 3.1 and Windows 95 that maps the proper virtual key codes to keyboard events on your keyboard.</text:p>
      <text:p text:style-name="P88">2.<text:tab/>Test your implementation using the WHQL Keyboard Test Procedures to ensure that single-key, two-key and three-key combinations work correctly, including the Windows Logo keys (if implemented) and report the proper virtual scan codes in Windows.</text:p>
      <text:p text:style-name="P88">3.<text:tab/>Once you are satisfied that your keyboard passes the tests, run the full Test Suite and use it to generate log files of encoded test results that must be included with the other information required for your Test Submission. Full testing instructions are provided in the WHQL Keyboard Test Procedures.</text:p>
      <text:h text:style-name="P15" text:outline-level="3">Retest Requirements</text:h>
      <text:p text:style-name="P37">Any time that you implement the Windows Keys on a new keyboard technology, you must go through this testing and certification procedure. You will also need to submit a retest any time that you change the key layout or the BIOS firmware on a certified keyboard.</text:p>
      <text:p text:style-name="P37"><text:bookmark-start text:name="_Ref417466206"/><text:bookmark-start text:name="_Ref417466334"/></text:p>
      <text:h text:style-name="P15" text:outline-level="3">Recommended Physical Locations of the Windows Keys<text:bookmark-end text:name="_Ref417466206"/><text:bookmark-end text:name="_Ref417466334"/></text:h>
      <text:p text:style-name="P37">For full travel desktop keyboards Microsoft recommends that the Windows Logo keys be located near the current modifier keys like CTRL, SHIFT and ALT since the Windows Logo keys must also function as modifier keys. The Application key can be located wherever it appropriately fits. In the attached diagram the keys were placed on the bottom row on either side of the space bar. By changing the current size of the space bar the Windows Keys can be located in a similar position on a standard keyboard.</text:p>
      <text:p text:style-name="P37"/>
      <text:p text:style-name="P96"><text:soft-page-break/><draw:frame draw:style-name="fr3" draw:name="Objekt1" text:anchor-type="as-char" svg:width="18.919cm" svg:height="5.904cm" draw:z-index="0"><draw:object-ole xlink:href="./Object 2" xlink:type="simple" xlink:show="embed" xlink:actuate="onLoad"/><draw:image xlink:href="./ObjectReplacements/Object 2" xlink:type="simple" xlink:show="embed" xlink:actuate="onLoad"/></draw:frame></text:p>
      <text:h text:style-name="P15" text:outline-level="3">Recommendations for Laptop Keyboards</text:h>
      <text:p text:style-name="P37"/>
      <text:p text:style-name="P37">Given the crowded nature of laptop keyboards it is difficult to add three Windows Keys. A minimal implementation of the Windows Keys would require the addition of one Windows Logo Key and the replacement of the [Fn] key for the Application key.</text:p>
      <text:p text:style-name="P37"/>
      <text:p text:style-name="P37">The two Windows Logo Keys are not distinguished individually by the Microsoft Windows 95 operating system and the IntelliType software only uses a Left Windows Logo key + Right Windows Logo key press for the Logon/Logoff function.</text:p>
      <text:p text:style-name="P37"/>
      <text:p text:style-name="P37">Design Requirements:</text:p>
      <text:p text:style-name="P37"/>
      <text:list xml:id="list3236403553" text:style-name="WW8Num6">
        <text:list-item>
          <text:p text:style-name="P43">The Windows Logo Key needs to function as a modifier key (CTRL, SHIFT and ALT).</text:p>
        </text:list-item>
        <text:list-item>
          <text:p text:style-name="P43">There can be no other icons or words associated with the Windows Flag trademark on the keycap. </text:p>
        </text:list-item>
      </text:list>
      <text:p text:style-name="P37"/>
      <text:p text:style-name="P37">Design Options:</text:p>
      <text:p text:style-name="P37"/>
      <text:list xml:id="list952715011" text:style-name="WW8Num9">
        <text:list-item>
          <text:p text:style-name="P44">There do not need to be Left and Right Windows Logo keys to get full functionality in Windows 95.</text:p>
        </text:list-item>
        <text:list-item>
          <text:p text:style-name="P44">The Application key can be a dual function key and can be used to replace the Fn. key.</text:p>
        </text:list-item>
      </text:list>
      <text:p text:style-name="P88"/>
      <text:h text:style-name="P7" text:outline-level="1"><text:bookmark-start text:name="__RefHeading___Toc477834880"/>ACPI Power Management Keys<text:bookmark-end text:name="__RefHeading___Toc477834880"/></text:h>
      <text:p text:style-name="P37"/>
      <text:p text:style-name="P37">The three ACPI Power Management keys report the following key codes in the Microsoft Windows 95, Windows 98, and Windows NT and operating systems.</text:p>
      <text:h text:style-name="Heading_20_2" text:outline-level="2"><text:bookmark-start text:name="__RefHeading___Toc477834881"/>Key Codes for Scan Code Set 1:<text:bookmark-end text:name="__RefHeading___Toc477834881"/></text:h>
      <table:table table:name="Tabel14" table:style-name="Tabel14">
        <table:table-column table:style-name="Tabel14.A"/>
        <table:table-column table:style-name="Tabel14.B"/>
        <table:table-column table:style-name="Tabel14.C"/>
        <table:table-column table:style-name="Tabel14.D"/>
        <table:table-row table:style-name="Tabel14.1">
          <table:table-cell table:style-name="Tabel14.A1" office:value-type="string">
            <text:p text:style-name="P59">ACPI key</text:p>
          </table:table-cell>
          <table:table-cell table:style-name="Tabel14.B1" office:value-type="string">
            <text:p text:style-name="P59">Make</text:p>
          </table:table-cell>
          <table:table-cell table:style-name="Tabel14.B1" office:value-type="string">
            <text:p text:style-name="P59">Break</text:p>
          </table:table-cell>
          <table:table-cell table:style-name="Tabel14.D1" office:value-type="string">
            <text:p text:style-name="P59">Windows Virtual Key</text:p>
          </table:table-cell>
        </table:table-row>
        <table:table-row table:style-name="Tabel14.1">
          <table:table-cell table:style-name="Tabel14.A2" office:value-type="string">
            <text:p text:style-name="P86">Power Event </text:p>
          </table:table-cell>
          <table:table-cell table:style-name="Tabel14.B2" office:value-type="string">
            <text:p text:style-name="P90">E0 5E</text:p>
          </table:table-cell>
          <table:table-cell table:style-name="Tabel14.B2" office:value-type="string">
            <text:p text:style-name="P90">E0 DE</text:p>
          </table:table-cell>
          <table:table-cell table:style-name="Tabel14.D2" office:value-type="string">
            <text:p text:style-name="P87">N/A</text:p>
          </table:table-cell>
        </table:table-row>
        <table:table-row table:style-name="Tabel14.1">
          <table:table-cell table:style-name="Tabel14.A3" office:value-type="string">
            <text:p text:style-name="P86">Sleep Event </text:p>
          </table:table-cell>
          <table:table-cell table:style-name="Tabel14.B3" office:value-type="string">
            <text:p text:style-name="P90">E0 5F</text:p>
          </table:table-cell>
          <table:table-cell table:style-name="Tabel14.B3" office:value-type="string">
            <text:p text:style-name="P90">E0 DF</text:p>
          </table:table-cell>
          <table:table-cell table:style-name="Tabel14.D3" office:value-type="string">
            <text:p text:style-name="P87">N/A</text:p>
          </table:table-cell>
        </table:table-row>
        <table:table-row table:style-name="Tabel14.1">
          <table:table-cell table:style-name="Tabel14.A4" office:value-type="string">
            <text:p text:style-name="P86">Wake Event </text:p>
          </table:table-cell>
          <table:table-cell table:style-name="Tabel14.B4" office:value-type="string">
            <text:p text:style-name="P90">E0 63</text:p>
          </table:table-cell>
          <table:table-cell table:style-name="Tabel14.B4" office:value-type="string">
            <text:p text:style-name="P90">E0 E3</text:p>
          </table:table-cell>
          <table:table-cell table:style-name="Tabel14.D4" office:value-type="string">
            <text:p text:style-name="P87">N/A</text:p>
          </table:table-cell>
        </table:table-row>
      </table:table>
      <text:h text:style-name="P11" text:outline-level="2"><text:bookmark-start text:name="__RefHeading___Toc477834882"/>Key Codes For Scan Code Set 2:<text:bookmark-end text:name="__RefHeading___Toc477834882"/></text:h>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59">ACPI key</text:p>
          </table:table-cell>
          <table:table-cell table:style-name="Tabel15.B1" office:value-type="string">
            <text:p text:style-name="P59">Make</text:p>
          </table:table-cell>
          <table:table-cell table:style-name="Tabel15.B1" office:value-type="string">
            <text:p text:style-name="P59">Break</text:p>
          </table:table-cell>
          <table:table-cell table:style-name="Tabel15.D1" office:value-type="string">
            <text:p text:style-name="P59">Windows Virtual Key</text:p>
          </table:table-cell>
        </table:table-row>
        <table:table-row table:style-name="Tabel15.1">
          <table:table-cell table:style-name="Tabel15.A2" office:value-type="string">
            <text:p text:style-name="P90">Power Event </text:p>
          </table:table-cell>
          <table:table-cell table:style-name="Tabel15.B2" office:value-type="string">
            <text:p text:style-name="P45">E0 <text:s/>37</text:p>
          </table:table-cell>
          <table:table-cell table:style-name="Tabel15.B2" office:value-type="string">
            <text:p text:style-name="P45">E0 <text:s/>F0 <text:s/>37 <text:s/></text:p>
          </table:table-cell>
          <table:table-cell table:style-name="Tabel15.D2" office:value-type="string">
            <text:p text:style-name="P87">N/A</text:p>
          </table:table-cell>
        </table:table-row>
        <text:soft-page-break/>
        <table:table-row table:style-name="Tabel15.1">
          <table:table-cell table:style-name="Tabel15.A3" office:value-type="string">
            <text:p text:style-name="P90">Sleep Event </text:p>
          </table:table-cell>
          <table:table-cell table:style-name="Tabel15.B3" office:value-type="string">
            <text:p text:style-name="P45">E0 <text:s/>3F</text:p>
          </table:table-cell>
          <table:table-cell table:style-name="Tabel15.B3" office:value-type="string">
            <text:p text:style-name="P45">E0 <text:s/>F0 <text:s/>3F</text:p>
          </table:table-cell>
          <table:table-cell table:style-name="Tabel15.D3" office:value-type="string">
            <text:p text:style-name="P87">N/A</text:p>
          </table:table-cell>
        </table:table-row>
        <table:table-row table:style-name="Tabel15.1">
          <table:table-cell table:style-name="Tabel15.A4" office:value-type="string">
            <text:p text:style-name="P90">Wake Event </text:p>
          </table:table-cell>
          <table:table-cell table:style-name="Tabel15.B4" office:value-type="string">
            <text:p text:style-name="P45">E0 <text:s/>5E</text:p>
          </table:table-cell>
          <table:table-cell table:style-name="Tabel15.B4" office:value-type="string">
            <text:p text:style-name="P45">E0 <text:s/>F0 <text:s/>5E</text:p>
          </table:table-cell>
          <table:table-cell table:style-name="Tabel15.D4" office:value-type="string">
            <text:p text:style-name="P87">N/A</text:p>
          </table:table-cell>
        </table:table-row>
      </table:table>
      <text:h text:style-name="Heading_20_2" text:outline-level="2"><text:bookmark-start text:name="__RefHeading___Toc477834883"/>Key Codes for USB Usage Tables:<text:bookmark-end text:name="__RefHeading___Toc477834883"/></text:h>
      <table:table table:name="Tabel16" table:style-name="Tabel16">
        <table:table-column table:style-name="Tabel16.A"/>
        <table:table-column table:style-name="Tabel16.B"/>
        <table:table-column table:style-name="Tabel16.C"/>
        <table:table-column table:style-name="Tabel16.D"/>
        <table:table-column table:style-name="Tabel16.E"/>
        <table:table-row table:style-name="Tabel16.1">
          <table:table-cell table:style-name="Tabel16.A1" office:value-type="string">
            <text:p text:style-name="P59">ACPI Key</text:p>
          </table:table-cell>
          <table:table-cell table:style-name="Tabel16.B1" office:value-type="string">
            <text:p text:style-name="P59">Usage Page</text:p>
          </table:table-cell>
          <table:table-cell table:style-name="Tabel16.B1" office:value-type="string">
            <text:p text:style-name="P59">Usage Index (Dec)</text:p>
          </table:table-cell>
          <table:table-cell table:style-name="Tabel16.B1" office:value-type="string">
            <text:p text:style-name="P59">Usage Index (Hex)</text:p>
          </table:table-cell>
          <table:table-cell table:style-name="Tabel16.E1" office:value-type="string">
            <text:p text:style-name="P59">Typical AT-101 position</text:p>
          </table:table-cell>
        </table:table-row>
        <table:table-row table:style-name="Tabel16.1">
          <table:table-cell table:style-name="Tabel16.A2" office:value-type="string">
            <text:p text:style-name="P86">Power Event </text:p>
          </table:table-cell>
          <table:table-cell table:style-name="Tabel16.B2" office:value-type="string">
            <text:p text:style-name="P62">0x01</text:p>
          </table:table-cell>
          <table:table-cell table:style-name="Tabel16.B2" office:value-type="string">
            <text:p text:style-name="P62">129</text:p>
          </table:table-cell>
          <table:table-cell table:style-name="Tabel16.B2" office:value-type="string">
            <text:p text:style-name="P62">81</text:p>
          </table:table-cell>
          <table:table-cell table:style-name="Tabel16.E2" office:value-type="string">
            <text:p text:style-name="P59">N/A</text:p>
          </table:table-cell>
        </table:table-row>
        <table:table-row table:style-name="Tabel16.1">
          <table:table-cell table:style-name="Tabel16.A3" office:value-type="string">
            <text:p text:style-name="P86">Sleep Event </text:p>
          </table:table-cell>
          <table:table-cell table:style-name="Tabel16.B3" office:value-type="string">
            <text:p text:style-name="P62">0x01</text:p>
          </table:table-cell>
          <table:table-cell table:style-name="Tabel16.B3" office:value-type="string">
            <text:p text:style-name="P62">130</text:p>
          </table:table-cell>
          <table:table-cell table:style-name="Tabel16.B3" office:value-type="string">
            <text:p text:style-name="P62">82</text:p>
          </table:table-cell>
          <table:table-cell table:style-name="Tabel16.E3" office:value-type="string">
            <text:p text:style-name="P59">N/A</text:p>
          </table:table-cell>
        </table:table-row>
        <table:table-row table:style-name="Tabel16.1">
          <table:table-cell table:style-name="Tabel16.A4" office:value-type="string">
            <text:p text:style-name="P86">Wake Event </text:p>
          </table:table-cell>
          <table:table-cell table:style-name="Tabel16.B4" office:value-type="string">
            <text:p text:style-name="P62">0x01</text:p>
          </table:table-cell>
          <table:table-cell table:style-name="Tabel16.B4" office:value-type="string">
            <text:p text:style-name="P62">131</text:p>
          </table:table-cell>
          <table:table-cell table:style-name="Tabel16.B4" office:value-type="string">
            <text:p text:style-name="P62">83</text:p>
          </table:table-cell>
          <table:table-cell table:style-name="Tabel16.E4" office:value-type="string">
            <text:p text:style-name="P59">N/A</text:p>
          </table:table-cell>
        </table:table-row>
      </table:table>
      <text:p text:style-name="P37"/>
      <text:p text:style-name="P37"/>
      <text:p text:style-name="P37"/>
      <text:h text:style-name="P7" text:outline-level="1"><text:bookmark-start text:name="__RefHeading___Toc477834884"/>Usage Page and Usages for Audio Control<text:bookmark-end text:name="__RefHeading___Toc477834884"/></text:h>
      <text:p text:style-name="Normal1"><text:span text:style-name="T15">A device wanting to be to recognized as a HID audio control device must declare itself as being a </text:span><text:span text:style-name="T8">Consumer Control</text:span><text:span text:style-name="T15"> device (usage 0x01), as defined in the </text:span><text:span text:style-name="T8">Consumer Page</text:span><text:span text:style-name="T15"> (page 0x0C) in the </text:span><text:span text:style-name="T20">Universal Serial Bus HID Usage Tables Version 1.0 specification</text:span><text:span text:style-name="T15">. This means that its top-level application collection should be Usage Page (Consumer), Usage (Consumer Control). </text:span></text:p>
      <text:p text:style-name="P31">When such a device is enumerated by the operating system, the supporting software (HIDSERVE.EXE) is installed and loaded on the host system. Table 1 outlines the Consumer Page audio controls that are supported in Windows 2000.</text:p>
      <text:p text:style-name="Tt">Table 1. <text:s/>Consumer Page audio controls supported in Windows 2000.</text:p>
      <table:table table:name="Tabel17" table:style-name="Tabel17">
        <table:table-column table:style-name="Tabel17.A"/>
        <table:table-column table:style-name="Tabel17.B"/>
        <table:table-column table:style-name="Tabel17.C"/>
        <table:table-row table:style-name="Tabel17.1">
          <table:table-cell table:style-name="Tabel17.A1" office:value-type="string">
            <text:p text:style-name="P114">Usage</text:p>
          </table:table-cell>
          <table:table-cell table:style-name="Tabel17.A1" office:value-type="string">
            <text:p text:style-name="P114">Usage Name</text:p>
          </table:table-cell>
          <table:table-cell table:style-name="Tabel17.A1" office:value-type="string">
            <text:p text:style-name="P114">Usage Type</text:p>
          </table:table-cell>
        </table:table-row>
        <table:table-row table:style-name="Tabel17.1">
          <table:table-cell table:style-name="Tabel17.A2" office:value-type="string">
            <text:p text:style-name="P115">0xE0</text:p>
          </table:table-cell>
          <table:table-cell table:style-name="Tabel17.A2" office:value-type="string">
            <text:p text:style-name="P116">Volume*</text:p>
          </table:table-cell>
          <table:table-cell table:style-name="Tabel17.A2" office:value-type="string">
            <text:p text:style-name="P115">Linear Control (LC)</text:p>
          </table:table-cell>
        </table:table-row>
        <table:table-row table:style-name="Tabel17.1">
          <table:table-cell table:style-name="Tabel17.A2" office:value-type="string">
            <text:p text:style-name="P115">0xE2</text:p>
          </table:table-cell>
          <table:table-cell table:style-name="Tabel17.A2" office:value-type="string">
            <text:p text:style-name="P116">Mute*</text:p>
          </table:table-cell>
          <table:table-cell table:style-name="Tabel17.A2" office:value-type="string">
            <text:p text:style-name="P115">On/Off Control (OOC)</text:p>
          </table:table-cell>
        </table:table-row>
        <table:table-row table:style-name="Tabel17.1">
          <table:table-cell table:style-name="Tabel17.A2" office:value-type="string">
            <text:p text:style-name="P115">0xE3</text:p>
          </table:table-cell>
          <table:table-cell table:style-name="Tabel17.A2" office:value-type="string">
            <text:p text:style-name="P115">Bass</text:p>
          </table:table-cell>
          <table:table-cell table:style-name="Tabel17.A2" office:value-type="string">
            <text:p text:style-name="P115">Linear Control (LC)</text:p>
          </table:table-cell>
        </table:table-row>
        <table:table-row table:style-name="Tabel17.1">
          <table:table-cell table:style-name="Tabel17.A2" office:value-type="string">
            <text:p text:style-name="P115">0xE4</text:p>
          </table:table-cell>
          <table:table-cell table:style-name="Tabel17.A2" office:value-type="string">
            <text:p text:style-name="P115">Treble</text:p>
          </table:table-cell>
          <table:table-cell table:style-name="Tabel17.A2" office:value-type="string">
            <text:p text:style-name="P115">Linear Control (LC)</text:p>
          </table:table-cell>
        </table:table-row>
        <table:table-row table:style-name="Tabel17.1">
          <table:table-cell table:style-name="Tabel17.A2" office:value-type="string">
            <text:p text:style-name="P115">0xE5</text:p>
          </table:table-cell>
          <table:table-cell table:style-name="Tabel17.A2" office:value-type="string">
            <text:p text:style-name="P116">Bass Boost*</text:p>
          </table:table-cell>
          <table:table-cell table:style-name="Tabel17.A2" office:value-type="string">
            <text:p text:style-name="P115">On/Off Control (OOC)</text:p>
          </table:table-cell>
        </table:table-row>
        <table:table-row table:style-name="Tabel17.1">
          <table:table-cell table:style-name="Tabel17.A2" office:value-type="string">
            <text:p text:style-name="P115">0xE7</text:p>
          </table:table-cell>
          <table:table-cell table:style-name="Tabel17.A2" office:value-type="string">
            <text:p text:style-name="P115">Loudness</text:p>
          </table:table-cell>
          <table:table-cell table:style-name="Tabel17.A2" office:value-type="string">
            <text:p text:style-name="P115">On/Off Control (OOC)</text:p>
          </table:table-cell>
        </table:table-row>
        <table:table-row table:style-name="Tabel17.1">
          <table:table-cell table:style-name="Tabel17.A2" office:value-type="string">
            <text:p text:style-name="P115">0xE9</text:p>
          </table:table-cell>
          <table:table-cell table:style-name="Tabel17.A2" office:value-type="string">
            <text:p text:style-name="P116">Volume Increment*</text:p>
          </table:table-cell>
          <table:table-cell table:style-name="Tabel17.A2" office:value-type="string">
            <text:p text:style-name="P115">Re-trigger Control (RTC)</text:p>
          </table:table-cell>
        </table:table-row>
        <table:table-row table:style-name="Tabel17.1">
          <table:table-cell table:style-name="Tabel17.A2" office:value-type="string">
            <text:p text:style-name="P115">0xEA</text:p>
          </table:table-cell>
          <table:table-cell table:style-name="Tabel17.A2" office:value-type="string">
            <text:p text:style-name="P116">Volume Decrement*</text:p>
          </table:table-cell>
          <table:table-cell table:style-name="Tabel17.A2" office:value-type="string">
            <text:p text:style-name="P115">Re-trigger Control (RTC)</text:p>
          </table:table-cell>
        </table:table-row>
        <table:table-row table:style-name="Tabel17.1">
          <table:table-cell table:style-name="Tabel17.A2" office:value-type="string">
            <text:p text:style-name="P115">0x152</text:p>
          </table:table-cell>
          <table:table-cell table:style-name="Tabel17.A2" office:value-type="string">
            <text:p text:style-name="P115">Bass Increment</text:p>
          </table:table-cell>
          <table:table-cell table:style-name="Tabel17.A2" office:value-type="string">
            <text:p text:style-name="P115">Re-trigger Control (RTC)</text:p>
          </table:table-cell>
        </table:table-row>
        <table:table-row table:style-name="Tabel17.1">
          <table:table-cell table:style-name="Tabel17.A2" office:value-type="string">
            <text:p text:style-name="P115">0x153</text:p>
          </table:table-cell>
          <table:table-cell table:style-name="Tabel17.A2" office:value-type="string">
            <text:p text:style-name="P115">Bass Decrement</text:p>
          </table:table-cell>
          <table:table-cell table:style-name="Tabel17.A2" office:value-type="string">
            <text:p text:style-name="P115">Re-trigger Control (RTC)</text:p>
          </table:table-cell>
        </table:table-row>
        <table:table-row table:style-name="Tabel17.1">
          <table:table-cell table:style-name="Tabel17.A2" office:value-type="string">
            <text:p text:style-name="P115">0x154</text:p>
          </table:table-cell>
          <table:table-cell table:style-name="Tabel17.A2" office:value-type="string">
            <text:p text:style-name="P115">Treble Increment</text:p>
          </table:table-cell>
          <table:table-cell table:style-name="Tabel17.A2" office:value-type="string">
            <text:p text:style-name="P115">Re-trigger Control (RTC)</text:p>
          </table:table-cell>
        </table:table-row>
        <table:table-row table:style-name="Tabel17.1">
          <table:table-cell table:style-name="Tabel17.A2" office:value-type="string">
            <text:p text:style-name="P115">0x155</text:p>
          </table:table-cell>
          <table:table-cell table:style-name="Tabel17.A2" office:value-type="string">
            <text:p text:style-name="P115">Treble Decrement</text:p>
          </table:table-cell>
          <table:table-cell table:style-name="Tabel17.A2" office:value-type="string">
            <text:p text:style-name="P115">Re-trigger Control (RTC)</text:p>
          </table:table-cell>
        </table:table-row>
      </table:table>
      <text:p text:style-name="P32">*) These controls are supported in Windows 98 (original release and Service Pack 1 release).</text:p>
      <text:p text:style-name="P33">The Volume, Bass, and Treble usages (of type LC) should be deployed for controls that generate both increment and decrement data represented by a 2-bit value, whereas the associated Increment and Decrement usages (of type RTC) should be deployed for pairs of one-bit controls (traditional button controls). The hardware design and implementation determines what usage types are appropriate for the HID firmware implementation for a particular device.</text:p>
      <text:p text:style-name="P33">It's also important to notice that any re-triggering of events should be done by software timers in the host system, and not by hardware timers in the device itself. For example, if the user keeps pressing the Volume Increment button, the device should only generate one input report with this state information. Host software will perform the actual re-triggering of events that will lead to continuous increments of the volume until the device generates another input report indicating that the button has been released or until the maximum volume has been reached. <text:s/></text:p>
      <text:h text:style-name="P7" text:outline-level="1"><text:bookmark-start text:name="__RefHeading___Toc477834885"/><text:soft-page-break/>Important Design Aspects<text:bookmark-end text:name="__RefHeading___Toc477834885"/></text:h>
      <text:p text:style-name="P33">The supported HID audio controls:</text:p>
      <text:list xml:id="list2612451690" text:style-name="WW8Num4">
        <text:list-item>
          <text:p text:style-name="P34">Affect audio playback only. There's no support for HID-based controls that affect audio recording, etc.</text:p>
        </text:list-item>
        <text:list-item>
          <text:p text:style-name="P34">Affect audio playback by the default system audio device (same device as sndvol32.exe controls).</text:p>
        </text:list-item>
        <text:list-item>
          <text:p text:style-name="P34">Should be declared right beneath the top-level application collection in the HID firmware in order to be discovered and utilized by the host system. Important: do not wrap these controls in sub-collections. </text:p>
        </text:list-item>
      </text:list>
      <text:p text:style-name="P68"/>
      <text:h text:style-name="P8" text:outline-level="1"><text:bookmark-start text:name="__RefHeading___Toc477834886"/>Sample Firmware Designs<text:bookmark-end text:name="__RefHeading___Toc477834886"/></text:h>
      <text:p text:style-name="P33">The following two samples illustrate how firmware that uses the audio controls listed above can be implemented. The first sample uses the Volume usage (of type LC) for the volume control, and the second sample uses the Volume Increment and Volume Decrement usages (of type RTC). Notice that the mute button in both of these samples is implemented as a Relative, Preferred State type of control, or a toggle, which means that 0-to-1 transitions will toggle mute on/off.</text:p>
      <text:p text:style-name="P119">Sample 1.</text:p>
      <text:p text:style-name="P3">Usage Page (Consumer)</text:p>
      <text:p text:style-name="P3">Usage (Consumer Control)</text:p>
      <text:p text:style-name="P3">Collection (Application)</text:p>
      <text:p text:style-name="P3"><text:tab/>Usage (Volume)</text:p>
      <text:p text:style-name="P3"><text:tab/>Logical Minimum (-1)</text:p>
      <text:p text:style-name="P3"><text:tab/>Logical Maximum (1)</text:p>
      <text:p text:style-name="P3"><text:tab/>Report Size (2)</text:p>
      <text:p text:style-name="P3"><text:tab/>Report Count (1)</text:p>
      <text:p text:style-name="P3"><text:tab/>Input (Data, Variable, Relative, Preferred)</text:p>
      <text:p text:style-name="P3"><text:tab/>Usage (Mute)</text:p>
      <text:p text:style-name="P3"><text:tab/>Logical Minimum (0)</text:p>
      <text:p text:style-name="P3"><text:tab/>Logical Maximum (1)</text:p>
      <text:p text:style-name="P3"><text:tab/>Report Size (1)</text:p>
      <text:p text:style-name="P3"><text:tab/>Report Count (1)</text:p>
      <text:p text:style-name="P3"><text:tab/>Input (Data, Variable, Relative, Preferred)</text:p>
      <text:p text:style-name="P3"><text:tab/>Report Count (5)</text:p>
      <text:p text:style-name="P3"><text:tab/>Input (Constant)</text:p>
      <text:p text:style-name="P3">End Collection</text:p>
      <text:p text:style-name="P3"/>
      <text:p text:style-name="P120">Sample 2.</text:p>
      <text:p text:style-name="P3">Usage Page (Consumer)</text:p>
      <text:p text:style-name="P3">Usage (Consumer Control)</text:p>
      <text:p text:style-name="P3">Collection (Application)</text:p>
      <text:p text:style-name="P3"><text:tab/>Logical Minimum (0)</text:p>
      <text:p text:style-name="P3"><text:tab/>Logical Maximum (1)</text:p>
      <text:p text:style-name="P3"><text:tab/>Usage (Volume Increment)</text:p>
      <text:p text:style-name="P3"><text:tab/>Usage (Volume Decrement)</text:p>
      <text:p text:style-name="P3"><text:tab/>Report Size (1)</text:p>
      <text:p text:style-name="P3"><text:tab/>Report Count (2)</text:p>
      <text:p text:style-name="P3"><text:tab/>Input (Data, Variable, Absolute, Preferred)</text:p>
      <text:p text:style-name="P3"><text:tab/>Usage (Mute)</text:p>
      <text:p text:style-name="P3"><text:tab/>Report Count (1)</text:p>
      <text:p text:style-name="P3"><text:tab/>Input (Data, Variable, Relative, Preferred)</text:p>
      <text:p text:style-name="P3"><text:tab/>Report Count (5)</text:p>
      <text:p text:style-name="P3"><text:tab/>Input (Constant)</text:p>
      <text:p text:style-name="P3">End Collection</text:p>
      <text:p text:style-name="P4"/>
      <text:p text:style-name="P4"/>
      <text:p text:style-name="P4"/>
      <text:h text:style-name="P9" text:outline-level="1"><text:bookmark-start text:name="__RefHeading___Toc477834887"/>Appendix A: Windows Standard PS/2 Scan Codes<text:bookmark-end text:name="__RefHeading___Toc477834887"/></text:h>
      <text:p text:style-name="P37"/>
      <text:h text:style-name="P10" text:outline-level="2"><text:bookmark-start text:name="__RefHeading___Toc477834888"/>General Requirements<text:bookmark-end text:name="__RefHeading___Toc477834888"/></text:h>
      <text:p text:style-name="P37">This keyboard must be downward compatible with an enhanced type 101 keyboard. This keyboard must be fully compatible with the PS/2 Keyboard Controller command set. It must support Scan Set 2. Three additional scan codes are to be generated from the three Windows Keys (Left Windows, Right Windows, and Application).</text:p>
      <text:p text:style-name="P37"/>
      <text:p text:style-name="P37">The virtual key codes described in the following tables are specifically for Windows operation only and are not generated by the keyboard directly. The keyboard manufacturer will need to provide a Windows Logo keyboard driver to support the three virtual keys for use with the Windows v. 3.1 operating system (not required for Logo purposes). The support will be built into drivers shipped with future versions of the Windows and Windows NT operating systems.</text:p>
      <text:p text:style-name="P37"/>
      <text:h text:style-name="P10" text:outline-level="2"><text:bookmark-start text:name="__RefHeading___Toc477834889"/>Typematic Characteristics<text:bookmark-end text:name="__RefHeading___Toc477834889"/></text:h>
      <text:p text:style-name="P37">Typematic is the term used for keys that will automatically repeat after a specified time delay. In scan code 1 and scan code 2, key 126 is the only key that is not Typematic. (This key is the only one that does not send a break code as well). </text:p>
      <text:p text:style-name="P37"/>
      <text:h text:style-name="P10" text:outline-level="2"><text:bookmark-start text:name="__RefHeading___Toc477834890"/>Scan Code Assignments:<text:bookmark-end text:name="__RefHeading___Toc477834890"/></text:h>
      <text:p text:style-name="Standard"><text:span text:style-name="T15">Under all Microsoft operating systems, all keyboards actually transmit Scan Code Set 2 values down the wire from the keyboard to the keyboard port. These values are translated to Scan Code Set 1 by the i8042 port chip.</text:span><text:span text:style-name="Footnote_20_Symbol"><text:span text:style-name="T15"><text:note text:id="ftn1" text:note-class="footnote"><text:note-citation>1</text:note-citation><text:note-body><text:p text:style-name="Footnote"><text:span text:style-name="T15"><text:s/>This mode is set by issuing a 0xF0 command byte to the keyboard, and turning the translate bit (0x40) in the 8042 command byte on. On Intel and Power PC machines, it is the firmware that initializes the keyboard and 8042 chip this way, while Windows NT</text:span>®<text:span text:style-name="T15"> explicitly sets this mode for MIPS and Alpha.</text:span></text:p><text:p text:style-name="Footnote"><text:span text:style-name="T15">In the very early days of Windows NT</text:span>®<text:span text:style-name="T15">, an attempt was made to use the much more orthogonal Scan Code Set 3, but due to bugs in the implementation of this Scan Code Set on numerous OEM keyboards, the idea was abandoned.</text:span></text:p></text:note-body></text:note></text:span></text:span><text:span text:style-name="T15"> <text:s text:c="2"/>The rest of the operating system, and all applications that handle scan codes expect the values to be from Scan Code Set 1. Scan Code Set 3 is not used or required for operation of Microsoft operating systems. </text:span></text:p>
      <text:p text:style-name="P37"/>
      <text:p text:style-name="Standard"><text:span text:style-name="T15">The following recommendations are made for those who wish to define a new scan code for a proprietary purpose. It is the manufacturer’s responsibility to implement a software driver that supports any such scan codes. New scan codes must not be chosen from those currently recognized by the operating system. Keys that are called out with a Key Number or Key Name in the </text:span><text:span text:style-name="T15"><text:bookmark-ref text:reference-format="text" text:ref-name="_Ref418303751">Scan Code Table</text:bookmark-ref></text:span><text:span text:style-name="T15"><text:s/>are currently recognized by and used by the operating system.</text:span></text:p>
      <text:p text:style-name="P37"/>
      <text:h text:style-name="P15" text:outline-level="3">Single-Byte Scan Codes</text:h>
      <text:h text:style-name="P46" text:outline-level="1">The values discussed below are all Scan Code Set 1 values. </text:h>
      <text:p text:style-name="P37"/>
      <text:p text:style-name="Standard"><text:span text:style-name="T8">Avoid Set 1 scan codes above 0x79</text:span><text:span text:style-name="T15">, since the release (key up) code would be 0xFA or greater, and the keyboard driver is known to interpret such values as responses from the 8042 chip, not as keystrokes (scan codes). Specifically, 0x7A, 0x7E and 0x7F are problematic for the Windows NT keyboard driver in 3.51 and 4.0 since 0xFE is RESEND, 0xFA. is ACKNOWLEDGE and 0xFF seems to be simply just swallowed up. The effect is that key releases would be lost, and error logs fill up.</text:span></text:p>
      <text:p text:style-name="P50"/>
      <text:list xml:id="list616950219" text:style-name="WW8Num8">
        <text:list-item>
          <text:p text:style-name="List_20_Bullet"><text:soft-page-break/><text:span text:style-name="T29">Avoid 0x60 and 0x61</text:span><text:span text:style-name="T28">, since the release (up key) code would be 0xE0 and 0xE1, which are reserved prefix bytes.</text:span></text:p>
        </text:list-item>
        <text:list-item>
          <text:p text:style-name="List_20_Bullet"><text:span text:style-name="T29">Avoid 0x00</text:span><text:span text:style-name="T28">, since that is likely to have some special meaning to code from driver level through to application level.</text:span></text:p>
        </text:list-item>
      </text:list>
      <text:p text:style-name="P68"/>
      <text:h text:style-name="P15" text:outline-level="3">Prefixed Scan Codes</text:h>
      <text:p text:style-name="Standard"><text:span text:style-name="T15">Some keys on standard 101/102-key keyboards (and the Microsoft Natural keyboard amongst others) emit a sequence of two bytes, where the 1</text:span><text:span text:style-name="T66">st</text:span><text:span text:style-name="T15"> byte is either 0xE0 or 0xE1. This method is used primarily to distinguish between left and right versions of the same key, e.g., Left Alt is 0x38 while Right Alt is 0xE0 0x38. The 0xE0 prefix is indicated as the “extended bit” (bit 24) in the lParam of messages such as WM_KEYDOWN. The 0xE1 prefix is much rarer, but operates similarly to the 0xE0 prefix. It’s presence or absence is not indicated through the API in any way.</text:span></text:p>
      <text:p text:style-name="P37"/>
      <text:p text:style-name="P37">If you use scan codes from the 0xE0 set, make sure the second byte is suitable in the same way as single byte scan code values. In other words:</text:p>
      <text:p text:style-name="P25">Not greater than 0x79</text:p>
      <text:p text:style-name="P25">Not 0x60 or 0x61</text:p>
      <text:p text:style-name="P25">Not 0x00</text:p>
      <text:p text:style-name="P37"/>
      <text:h text:style-name="P15" text:outline-level="3"><text:bookmark-start text:name="_Ref418303751"/>Scan Code Table<text:bookmark-end text:name="_Ref418303751"/></text:h>
      <text:p text:style-name="Standard"><text:span text:style-name="T15">The following table lists the full set of Scan Codes as presently recognized by the Microsoft operating systems. The US Key assignments are for reference to a type 101/102 Enhanced keyboard as supported by the Type 4 Keyboard layout. If there is no entry in the 101/102 Enhanced keyboard column, this scan code is currently not recognized by the operating system. The Key Location field has been added to aid in the placement of keys as illustrated in the </text:span><text:span text:style-name="T15"><text:bookmark-ref text:reference-format="text" text:ref-name="_Ref417466206"/></text:span><text:span text:style-name="T15"><text:s/>on page </text:span><text:span text:style-name="T15"><text:bookmark-ref text:reference-format="page" text:ref-name="_Ref417466334">10</text:bookmark-ref></text:span><text:span text:style-name="T15">.</text:span></text:p>
      <text:p text:style-name="P37"/>
      <table:table table:name="Tabel18" table:style-name="Tabel18">
        <table:table-column table:style-name="Tabel18.A"/>
        <table:table-column table:style-name="Tabel18.B"/>
        <table:table-column table:style-name="Tabel18.C"/>
        <table:table-column table:style-name="Tabel18.D"/>
        <table:table-column table:style-name="Tabel18.C"/>
        <table:table-column table:style-name="Tabel18.F"/>
        <table:table-header-rows>
          <table:table-row table:style-name="Tabel18.1">
            <table:table-cell table:style-name="Tabel18.A1" office:value-type="string">
              <text:p text:style-name="P97">key location</text:p>
            </table:table-cell>
            <table:table-cell table:style-name="Tabel18.B1" office:value-type="string">
              <text:p text:style-name="P97">101/102 Enhanced Keyboard</text:p>
            </table:table-cell>
            <table:table-cell table:style-name="Tabel18.C1" office:value-type="string">
              <text:p text:style-name="P97">scan 1 make</text:p>
            </table:table-cell>
            <table:table-cell table:style-name="Tabel18.D1" office:value-type="string">
              <text:p text:style-name="P97">scan 1 break</text:p>
            </table:table-cell>
            <table:table-cell table:style-name="Tabel18.C1" office:value-type="string">
              <text:p text:style-name="P97">scan 2 make</text:p>
            </table:table-cell>
            <table:table-cell table:style-name="Tabel18.F1" office:value-type="string">
              <text:p text:style-name="P97">scan 2 brake</text:p>
            </table:table-cell>
          </table:table-row>
        </table:table-header-rows>
        <table:table-row table:style-name="Tabel18.1">
          <table:table-cell table:style-name="Tabel18.A2" office:value-type="string">
            <text:p text:style-name="P55"/>
          </table:table-cell>
          <table:table-cell table:style-name="Tabel18.B2" office:value-type="string">
            <text:p text:style-name="P54">DO NOT USE</text:p>
          </table:table-cell>
          <table:table-cell table:style-name="Tabel18.C2" office:value-type="string">
            <text:p text:style-name="P57">00</text:p>
          </table:table-cell>
          <table:table-cell table:style-name="Tabel18.D2" office:value-type="string">
            <text:p text:style-name="P57">80</text:p>
          </table:table-cell>
          <table:table-cell table:style-name="Tabel18.C2" office:value-type="string">
            <text:p text:style-name="P57">00</text:p>
          </table:table-cell>
          <table:table-cell table:style-name="Tabel18.F2" office:value-type="string">
            <text:p text:style-name="P57">F0 00</text:p>
          </table:table-cell>
        </table:table-row>
        <table:table-row table:style-name="Tabel18.1">
          <table:table-cell table:style-name="Tabel18.A2" office:value-type="string">
            <text:p text:style-name="P55"/>
          </table:table-cell>
          <table:table-cell table:style-name="Tabel18.B2" office:value-type="string">
            <text:p text:style-name="P54">DO NOT USE</text:p>
          </table:table-cell>
          <table:table-cell table:style-name="Tabel18.C2" office:value-type="string">
            <text:p text:style-name="P57">E0_00</text:p>
          </table:table-cell>
          <table:table-cell table:style-name="Tabel18.D2" office:value-type="string">
            <text:p text:style-name="P57">E0_80</text:p>
          </table:table-cell>
          <table:table-cell table:style-name="Tabel18.C2" office:value-type="string">
            <text:p text:style-name="P57">E0_00</text:p>
          </table:table-cell>
          <table:table-cell table:style-name="Tabel18.F2" office:value-type="string">
            <text:p text:style-name="P57">E0_F0 00</text:p>
          </table:table-cell>
        </table:table-row>
        <table:table-row table:style-name="Tabel18.1">
          <table:table-cell table:style-name="Tabel18.A2" office:value-type="string">
            <text:p text:style-name="P54">1</text:p>
          </table:table-cell>
          <table:table-cell table:style-name="Tabel18.B2" office:value-type="string">
            <text:p text:style-name="P54">~ <text:s text:c="2"/>`</text:p>
          </table:table-cell>
          <table:table-cell table:style-name="Tabel18.C2" office:value-type="string">
            <text:p text:style-name="P57">29</text:p>
          </table:table-cell>
          <table:table-cell table:style-name="Tabel18.D2" office:value-type="string">
            <text:p text:style-name="P57">A9</text:p>
          </table:table-cell>
          <table:table-cell table:style-name="Tabel18.C2" office:value-type="string">
            <text:p text:style-name="P57">0E</text:p>
          </table:table-cell>
          <table:table-cell table:style-name="Tabel18.F2" office:value-type="string">
            <text:p text:style-name="P57">F0 0E</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9</text:p>
          </table:table-cell>
          <table:table-cell table:style-name="Tabel18.D5" office:value-type="string">
            <text:p text:style-name="P57">E0_A9</text:p>
          </table:table-cell>
          <table:table-cell table:style-name="Tabel18.C5" office:value-type="string">
            <text:p text:style-name="P57">E0_0E</text:p>
          </table:table-cell>
          <table:table-cell table:style-name="Tabel18.F5" office:value-type="string">
            <text:p text:style-name="P57">E0_F0 0E</text:p>
          </table:table-cell>
        </table:table-row>
        <table:table-row table:style-name="Tabel18.1">
          <table:table-cell table:style-name="Tabel18.A5" office:value-type="string">
            <text:p text:style-name="P54">2</text:p>
          </table:table-cell>
          <table:table-cell table:style-name="Tabel18.B5" office:value-type="string">
            <text:p text:style-name="P54">! <text:s/>1</text:p>
          </table:table-cell>
          <table:table-cell table:style-name="Tabel18.C5" office:value-type="string">
            <text:p text:style-name="P57">02</text:p>
          </table:table-cell>
          <table:table-cell table:style-name="Tabel18.D5" office:value-type="string">
            <text:p text:style-name="P57">82</text:p>
          </table:table-cell>
          <table:table-cell table:style-name="Tabel18.C5" office:value-type="string">
            <text:p text:style-name="P57">16</text:p>
          </table:table-cell>
          <table:table-cell table:style-name="Tabel18.F5" office:value-type="string">
            <text:p text:style-name="P57">F0 1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2</text:p>
          </table:table-cell>
          <table:table-cell table:style-name="Tabel18.D5" office:value-type="string">
            <text:p text:style-name="P57">E0_82</text:p>
          </table:table-cell>
          <table:table-cell table:style-name="Tabel18.C5" office:value-type="string">
            <text:p text:style-name="P57">E0_16</text:p>
          </table:table-cell>
          <table:table-cell table:style-name="Tabel18.F5" office:value-type="string">
            <text:p text:style-name="P57">E0_F0 16</text:p>
          </table:table-cell>
        </table:table-row>
        <table:table-row table:style-name="Tabel18.1">
          <table:table-cell table:style-name="Tabel18.A5" office:value-type="string">
            <text:p text:style-name="P54">3</text:p>
          </table:table-cell>
          <table:table-cell table:style-name="Tabel18.B5" office:value-type="string">
            <text:p text:style-name="P54">@ <text:s/>2</text:p>
          </table:table-cell>
          <table:table-cell table:style-name="Tabel18.C5" office:value-type="string">
            <text:p text:style-name="P57">03</text:p>
          </table:table-cell>
          <table:table-cell table:style-name="Tabel18.D5" office:value-type="string">
            <text:p text:style-name="P57">83</text:p>
          </table:table-cell>
          <table:table-cell table:style-name="Tabel18.C5" office:value-type="string">
            <text:p text:style-name="P57">1E</text:p>
          </table:table-cell>
          <table:table-cell table:style-name="Tabel18.F5" office:value-type="string">
            <text:p text:style-name="P57">F0 1E</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3</text:p>
          </table:table-cell>
          <table:table-cell table:style-name="Tabel18.D5" office:value-type="string">
            <text:p text:style-name="P57">E0_83</text:p>
          </table:table-cell>
          <table:table-cell table:style-name="Tabel18.C5" office:value-type="string">
            <text:p text:style-name="P57">E0_1E</text:p>
          </table:table-cell>
          <table:table-cell table:style-name="Tabel18.F5" office:value-type="string">
            <text:p text:style-name="P57">E0_F0 1E</text:p>
          </table:table-cell>
        </table:table-row>
        <table:table-row table:style-name="Tabel18.1">
          <table:table-cell table:style-name="Tabel18.A5" office:value-type="string">
            <text:p text:style-name="P54">4</text:p>
          </table:table-cell>
          <table:table-cell table:style-name="Tabel18.B5" office:value-type="string">
            <text:p text:style-name="P54"># <text:s/>3</text:p>
          </table:table-cell>
          <table:table-cell table:style-name="Tabel18.C5" office:value-type="string">
            <text:p text:style-name="P57">04</text:p>
          </table:table-cell>
          <table:table-cell table:style-name="Tabel18.D5" office:value-type="string">
            <text:p text:style-name="P57">84</text:p>
          </table:table-cell>
          <table:table-cell table:style-name="Tabel18.C5" office:value-type="string">
            <text:p text:style-name="P57">26</text:p>
          </table:table-cell>
          <table:table-cell table:style-name="Tabel18.F5" office:value-type="string">
            <text:p text:style-name="P57">F0 2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4</text:p>
          </table:table-cell>
          <table:table-cell table:style-name="Tabel18.D5" office:value-type="string">
            <text:p text:style-name="P57">E0_84</text:p>
          </table:table-cell>
          <table:table-cell table:style-name="Tabel18.C5" office:value-type="string">
            <text:p text:style-name="P57">E0_26</text:p>
          </table:table-cell>
          <table:table-cell table:style-name="Tabel18.F5" office:value-type="string">
            <text:p text:style-name="P57">E0_F0 26</text:p>
          </table:table-cell>
        </table:table-row>
        <table:table-row table:style-name="Tabel18.1">
          <table:table-cell table:style-name="Tabel18.A5" office:value-type="string">
            <text:p text:style-name="P54">5</text:p>
          </table:table-cell>
          <table:table-cell table:style-name="Tabel18.B5" office:value-type="string">
            <text:p text:style-name="P54">$ <text:s/>4</text:p>
          </table:table-cell>
          <table:table-cell table:style-name="Tabel18.C5" office:value-type="string">
            <text:p text:style-name="P57">05</text:p>
          </table:table-cell>
          <table:table-cell table:style-name="Tabel18.D5" office:value-type="string">
            <text:p text:style-name="P57">85</text:p>
          </table:table-cell>
          <table:table-cell table:style-name="Tabel18.C5" office:value-type="string">
            <text:p text:style-name="P57">25</text:p>
          </table:table-cell>
          <table:table-cell table:style-name="Tabel18.F5" office:value-type="string">
            <text:p text:style-name="P57">F0 2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5</text:p>
          </table:table-cell>
          <table:table-cell table:style-name="Tabel18.D5" office:value-type="string">
            <text:p text:style-name="P57">E0_85</text:p>
          </table:table-cell>
          <table:table-cell table:style-name="Tabel18.C5" office:value-type="string">
            <text:p text:style-name="P57">E0_25</text:p>
          </table:table-cell>
          <table:table-cell table:style-name="Tabel18.F5" office:value-type="string">
            <text:p text:style-name="P57">E0_F0 25</text:p>
          </table:table-cell>
        </table:table-row>
        <table:table-row table:style-name="Tabel18.1">
          <table:table-cell table:style-name="Tabel18.A5" office:value-type="string">
            <text:p text:style-name="P54">6</text:p>
          </table:table-cell>
          <table:table-cell table:style-name="Tabel18.B5" office:value-type="string">
            <text:p text:style-name="P54">% <text:s/>5</text:p>
          </table:table-cell>
          <table:table-cell table:style-name="Tabel18.C5" office:value-type="string">
            <text:p text:style-name="P57">06</text:p>
          </table:table-cell>
          <table:table-cell table:style-name="Tabel18.D5" office:value-type="string">
            <text:p text:style-name="P57">86</text:p>
          </table:table-cell>
          <table:table-cell table:style-name="Tabel18.C5" office:value-type="string">
            <text:p text:style-name="P57">2E</text:p>
          </table:table-cell>
          <table:table-cell table:style-name="Tabel18.F5" office:value-type="string">
            <text:p text:style-name="P57">F0 2E</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6</text:p>
          </table:table-cell>
          <table:table-cell table:style-name="Tabel18.D5" office:value-type="string">
            <text:p text:style-name="P57">E0_86</text:p>
          </table:table-cell>
          <table:table-cell table:style-name="Tabel18.C5" office:value-type="string">
            <text:p text:style-name="P57">E0_2E</text:p>
          </table:table-cell>
          <table:table-cell table:style-name="Tabel18.F5" office:value-type="string">
            <text:p text:style-name="P57">E0_F0 2E</text:p>
          </table:table-cell>
        </table:table-row>
        <table:table-row table:style-name="Tabel18.1">
          <table:table-cell table:style-name="Tabel18.A5" office:value-type="string">
            <text:p text:style-name="P54">7</text:p>
          </table:table-cell>
          <table:table-cell table:style-name="Tabel18.B5" office:value-type="string">
            <text:p text:style-name="P54">^ <text:s/>6</text:p>
          </table:table-cell>
          <table:table-cell table:style-name="Tabel18.C5" office:value-type="string">
            <text:p text:style-name="P57">07</text:p>
          </table:table-cell>
          <table:table-cell table:style-name="Tabel18.D5" office:value-type="string">
            <text:p text:style-name="P57">87</text:p>
          </table:table-cell>
          <table:table-cell table:style-name="Tabel18.C5" office:value-type="string">
            <text:p text:style-name="P57">36</text:p>
          </table:table-cell>
          <table:table-cell table:style-name="Tabel18.F5" office:value-type="string">
            <text:p text:style-name="P57">F0 3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7</text:p>
          </table:table-cell>
          <table:table-cell table:style-name="Tabel18.D5" office:value-type="string">
            <text:p text:style-name="P57">E0_87</text:p>
          </table:table-cell>
          <table:table-cell table:style-name="Tabel18.C5" office:value-type="string">
            <text:p text:style-name="P57">E0_36</text:p>
          </table:table-cell>
          <table:table-cell table:style-name="Tabel18.F5" office:value-type="string">
            <text:p text:style-name="P57">E0_F0 36</text:p>
          </table:table-cell>
        </table:table-row>
        <table:table-row table:style-name="Tabel18.1">
          <table:table-cell table:style-name="Tabel18.A5" office:value-type="string">
            <text:p text:style-name="P54">8</text:p>
          </table:table-cell>
          <table:table-cell table:style-name="Tabel18.B5" office:value-type="string">
            <text:p text:style-name="P54">&amp; <text:s/>7</text:p>
          </table:table-cell>
          <table:table-cell table:style-name="Tabel18.C5" office:value-type="string">
            <text:p text:style-name="P57">08</text:p>
          </table:table-cell>
          <table:table-cell table:style-name="Tabel18.D5" office:value-type="string">
            <text:p text:style-name="P57">88</text:p>
          </table:table-cell>
          <table:table-cell table:style-name="Tabel18.C5" office:value-type="string">
            <text:p text:style-name="P57">3D</text:p>
          </table:table-cell>
          <table:table-cell table:style-name="Tabel18.F5" office:value-type="string">
            <text:p text:style-name="P57">F0 3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8</text:p>
          </table:table-cell>
          <table:table-cell table:style-name="Tabel18.D5" office:value-type="string">
            <text:p text:style-name="P57">E0_88</text:p>
          </table:table-cell>
          <table:table-cell table:style-name="Tabel18.C5" office:value-type="string">
            <text:p text:style-name="P57">E0_3D</text:p>
          </table:table-cell>
          <table:table-cell table:style-name="Tabel18.F5" office:value-type="string">
            <text:p text:style-name="P57">E0_F0 3D</text:p>
          </table:table-cell>
        </table:table-row>
        <table:table-row table:style-name="Tabel18.1">
          <table:table-cell table:style-name="Tabel18.A5" office:value-type="string">
            <text:p text:style-name="P54">9</text:p>
          </table:table-cell>
          <table:table-cell table:style-name="Tabel18.B5" office:value-type="string">
            <text:p text:style-name="P54">* <text:s/>8</text:p>
          </table:table-cell>
          <table:table-cell table:style-name="Tabel18.C5" office:value-type="string">
            <text:p text:style-name="P57">09</text:p>
          </table:table-cell>
          <table:table-cell table:style-name="Tabel18.D5" office:value-type="string">
            <text:p text:style-name="P57">89</text:p>
          </table:table-cell>
          <table:table-cell table:style-name="Tabel18.C5" office:value-type="string">
            <text:p text:style-name="P57">3E</text:p>
          </table:table-cell>
          <table:table-cell table:style-name="Tabel18.F5" office:value-type="string">
            <text:p text:style-name="P57">F0 3E</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9</text:p>
          </table:table-cell>
          <table:table-cell table:style-name="Tabel18.D5" office:value-type="string">
            <text:p text:style-name="P57">E0_89</text:p>
          </table:table-cell>
          <table:table-cell table:style-name="Tabel18.C5" office:value-type="string">
            <text:p text:style-name="P57">E0_3E</text:p>
          </table:table-cell>
          <table:table-cell table:style-name="Tabel18.F5" office:value-type="string">
            <text:p text:style-name="P57">E0_F0 3E</text:p>
          </table:table-cell>
        </table:table-row>
        <table:table-row table:style-name="Tabel18.1">
          <table:table-cell table:style-name="Tabel18.A5" office:value-type="string">
            <text:p text:style-name="P54">10</text:p>
          </table:table-cell>
          <table:table-cell table:style-name="Tabel18.B5" office:value-type="string">
            <text:p text:style-name="P54">( <text:s/>9</text:p>
          </table:table-cell>
          <table:table-cell table:style-name="Tabel18.C5" office:value-type="string">
            <text:p text:style-name="P57">0A</text:p>
          </table:table-cell>
          <table:table-cell table:style-name="Tabel18.D5" office:value-type="string">
            <text:p text:style-name="P57">8A</text:p>
          </table:table-cell>
          <table:table-cell table:style-name="Tabel18.C5" office:value-type="string">
            <text:p text:style-name="P57">46</text:p>
          </table:table-cell>
          <table:table-cell table:style-name="Tabel18.F5" office:value-type="string">
            <text:p text:style-name="P57">F0 4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A</text:p>
          </table:table-cell>
          <table:table-cell table:style-name="Tabel18.D5" office:value-type="string">
            <text:p text:style-name="P57">E0_8A</text:p>
          </table:table-cell>
          <table:table-cell table:style-name="Tabel18.C5" office:value-type="string">
            <text:p text:style-name="P57">E0_46</text:p>
          </table:table-cell>
          <table:table-cell table:style-name="Tabel18.F5" office:value-type="string">
            <text:p text:style-name="P57">E0_F0 46</text:p>
          </table:table-cell>
        </table:table-row>
        <table:table-row table:style-name="Tabel18.1">
          <table:table-cell table:style-name="Tabel18.A5" office:value-type="string">
            <text:p text:style-name="P54">11</text:p>
          </table:table-cell>
          <table:table-cell table:style-name="Tabel18.B5" office:value-type="string">
            <text:p text:style-name="P54">) <text:s/>0</text:p>
          </table:table-cell>
          <table:table-cell table:style-name="Tabel18.C5" office:value-type="string">
            <text:p text:style-name="P57">0B</text:p>
          </table:table-cell>
          <table:table-cell table:style-name="Tabel18.D5" office:value-type="string">
            <text:p text:style-name="P57">8B</text:p>
          </table:table-cell>
          <table:table-cell table:style-name="Tabel18.C5" office:value-type="string">
            <text:p text:style-name="P57">45</text:p>
          </table:table-cell>
          <table:table-cell table:style-name="Tabel18.F5" office:value-type="string">
            <text:p text:style-name="P57">F0 4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B</text:p>
          </table:table-cell>
          <table:table-cell table:style-name="Tabel18.D5" office:value-type="string">
            <text:p text:style-name="P57">E0_8B</text:p>
          </table:table-cell>
          <table:table-cell table:style-name="Tabel18.C5" office:value-type="string">
            <text:p text:style-name="P57">E0_45</text:p>
          </table:table-cell>
          <table:table-cell table:style-name="Tabel18.F5" office:value-type="string">
            <text:p text:style-name="P57">E0_F0 45</text:p>
          </table:table-cell>
        </table:table-row>
        <table:table-row table:style-name="Tabel18.1">
          <table:table-cell table:style-name="Tabel18.A5" office:value-type="string">
            <text:p text:style-name="P54">12</text:p>
          </table:table-cell>
          <table:table-cell table:style-name="Tabel18.B5" office:value-type="string">
            <text:p text:style-name="P54">_ <text:s text:c="2"/>-</text:p>
          </table:table-cell>
          <table:table-cell table:style-name="Tabel18.C5" office:value-type="string">
            <text:p text:style-name="P57">0C</text:p>
          </table:table-cell>
          <table:table-cell table:style-name="Tabel18.D5" office:value-type="string">
            <text:p text:style-name="P57">8C</text:p>
          </table:table-cell>
          <table:table-cell table:style-name="Tabel18.C5" office:value-type="string">
            <text:p text:style-name="P57">4E</text:p>
          </table:table-cell>
          <table:table-cell table:style-name="Tabel18.F5" office:value-type="string">
            <text:p text:style-name="P57">F0 4E</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C</text:p>
          </table:table-cell>
          <table:table-cell table:style-name="Tabel18.D5" office:value-type="string">
            <text:p text:style-name="P57">E0_8C</text:p>
          </table:table-cell>
          <table:table-cell table:style-name="Tabel18.C5" office:value-type="string">
            <text:p text:style-name="P57">E0_4E</text:p>
          </table:table-cell>
          <table:table-cell table:style-name="Tabel18.F5" office:value-type="string">
            <text:p text:style-name="P57">E0_F0 4E</text:p>
          </table:table-cell>
        </table:table-row>
        <table:table-row table:style-name="Tabel18.1">
          <table:table-cell table:style-name="Tabel18.A5" office:value-type="string">
            <text:p text:style-name="P54">13</text:p>
          </table:table-cell>
          <table:table-cell table:style-name="Tabel18.B5" office:value-type="string">
            <text:p text:style-name="P54">+ <text:s text:c="2"/>=</text:p>
          </table:table-cell>
          <table:table-cell table:style-name="Tabel18.C5" office:value-type="string">
            <text:p text:style-name="P57">0D</text:p>
          </table:table-cell>
          <table:table-cell table:style-name="Tabel18.D5" office:value-type="string">
            <text:p text:style-name="P57">8D</text:p>
          </table:table-cell>
          <table:table-cell table:style-name="Tabel18.C5" office:value-type="string">
            <text:p text:style-name="P57">55</text:p>
          </table:table-cell>
          <table:table-cell table:style-name="Tabel18.F5" office:value-type="string">
            <text:p text:style-name="P57">F0 5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D</text:p>
          </table:table-cell>
          <table:table-cell table:style-name="Tabel18.D5" office:value-type="string">
            <text:p text:style-name="P57">E0_8D</text:p>
          </table:table-cell>
          <table:table-cell table:style-name="Tabel18.C5" office:value-type="string">
            <text:p text:style-name="P57">E0_55</text:p>
          </table:table-cell>
          <table:table-cell table:style-name="Tabel18.F5" office:value-type="string">
            <text:p text:style-name="P57">E0_F0 55</text:p>
          </table:table-cell>
        </table:table-row>
        <text:soft-page-break/>
        <table:table-row table:style-name="Tabel18.1">
          <table:table-cell table:style-name="Tabel18.A5" office:value-type="string">
            <text:p text:style-name="P54">15</text:p>
          </table:table-cell>
          <table:table-cell table:style-name="Tabel18.B5" office:value-type="string">
            <text:p text:style-name="P54">Backspace</text:p>
          </table:table-cell>
          <table:table-cell table:style-name="Tabel18.C5" office:value-type="string">
            <text:p text:style-name="P57">0E</text:p>
          </table:table-cell>
          <table:table-cell table:style-name="Tabel18.D5" office:value-type="string">
            <text:p text:style-name="P57">8E</text:p>
          </table:table-cell>
          <table:table-cell table:style-name="Tabel18.C5" office:value-type="string">
            <text:p text:style-name="P57">66</text:p>
          </table:table-cell>
          <table:table-cell table:style-name="Tabel18.F5" office:value-type="string">
            <text:p text:style-name="P57">F0 6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E</text:p>
          </table:table-cell>
          <table:table-cell table:style-name="Tabel18.D5" office:value-type="string">
            <text:p text:style-name="P57">E0_8E</text:p>
          </table:table-cell>
          <table:table-cell table:style-name="Tabel18.C5" office:value-type="string">
            <text:p text:style-name="P57">E0_66</text:p>
          </table:table-cell>
          <table:table-cell table:style-name="Tabel18.F5" office:value-type="string">
            <text:p text:style-name="P57">E0_F0 66</text:p>
          </table:table-cell>
        </table:table-row>
        <table:table-row table:style-name="Tabel18.1">
          <table:table-cell table:style-name="Tabel18.A5" office:value-type="string">
            <text:p text:style-name="P54">16</text:p>
          </table:table-cell>
          <table:table-cell table:style-name="Tabel18.B5" office:value-type="string">
            <text:p text:style-name="P54">Tab</text:p>
          </table:table-cell>
          <table:table-cell table:style-name="Tabel18.C5" office:value-type="string">
            <text:p text:style-name="P57">0F</text:p>
          </table:table-cell>
          <table:table-cell table:style-name="Tabel18.D5" office:value-type="string">
            <text:p text:style-name="P57">8F</text:p>
          </table:table-cell>
          <table:table-cell table:style-name="Tabel18.C5" office:value-type="string">
            <text:p text:style-name="P57">0D</text:p>
          </table:table-cell>
          <table:table-cell table:style-name="Tabel18.F5" office:value-type="string">
            <text:p text:style-name="P57">F0 0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F</text:p>
          </table:table-cell>
          <table:table-cell table:style-name="Tabel18.D5" office:value-type="string">
            <text:p text:style-name="P57">E0_8F</text:p>
          </table:table-cell>
          <table:table-cell table:style-name="Tabel18.C5" office:value-type="string">
            <text:p text:style-name="P57">E0_0D</text:p>
          </table:table-cell>
          <table:table-cell table:style-name="Tabel18.F5" office:value-type="string">
            <text:p text:style-name="P57">E0_F0 0D</text:p>
          </table:table-cell>
        </table:table-row>
        <table:table-row table:style-name="Tabel18.1">
          <table:table-cell table:style-name="Tabel18.A5" office:value-type="string">
            <text:p text:style-name="P54">17</text:p>
          </table:table-cell>
          <table:table-cell table:style-name="Tabel18.B5" office:value-type="string">
            <text:p text:style-name="P54">Q</text:p>
          </table:table-cell>
          <table:table-cell table:style-name="Tabel18.C5" office:value-type="string">
            <text:p text:style-name="P57">10</text:p>
          </table:table-cell>
          <table:table-cell table:style-name="Tabel18.D5" office:value-type="string">
            <text:p text:style-name="P57">90</text:p>
          </table:table-cell>
          <table:table-cell table:style-name="Tabel18.C5" office:value-type="string">
            <text:p text:style-name="P57">15</text:p>
          </table:table-cell>
          <table:table-cell table:style-name="Tabel18.F5" office:value-type="string">
            <text:p text:style-name="P57">F0 1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0</text:p>
          </table:table-cell>
          <table:table-cell table:style-name="Tabel18.D5" office:value-type="string">
            <text:p text:style-name="P57">E0_90</text:p>
          </table:table-cell>
          <table:table-cell table:style-name="Tabel18.C5" office:value-type="string">
            <text:p text:style-name="P57">E0_15</text:p>
          </table:table-cell>
          <table:table-cell table:style-name="Tabel18.F5" office:value-type="string">
            <text:p text:style-name="P57">E0_F0 15</text:p>
          </table:table-cell>
        </table:table-row>
        <table:table-row table:style-name="Tabel18.1">
          <table:table-cell table:style-name="Tabel18.A5" office:value-type="string">
            <text:p text:style-name="P54">18</text:p>
          </table:table-cell>
          <table:table-cell table:style-name="Tabel18.B5" office:value-type="string">
            <text:p text:style-name="P54">W</text:p>
          </table:table-cell>
          <table:table-cell table:style-name="Tabel18.C5" office:value-type="string">
            <text:p text:style-name="P57">11</text:p>
          </table:table-cell>
          <table:table-cell table:style-name="Tabel18.D5" office:value-type="string">
            <text:p text:style-name="P57">91</text:p>
          </table:table-cell>
          <table:table-cell table:style-name="Tabel18.C5" office:value-type="string">
            <text:p text:style-name="P57">1D</text:p>
          </table:table-cell>
          <table:table-cell table:style-name="Tabel18.F5" office:value-type="string">
            <text:p text:style-name="P57">F0 1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1</text:p>
          </table:table-cell>
          <table:table-cell table:style-name="Tabel18.D5" office:value-type="string">
            <text:p text:style-name="P57">E0_91</text:p>
          </table:table-cell>
          <table:table-cell table:style-name="Tabel18.C5" office:value-type="string">
            <text:p text:style-name="P57">E0_1D</text:p>
          </table:table-cell>
          <table:table-cell table:style-name="Tabel18.F5" office:value-type="string">
            <text:p text:style-name="P57">E0_F0 1D</text:p>
          </table:table-cell>
        </table:table-row>
        <table:table-row table:style-name="Tabel18.1">
          <table:table-cell table:style-name="Tabel18.A5" office:value-type="string">
            <text:p text:style-name="P54">19</text:p>
          </table:table-cell>
          <table:table-cell table:style-name="Tabel18.B5" office:value-type="string">
            <text:p text:style-name="P54">E</text:p>
          </table:table-cell>
          <table:table-cell table:style-name="Tabel18.C5" office:value-type="string">
            <text:p text:style-name="P57">12</text:p>
          </table:table-cell>
          <table:table-cell table:style-name="Tabel18.D5" office:value-type="string">
            <text:p text:style-name="P57">92</text:p>
          </table:table-cell>
          <table:table-cell table:style-name="Tabel18.C5" office:value-type="string">
            <text:p text:style-name="P57">24</text:p>
          </table:table-cell>
          <table:table-cell table:style-name="Tabel18.F5" office:value-type="string">
            <text:p text:style-name="P57">F0 24</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2</text:p>
          </table:table-cell>
          <table:table-cell table:style-name="Tabel18.D5" office:value-type="string">
            <text:p text:style-name="P57">E0_92</text:p>
          </table:table-cell>
          <table:table-cell table:style-name="Tabel18.C5" office:value-type="string">
            <text:p text:style-name="P57">E0_24</text:p>
          </table:table-cell>
          <table:table-cell table:style-name="Tabel18.F5" office:value-type="string">
            <text:p text:style-name="P57">E0_F0 24</text:p>
          </table:table-cell>
        </table:table-row>
        <table:table-row table:style-name="Tabel18.1">
          <table:table-cell table:style-name="Tabel18.A5" office:value-type="string">
            <text:p text:style-name="P54">20</text:p>
          </table:table-cell>
          <table:table-cell table:style-name="Tabel18.B5" office:value-type="string">
            <text:p text:style-name="P54">R</text:p>
          </table:table-cell>
          <table:table-cell table:style-name="Tabel18.C5" office:value-type="string">
            <text:p text:style-name="P57">13</text:p>
          </table:table-cell>
          <table:table-cell table:style-name="Tabel18.D5" office:value-type="string">
            <text:p text:style-name="P57">93</text:p>
          </table:table-cell>
          <table:table-cell table:style-name="Tabel18.C5" office:value-type="string">
            <text:p text:style-name="P57">2D</text:p>
          </table:table-cell>
          <table:table-cell table:style-name="Tabel18.F5" office:value-type="string">
            <text:p text:style-name="P57">F0 2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3</text:p>
          </table:table-cell>
          <table:table-cell table:style-name="Tabel18.D5" office:value-type="string">
            <text:p text:style-name="P57">E0_93</text:p>
          </table:table-cell>
          <table:table-cell table:style-name="Tabel18.C5" office:value-type="string">
            <text:p text:style-name="P57">E0_2D</text:p>
          </table:table-cell>
          <table:table-cell table:style-name="Tabel18.F5" office:value-type="string">
            <text:p text:style-name="P57">E0_F0 2D</text:p>
          </table:table-cell>
        </table:table-row>
        <table:table-row table:style-name="Tabel18.1">
          <table:table-cell table:style-name="Tabel18.A5" office:value-type="string">
            <text:p text:style-name="P54">21</text:p>
          </table:table-cell>
          <table:table-cell table:style-name="Tabel18.B5" office:value-type="string">
            <text:p text:style-name="P54">T</text:p>
          </table:table-cell>
          <table:table-cell table:style-name="Tabel18.C5" office:value-type="string">
            <text:p text:style-name="P57">14</text:p>
          </table:table-cell>
          <table:table-cell table:style-name="Tabel18.D5" office:value-type="string">
            <text:p text:style-name="P57">94</text:p>
          </table:table-cell>
          <table:table-cell table:style-name="Tabel18.C5" office:value-type="string">
            <text:p text:style-name="P57">2C</text:p>
          </table:table-cell>
          <table:table-cell table:style-name="Tabel18.F5" office:value-type="string">
            <text:p text:style-name="P57">F0 2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4</text:p>
          </table:table-cell>
          <table:table-cell table:style-name="Tabel18.D5" office:value-type="string">
            <text:p text:style-name="P57">E0_94</text:p>
          </table:table-cell>
          <table:table-cell table:style-name="Tabel18.C5" office:value-type="string">
            <text:p text:style-name="P57">E0_2C</text:p>
          </table:table-cell>
          <table:table-cell table:style-name="Tabel18.F5" office:value-type="string">
            <text:p text:style-name="P57">E0_F0 2C</text:p>
          </table:table-cell>
        </table:table-row>
        <table:table-row table:style-name="Tabel18.1">
          <table:table-cell table:style-name="Tabel18.A5" office:value-type="string">
            <text:p text:style-name="P54">22</text:p>
          </table:table-cell>
          <table:table-cell table:style-name="Tabel18.B5" office:value-type="string">
            <text:p text:style-name="P54">Y</text:p>
          </table:table-cell>
          <table:table-cell table:style-name="Tabel18.C5" office:value-type="string">
            <text:p text:style-name="P57">15</text:p>
          </table:table-cell>
          <table:table-cell table:style-name="Tabel18.D5" office:value-type="string">
            <text:p text:style-name="P57">95</text:p>
          </table:table-cell>
          <table:table-cell table:style-name="Tabel18.C5" office:value-type="string">
            <text:p text:style-name="P57">35</text:p>
          </table:table-cell>
          <table:table-cell table:style-name="Tabel18.F5" office:value-type="string">
            <text:p text:style-name="P57">F0 3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5</text:p>
          </table:table-cell>
          <table:table-cell table:style-name="Tabel18.D5" office:value-type="string">
            <text:p text:style-name="P57">E0_95</text:p>
          </table:table-cell>
          <table:table-cell table:style-name="Tabel18.C5" office:value-type="string">
            <text:p text:style-name="P57">E0_35</text:p>
          </table:table-cell>
          <table:table-cell table:style-name="Tabel18.F5" office:value-type="string">
            <text:p text:style-name="P57">E0_F0 35</text:p>
          </table:table-cell>
        </table:table-row>
        <table:table-row table:style-name="Tabel18.1">
          <table:table-cell table:style-name="Tabel18.A5" office:value-type="string">
            <text:p text:style-name="P54">23</text:p>
          </table:table-cell>
          <table:table-cell table:style-name="Tabel18.B5" office:value-type="string">
            <text:p text:style-name="P54">U</text:p>
          </table:table-cell>
          <table:table-cell table:style-name="Tabel18.C5" office:value-type="string">
            <text:p text:style-name="P57">16</text:p>
          </table:table-cell>
          <table:table-cell table:style-name="Tabel18.D5" office:value-type="string">
            <text:p text:style-name="P57">96</text:p>
          </table:table-cell>
          <table:table-cell table:style-name="Tabel18.C5" office:value-type="string">
            <text:p text:style-name="P57">3C</text:p>
          </table:table-cell>
          <table:table-cell table:style-name="Tabel18.F5" office:value-type="string">
            <text:p text:style-name="P57">F0 3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6</text:p>
          </table:table-cell>
          <table:table-cell table:style-name="Tabel18.D5" office:value-type="string">
            <text:p text:style-name="P57">E0_96</text:p>
          </table:table-cell>
          <table:table-cell table:style-name="Tabel18.C5" office:value-type="string">
            <text:p text:style-name="P57">E0_3C</text:p>
          </table:table-cell>
          <table:table-cell table:style-name="Tabel18.F5" office:value-type="string">
            <text:p text:style-name="P57">E0_F0 3C</text:p>
          </table:table-cell>
        </table:table-row>
        <table:table-row table:style-name="Tabel18.1">
          <table:table-cell table:style-name="Tabel18.A5" office:value-type="string">
            <text:p text:style-name="P54">24</text:p>
          </table:table-cell>
          <table:table-cell table:style-name="Tabel18.B5" office:value-type="string">
            <text:p text:style-name="P54">I</text:p>
          </table:table-cell>
          <table:table-cell table:style-name="Tabel18.C5" office:value-type="string">
            <text:p text:style-name="P57">17</text:p>
          </table:table-cell>
          <table:table-cell table:style-name="Tabel18.D5" office:value-type="string">
            <text:p text:style-name="P57">97</text:p>
          </table:table-cell>
          <table:table-cell table:style-name="Tabel18.C5" office:value-type="string">
            <text:p text:style-name="P57">43</text:p>
          </table:table-cell>
          <table:table-cell table:style-name="Tabel18.F5" office:value-type="string">
            <text:p text:style-name="P57">F0 4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7</text:p>
          </table:table-cell>
          <table:table-cell table:style-name="Tabel18.D5" office:value-type="string">
            <text:p text:style-name="P57">E0_97</text:p>
          </table:table-cell>
          <table:table-cell table:style-name="Tabel18.C5" office:value-type="string">
            <text:p text:style-name="P57">E0_43</text:p>
          </table:table-cell>
          <table:table-cell table:style-name="Tabel18.F5" office:value-type="string">
            <text:p text:style-name="P57">E0_F0 43</text:p>
          </table:table-cell>
        </table:table-row>
        <table:table-row table:style-name="Tabel18.1">
          <table:table-cell table:style-name="Tabel18.A5" office:value-type="string">
            <text:p text:style-name="P54">25</text:p>
          </table:table-cell>
          <table:table-cell table:style-name="Tabel18.B5" office:value-type="string">
            <text:p text:style-name="P54">O</text:p>
          </table:table-cell>
          <table:table-cell table:style-name="Tabel18.C5" office:value-type="string">
            <text:p text:style-name="P57">18</text:p>
          </table:table-cell>
          <table:table-cell table:style-name="Tabel18.D5" office:value-type="string">
            <text:p text:style-name="P57">98</text:p>
          </table:table-cell>
          <table:table-cell table:style-name="Tabel18.C5" office:value-type="string">
            <text:p text:style-name="P57">44</text:p>
          </table:table-cell>
          <table:table-cell table:style-name="Tabel18.F5" office:value-type="string">
            <text:p text:style-name="P57">F0 44</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8</text:p>
          </table:table-cell>
          <table:table-cell table:style-name="Tabel18.D5" office:value-type="string">
            <text:p text:style-name="P57">E0_98</text:p>
          </table:table-cell>
          <table:table-cell table:style-name="Tabel18.C5" office:value-type="string">
            <text:p text:style-name="P57">E0_44</text:p>
          </table:table-cell>
          <table:table-cell table:style-name="Tabel18.F5" office:value-type="string">
            <text:p text:style-name="P57">E0_F0 44</text:p>
          </table:table-cell>
        </table:table-row>
        <table:table-row table:style-name="Tabel18.1">
          <table:table-cell table:style-name="Tabel18.A5" office:value-type="string">
            <text:p text:style-name="P54">26</text:p>
          </table:table-cell>
          <table:table-cell table:style-name="Tabel18.B5" office:value-type="string">
            <text:p text:style-name="P54">P</text:p>
          </table:table-cell>
          <table:table-cell table:style-name="Tabel18.C5" office:value-type="string">
            <text:p text:style-name="P57">19</text:p>
          </table:table-cell>
          <table:table-cell table:style-name="Tabel18.D5" office:value-type="string">
            <text:p text:style-name="P57">99</text:p>
          </table:table-cell>
          <table:table-cell table:style-name="Tabel18.C5" office:value-type="string">
            <text:p text:style-name="P57">4D</text:p>
          </table:table-cell>
          <table:table-cell table:style-name="Tabel18.F5" office:value-type="string">
            <text:p text:style-name="P57">F0 4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9</text:p>
          </table:table-cell>
          <table:table-cell table:style-name="Tabel18.D5" office:value-type="string">
            <text:p text:style-name="P57">E0_99</text:p>
          </table:table-cell>
          <table:table-cell table:style-name="Tabel18.C5" office:value-type="string">
            <text:p text:style-name="P57">E0_4D</text:p>
          </table:table-cell>
          <table:table-cell table:style-name="Tabel18.F5" office:value-type="string">
            <text:p text:style-name="P57">E0_F0 4D</text:p>
          </table:table-cell>
        </table:table-row>
        <table:table-row table:style-name="Tabel18.1">
          <table:table-cell table:style-name="Tabel18.A5" office:value-type="string">
            <text:p text:style-name="P54">27</text:p>
          </table:table-cell>
          <table:table-cell table:style-name="Tabel18.B5" office:value-type="string">
            <text:p text:style-name="P54">{ <text:s/>[</text:p>
          </table:table-cell>
          <table:table-cell table:style-name="Tabel18.C5" office:value-type="string">
            <text:p text:style-name="P57">1A</text:p>
          </table:table-cell>
          <table:table-cell table:style-name="Tabel18.D5" office:value-type="string">
            <text:p text:style-name="P57">9A</text:p>
          </table:table-cell>
          <table:table-cell table:style-name="Tabel18.C5" office:value-type="string">
            <text:p text:style-name="P57">54</text:p>
          </table:table-cell>
          <table:table-cell table:style-name="Tabel18.F5" office:value-type="string">
            <text:p text:style-name="P57">F0 54</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A</text:p>
          </table:table-cell>
          <table:table-cell table:style-name="Tabel18.D5" office:value-type="string">
            <text:p text:style-name="P57">E0_9A</text:p>
          </table:table-cell>
          <table:table-cell table:style-name="Tabel18.C5" office:value-type="string">
            <text:p text:style-name="P57">E0_54</text:p>
          </table:table-cell>
          <table:table-cell table:style-name="Tabel18.F5" office:value-type="string">
            <text:p text:style-name="P57">E0_F0 54</text:p>
          </table:table-cell>
        </table:table-row>
        <table:table-row table:style-name="Tabel18.1">
          <table:table-cell table:style-name="Tabel18.A5" office:value-type="string">
            <text:p text:style-name="P54">28</text:p>
          </table:table-cell>
          <table:table-cell table:style-name="Tabel18.B5" office:value-type="string">
            <text:p text:style-name="P54">} <text:s/>]</text:p>
          </table:table-cell>
          <table:table-cell table:style-name="Tabel18.C5" office:value-type="string">
            <text:p text:style-name="P57">1B</text:p>
          </table:table-cell>
          <table:table-cell table:style-name="Tabel18.D5" office:value-type="string">
            <text:p text:style-name="P57">9B</text:p>
          </table:table-cell>
          <table:table-cell table:style-name="Tabel18.C5" office:value-type="string">
            <text:p text:style-name="P57">5B</text:p>
          </table:table-cell>
          <table:table-cell table:style-name="Tabel18.F5" office:value-type="string">
            <text:p text:style-name="P57">F0 5B</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B</text:p>
          </table:table-cell>
          <table:table-cell table:style-name="Tabel18.D5" office:value-type="string">
            <text:p text:style-name="P57">E0_9B</text:p>
          </table:table-cell>
          <table:table-cell table:style-name="Tabel18.C5" office:value-type="string">
            <text:p text:style-name="P57">E0_5B</text:p>
          </table:table-cell>
          <table:table-cell table:style-name="Tabel18.F5" office:value-type="string">
            <text:p text:style-name="P57">E0_F0 5B</text:p>
          </table:table-cell>
        </table:table-row>
        <table:table-row table:style-name="Tabel18.1">
          <table:table-cell table:style-name="Tabel18.A5" office:value-type="string">
            <text:p text:style-name="P54">29*</text:p>
          </table:table-cell>
          <table:table-cell table:style-name="Tabel18.B5" office:value-type="string">
            <text:p text:style-name="P54">| <text:s/>\</text:p>
          </table:table-cell>
          <table:table-cell table:style-name="Tabel18.C5" office:value-type="string">
            <text:p text:style-name="P57">2B</text:p>
          </table:table-cell>
          <table:table-cell table:style-name="Tabel18.D5" office:value-type="string">
            <text:p text:style-name="P57">AB</text:p>
          </table:table-cell>
          <table:table-cell table:style-name="Tabel18.C5" office:value-type="string">
            <text:p text:style-name="P57">5D</text:p>
          </table:table-cell>
          <table:table-cell table:style-name="Tabel18.F5" office:value-type="string">
            <text:p text:style-name="P57">F0 5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B</text:p>
          </table:table-cell>
          <table:table-cell table:style-name="Tabel18.D5" office:value-type="string">
            <text:p text:style-name="P57">E0_AB</text:p>
          </table:table-cell>
          <table:table-cell table:style-name="Tabel18.C5" office:value-type="string">
            <text:p text:style-name="P57">E0_5D</text:p>
          </table:table-cell>
          <table:table-cell table:style-name="Tabel18.F5" office:value-type="string">
            <text:p text:style-name="P57">E0_F0 5D</text:p>
          </table:table-cell>
        </table:table-row>
        <table:table-row table:style-name="Tabel18.1">
          <table:table-cell table:style-name="Tabel18.A5" office:value-type="string">
            <text:p text:style-name="P54">30</text:p>
          </table:table-cell>
          <table:table-cell table:style-name="Tabel18.B5" office:value-type="string">
            <text:p text:style-name="P54">Caps Lock</text:p>
          </table:table-cell>
          <table:table-cell table:style-name="Tabel18.C5" office:value-type="string">
            <text:p text:style-name="P57">3A</text:p>
          </table:table-cell>
          <table:table-cell table:style-name="Tabel18.D5" office:value-type="string">
            <text:p text:style-name="P57">BA</text:p>
          </table:table-cell>
          <table:table-cell table:style-name="Tabel18.C5" office:value-type="string">
            <text:p text:style-name="P57">58</text:p>
          </table:table-cell>
          <table:table-cell table:style-name="Tabel18.F5" office:value-type="string">
            <text:p text:style-name="P57">F0 5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A</text:p>
          </table:table-cell>
          <table:table-cell table:style-name="Tabel18.D5" office:value-type="string">
            <text:p text:style-name="P57">E0_BA</text:p>
          </table:table-cell>
          <table:table-cell table:style-name="Tabel18.C5" office:value-type="string">
            <text:p text:style-name="P57">E0_58</text:p>
          </table:table-cell>
          <table:table-cell table:style-name="Tabel18.F5" office:value-type="string">
            <text:p text:style-name="P57">E0_F0 58</text:p>
          </table:table-cell>
        </table:table-row>
        <table:table-row table:style-name="Tabel18.1">
          <table:table-cell table:style-name="Tabel18.A5" office:value-type="string">
            <text:p text:style-name="P54">31</text:p>
          </table:table-cell>
          <table:table-cell table:style-name="Tabel18.B5" office:value-type="string">
            <text:p text:style-name="P54">A</text:p>
          </table:table-cell>
          <table:table-cell table:style-name="Tabel18.C5" office:value-type="string">
            <text:p text:style-name="P57">1E</text:p>
          </table:table-cell>
          <table:table-cell table:style-name="Tabel18.D5" office:value-type="string">
            <text:p text:style-name="P57">9E</text:p>
          </table:table-cell>
          <table:table-cell table:style-name="Tabel18.C5" office:value-type="string">
            <text:p text:style-name="P57">1C</text:p>
          </table:table-cell>
          <table:table-cell table:style-name="Tabel18.F5" office:value-type="string">
            <text:p text:style-name="P57">F0 1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E</text:p>
          </table:table-cell>
          <table:table-cell table:style-name="Tabel18.D5" office:value-type="string">
            <text:p text:style-name="P57">E0_9E</text:p>
          </table:table-cell>
          <table:table-cell table:style-name="Tabel18.C5" office:value-type="string">
            <text:p text:style-name="P57">E0_1C</text:p>
          </table:table-cell>
          <table:table-cell table:style-name="Tabel18.F5" office:value-type="string">
            <text:p text:style-name="P57">E0_F0 1C</text:p>
          </table:table-cell>
        </table:table-row>
        <table:table-row table:style-name="Tabel18.1">
          <table:table-cell table:style-name="Tabel18.A5" office:value-type="string">
            <text:p text:style-name="P54">32</text:p>
          </table:table-cell>
          <table:table-cell table:style-name="Tabel18.B5" office:value-type="string">
            <text:p text:style-name="P54">S</text:p>
          </table:table-cell>
          <table:table-cell table:style-name="Tabel18.C5" office:value-type="string">
            <text:p text:style-name="P57">1F</text:p>
          </table:table-cell>
          <table:table-cell table:style-name="Tabel18.D5" office:value-type="string">
            <text:p text:style-name="P57">9F</text:p>
          </table:table-cell>
          <table:table-cell table:style-name="Tabel18.C5" office:value-type="string">
            <text:p text:style-name="P57">1B</text:p>
          </table:table-cell>
          <table:table-cell table:style-name="Tabel18.F5" office:value-type="string">
            <text:p text:style-name="P57">F0 1B</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1F</text:p>
          </table:table-cell>
          <table:table-cell table:style-name="Tabel18.D5" office:value-type="string">
            <text:p text:style-name="P57">E0_9F</text:p>
          </table:table-cell>
          <table:table-cell table:style-name="Tabel18.C5" office:value-type="string">
            <text:p text:style-name="P57">E0_1B</text:p>
          </table:table-cell>
          <table:table-cell table:style-name="Tabel18.F5" office:value-type="string">
            <text:p text:style-name="P57">E0_F0 1B</text:p>
          </table:table-cell>
        </table:table-row>
        <table:table-row table:style-name="Tabel18.1">
          <table:table-cell table:style-name="Tabel18.A5" office:value-type="string">
            <text:p text:style-name="P54">33</text:p>
          </table:table-cell>
          <table:table-cell table:style-name="Tabel18.B5" office:value-type="string">
            <text:p text:style-name="P54">D</text:p>
          </table:table-cell>
          <table:table-cell table:style-name="Tabel18.C5" office:value-type="string">
            <text:p text:style-name="P57">20</text:p>
          </table:table-cell>
          <table:table-cell table:style-name="Tabel18.D5" office:value-type="string">
            <text:p text:style-name="P57">A0</text:p>
          </table:table-cell>
          <table:table-cell table:style-name="Tabel18.C5" office:value-type="string">
            <text:p text:style-name="P57">23</text:p>
          </table:table-cell>
          <table:table-cell table:style-name="Tabel18.F5" office:value-type="string">
            <text:p text:style-name="P57">F0 2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0</text:p>
          </table:table-cell>
          <table:table-cell table:style-name="Tabel18.D5" office:value-type="string">
            <text:p text:style-name="P57">E0_A0</text:p>
          </table:table-cell>
          <table:table-cell table:style-name="Tabel18.C5" office:value-type="string">
            <text:p text:style-name="P57">E0_23</text:p>
          </table:table-cell>
          <table:table-cell table:style-name="Tabel18.F5" office:value-type="string">
            <text:p text:style-name="P57">E0_F0 23</text:p>
          </table:table-cell>
        </table:table-row>
        <table:table-row table:style-name="Tabel18.1">
          <table:table-cell table:style-name="Tabel18.A5" office:value-type="string">
            <text:p text:style-name="P54">34</text:p>
          </table:table-cell>
          <table:table-cell table:style-name="Tabel18.B5" office:value-type="string">
            <text:p text:style-name="P54">F</text:p>
          </table:table-cell>
          <table:table-cell table:style-name="Tabel18.C5" office:value-type="string">
            <text:p text:style-name="P57">21</text:p>
          </table:table-cell>
          <table:table-cell table:style-name="Tabel18.D5" office:value-type="string">
            <text:p text:style-name="P57">A1</text:p>
          </table:table-cell>
          <table:table-cell table:style-name="Tabel18.C5" office:value-type="string">
            <text:p text:style-name="P57">2B</text:p>
          </table:table-cell>
          <table:table-cell table:style-name="Tabel18.F5" office:value-type="string">
            <text:p text:style-name="P57">F0 2B</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1</text:p>
          </table:table-cell>
          <table:table-cell table:style-name="Tabel18.D5" office:value-type="string">
            <text:p text:style-name="P57">E0_A1</text:p>
          </table:table-cell>
          <table:table-cell table:style-name="Tabel18.C5" office:value-type="string">
            <text:p text:style-name="P57">E0_2B</text:p>
          </table:table-cell>
          <table:table-cell table:style-name="Tabel18.F5" office:value-type="string">
            <text:p text:style-name="P57">E0_F0 2B</text:p>
          </table:table-cell>
        </table:table-row>
        <table:table-row table:style-name="Tabel18.1">
          <table:table-cell table:style-name="Tabel18.A5" office:value-type="string">
            <text:p text:style-name="P54">35</text:p>
          </table:table-cell>
          <table:table-cell table:style-name="Tabel18.B5" office:value-type="string">
            <text:p text:style-name="P54">G</text:p>
          </table:table-cell>
          <table:table-cell table:style-name="Tabel18.C5" office:value-type="string">
            <text:p text:style-name="P57">22</text:p>
          </table:table-cell>
          <table:table-cell table:style-name="Tabel18.D5" office:value-type="string">
            <text:p text:style-name="P57">A2</text:p>
          </table:table-cell>
          <table:table-cell table:style-name="Tabel18.C5" office:value-type="string">
            <text:p text:style-name="P57">34</text:p>
          </table:table-cell>
          <table:table-cell table:style-name="Tabel18.F5" office:value-type="string">
            <text:p text:style-name="P57">F0 34</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2</text:p>
          </table:table-cell>
          <table:table-cell table:style-name="Tabel18.D5" office:value-type="string">
            <text:p text:style-name="P57">E0_A2</text:p>
          </table:table-cell>
          <table:table-cell table:style-name="Tabel18.C5" office:value-type="string">
            <text:p text:style-name="P57">E0_34</text:p>
          </table:table-cell>
          <table:table-cell table:style-name="Tabel18.F5" office:value-type="string">
            <text:p text:style-name="P57">E0_F0 34</text:p>
          </table:table-cell>
        </table:table-row>
        <table:table-row table:style-name="Tabel18.1">
          <table:table-cell table:style-name="Tabel18.A5" office:value-type="string">
            <text:p text:style-name="P54">36</text:p>
          </table:table-cell>
          <table:table-cell table:style-name="Tabel18.B5" office:value-type="string">
            <text:p text:style-name="P54">H</text:p>
          </table:table-cell>
          <table:table-cell table:style-name="Tabel18.C5" office:value-type="string">
            <text:p text:style-name="P57">23</text:p>
          </table:table-cell>
          <table:table-cell table:style-name="Tabel18.D5" office:value-type="string">
            <text:p text:style-name="P57">A3</text:p>
          </table:table-cell>
          <table:table-cell table:style-name="Tabel18.C5" office:value-type="string">
            <text:p text:style-name="P57">33</text:p>
          </table:table-cell>
          <table:table-cell table:style-name="Tabel18.F5" office:value-type="string">
            <text:p text:style-name="P57">F0 3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3</text:p>
          </table:table-cell>
          <table:table-cell table:style-name="Tabel18.D5" office:value-type="string">
            <text:p text:style-name="P57">E0_A3</text:p>
          </table:table-cell>
          <table:table-cell table:style-name="Tabel18.C5" office:value-type="string">
            <text:p text:style-name="P57">E0_33</text:p>
          </table:table-cell>
          <table:table-cell table:style-name="Tabel18.F5" office:value-type="string">
            <text:p text:style-name="P57">E0_F0 33</text:p>
          </table:table-cell>
        </table:table-row>
        <table:table-row table:style-name="Tabel18.1">
          <table:table-cell table:style-name="Tabel18.A5" office:value-type="string">
            <text:p text:style-name="P54">37</text:p>
          </table:table-cell>
          <table:table-cell table:style-name="Tabel18.B5" office:value-type="string">
            <text:p text:style-name="P54">J</text:p>
          </table:table-cell>
          <table:table-cell table:style-name="Tabel18.C5" office:value-type="string">
            <text:p text:style-name="P57">24</text:p>
          </table:table-cell>
          <table:table-cell table:style-name="Tabel18.D5" office:value-type="string">
            <text:p text:style-name="P57">A4</text:p>
          </table:table-cell>
          <table:table-cell table:style-name="Tabel18.C5" office:value-type="string">
            <text:p text:style-name="P57">3B</text:p>
          </table:table-cell>
          <table:table-cell table:style-name="Tabel18.F5" office:value-type="string">
            <text:p text:style-name="P57">F0 3B</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4</text:p>
          </table:table-cell>
          <table:table-cell table:style-name="Tabel18.D5" office:value-type="string">
            <text:p text:style-name="P57">E0_A4</text:p>
          </table:table-cell>
          <table:table-cell table:style-name="Tabel18.C5" office:value-type="string">
            <text:p text:style-name="P57">E0_3B</text:p>
          </table:table-cell>
          <table:table-cell table:style-name="Tabel18.F5" office:value-type="string">
            <text:p text:style-name="P57">E0_F0 3B</text:p>
          </table:table-cell>
        </table:table-row>
        <table:table-row table:style-name="Tabel18.1">
          <table:table-cell table:style-name="Tabel18.A5" office:value-type="string">
            <text:p text:style-name="P54">38</text:p>
          </table:table-cell>
          <table:table-cell table:style-name="Tabel18.B5" office:value-type="string">
            <text:p text:style-name="P54">K</text:p>
          </table:table-cell>
          <table:table-cell table:style-name="Tabel18.C5" office:value-type="string">
            <text:p text:style-name="P57">25</text:p>
          </table:table-cell>
          <table:table-cell table:style-name="Tabel18.D5" office:value-type="string">
            <text:p text:style-name="P57">A5</text:p>
          </table:table-cell>
          <table:table-cell table:style-name="Tabel18.C5" office:value-type="string">
            <text:p text:style-name="P57">42</text:p>
          </table:table-cell>
          <table:table-cell table:style-name="Tabel18.F5" office:value-type="string">
            <text:p text:style-name="P57">F0 4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5</text:p>
          </table:table-cell>
          <table:table-cell table:style-name="Tabel18.D5" office:value-type="string">
            <text:p text:style-name="P57">E0_A5</text:p>
          </table:table-cell>
          <table:table-cell table:style-name="Tabel18.C5" office:value-type="string">
            <text:p text:style-name="P57">E0_42</text:p>
          </table:table-cell>
          <table:table-cell table:style-name="Tabel18.F5" office:value-type="string">
            <text:p text:style-name="P57">E0_F0 42</text:p>
          </table:table-cell>
        </table:table-row>
        <table:table-row table:style-name="Tabel18.1">
          <table:table-cell table:style-name="Tabel18.A5" office:value-type="string">
            <text:p text:style-name="P54">39</text:p>
          </table:table-cell>
          <table:table-cell table:style-name="Tabel18.B5" office:value-type="string">
            <text:p text:style-name="P54">L</text:p>
          </table:table-cell>
          <table:table-cell table:style-name="Tabel18.C5" office:value-type="string">
            <text:p text:style-name="P57">26</text:p>
          </table:table-cell>
          <table:table-cell table:style-name="Tabel18.D5" office:value-type="string">
            <text:p text:style-name="P57">A6</text:p>
          </table:table-cell>
          <table:table-cell table:style-name="Tabel18.C5" office:value-type="string">
            <text:p text:style-name="P57">4B</text:p>
          </table:table-cell>
          <table:table-cell table:style-name="Tabel18.F5" office:value-type="string">
            <text:p text:style-name="P57">F0 4B</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6</text:p>
          </table:table-cell>
          <table:table-cell table:style-name="Tabel18.D5" office:value-type="string">
            <text:p text:style-name="P57">E0_A6</text:p>
          </table:table-cell>
          <table:table-cell table:style-name="Tabel18.C5" office:value-type="string">
            <text:p text:style-name="P57">E0_4B</text:p>
          </table:table-cell>
          <table:table-cell table:style-name="Tabel18.F5" office:value-type="string">
            <text:p text:style-name="P57">E0_F0 4B</text:p>
          </table:table-cell>
        </table:table-row>
        <table:table-row table:style-name="Tabel18.1">
          <table:table-cell table:style-name="Tabel18.A5" office:value-type="string">
            <text:p text:style-name="P54">40</text:p>
          </table:table-cell>
          <table:table-cell table:style-name="Tabel18.B5" office:value-type="string">
            <text:p text:style-name="P54">: <text:s text:c="2"/>;</text:p>
          </table:table-cell>
          <table:table-cell table:style-name="Tabel18.C5" office:value-type="string">
            <text:p text:style-name="P57">27</text:p>
          </table:table-cell>
          <table:table-cell table:style-name="Tabel18.D5" office:value-type="string">
            <text:p text:style-name="P57">A7</text:p>
          </table:table-cell>
          <table:table-cell table:style-name="Tabel18.C5" office:value-type="string">
            <text:p text:style-name="P57">4C</text:p>
          </table:table-cell>
          <table:table-cell table:style-name="Tabel18.F5" office:value-type="string">
            <text:p text:style-name="P57">F0 4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7</text:p>
          </table:table-cell>
          <table:table-cell table:style-name="Tabel18.D5" office:value-type="string">
            <text:p text:style-name="P57">E0_A7</text:p>
          </table:table-cell>
          <table:table-cell table:style-name="Tabel18.C5" office:value-type="string">
            <text:p text:style-name="P57">E0_4C</text:p>
          </table:table-cell>
          <table:table-cell table:style-name="Tabel18.F5" office:value-type="string">
            <text:p text:style-name="P57">E0_F0 4C</text:p>
          </table:table-cell>
        </table:table-row>
        <table:table-row table:style-name="Tabel18.1">
          <table:table-cell table:style-name="Tabel18.A5" office:value-type="string">
            <text:p text:style-name="P54">41</text:p>
          </table:table-cell>
          <table:table-cell table:style-name="Tabel18.B5" office:value-type="string">
            <text:p text:style-name="P54">“<text:span text:style-name="T67"> <text:s/></text:span>‘</text:p>
          </table:table-cell>
          <table:table-cell table:style-name="Tabel18.C5" office:value-type="string">
            <text:p text:style-name="P57">28</text:p>
          </table:table-cell>
          <table:table-cell table:style-name="Tabel18.D5" office:value-type="string">
            <text:p text:style-name="P57">A8</text:p>
          </table:table-cell>
          <table:table-cell table:style-name="Tabel18.C5" office:value-type="string">
            <text:p text:style-name="P57">52</text:p>
          </table:table-cell>
          <table:table-cell table:style-name="Tabel18.F5" office:value-type="string">
            <text:p text:style-name="P57">F0 5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8</text:p>
          </table:table-cell>
          <table:table-cell table:style-name="Tabel18.D5" office:value-type="string">
            <text:p text:style-name="P57">E0_A8</text:p>
          </table:table-cell>
          <table:table-cell table:style-name="Tabel18.C5" office:value-type="string">
            <text:p text:style-name="P57">E0_52</text:p>
          </table:table-cell>
          <table:table-cell table:style-name="Tabel18.F5" office:value-type="string">
            <text:p text:style-name="P57">E0_F0 52</text:p>
          </table:table-cell>
        </table:table-row>
        <table:table-row table:style-name="Tabel18.1">
          <table:table-cell table:style-name="Tabel18.A5" office:value-type="string">
            <text:p text:style-name="P54">42**</text:p>
          </table:table-cell>
          <table:table-cell table:style-name="Tabel18.B5" office:value-type="string">
            <text:p text:style-name="P55"/>
          </table:table-cell>
          <table:table-cell table:style-name="Tabel18.C5" office:value-type="string">
            <text:p text:style-name="P57">2B</text:p>
          </table:table-cell>
          <table:table-cell table:style-name="Tabel18.D5" office:value-type="string">
            <text:p text:style-name="P57">AB</text:p>
          </table:table-cell>
          <table:table-cell table:style-name="Tabel18.C5" office:value-type="string">
            <text:p text:style-name="P57">5D</text:p>
          </table:table-cell>
          <table:table-cell table:style-name="Tabel18.F5" office:value-type="string">
            <text:p text:style-name="P57">F0 5D</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B</text:p>
          </table:table-cell>
          <table:table-cell table:style-name="Tabel18.D5" office:value-type="string">
            <text:p text:style-name="P57">E0_AB</text:p>
          </table:table-cell>
          <table:table-cell table:style-name="Tabel18.C5" office:value-type="string">
            <text:p text:style-name="P57">E0_5D</text:p>
          </table:table-cell>
          <table:table-cell table:style-name="Tabel18.F5" office:value-type="string">
            <text:p text:style-name="P57">E0_F0 5D</text:p>
          </table:table-cell>
        </table:table-row>
        <table:table-row table:style-name="Tabel18.1">
          <table:table-cell table:style-name="Tabel18.A5" office:value-type="string">
            <text:p text:style-name="P54">43</text:p>
          </table:table-cell>
          <table:table-cell table:style-name="Tabel18.B5" office:value-type="string">
            <text:p text:style-name="P54">Enter</text:p>
          </table:table-cell>
          <table:table-cell table:style-name="Tabel18.C5" office:value-type="string">
            <text:p text:style-name="P57">1C</text:p>
          </table:table-cell>
          <table:table-cell table:style-name="Tabel18.D5" office:value-type="string">
            <text:p text:style-name="P57">9C</text:p>
          </table:table-cell>
          <table:table-cell table:style-name="Tabel18.C5" office:value-type="string">
            <text:p text:style-name="P57">5A</text:p>
          </table:table-cell>
          <table:table-cell table:style-name="Tabel18.F5" office:value-type="string">
            <text:p text:style-name="P57">F0 5A</text:p>
          </table:table-cell>
        </table:table-row>
        <table:table-row table:style-name="Tabel18.1">
          <table:table-cell table:style-name="Tabel18.A5" office:value-type="string">
            <text:p text:style-name="P54">44</text:p>
          </table:table-cell>
          <table:table-cell table:style-name="Tabel18.B5" office:value-type="string">
            <text:p text:style-name="P54">L SHIFT</text:p>
          </table:table-cell>
          <table:table-cell table:style-name="Tabel18.C5" office:value-type="string">
            <text:p text:style-name="P57">2A</text:p>
          </table:table-cell>
          <table:table-cell table:style-name="Tabel18.D5" office:value-type="string">
            <text:p text:style-name="P57">AA</text:p>
          </table:table-cell>
          <table:table-cell table:style-name="Tabel18.C5" office:value-type="string">
            <text:p text:style-name="P57">12</text:p>
          </table:table-cell>
          <table:table-cell table:style-name="Tabel18.F5" office:value-type="string">
            <text:p text:style-name="P57">F0 1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A</text:p>
          </table:table-cell>
          <table:table-cell table:style-name="Tabel18.D5" office:value-type="string">
            <text:p text:style-name="P57">E0_AA</text:p>
          </table:table-cell>
          <table:table-cell table:style-name="Tabel18.C5" office:value-type="string">
            <text:p text:style-name="P57">E0_12</text:p>
          </table:table-cell>
          <table:table-cell table:style-name="Tabel18.F5" office:value-type="string">
            <text:p text:style-name="P57">E0_F0 12</text:p>
          </table:table-cell>
        </table:table-row>
        <table:table-row table:style-name="Tabel18.1">
          <table:table-cell table:style-name="Tabel18.A5" office:value-type="string">
            <text:p text:style-name="P54">45**</text:p>
          </table:table-cell>
          <table:table-cell table:style-name="Tabel18.B5" office:value-type="string">
            <text:p text:style-name="P55"/>
          </table:table-cell>
          <table:table-cell table:style-name="Tabel18.C5" office:value-type="string">
            <text:p text:style-name="P57">56</text:p>
          </table:table-cell>
          <table:table-cell table:style-name="Tabel18.D5" office:value-type="string">
            <text:p text:style-name="P57">D6</text:p>
          </table:table-cell>
          <table:table-cell table:style-name="Tabel18.C5" office:value-type="string">
            <text:p text:style-name="P57">61</text:p>
          </table:table-cell>
          <table:table-cell table:style-name="Tabel18.F5" office:value-type="string">
            <text:p text:style-name="P57">F0 61</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56</text:p>
          </table:table-cell>
          <table:table-cell table:style-name="Tabel18.D5" office:value-type="string">
            <text:p text:style-name="P57">E0_D6</text:p>
          </table:table-cell>
          <table:table-cell table:style-name="Tabel18.C5" office:value-type="string">
            <text:p text:style-name="P57">E0_61</text:p>
          </table:table-cell>
          <table:table-cell table:style-name="Tabel18.F5" office:value-type="string">
            <text:p text:style-name="P57">E0_F0 61</text:p>
          </table:table-cell>
        </table:table-row>
        <table:table-row table:style-name="Tabel18.1">
          <table:table-cell table:style-name="Tabel18.A5" office:value-type="string">
            <text:p text:style-name="P54">46</text:p>
          </table:table-cell>
          <table:table-cell table:style-name="Tabel18.B5" office:value-type="string">
            <text:p text:style-name="P54">Z</text:p>
          </table:table-cell>
          <table:table-cell table:style-name="Tabel18.C5" office:value-type="string">
            <text:p text:style-name="P57">2C</text:p>
          </table:table-cell>
          <table:table-cell table:style-name="Tabel18.D5" office:value-type="string">
            <text:p text:style-name="P57">AC</text:p>
          </table:table-cell>
          <table:table-cell table:style-name="Tabel18.C5" office:value-type="string">
            <text:p text:style-name="P57">1A</text:p>
          </table:table-cell>
          <table:table-cell table:style-name="Tabel18.F5" office:value-type="string">
            <text:p text:style-name="P57">F0 1A</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C</text:p>
          </table:table-cell>
          <table:table-cell table:style-name="Tabel18.D5" office:value-type="string">
            <text:p text:style-name="P57">E0_AC</text:p>
          </table:table-cell>
          <table:table-cell table:style-name="Tabel18.C5" office:value-type="string">
            <text:p text:style-name="P57">E0_1A</text:p>
          </table:table-cell>
          <table:table-cell table:style-name="Tabel18.F5" office:value-type="string">
            <text:p text:style-name="P57">E0_F0 1A</text:p>
          </table:table-cell>
        </table:table-row>
        <text:soft-page-break/>
        <table:table-row table:style-name="Tabel18.1">
          <table:table-cell table:style-name="Tabel18.A5" office:value-type="string">
            <text:p text:style-name="P54">47</text:p>
          </table:table-cell>
          <table:table-cell table:style-name="Tabel18.B5" office:value-type="string">
            <text:p text:style-name="P54">X</text:p>
          </table:table-cell>
          <table:table-cell table:style-name="Tabel18.C5" office:value-type="string">
            <text:p text:style-name="P57">2D</text:p>
          </table:table-cell>
          <table:table-cell table:style-name="Tabel18.D5" office:value-type="string">
            <text:p text:style-name="P57">AD</text:p>
          </table:table-cell>
          <table:table-cell table:style-name="Tabel18.C5" office:value-type="string">
            <text:p text:style-name="P57">22</text:p>
          </table:table-cell>
          <table:table-cell table:style-name="Tabel18.F5" office:value-type="string">
            <text:p text:style-name="P57">F0 2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D</text:p>
          </table:table-cell>
          <table:table-cell table:style-name="Tabel18.D5" office:value-type="string">
            <text:p text:style-name="P57">E0_AD</text:p>
          </table:table-cell>
          <table:table-cell table:style-name="Tabel18.C5" office:value-type="string">
            <text:p text:style-name="P57">E0_22</text:p>
          </table:table-cell>
          <table:table-cell table:style-name="Tabel18.F5" office:value-type="string">
            <text:p text:style-name="P57">E0_F0 22</text:p>
          </table:table-cell>
        </table:table-row>
        <table:table-row table:style-name="Tabel18.1">
          <table:table-cell table:style-name="Tabel18.A5" office:value-type="string">
            <text:p text:style-name="P54">48</text:p>
          </table:table-cell>
          <table:table-cell table:style-name="Tabel18.B5" office:value-type="string">
            <text:p text:style-name="P54">C</text:p>
          </table:table-cell>
          <table:table-cell table:style-name="Tabel18.C5" office:value-type="string">
            <text:p text:style-name="P57">2E</text:p>
          </table:table-cell>
          <table:table-cell table:style-name="Tabel18.D5" office:value-type="string">
            <text:p text:style-name="P57">AE</text:p>
          </table:table-cell>
          <table:table-cell table:style-name="Tabel18.C5" office:value-type="string">
            <text:p text:style-name="P57">21</text:p>
          </table:table-cell>
          <table:table-cell table:style-name="Tabel18.F5" office:value-type="string">
            <text:p text:style-name="P57">F0 21</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E</text:p>
          </table:table-cell>
          <table:table-cell table:style-name="Tabel18.D5" office:value-type="string">
            <text:p text:style-name="P57">E0_AE</text:p>
          </table:table-cell>
          <table:table-cell table:style-name="Tabel18.C5" office:value-type="string">
            <text:p text:style-name="P57">E0_21</text:p>
          </table:table-cell>
          <table:table-cell table:style-name="Tabel18.F5" office:value-type="string">
            <text:p text:style-name="P57">E0_F0 21</text:p>
          </table:table-cell>
        </table:table-row>
        <table:table-row table:style-name="Tabel18.1">
          <table:table-cell table:style-name="Tabel18.A5" office:value-type="string">
            <text:p text:style-name="P54">49</text:p>
          </table:table-cell>
          <table:table-cell table:style-name="Tabel18.B5" office:value-type="string">
            <text:p text:style-name="P54">V</text:p>
          </table:table-cell>
          <table:table-cell table:style-name="Tabel18.C5" office:value-type="string">
            <text:p text:style-name="P57">2F</text:p>
          </table:table-cell>
          <table:table-cell table:style-name="Tabel18.D5" office:value-type="string">
            <text:p text:style-name="P57">AF</text:p>
          </table:table-cell>
          <table:table-cell table:style-name="Tabel18.C5" office:value-type="string">
            <text:p text:style-name="P57">2A</text:p>
          </table:table-cell>
          <table:table-cell table:style-name="Tabel18.F5" office:value-type="string">
            <text:p text:style-name="P57">F0 2A</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2F</text:p>
          </table:table-cell>
          <table:table-cell table:style-name="Tabel18.D5" office:value-type="string">
            <text:p text:style-name="P57">E0_AF</text:p>
          </table:table-cell>
          <table:table-cell table:style-name="Tabel18.C5" office:value-type="string">
            <text:p text:style-name="P57">E0_2A</text:p>
          </table:table-cell>
          <table:table-cell table:style-name="Tabel18.F5" office:value-type="string">
            <text:p text:style-name="P57">E0_F0 2A</text:p>
          </table:table-cell>
        </table:table-row>
        <table:table-row table:style-name="Tabel18.1">
          <table:table-cell table:style-name="Tabel18.A5" office:value-type="string">
            <text:p text:style-name="P54">50</text:p>
          </table:table-cell>
          <table:table-cell table:style-name="Tabel18.B99" office:value-type="string">
            <text:p text:style-name="P54">B</text:p>
          </table:table-cell>
          <table:table-cell table:style-name="Tabel18.C5" office:value-type="string">
            <text:p text:style-name="P57">30</text:p>
          </table:table-cell>
          <table:table-cell table:style-name="Tabel18.D5" office:value-type="string">
            <text:p text:style-name="P57">B0</text:p>
          </table:table-cell>
          <table:table-cell table:style-name="Tabel18.C5" office:value-type="string">
            <text:p text:style-name="P57">32</text:p>
          </table:table-cell>
          <table:table-cell table:style-name="Tabel18.F5" office:value-type="string">
            <text:p text:style-name="P57">F0 3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0</text:p>
          </table:table-cell>
          <table:table-cell table:style-name="Tabel18.D5" office:value-type="string">
            <text:p text:style-name="P57">E0_B0</text:p>
          </table:table-cell>
          <table:table-cell table:style-name="Tabel18.C5" office:value-type="string">
            <text:p text:style-name="P57">E0_32</text:p>
          </table:table-cell>
          <table:table-cell table:style-name="Tabel18.F5" office:value-type="string">
            <text:p text:style-name="P57">E0_F0 32</text:p>
          </table:table-cell>
        </table:table-row>
        <table:table-row table:style-name="Tabel18.1">
          <table:table-cell table:style-name="Tabel18.A5" office:value-type="string">
            <text:p text:style-name="P54">51</text:p>
          </table:table-cell>
          <table:table-cell table:style-name="Tabel18.B5" office:value-type="string">
            <text:p text:style-name="P54">N</text:p>
          </table:table-cell>
          <table:table-cell table:style-name="Tabel18.C5" office:value-type="string">
            <text:p text:style-name="P57">31</text:p>
          </table:table-cell>
          <table:table-cell table:style-name="Tabel18.D5" office:value-type="string">
            <text:p text:style-name="P57">B1</text:p>
          </table:table-cell>
          <table:table-cell table:style-name="Tabel18.C5" office:value-type="string">
            <text:p text:style-name="P57">31</text:p>
          </table:table-cell>
          <table:table-cell table:style-name="Tabel18.F5" office:value-type="string">
            <text:p text:style-name="P57">F0 31 </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1</text:p>
          </table:table-cell>
          <table:table-cell table:style-name="Tabel18.D5" office:value-type="string">
            <text:p text:style-name="P57">E0_B1</text:p>
          </table:table-cell>
          <table:table-cell table:style-name="Tabel18.C5" office:value-type="string">
            <text:p text:style-name="P57">E0_31</text:p>
          </table:table-cell>
          <table:table-cell table:style-name="Tabel18.F5" office:value-type="string">
            <text:p text:style-name="P57">E0_F0 31 </text:p>
          </table:table-cell>
        </table:table-row>
        <table:table-row table:style-name="Tabel18.1">
          <table:table-cell table:style-name="Tabel18.A103" office:value-type="string">
            <text:p text:style-name="P54">52</text:p>
          </table:table-cell>
          <table:table-cell table:style-name="Tabel18.B103" office:value-type="string">
            <text:p text:style-name="P54">M</text:p>
          </table:table-cell>
          <table:table-cell table:style-name="Tabel18.C5" office:value-type="string">
            <text:p text:style-name="P57">32</text:p>
          </table:table-cell>
          <table:table-cell table:style-name="Tabel18.D5" office:value-type="string">
            <text:p text:style-name="P57">B2</text:p>
          </table:table-cell>
          <table:table-cell table:style-name="Tabel18.E103" office:value-type="string">
            <text:p text:style-name="P57">3A</text:p>
          </table:table-cell>
          <table:table-cell table:style-name="Tabel18.F103" office:value-type="string">
            <text:p text:style-name="P57">F0 3A</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2</text:p>
          </table:table-cell>
          <table:table-cell table:style-name="Tabel18.D5" office:value-type="string">
            <text:p text:style-name="P57">E0_B2</text:p>
          </table:table-cell>
          <table:table-cell table:style-name="Tabel18.C5" office:value-type="string">
            <text:p text:style-name="P57">E0_3A</text:p>
          </table:table-cell>
          <table:table-cell table:style-name="Tabel18.F5" office:value-type="string">
            <text:p text:style-name="P57">E0_F0 3A</text:p>
          </table:table-cell>
        </table:table-row>
        <table:table-row table:style-name="Tabel18.1">
          <table:table-cell table:style-name="Tabel18.A5" office:value-type="string">
            <text:p text:style-name="P54">53</text:p>
          </table:table-cell>
          <table:table-cell table:style-name="Tabel18.B99" office:value-type="string">
            <text:p text:style-name="P54">&lt; <text:s/>,</text:p>
          </table:table-cell>
          <table:table-cell table:style-name="Tabel18.C5" office:value-type="string">
            <text:p text:style-name="P57">33</text:p>
          </table:table-cell>
          <table:table-cell table:style-name="Tabel18.D5" office:value-type="string">
            <text:p text:style-name="P57">B3</text:p>
          </table:table-cell>
          <table:table-cell table:style-name="Tabel18.E103" office:value-type="string">
            <text:p text:style-name="P57">41</text:p>
          </table:table-cell>
          <table:table-cell table:style-name="Tabel18.F103" office:value-type="string">
            <text:p text:style-name="P57">F0 41</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3</text:p>
          </table:table-cell>
          <table:table-cell table:style-name="Tabel18.D5" office:value-type="string">
            <text:p text:style-name="P57">E0_B3</text:p>
          </table:table-cell>
          <table:table-cell table:style-name="Tabel18.C5" office:value-type="string">
            <text:p text:style-name="P57">E0_41</text:p>
          </table:table-cell>
          <table:table-cell table:style-name="Tabel18.F5" office:value-type="string">
            <text:p text:style-name="P57">E0_F0 41</text:p>
          </table:table-cell>
        </table:table-row>
        <table:table-row table:style-name="Tabel18.1">
          <table:table-cell table:style-name="Tabel18.A2" office:value-type="string">
            <text:p text:style-name="P54">54</text:p>
          </table:table-cell>
          <table:table-cell table:style-name="Tabel18.B5" office:value-type="string">
            <text:p text:style-name="P54">&gt; <text:s/>.</text:p>
          </table:table-cell>
          <table:table-cell table:style-name="Tabel18.C5" office:value-type="string">
            <text:p text:style-name="P57">34</text:p>
          </table:table-cell>
          <table:table-cell table:style-name="Tabel18.D5" office:value-type="string">
            <text:p text:style-name="P57">B4</text:p>
          </table:table-cell>
          <table:table-cell table:style-name="Tabel18.C5" office:value-type="string">
            <text:p text:style-name="P57">49</text:p>
          </table:table-cell>
          <table:table-cell table:style-name="Tabel18.F5" office:value-type="string">
            <text:p text:style-name="P57">F0 4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4</text:p>
          </table:table-cell>
          <table:table-cell table:style-name="Tabel18.D5" office:value-type="string">
            <text:p text:style-name="P57">E0_B4</text:p>
          </table:table-cell>
          <table:table-cell table:style-name="Tabel18.C5" office:value-type="string">
            <text:p text:style-name="P57">E0_49</text:p>
          </table:table-cell>
          <table:table-cell table:style-name="Tabel18.F5" office:value-type="string">
            <text:p text:style-name="P57">E0_F0 49</text:p>
          </table:table-cell>
        </table:table-row>
        <table:table-row table:style-name="Tabel18.1">
          <table:table-cell table:style-name="Tabel18.A5" office:value-type="string">
            <text:p text:style-name="P54">55</text:p>
          </table:table-cell>
          <table:table-cell table:style-name="Tabel18.B2" office:value-type="string">
            <text:p text:style-name="P54">? <text:s/>/</text:p>
          </table:table-cell>
          <table:table-cell table:style-name="Tabel18.C5" office:value-type="string">
            <text:p text:style-name="P57">35</text:p>
          </table:table-cell>
          <table:table-cell table:style-name="Tabel18.D5" office:value-type="string">
            <text:p text:style-name="P57">B5</text:p>
          </table:table-cell>
          <table:table-cell table:style-name="Tabel18.C5" office:value-type="string">
            <text:p text:style-name="P57">4A</text:p>
          </table:table-cell>
          <table:table-cell table:style-name="Tabel18.F5" office:value-type="string">
            <text:p text:style-name="P57">F0 4A</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5</text:p>
          </table:table-cell>
          <table:table-cell table:style-name="Tabel18.D5" office:value-type="string">
            <text:p text:style-name="P57">E0_B5</text:p>
          </table:table-cell>
          <table:table-cell table:style-name="Tabel18.C5" office:value-type="string">
            <text:p text:style-name="P57">E0_4A</text:p>
          </table:table-cell>
          <table:table-cell table:style-name="Tabel18.F5" office:value-type="string">
            <text:p text:style-name="P57">E0_F0 4A</text:p>
          </table:table-cell>
        </table:table-row>
        <table:table-row table:style-name="Tabel18.1">
          <table:table-cell table:style-name="Tabel18.A5" office:value-type="string">
            <text:p text:style-name="P54">56***</text:p>
          </table:table-cell>
          <table:table-cell table:style-name="Tabel18.B5" office:value-type="string">
            <text:p text:style-name="P55"/>
          </table:table-cell>
          <table:table-cell table:style-name="Tabel18.C5" office:value-type="string">
            <text:p text:style-name="P57">73</text:p>
          </table:table-cell>
          <table:table-cell table:style-name="Tabel18.D5" office:value-type="string">
            <text:p text:style-name="P57">F3</text:p>
          </table:table-cell>
          <table:table-cell table:style-name="Tabel18.C5" office:value-type="string">
            <text:p text:style-name="P57">51</text:p>
          </table:table-cell>
          <table:table-cell table:style-name="Tabel18.F5" office:value-type="string">
            <text:p text:style-name="P57">F0 51</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3</text:p>
          </table:table-cell>
          <table:table-cell table:style-name="Tabel18.D5" office:value-type="string">
            <text:p text:style-name="P57">E0_F3</text:p>
          </table:table-cell>
          <table:table-cell table:style-name="Tabel18.C5" office:value-type="string">
            <text:p text:style-name="P57">E0_51</text:p>
          </table:table-cell>
          <table:table-cell table:style-name="Tabel18.F5" office:value-type="string">
            <text:p text:style-name="P57">E0_F0 51</text:p>
          </table:table-cell>
        </table:table-row>
        <table:table-row table:style-name="Tabel18.1">
          <table:table-cell table:style-name="Tabel18.A5" office:value-type="string">
            <text:p text:style-name="P54">57</text:p>
          </table:table-cell>
          <table:table-cell table:style-name="Tabel18.B5" office:value-type="string">
            <text:p text:style-name="P54">R SHIFT</text:p>
          </table:table-cell>
          <table:table-cell table:style-name="Tabel18.C5" office:value-type="string">
            <text:p text:style-name="P57">36</text:p>
          </table:table-cell>
          <table:table-cell table:style-name="Tabel18.D5" office:value-type="string">
            <text:p text:style-name="P57">B6</text:p>
          </table:table-cell>
          <table:table-cell table:style-name="Tabel18.C5" office:value-type="string">
            <text:p text:style-name="P57">59</text:p>
          </table:table-cell>
          <table:table-cell table:style-name="Tabel18.F5" office:value-type="string">
            <text:p text:style-name="P57">F0 5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6</text:p>
          </table:table-cell>
          <table:table-cell table:style-name="Tabel18.D5" office:value-type="string">
            <text:p text:style-name="P57">E0_B6</text:p>
          </table:table-cell>
          <table:table-cell table:style-name="Tabel18.C5" office:value-type="string">
            <text:p text:style-name="P57">E0_59</text:p>
          </table:table-cell>
          <table:table-cell table:style-name="Tabel18.F5" office:value-type="string">
            <text:p text:style-name="P57">E0_F0 59</text:p>
          </table:table-cell>
        </table:table-row>
        <table:table-row table:style-name="Tabel18.1">
          <table:table-cell table:style-name="Tabel18.A5" office:value-type="string">
            <text:p text:style-name="P54">58</text:p>
          </table:table-cell>
          <table:table-cell table:style-name="Tabel18.B5" office:value-type="string">
            <text:p text:style-name="P54">L CTRL</text:p>
          </table:table-cell>
          <table:table-cell table:style-name="Tabel18.C5" office:value-type="string">
            <text:p text:style-name="P57">1D</text:p>
          </table:table-cell>
          <table:table-cell table:style-name="Tabel18.D5" office:value-type="string">
            <text:p text:style-name="P57">9D</text:p>
          </table:table-cell>
          <table:table-cell table:style-name="Tabel18.C5" office:value-type="string">
            <text:p text:style-name="P57">14</text:p>
          </table:table-cell>
          <table:table-cell table:style-name="Tabel18.F5" office:value-type="string">
            <text:p text:style-name="P57">F0 14</text:p>
          </table:table-cell>
        </table:table-row>
        <table:table-row table:style-name="Tabel18.1">
          <table:table-cell table:style-name="Tabel18.A5" office:value-type="string">
            <text:p text:style-name="P54">60</text:p>
          </table:table-cell>
          <table:table-cell table:style-name="Tabel18.B5" office:value-type="string">
            <text:p text:style-name="P54">L ALT</text:p>
          </table:table-cell>
          <table:table-cell table:style-name="Tabel18.C5" office:value-type="string">
            <text:p text:style-name="P57">38</text:p>
          </table:table-cell>
          <table:table-cell table:style-name="Tabel18.D5" office:value-type="string">
            <text:p text:style-name="P57">B8</text:p>
          </table:table-cell>
          <table:table-cell table:style-name="Tabel18.C5" office:value-type="string">
            <text:p text:style-name="P57">11</text:p>
          </table:table-cell>
          <table:table-cell table:style-name="Tabel18.F5" office:value-type="string">
            <text:p text:style-name="P57">F0 11</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8</text:p>
          </table:table-cell>
          <table:table-cell table:style-name="Tabel18.D5" office:value-type="string">
            <text:p text:style-name="P57">E0_B8</text:p>
          </table:table-cell>
          <table:table-cell table:style-name="Tabel18.C5" office:value-type="string">
            <text:p text:style-name="P57">E0_11</text:p>
          </table:table-cell>
          <table:table-cell table:style-name="Tabel18.F5" office:value-type="string">
            <text:p text:style-name="P57">E0_F0 11</text:p>
          </table:table-cell>
        </table:table-row>
        <table:table-row table:style-name="Tabel18.1">
          <table:table-cell table:style-name="Tabel18.A5" office:value-type="string">
            <text:p text:style-name="P54">61</text:p>
          </table:table-cell>
          <table:table-cell table:style-name="Tabel18.B5" office:value-type="string">
            <text:p text:style-name="P54">Space Bar</text:p>
          </table:table-cell>
          <table:table-cell table:style-name="Tabel18.C5" office:value-type="string">
            <text:p text:style-name="P57">39</text:p>
          </table:table-cell>
          <table:table-cell table:style-name="Tabel18.D5" office:value-type="string">
            <text:p text:style-name="P57">B9</text:p>
          </table:table-cell>
          <table:table-cell table:style-name="Tabel18.C5" office:value-type="string">
            <text:p text:style-name="P57">29</text:p>
          </table:table-cell>
          <table:table-cell table:style-name="Tabel18.F5" office:value-type="string">
            <text:p text:style-name="P57">F0 2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9</text:p>
          </table:table-cell>
          <table:table-cell table:style-name="Tabel18.D5" office:value-type="string">
            <text:p text:style-name="P57">E0_B9</text:p>
          </table:table-cell>
          <table:table-cell table:style-name="Tabel18.C5" office:value-type="string">
            <text:p text:style-name="P57">E0_29</text:p>
          </table:table-cell>
          <table:table-cell table:style-name="Tabel18.F5" office:value-type="string">
            <text:p text:style-name="P57">E0_F0 29</text:p>
          </table:table-cell>
        </table:table-row>
        <table:table-row table:style-name="Tabel18.1">
          <table:table-cell table:style-name="Tabel18.A5" office:value-type="string">
            <text:p text:style-name="P54">62</text:p>
          </table:table-cell>
          <table:table-cell table:style-name="Tabel18.B5" office:value-type="string">
            <text:p text:style-name="P54">R ALT</text:p>
          </table:table-cell>
          <table:table-cell table:style-name="Tabel18.C5" office:value-type="string">
            <text:p text:style-name="P57">E0 38</text:p>
          </table:table-cell>
          <table:table-cell table:style-name="Tabel18.D5" office:value-type="string">
            <text:p text:style-name="P57">E0 B8</text:p>
          </table:table-cell>
          <table:table-cell table:style-name="Tabel18.C5" office:value-type="string">
            <text:p text:style-name="P57">E0 11</text:p>
          </table:table-cell>
          <table:table-cell table:style-name="Tabel18.F5" office:value-type="string">
            <text:p text:style-name="P57">E0 F0 11</text:p>
          </table:table-cell>
        </table:table-row>
        <table:table-row table:style-name="Tabel18.1">
          <table:table-cell table:style-name="Tabel18.A5" office:value-type="string">
            <text:p text:style-name="P54">64</text:p>
          </table:table-cell>
          <table:table-cell table:style-name="Tabel18.B5" office:value-type="string">
            <text:p text:style-name="P54">R CTRL</text:p>
          </table:table-cell>
          <table:table-cell table:style-name="Tabel18.C5" office:value-type="string">
            <text:p text:style-name="P57">E0 1D</text:p>
          </table:table-cell>
          <table:table-cell table:style-name="Tabel18.D5" office:value-type="string">
            <text:p text:style-name="P57">E0 9D</text:p>
          </table:table-cell>
          <table:table-cell table:style-name="Tabel18.C5" office:value-type="string">
            <text:p text:style-name="P57">E0 14</text:p>
          </table:table-cell>
          <table:table-cell table:style-name="Tabel18.F5" office:value-type="string">
            <text:p text:style-name="P57">E0 F0 14</text:p>
          </table:table-cell>
        </table:table-row>
        <table:table-row table:style-name="Tabel18.1">
          <table:table-cell table:style-name="Tabel18.A5" office:value-type="string">
            <text:p text:style-name="P54">75</text:p>
          </table:table-cell>
          <table:table-cell table:style-name="Tabel18.B5" office:value-type="string">
            <text:p text:style-name="P54">Insert</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76</text:p>
          </table:table-cell>
          <table:table-cell table:style-name="Tabel18.B5" office:value-type="string">
            <text:p text:style-name="P54">Delete</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79</text:p>
          </table:table-cell>
          <table:table-cell table:style-name="Tabel18.B5" office:value-type="string">
            <text:p text:style-name="P54">L Arrow</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0</text:p>
          </table:table-cell>
          <table:table-cell table:style-name="Tabel18.B5" office:value-type="string">
            <text:p text:style-name="P54">Home</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1</text:p>
          </table:table-cell>
          <table:table-cell table:style-name="Tabel18.B5" office:value-type="string">
            <text:p text:style-name="P54">End</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3</text:p>
          </table:table-cell>
          <table:table-cell table:style-name="Tabel18.B5" office:value-type="string">
            <text:p text:style-name="P54">Up Arrow</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4</text:p>
          </table:table-cell>
          <table:table-cell table:style-name="Tabel18.B5" office:value-type="string">
            <text:p text:style-name="P54">Dn Arrow</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5</text:p>
          </table:table-cell>
          <table:table-cell table:style-name="Tabel18.B5" office:value-type="string">
            <text:p text:style-name="P54">Page Up</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6</text:p>
          </table:table-cell>
          <table:table-cell table:style-name="Tabel18.B5" office:value-type="string">
            <text:p text:style-name="P54">Page Down</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89</text:p>
          </table:table-cell>
          <table:table-cell table:style-name="Tabel18.B5" office:value-type="string">
            <text:p text:style-name="P54">R Arrow</text:p>
          </table:table-cell>
          <table:table-cell table:style-name="Tabel18.C5" office:value-type="string">
            <text:p text:style-name="P54">Note 1</text:p>
          </table:table-cell>
          <table:table-cell table:style-name="Tabel18.D5" office:value-type="string">
            <text:p text:style-name="P54">Note 1</text:p>
          </table:table-cell>
          <table:table-cell table:style-name="Tabel18.C5" office:value-type="string">
            <text:p text:style-name="P54">Note 2</text:p>
          </table:table-cell>
          <table:table-cell table:style-name="Tabel18.F5" office:value-type="string">
            <text:p text:style-name="P54">Note 2</text:p>
          </table:table-cell>
        </table:table-row>
        <table:table-row table:style-name="Tabel18.1">
          <table:table-cell table:style-name="Tabel18.A5" office:value-type="string">
            <text:p text:style-name="P54">90</text:p>
          </table:table-cell>
          <table:table-cell table:style-name="Tabel18.B5" office:value-type="string">
            <text:p text:style-name="P54">Num Lock</text:p>
          </table:table-cell>
          <table:table-cell table:style-name="Tabel18.C5" office:value-type="string">
            <text:p text:style-name="P57">45</text:p>
          </table:table-cell>
          <table:table-cell table:style-name="Tabel18.D5" office:value-type="string">
            <text:p text:style-name="P57">C5</text:p>
          </table:table-cell>
          <table:table-cell table:style-name="Tabel18.C5" office:value-type="string">
            <text:p text:style-name="P57">77</text:p>
          </table:table-cell>
          <table:table-cell table:style-name="Tabel18.F5" office:value-type="string">
            <text:p text:style-name="P57">F0 77</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45</text:p>
          </table:table-cell>
          <table:table-cell table:style-name="Tabel18.D5" office:value-type="string">
            <text:p text:style-name="P57">E0_C5</text:p>
          </table:table-cell>
          <table:table-cell table:style-name="Tabel18.C5" office:value-type="string">
            <text:p text:style-name="P57">E0_77</text:p>
          </table:table-cell>
          <table:table-cell table:style-name="Tabel18.F5" office:value-type="string">
            <text:p text:style-name="P57">E0_F0 77</text:p>
          </table:table-cell>
        </table:table-row>
        <table:table-row table:style-name="Tabel18.1">
          <table:table-cell table:style-name="Tabel18.A5" office:value-type="string">
            <text:p text:style-name="P54">91</text:p>
          </table:table-cell>
          <table:table-cell table:style-name="Tabel18.B5" office:value-type="string">
            <text:p text:style-name="P54">Numeric 7</text:p>
          </table:table-cell>
          <table:table-cell table:style-name="Tabel18.C5" office:value-type="string">
            <text:p text:style-name="P57">47</text:p>
          </table:table-cell>
          <table:table-cell table:style-name="Tabel18.D5" office:value-type="string">
            <text:p text:style-name="P57">C7</text:p>
          </table:table-cell>
          <table:table-cell table:style-name="Tabel18.C5" office:value-type="string">
            <text:p text:style-name="P57">6C</text:p>
          </table:table-cell>
          <table:table-cell table:style-name="Tabel18.F5" office:value-type="string">
            <text:p text:style-name="P57">F0 6C</text:p>
          </table:table-cell>
        </table:table-row>
        <table:table-row table:style-name="Tabel18.1">
          <table:table-cell table:style-name="Tabel18.A5" office:value-type="string">
            <text:p text:style-name="P54">92</text:p>
          </table:table-cell>
          <table:table-cell table:style-name="Tabel18.B5" office:value-type="string">
            <text:p text:style-name="P54">Numeric 4</text:p>
          </table:table-cell>
          <table:table-cell table:style-name="Tabel18.C5" office:value-type="string">
            <text:p text:style-name="P57">4B</text:p>
          </table:table-cell>
          <table:table-cell table:style-name="Tabel18.D5" office:value-type="string">
            <text:p text:style-name="P57">CB</text:p>
          </table:table-cell>
          <table:table-cell table:style-name="Tabel18.C5" office:value-type="string">
            <text:p text:style-name="P57">6B</text:p>
          </table:table-cell>
          <table:table-cell table:style-name="Tabel18.F5" office:value-type="string">
            <text:p text:style-name="P57">F0 6B</text:p>
          </table:table-cell>
        </table:table-row>
        <table:table-row table:style-name="Tabel18.1">
          <table:table-cell table:style-name="Tabel18.A5" office:value-type="string">
            <text:p text:style-name="P54">93</text:p>
          </table:table-cell>
          <table:table-cell table:style-name="Tabel18.B5" office:value-type="string">
            <text:p text:style-name="P54">Numeric 1</text:p>
          </table:table-cell>
          <table:table-cell table:style-name="Tabel18.C5" office:value-type="string">
            <text:p text:style-name="P57">4F</text:p>
          </table:table-cell>
          <table:table-cell table:style-name="Tabel18.D5" office:value-type="string">
            <text:p text:style-name="P57">CF</text:p>
          </table:table-cell>
          <table:table-cell table:style-name="Tabel18.C5" office:value-type="string">
            <text:p text:style-name="P57">69</text:p>
          </table:table-cell>
          <table:table-cell table:style-name="Tabel18.F5" office:value-type="string">
            <text:p text:style-name="P57">F0 69</text:p>
          </table:table-cell>
        </table:table-row>
        <table:table-row table:style-name="Tabel18.1">
          <table:table-cell table:style-name="Tabel18.A5" office:value-type="string">
            <text:p text:style-name="P54">95</text:p>
          </table:table-cell>
          <table:table-cell table:style-name="Tabel18.B5" office:value-type="string">
            <text:p text:style-name="P54">Numeric /</text:p>
          </table:table-cell>
          <table:table-cell table:style-name="Tabel18.C5" office:value-type="string">
            <text:p text:style-name="P57">Note 3</text:p>
          </table:table-cell>
          <table:table-cell table:style-name="Tabel18.D5" office:value-type="string">
            <text:p text:style-name="P57">Note 3</text:p>
          </table:table-cell>
          <table:table-cell table:style-name="Tabel18.C5" office:value-type="string">
            <text:p text:style-name="P57">Note 3</text:p>
          </table:table-cell>
          <table:table-cell table:style-name="Tabel18.F5" office:value-type="string">
            <text:p text:style-name="P57">Note 3</text:p>
          </table:table-cell>
        </table:table-row>
        <table:table-row table:style-name="Tabel18.1">
          <table:table-cell table:style-name="Tabel18.A5" office:value-type="string">
            <text:p text:style-name="P54">96</text:p>
          </table:table-cell>
          <table:table-cell table:style-name="Tabel18.B5" office:value-type="string">
            <text:p text:style-name="P54">Numeric 8</text:p>
          </table:table-cell>
          <table:table-cell table:style-name="Tabel18.C5" office:value-type="string">
            <text:p text:style-name="P57">48</text:p>
          </table:table-cell>
          <table:table-cell table:style-name="Tabel18.D5" office:value-type="string">
            <text:p text:style-name="P57">C8</text:p>
          </table:table-cell>
          <table:table-cell table:style-name="Tabel18.C5" office:value-type="string">
            <text:p text:style-name="P57">75</text:p>
          </table:table-cell>
          <table:table-cell table:style-name="Tabel18.F5" office:value-type="string">
            <text:p text:style-name="P57">F0 75</text:p>
          </table:table-cell>
        </table:table-row>
        <table:table-row table:style-name="Tabel18.1">
          <table:table-cell table:style-name="Tabel18.A5" office:value-type="string">
            <text:p text:style-name="P54">97</text:p>
          </table:table-cell>
          <table:table-cell table:style-name="Tabel18.B5" office:value-type="string">
            <text:p text:style-name="P54">Numeric 5</text:p>
          </table:table-cell>
          <table:table-cell table:style-name="Tabel18.C5" office:value-type="string">
            <text:p text:style-name="P57">4C</text:p>
          </table:table-cell>
          <table:table-cell table:style-name="Tabel18.D5" office:value-type="string">
            <text:p text:style-name="P57">CC</text:p>
          </table:table-cell>
          <table:table-cell table:style-name="Tabel18.C5" office:value-type="string">
            <text:p text:style-name="P57">73</text:p>
          </table:table-cell>
          <table:table-cell table:style-name="Tabel18.F5" office:value-type="string">
            <text:p text:style-name="P57">F0 73</text:p>
          </table:table-cell>
        </table:table-row>
        <table:table-row table:style-name="Tabel18.1">
          <table:table-cell table:style-name="Tabel18.A5" office:value-type="string">
            <text:p text:style-name="P54">98</text:p>
          </table:table-cell>
          <table:table-cell table:style-name="Tabel18.B5" office:value-type="string">
            <text:p text:style-name="P54">Numeric 2</text:p>
          </table:table-cell>
          <table:table-cell table:style-name="Tabel18.C5" office:value-type="string">
            <text:p text:style-name="P57">50</text:p>
          </table:table-cell>
          <table:table-cell table:style-name="Tabel18.D5" office:value-type="string">
            <text:p text:style-name="P57">D0</text:p>
          </table:table-cell>
          <table:table-cell table:style-name="Tabel18.C5" office:value-type="string">
            <text:p text:style-name="P57">72</text:p>
          </table:table-cell>
          <table:table-cell table:style-name="Tabel18.F5" office:value-type="string">
            <text:p text:style-name="P57">F0 72</text:p>
          </table:table-cell>
        </table:table-row>
        <table:table-row table:style-name="Tabel18.1">
          <table:table-cell table:style-name="Tabel18.A5" office:value-type="string">
            <text:p text:style-name="P54">99</text:p>
          </table:table-cell>
          <table:table-cell table:style-name="Tabel18.B5" office:value-type="string">
            <text:p text:style-name="P54">Numeric 0</text:p>
          </table:table-cell>
          <table:table-cell table:style-name="Tabel18.C5" office:value-type="string">
            <text:p text:style-name="P57">52</text:p>
          </table:table-cell>
          <table:table-cell table:style-name="Tabel18.D5" office:value-type="string">
            <text:p text:style-name="P57">D2</text:p>
          </table:table-cell>
          <table:table-cell table:style-name="Tabel18.C5" office:value-type="string">
            <text:p text:style-name="P57">70</text:p>
          </table:table-cell>
          <table:table-cell table:style-name="Tabel18.F5" office:value-type="string">
            <text:p text:style-name="P57">F0 70</text:p>
          </table:table-cell>
        </table:table-row>
        <table:table-row table:style-name="Tabel18.1">
          <table:table-cell table:style-name="Tabel18.A5" office:value-type="string">
            <text:p text:style-name="P54">100</text:p>
          </table:table-cell>
          <table:table-cell table:style-name="Tabel18.B5" office:value-type="string">
            <text:p text:style-name="P54">Numeric *</text:p>
          </table:table-cell>
          <table:table-cell table:style-name="Tabel18.C5" office:value-type="string">
            <text:p text:style-name="P57">37</text:p>
          </table:table-cell>
          <table:table-cell table:style-name="Tabel18.D5" office:value-type="string">
            <text:p text:style-name="P57">B7</text:p>
          </table:table-cell>
          <table:table-cell table:style-name="Tabel18.C5" office:value-type="string">
            <text:p text:style-name="P57">7C</text:p>
          </table:table-cell>
          <table:table-cell table:style-name="Tabel18.F5" office:value-type="string">
            <text:p text:style-name="P57">F0 7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7</text:p>
          </table:table-cell>
          <table:table-cell table:style-name="Tabel18.D5" office:value-type="string">
            <text:p text:style-name="P57">E0_B7</text:p>
          </table:table-cell>
          <table:table-cell table:style-name="Tabel18.C5" office:value-type="string">
            <text:p text:style-name="P57">E0_7C</text:p>
          </table:table-cell>
          <table:table-cell table:style-name="Tabel18.F5" office:value-type="string">
            <text:p text:style-name="P57">E0_F0 7C</text:p>
          </table:table-cell>
        </table:table-row>
        <table:table-row table:style-name="Tabel18.1">
          <table:table-cell table:style-name="Tabel18.A5" office:value-type="string">
            <text:p text:style-name="P54">101</text:p>
          </table:table-cell>
          <table:table-cell table:style-name="Tabel18.B5" office:value-type="string">
            <text:p text:style-name="P54">Numeric 9</text:p>
          </table:table-cell>
          <table:table-cell table:style-name="Tabel18.C5" office:value-type="string">
            <text:p text:style-name="P57">49</text:p>
          </table:table-cell>
          <table:table-cell table:style-name="Tabel18.D5" office:value-type="string">
            <text:p text:style-name="P57">C9</text:p>
          </table:table-cell>
          <table:table-cell table:style-name="Tabel18.C5" office:value-type="string">
            <text:p text:style-name="P57">7D</text:p>
          </table:table-cell>
          <table:table-cell table:style-name="Tabel18.F5" office:value-type="string">
            <text:p text:style-name="P57">F0 7D</text:p>
          </table:table-cell>
        </table:table-row>
        <table:table-row table:style-name="Tabel18.1">
          <table:table-cell table:style-name="Tabel18.A5" office:value-type="string">
            <text:p text:style-name="P54">102</text:p>
          </table:table-cell>
          <table:table-cell table:style-name="Tabel18.B5" office:value-type="string">
            <text:p text:style-name="P54">Numeric 6</text:p>
          </table:table-cell>
          <table:table-cell table:style-name="Tabel18.C5" office:value-type="string">
            <text:p text:style-name="P57">4D</text:p>
          </table:table-cell>
          <table:table-cell table:style-name="Tabel18.D5" office:value-type="string">
            <text:p text:style-name="P57">CD</text:p>
          </table:table-cell>
          <table:table-cell table:style-name="Tabel18.C5" office:value-type="string">
            <text:p text:style-name="P57">74</text:p>
          </table:table-cell>
          <table:table-cell table:style-name="Tabel18.F5" office:value-type="string">
            <text:p text:style-name="P57">F0 74</text:p>
          </table:table-cell>
        </table:table-row>
        <table:table-row table:style-name="Tabel18.1">
          <table:table-cell table:style-name="Tabel18.A5" office:value-type="string">
            <text:p text:style-name="P54">103</text:p>
          </table:table-cell>
          <table:table-cell table:style-name="Tabel18.B5" office:value-type="string">
            <text:p text:style-name="P54">Numeric 3</text:p>
          </table:table-cell>
          <table:table-cell table:style-name="Tabel18.C5" office:value-type="string">
            <text:p text:style-name="P57">51</text:p>
          </table:table-cell>
          <table:table-cell table:style-name="Tabel18.D5" office:value-type="string">
            <text:p text:style-name="P57">D1</text:p>
          </table:table-cell>
          <table:table-cell table:style-name="Tabel18.C5" office:value-type="string">
            <text:p text:style-name="P57">7A</text:p>
          </table:table-cell>
          <table:table-cell table:style-name="Tabel18.F5" office:value-type="string">
            <text:p text:style-name="P57">F0 7A</text:p>
          </table:table-cell>
        </table:table-row>
        <table:table-row table:style-name="Tabel18.1">
          <table:table-cell table:style-name="Tabel18.A5" office:value-type="string">
            <text:p text:style-name="P54">104</text:p>
          </table:table-cell>
          <table:table-cell table:style-name="Tabel18.B5" office:value-type="string">
            <text:p text:style-name="P54">Numeric .</text:p>
          </table:table-cell>
          <table:table-cell table:style-name="Tabel18.C5" office:value-type="string">
            <text:p text:style-name="P57">53</text:p>
          </table:table-cell>
          <table:table-cell table:style-name="Tabel18.D5" office:value-type="string">
            <text:p text:style-name="P57">D3</text:p>
          </table:table-cell>
          <table:table-cell table:style-name="Tabel18.C5" office:value-type="string">
            <text:p text:style-name="P57">71</text:p>
          </table:table-cell>
          <table:table-cell table:style-name="Tabel18.F5" office:value-type="string">
            <text:p text:style-name="P57">F0 71</text:p>
          </table:table-cell>
        </table:table-row>
        <table:table-row table:style-name="Tabel18.1">
          <table:table-cell table:style-name="Tabel18.A5" office:value-type="string">
            <text:p text:style-name="P54">105</text:p>
          </table:table-cell>
          <table:table-cell table:style-name="Tabel18.B5" office:value-type="string">
            <text:p text:style-name="P54">Numeric -</text:p>
          </table:table-cell>
          <table:table-cell table:style-name="Tabel18.C5" office:value-type="string">
            <text:p text:style-name="P57">4A</text:p>
          </table:table-cell>
          <table:table-cell table:style-name="Tabel18.D5" office:value-type="string">
            <text:p text:style-name="P57">CA</text:p>
          </table:table-cell>
          <table:table-cell table:style-name="Tabel18.C5" office:value-type="string">
            <text:p text:style-name="P57">7B</text:p>
          </table:table-cell>
          <table:table-cell table:style-name="Tabel18.F5" office:value-type="string">
            <text:p text:style-name="P57">F0 7B</text:p>
          </table:table-cell>
        </table:table-row>
        <table:table-row table:style-name="Tabel18.1">
          <table:table-cell table:style-name="Tabel18.A5" office:value-type="string">
            <text:p text:style-name="P54">106</text:p>
          </table:table-cell>
          <table:table-cell table:style-name="Tabel18.B5" office:value-type="string">
            <text:p text:style-name="P54">Numeric +</text:p>
          </table:table-cell>
          <table:table-cell table:style-name="Tabel18.C5" office:value-type="string">
            <text:p text:style-name="P57">4E</text:p>
          </table:table-cell>
          <table:table-cell table:style-name="Tabel18.D5" office:value-type="string">
            <text:p text:style-name="P57">CE</text:p>
          </table:table-cell>
          <table:table-cell table:style-name="Tabel18.C5" office:value-type="string">
            <text:p text:style-name="P57">79</text:p>
          </table:table-cell>
          <table:table-cell table:style-name="Tabel18.F5" office:value-type="string">
            <text:p text:style-name="P57">F0 79</text:p>
          </table:table-cell>
        </table:table-row>
        <table:table-row table:style-name="Tabel18.1">
          <table:table-cell table:style-name="Tabel18.A5" office:value-type="string">
            <text:p text:style-name="P54">107***</text:p>
          </table:table-cell>
          <table:table-cell table:style-name="Tabel18.B5" office:value-type="string">
            <text:p text:style-name="P55"/>
          </table:table-cell>
          <table:table-cell table:style-name="Tabel18.C5" office:value-type="string">
            <text:p text:style-name="P57">7E</text:p>
          </table:table-cell>
          <table:table-cell table:style-name="Tabel18.D5" office:value-type="string">
            <text:p text:style-name="P57">FE</text:p>
          </table:table-cell>
          <table:table-cell table:style-name="Tabel18.C5" office:value-type="string">
            <text:p text:style-name="P57">6D</text:p>
          </table:table-cell>
          <table:table-cell table:style-name="Tabel18.F5" office:value-type="string">
            <text:p text:style-name="P57">F0 6D</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7E</text:p>
          </table:table-cell>
          <table:table-cell table:style-name="Tabel18.D5" office:value-type="string">
            <text:p text:style-name="P57">E0_FE</text:p>
          </table:table-cell>
          <table:table-cell table:style-name="Tabel18.C5" office:value-type="string">
            <text:p text:style-name="P57">E0_6D</text:p>
          </table:table-cell>
          <table:table-cell table:style-name="Tabel18.F5" office:value-type="string">
            <text:p text:style-name="P57">E0_F0 6D</text:p>
          </table:table-cell>
        </table:table-row>
        <table:table-row table:style-name="Tabel18.1">
          <table:table-cell table:style-name="Tabel18.A5" office:value-type="string">
            <text:p text:style-name="P54">108</text:p>
          </table:table-cell>
          <table:table-cell table:style-name="Tabel18.B5" office:value-type="string">
            <text:p text:style-name="P54">Numeric Enter</text:p>
          </table:table-cell>
          <table:table-cell table:style-name="Tabel18.C5" office:value-type="string">
            <text:p text:style-name="P57">E0 1C</text:p>
          </table:table-cell>
          <table:table-cell table:style-name="Tabel18.D5" office:value-type="string">
            <text:p text:style-name="P57">E0 9C</text:p>
          </table:table-cell>
          <table:table-cell table:style-name="Tabel18.C5" office:value-type="string">
            <text:p text:style-name="P57">E0 5A</text:p>
          </table:table-cell>
          <table:table-cell table:style-name="Tabel18.F5" office:value-type="string">
            <text:p text:style-name="P57">E0 F0 5A</text:p>
          </table:table-cell>
        </table:table-row>
        <table:table-row table:style-name="Tabel18.1">
          <table:table-cell table:style-name="Tabel18.A5" office:value-type="string">
            <text:p text:style-name="P54">110</text:p>
          </table:table-cell>
          <table:table-cell table:style-name="Tabel18.B5" office:value-type="string">
            <text:p text:style-name="P54">Esc</text:p>
          </table:table-cell>
          <table:table-cell table:style-name="Tabel18.C5" office:value-type="string">
            <text:p text:style-name="P57">01</text:p>
          </table:table-cell>
          <table:table-cell table:style-name="Tabel18.D5" office:value-type="string">
            <text:p text:style-name="P57">81</text:p>
          </table:table-cell>
          <table:table-cell table:style-name="Tabel18.C5" office:value-type="string">
            <text:p text:style-name="P57">76</text:p>
          </table:table-cell>
          <table:table-cell table:style-name="Tabel18.F5" office:value-type="string">
            <text:p text:style-name="P57">F0 7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01</text:p>
          </table:table-cell>
          <table:table-cell table:style-name="Tabel18.D5" office:value-type="string">
            <text:p text:style-name="P57">E0_81</text:p>
          </table:table-cell>
          <table:table-cell table:style-name="Tabel18.C5" office:value-type="string">
            <text:p text:style-name="P57">E0_76</text:p>
          </table:table-cell>
          <table:table-cell table:style-name="Tabel18.F5" office:value-type="string">
            <text:p text:style-name="P57">E0_F0 76</text:p>
          </table:table-cell>
        </table:table-row>
        <table:table-row table:style-name="Tabel18.1">
          <table:table-cell table:style-name="Tabel18.A5" office:value-type="string">
            <text:p text:style-name="P54">112</text:p>
          </table:table-cell>
          <table:table-cell table:style-name="Tabel18.B5" office:value-type="string">
            <text:p text:style-name="P54">F1</text:p>
          </table:table-cell>
          <table:table-cell table:style-name="Tabel18.C5" office:value-type="string">
            <text:p text:style-name="P57">3B</text:p>
          </table:table-cell>
          <table:table-cell table:style-name="Tabel18.D5" office:value-type="string">
            <text:p text:style-name="P57">BB</text:p>
          </table:table-cell>
          <table:table-cell table:style-name="Tabel18.C5" office:value-type="string">
            <text:p text:style-name="P57">05</text:p>
          </table:table-cell>
          <table:table-cell table:style-name="Tabel18.F5" office:value-type="string">
            <text:p text:style-name="P57">F0 05</text:p>
          </table:table-cell>
        </table:table-row>
        <text:soft-page-break/>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B</text:p>
          </table:table-cell>
          <table:table-cell table:style-name="Tabel18.D5" office:value-type="string">
            <text:p text:style-name="P57">E0_BB</text:p>
          </table:table-cell>
          <table:table-cell table:style-name="Tabel18.C5" office:value-type="string">
            <text:p text:style-name="P57">E0_05</text:p>
          </table:table-cell>
          <table:table-cell table:style-name="Tabel18.F5" office:value-type="string">
            <text:p text:style-name="P57">E0_F0 05</text:p>
          </table:table-cell>
        </table:table-row>
        <table:table-row table:style-name="Tabel18.1">
          <table:table-cell table:style-name="Tabel18.A5" office:value-type="string">
            <text:p text:style-name="P54">113</text:p>
          </table:table-cell>
          <table:table-cell table:style-name="Tabel18.B5" office:value-type="string">
            <text:p text:style-name="P54">F2</text:p>
          </table:table-cell>
          <table:table-cell table:style-name="Tabel18.C5" office:value-type="string">
            <text:p text:style-name="P57">3C</text:p>
          </table:table-cell>
          <table:table-cell table:style-name="Tabel18.D5" office:value-type="string">
            <text:p text:style-name="P57">BC</text:p>
          </table:table-cell>
          <table:table-cell table:style-name="Tabel18.C5" office:value-type="string">
            <text:p text:style-name="P57">06</text:p>
          </table:table-cell>
          <table:table-cell table:style-name="Tabel18.F5" office:value-type="string">
            <text:p text:style-name="P57">F0 0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C</text:p>
          </table:table-cell>
          <table:table-cell table:style-name="Tabel18.D5" office:value-type="string">
            <text:p text:style-name="P57">E0_BC</text:p>
          </table:table-cell>
          <table:table-cell table:style-name="Tabel18.C5" office:value-type="string">
            <text:p text:style-name="P57">E0_06</text:p>
          </table:table-cell>
          <table:table-cell table:style-name="Tabel18.F5" office:value-type="string">
            <text:p text:style-name="P57">E0_F0 06</text:p>
          </table:table-cell>
        </table:table-row>
        <table:table-row table:style-name="Tabel18.1">
          <table:table-cell table:style-name="Tabel18.A5" office:value-type="string">
            <text:p text:style-name="P54">114</text:p>
          </table:table-cell>
          <table:table-cell table:style-name="Tabel18.B5" office:value-type="string">
            <text:p text:style-name="P54">F3</text:p>
          </table:table-cell>
          <table:table-cell table:style-name="Tabel18.C5" office:value-type="string">
            <text:p text:style-name="P57">3D</text:p>
          </table:table-cell>
          <table:table-cell table:style-name="Tabel18.D5" office:value-type="string">
            <text:p text:style-name="P57">BD</text:p>
          </table:table-cell>
          <table:table-cell table:style-name="Tabel18.C5" office:value-type="string">
            <text:p text:style-name="P57">04</text:p>
          </table:table-cell>
          <table:table-cell table:style-name="Tabel18.F5" office:value-type="string">
            <text:p text:style-name="P57">F0 0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D</text:p>
          </table:table-cell>
          <table:table-cell table:style-name="Tabel18.D5" office:value-type="string">
            <text:p text:style-name="P57">E0_BD</text:p>
          </table:table-cell>
          <table:table-cell table:style-name="Tabel18.C5" office:value-type="string">
            <text:p text:style-name="P57">E0_04</text:p>
          </table:table-cell>
          <table:table-cell table:style-name="Tabel18.F5" office:value-type="string">
            <text:p text:style-name="P57">E0_F0 05</text:p>
          </table:table-cell>
        </table:table-row>
        <table:table-row table:style-name="Tabel18.1">
          <table:table-cell table:style-name="Tabel18.A5" office:value-type="string">
            <text:p text:style-name="P54">115</text:p>
          </table:table-cell>
          <table:table-cell table:style-name="Tabel18.B5" office:value-type="string">
            <text:p text:style-name="P54">F4</text:p>
          </table:table-cell>
          <table:table-cell table:style-name="Tabel18.C5" office:value-type="string">
            <text:p text:style-name="P57">3E</text:p>
          </table:table-cell>
          <table:table-cell table:style-name="Tabel18.D5" office:value-type="string">
            <text:p text:style-name="P57">BE</text:p>
          </table:table-cell>
          <table:table-cell table:style-name="Tabel18.C5" office:value-type="string">
            <text:p text:style-name="P57">0C</text:p>
          </table:table-cell>
          <table:table-cell table:style-name="Tabel18.F5" office:value-type="string">
            <text:p text:style-name="P57">F0 0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E</text:p>
          </table:table-cell>
          <table:table-cell table:style-name="Tabel18.D5" office:value-type="string">
            <text:p text:style-name="P57">E0_BE</text:p>
          </table:table-cell>
          <table:table-cell table:style-name="Tabel18.C5" office:value-type="string">
            <text:p text:style-name="P57">E0_0C</text:p>
          </table:table-cell>
          <table:table-cell table:style-name="Tabel18.F5" office:value-type="string">
            <text:p text:style-name="P57">E0_F0 0C</text:p>
          </table:table-cell>
        </table:table-row>
        <table:table-row table:style-name="Tabel18.1">
          <table:table-cell table:style-name="Tabel18.A5" office:value-type="string">
            <text:p text:style-name="P54">116</text:p>
          </table:table-cell>
          <table:table-cell table:style-name="Tabel18.B5" office:value-type="string">
            <text:p text:style-name="P54">F5</text:p>
          </table:table-cell>
          <table:table-cell table:style-name="Tabel18.C5" office:value-type="string">
            <text:p text:style-name="P57">3F</text:p>
          </table:table-cell>
          <table:table-cell table:style-name="Tabel18.D5" office:value-type="string">
            <text:p text:style-name="P57">BF</text:p>
          </table:table-cell>
          <table:table-cell table:style-name="Tabel18.C5" office:value-type="string">
            <text:p text:style-name="P57">03</text:p>
          </table:table-cell>
          <table:table-cell table:style-name="Tabel18.F5" office:value-type="string">
            <text:p text:style-name="P57">F0 0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3F</text:p>
          </table:table-cell>
          <table:table-cell table:style-name="Tabel18.D5" office:value-type="string">
            <text:p text:style-name="P57">E0_BF</text:p>
          </table:table-cell>
          <table:table-cell table:style-name="Tabel18.C5" office:value-type="string">
            <text:p text:style-name="P57">E0_03</text:p>
          </table:table-cell>
          <table:table-cell table:style-name="Tabel18.F5" office:value-type="string">
            <text:p text:style-name="P57">E0_F0 03</text:p>
          </table:table-cell>
        </table:table-row>
        <table:table-row table:style-name="Tabel18.1">
          <table:table-cell table:style-name="Tabel18.A5" office:value-type="string">
            <text:p text:style-name="P54">117</text:p>
          </table:table-cell>
          <table:table-cell table:style-name="Tabel18.B5" office:value-type="string">
            <text:p text:style-name="P54">F6</text:p>
          </table:table-cell>
          <table:table-cell table:style-name="Tabel18.C5" office:value-type="string">
            <text:p text:style-name="P57">40</text:p>
          </table:table-cell>
          <table:table-cell table:style-name="Tabel18.D5" office:value-type="string">
            <text:p text:style-name="P57">C0</text:p>
          </table:table-cell>
          <table:table-cell table:style-name="Tabel18.C5" office:value-type="string">
            <text:p text:style-name="P57">0B</text:p>
          </table:table-cell>
          <table:table-cell table:style-name="Tabel18.F5" office:value-type="string">
            <text:p text:style-name="P57">F0 0B</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40</text:p>
          </table:table-cell>
          <table:table-cell table:style-name="Tabel18.D5" office:value-type="string">
            <text:p text:style-name="P57">E0_C0</text:p>
          </table:table-cell>
          <table:table-cell table:style-name="Tabel18.C5" office:value-type="string">
            <text:p text:style-name="P57">E0_0B</text:p>
          </table:table-cell>
          <table:table-cell table:style-name="Tabel18.F5" office:value-type="string">
            <text:p text:style-name="P57">E0_F0 0B</text:p>
          </table:table-cell>
        </table:table-row>
        <table:table-row table:style-name="Tabel18.1">
          <table:table-cell table:style-name="Tabel18.A5" office:value-type="string">
            <text:p text:style-name="P54">118</text:p>
          </table:table-cell>
          <table:table-cell table:style-name="Tabel18.B5" office:value-type="string">
            <text:p text:style-name="P54">F7</text:p>
          </table:table-cell>
          <table:table-cell table:style-name="Tabel18.C5" office:value-type="string">
            <text:p text:style-name="P57">41</text:p>
          </table:table-cell>
          <table:table-cell table:style-name="Tabel18.D5" office:value-type="string">
            <text:p text:style-name="P57">C1</text:p>
          </table:table-cell>
          <table:table-cell table:style-name="Tabel18.C5" office:value-type="string">
            <text:p text:style-name="P57">83</text:p>
          </table:table-cell>
          <table:table-cell table:style-name="Tabel18.F5" office:value-type="string">
            <text:p text:style-name="P57">F0 8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41</text:p>
          </table:table-cell>
          <table:table-cell table:style-name="Tabel18.D5" office:value-type="string">
            <text:p text:style-name="P57">E0_C1</text:p>
          </table:table-cell>
          <table:table-cell table:style-name="Tabel18.C5" office:value-type="string">
            <text:p text:style-name="P57">E0_83</text:p>
          </table:table-cell>
          <table:table-cell table:style-name="Tabel18.F5" office:value-type="string">
            <text:p text:style-name="P57">E0_F0 83</text:p>
          </table:table-cell>
        </table:table-row>
        <table:table-row table:style-name="Tabel18.1">
          <table:table-cell table:style-name="Tabel18.A5" office:value-type="string">
            <text:p text:style-name="P54">119</text:p>
          </table:table-cell>
          <table:table-cell table:style-name="Tabel18.B5" office:value-type="string">
            <text:p text:style-name="P54">F8</text:p>
          </table:table-cell>
          <table:table-cell table:style-name="Tabel18.C5" office:value-type="string">
            <text:p text:style-name="P57">42</text:p>
          </table:table-cell>
          <table:table-cell table:style-name="Tabel18.D5" office:value-type="string">
            <text:p text:style-name="P57">C2</text:p>
          </table:table-cell>
          <table:table-cell table:style-name="Tabel18.C5" office:value-type="string">
            <text:p text:style-name="P57">0A</text:p>
          </table:table-cell>
          <table:table-cell table:style-name="Tabel18.F5" office:value-type="string">
            <text:p text:style-name="P57">F0 0A</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42</text:p>
          </table:table-cell>
          <table:table-cell table:style-name="Tabel18.D5" office:value-type="string">
            <text:p text:style-name="P57">E0_C2</text:p>
          </table:table-cell>
          <table:table-cell table:style-name="Tabel18.C5" office:value-type="string">
            <text:p text:style-name="P57">E0_0A</text:p>
          </table:table-cell>
          <table:table-cell table:style-name="Tabel18.F5" office:value-type="string">
            <text:p text:style-name="P57">E0_F0 0A</text:p>
          </table:table-cell>
        </table:table-row>
        <table:table-row table:style-name="Tabel18.1">
          <table:table-cell table:style-name="Tabel18.A5" office:value-type="string">
            <text:p text:style-name="P54">120</text:p>
          </table:table-cell>
          <table:table-cell table:style-name="Tabel18.B5" office:value-type="string">
            <text:p text:style-name="P54">F9</text:p>
          </table:table-cell>
          <table:table-cell table:style-name="Tabel18.C5" office:value-type="string">
            <text:p text:style-name="P57">43</text:p>
          </table:table-cell>
          <table:table-cell table:style-name="Tabel18.D5" office:value-type="string">
            <text:p text:style-name="P57">C3</text:p>
          </table:table-cell>
          <table:table-cell table:style-name="Tabel18.C5" office:value-type="string">
            <text:p text:style-name="P57">01</text:p>
          </table:table-cell>
          <table:table-cell table:style-name="Tabel18.F5" office:value-type="string">
            <text:p text:style-name="P57">F0 01</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43</text:p>
          </table:table-cell>
          <table:table-cell table:style-name="Tabel18.D5" office:value-type="string">
            <text:p text:style-name="P57">E0_C3</text:p>
          </table:table-cell>
          <table:table-cell table:style-name="Tabel18.C5" office:value-type="string">
            <text:p text:style-name="P57">E0_01</text:p>
          </table:table-cell>
          <table:table-cell table:style-name="Tabel18.F5" office:value-type="string">
            <text:p text:style-name="P57">E0_F0 01</text:p>
          </table:table-cell>
        </table:table-row>
        <table:table-row table:style-name="Tabel18.1">
          <table:table-cell table:style-name="Tabel18.A5" office:value-type="string">
            <text:p text:style-name="P54">121</text:p>
          </table:table-cell>
          <table:table-cell table:style-name="Tabel18.B5" office:value-type="string">
            <text:p text:style-name="P54">F10</text:p>
          </table:table-cell>
          <table:table-cell table:style-name="Tabel18.C5" office:value-type="string">
            <text:p text:style-name="P57">44</text:p>
          </table:table-cell>
          <table:table-cell table:style-name="Tabel18.D5" office:value-type="string">
            <text:p text:style-name="P57">C4</text:p>
          </table:table-cell>
          <table:table-cell table:style-name="Tabel18.C5" office:value-type="string">
            <text:p text:style-name="P57">09</text:p>
          </table:table-cell>
          <table:table-cell table:style-name="Tabel18.F5" office:value-type="string">
            <text:p text:style-name="P57">F0 0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44</text:p>
          </table:table-cell>
          <table:table-cell table:style-name="Tabel18.D5" office:value-type="string">
            <text:p text:style-name="P57">E0_C4</text:p>
          </table:table-cell>
          <table:table-cell table:style-name="Tabel18.C5" office:value-type="string">
            <text:p text:style-name="P57">E0_09</text:p>
          </table:table-cell>
          <table:table-cell table:style-name="Tabel18.F5" office:value-type="string">
            <text:p text:style-name="P57">E0_F0 09</text:p>
          </table:table-cell>
        </table:table-row>
        <table:table-row table:style-name="Tabel18.1">
          <table:table-cell table:style-name="Tabel18.A5" office:value-type="string">
            <text:p text:style-name="P54">122</text:p>
          </table:table-cell>
          <table:table-cell table:style-name="Tabel18.B5" office:value-type="string">
            <text:p text:style-name="P54">F11</text:p>
          </table:table-cell>
          <table:table-cell table:style-name="Tabel18.C5" office:value-type="string">
            <text:p text:style-name="P57">57</text:p>
          </table:table-cell>
          <table:table-cell table:style-name="Tabel18.D5" office:value-type="string">
            <text:p text:style-name="P57">D7</text:p>
          </table:table-cell>
          <table:table-cell table:style-name="Tabel18.C5" office:value-type="string">
            <text:p text:style-name="P57">78</text:p>
          </table:table-cell>
          <table:table-cell table:style-name="Tabel18.F5" office:value-type="string">
            <text:p text:style-name="P57">F0 78</text:p>
          </table:table-cell>
        </table:table-row>
        <table:table-row table:style-name="Tabel18.1">
          <table:table-cell table:style-name="Tabel18.A5" office:value-type="string">
            <text:p text:style-name="P54">123</text:p>
          </table:table-cell>
          <table:table-cell table:style-name="Tabel18.B5" office:value-type="string">
            <text:p text:style-name="P54">F12</text:p>
          </table:table-cell>
          <table:table-cell table:style-name="Tabel18.C5" office:value-type="string">
            <text:p text:style-name="P57">58</text:p>
          </table:table-cell>
          <table:table-cell table:style-name="Tabel18.D5" office:value-type="string">
            <text:p text:style-name="P57">D8</text:p>
          </table:table-cell>
          <table:table-cell table:style-name="Tabel18.C5" office:value-type="string">
            <text:p text:style-name="P57">07</text:p>
          </table:table-cell>
          <table:table-cell table:style-name="Tabel18.F5" office:value-type="string">
            <text:p text:style-name="P57">F0 07</text:p>
          </table:table-cell>
        </table:table-row>
        <table:table-row table:style-name="Tabel18.1">
          <table:table-cell table:style-name="Tabel18.A5" office:value-type="string">
            <text:p text:style-name="P54">124</text:p>
          </table:table-cell>
          <table:table-cell table:style-name="Tabel18.B5" office:value-type="string">
            <text:p text:style-name="P54">Print Screen</text:p>
          </table:table-cell>
          <table:table-cell table:style-name="Tabel18.C5" office:value-type="string">
            <text:p text:style-name="P57">Note 4</text:p>
          </table:table-cell>
          <table:table-cell table:style-name="Tabel18.D5" office:value-type="string">
            <text:p text:style-name="P57">Note 4</text:p>
          </table:table-cell>
          <table:table-cell table:style-name="Tabel18.C5" office:value-type="string">
            <text:p text:style-name="P57">Note 4</text:p>
          </table:table-cell>
          <table:table-cell table:style-name="Tabel18.F5" office:value-type="string">
            <text:p text:style-name="P57">Note 4</text:p>
          </table:table-cell>
        </table:table-row>
        <table:table-row table:style-name="Tabel18.1">
          <table:table-cell table:style-name="Tabel18.A5" office:value-type="string">
            <text:p text:style-name="P54">125</text:p>
          </table:table-cell>
          <table:table-cell table:style-name="Tabel18.B99" office:value-type="string">
            <text:p text:style-name="P54">Scroll Lock</text:p>
          </table:table-cell>
          <table:table-cell table:style-name="Tabel18.E103" office:value-type="string">
            <text:p text:style-name="P57">46</text:p>
          </table:table-cell>
          <table:table-cell table:style-name="Tabel18.D178" office:value-type="string">
            <text:p text:style-name="P57">C6</text:p>
          </table:table-cell>
          <table:table-cell table:style-name="Tabel18.E103" office:value-type="string">
            <text:p text:style-name="P57">7E</text:p>
          </table:table-cell>
          <table:table-cell table:style-name="Tabel18.F103" office:value-type="string">
            <text:p text:style-name="P57">F0 7E</text:p>
          </table:table-cell>
        </table:table-row>
        <table:table-row table:style-name="Tabel18.1">
          <table:table-cell table:style-name="Tabel18.A103" office:value-type="string">
            <text:p text:style-name="P55"/>
          </table:table-cell>
          <table:table-cell table:style-name="Tabel18.B99" office:value-type="string">
            <text:p text:style-name="P55"/>
          </table:table-cell>
          <table:table-cell table:style-name="Tabel18.E103" office:value-type="string">
            <text:p text:style-name="P57">E0_46</text:p>
          </table:table-cell>
          <table:table-cell table:style-name="Tabel18.D178" office:value-type="string">
            <text:p text:style-name="P57">E0_C6</text:p>
          </table:table-cell>
          <table:table-cell table:style-name="Tabel18.E103" office:value-type="string">
            <text:p text:style-name="P57">E0_7E</text:p>
          </table:table-cell>
          <table:table-cell table:style-name="Tabel18.F103" office:value-type="string">
            <text:p text:style-name="P57">E0_F0 7E</text:p>
          </table:table-cell>
        </table:table-row>
        <table:table-row table:style-name="Tabel18.1">
          <table:table-cell table:style-name="Tabel18.A5" office:value-type="string">
            <text:p text:style-name="P54">126</text:p>
          </table:table-cell>
          <table:table-cell table:style-name="Tabel18.B5" office:value-type="string">
            <text:p text:style-name="P54">Pause</text:p>
          </table:table-cell>
          <table:table-cell table:style-name="Tabel18.C5" office:value-type="string">
            <text:p text:style-name="P57">Note 5</text:p>
          </table:table-cell>
          <table:table-cell table:style-name="Tabel18.D5" office:value-type="string">
            <text:p text:style-name="P57">Note 5</text:p>
          </table:table-cell>
          <table:table-cell table:style-name="Tabel18.C5" office:value-type="string">
            <text:p text:style-name="P57">Note 5</text:p>
          </table:table-cell>
          <table:table-cell table:style-name="Tabel18.F5" office:value-type="string">
            <text:p text:style-name="P57">Note 5</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59</text:p>
          </table:table-cell>
          <table:table-cell table:style-name="Tabel18.D5" office:value-type="string">
            <text:p text:style-name="P57">D9</text:p>
          </table:table-cell>
          <table:table-cell table:style-name="Tabel18.C5" office:value-type="string">
            <text:p text:style-name="P57"><text:bookmark-start text:name="_Ref418303775"/>0F<text:bookmark-end text:name="_Ref418303775"/></text:p>
          </table:table-cell>
          <table:table-cell table:style-name="Tabel18.F5" office:value-type="string">
            <text:p text:style-name="P57">F0 0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59</text:p>
          </table:table-cell>
          <table:table-cell table:style-name="Tabel18.D5" office:value-type="string">
            <text:p text:style-name="P57">E0_D9</text:p>
          </table:table-cell>
          <table:table-cell table:style-name="Tabel18.C5" office:value-type="string">
            <text:p text:style-name="P57">E0_0F</text:p>
          </table:table-cell>
          <table:table-cell table:style-name="Tabel18.F5" office:value-type="string">
            <text:p text:style-name="P57">E0_F0 0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5B</text:p>
          </table:table-cell>
          <table:table-cell table:style-name="Tabel18.D5" office:value-type="string">
            <text:p text:style-name="P57">DB</text:p>
          </table:table-cell>
          <table:table-cell table:style-name="Tabel18.C5" office:value-type="string">
            <text:p text:style-name="P57">1F</text:p>
          </table:table-cell>
          <table:table-cell table:style-name="Tabel18.F5" office:value-type="string">
            <text:p text:style-name="P57">F0 1F</text:p>
          </table:table-cell>
        </table:table-row>
        <table:table-row table:style-name="Tabel18.1">
          <table:table-cell table:style-name="Tabel18.A5" office:value-type="string">
            <text:p text:style-name="P55"/>
          </table:table-cell>
          <table:table-cell table:style-name="Tabel18.B5" office:value-type="string">
            <text:p text:style-name="P54">Left Win</text:p>
          </table:table-cell>
          <table:table-cell table:style-name="Tabel18.C5" office:value-type="string">
            <text:p text:style-name="P57">E0_5B</text:p>
          </table:table-cell>
          <table:table-cell table:style-name="Tabel18.D5" office:value-type="string">
            <text:p text:style-name="P57">E0_DB</text:p>
          </table:table-cell>
          <table:table-cell table:style-name="Tabel18.C5" office:value-type="string">
            <text:p text:style-name="P57">E0_1F</text:p>
          </table:table-cell>
          <table:table-cell table:style-name="Tabel18.F5" office:value-type="string">
            <text:p text:style-name="P57">E0_F0 1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5C</text:p>
          </table:table-cell>
          <table:table-cell table:style-name="Tabel18.D5" office:value-type="string">
            <text:p text:style-name="P57">DC</text:p>
          </table:table-cell>
          <table:table-cell table:style-name="Tabel18.C5" office:value-type="string">
            <text:p text:style-name="P57">27</text:p>
          </table:table-cell>
          <table:table-cell table:style-name="Tabel18.F5" office:value-type="string">
            <text:p text:style-name="P57">F0 27</text:p>
          </table:table-cell>
        </table:table-row>
        <table:table-row table:style-name="Tabel18.1">
          <table:table-cell table:style-name="Tabel18.A5" office:value-type="string">
            <text:p text:style-name="P55"/>
          </table:table-cell>
          <table:table-cell table:style-name="Tabel18.B5" office:value-type="string">
            <text:p text:style-name="P54">Right Win</text:p>
          </table:table-cell>
          <table:table-cell table:style-name="Tabel18.C5" office:value-type="string">
            <text:p text:style-name="P57">E0_5C</text:p>
          </table:table-cell>
          <table:table-cell table:style-name="Tabel18.D5" office:value-type="string">
            <text:p text:style-name="P57">E0_DC</text:p>
          </table:table-cell>
          <table:table-cell table:style-name="Tabel18.C5" office:value-type="string">
            <text:p text:style-name="P57">E0_27</text:p>
          </table:table-cell>
          <table:table-cell table:style-name="Tabel18.F5" office:value-type="string">
            <text:p text:style-name="P57">E0_F0 27</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5D</text:p>
          </table:table-cell>
          <table:table-cell table:style-name="Tabel18.D5" office:value-type="string">
            <text:p text:style-name="P57">DD</text:p>
          </table:table-cell>
          <table:table-cell table:style-name="Tabel18.C5" office:value-type="string">
            <text:p text:style-name="P57">2F</text:p>
          </table:table-cell>
          <table:table-cell table:style-name="Tabel18.F5" office:value-type="string">
            <text:p text:style-name="P57">F0 2F</text:p>
          </table:table-cell>
        </table:table-row>
        <table:table-row table:style-name="Tabel18.1">
          <table:table-cell table:style-name="Tabel18.A5" office:value-type="string">
            <text:p text:style-name="P55"/>
          </table:table-cell>
          <table:table-cell table:style-name="Tabel18.B5" office:value-type="string">
            <text:p text:style-name="P54">Application</text:p>
          </table:table-cell>
          <table:table-cell table:style-name="Tabel18.C5" office:value-type="string">
            <text:p text:style-name="P57">E0_5D</text:p>
          </table:table-cell>
          <table:table-cell table:style-name="Tabel18.D5" office:value-type="string">
            <text:p text:style-name="P57">E0_DD</text:p>
          </table:table-cell>
          <table:table-cell table:style-name="Tabel18.C5" office:value-type="string">
            <text:p text:style-name="P57">E0_2F</text:p>
          </table:table-cell>
          <table:table-cell table:style-name="Tabel18.F5" office:value-type="string">
            <text:p text:style-name="P57">E0_F0 2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5E</text:p>
          </table:table-cell>
          <table:table-cell table:style-name="Tabel18.D5" office:value-type="string">
            <text:p text:style-name="P57">DE</text:p>
          </table:table-cell>
          <table:table-cell table:style-name="Tabel18.C5" office:value-type="string">
            <text:p text:style-name="P57">37</text:p>
          </table:table-cell>
          <table:table-cell table:style-name="Tabel18.F5" office:value-type="string">
            <text:p text:style-name="P57">F0 37</text:p>
          </table:table-cell>
        </table:table-row>
        <table:table-row table:style-name="Tabel18.1">
          <table:table-cell table:style-name="Tabel18.A5" office:value-type="string">
            <text:p text:style-name="P55"/>
          </table:table-cell>
          <table:table-cell table:style-name="Tabel18.B5" office:value-type="string">
            <text:p text:style-name="P54">ACPI Power</text:p>
          </table:table-cell>
          <table:table-cell table:style-name="Tabel18.C5" office:value-type="string">
            <text:p text:style-name="P57">E0_5E</text:p>
          </table:table-cell>
          <table:table-cell table:style-name="Tabel18.D5" office:value-type="string">
            <text:p text:style-name="P57">E0_DE</text:p>
          </table:table-cell>
          <table:table-cell table:style-name="Tabel18.C5" office:value-type="string">
            <text:p text:style-name="P57">E0_37</text:p>
          </table:table-cell>
          <table:table-cell table:style-name="Tabel18.F5" office:value-type="string">
            <text:p text:style-name="P57">E0_F0 37</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5F</text:p>
          </table:table-cell>
          <table:table-cell table:style-name="Tabel18.D5" office:value-type="string">
            <text:p text:style-name="P57">DF</text:p>
          </table:table-cell>
          <table:table-cell table:style-name="Tabel18.C5" office:value-type="string">
            <text:p text:style-name="P57">3F</text:p>
          </table:table-cell>
          <table:table-cell table:style-name="Tabel18.F5" office:value-type="string">
            <text:p text:style-name="P57">F0 3F</text:p>
          </table:table-cell>
        </table:table-row>
        <table:table-row table:style-name="Tabel18.1">
          <table:table-cell table:style-name="Tabel18.A5" office:value-type="string">
            <text:p text:style-name="P55"/>
          </table:table-cell>
          <table:table-cell table:style-name="Tabel18.B5" office:value-type="string">
            <text:p text:style-name="P54">ACPI Sleep</text:p>
          </table:table-cell>
          <table:table-cell table:style-name="Tabel18.C5" office:value-type="string">
            <text:p text:style-name="P57">E0_5F</text:p>
          </table:table-cell>
          <table:table-cell table:style-name="Tabel18.D5" office:value-type="string">
            <text:p text:style-name="P57">E0_DF</text:p>
          </table:table-cell>
          <table:table-cell table:style-name="Tabel18.C5" office:value-type="string">
            <text:p text:style-name="P57">E0_3F</text:p>
          </table:table-cell>
          <table:table-cell table:style-name="Tabel18.F5" office:value-type="string">
            <text:p text:style-name="P57">E0_F0 3F</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60</text:p>
          </table:table-cell>
          <table:table-cell table:style-name="Tabel18.D5" office:value-type="string">
            <text:p text:style-name="P57">E0</text:p>
          </table:table-cell>
          <table:table-cell table:style-name="Tabel18.C5" office:value-type="string">
            <text:p text:style-name="P57">47</text:p>
          </table:table-cell>
          <table:table-cell table:style-name="Tabel18.F5" office:value-type="string">
            <text:p text:style-name="P57">F0 47</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60</text:p>
          </table:table-cell>
          <table:table-cell table:style-name="Tabel18.D5" office:value-type="string">
            <text:p text:style-name="P57">E0_E0</text:p>
          </table:table-cell>
          <table:table-cell table:style-name="Tabel18.C5" office:value-type="string">
            <text:p text:style-name="P57">E0_47</text:p>
          </table:table-cell>
          <table:table-cell table:style-name="Tabel18.F5" office:value-type="string">
            <text:p text:style-name="P57">E0_F0 47</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61</text:p>
          </table:table-cell>
          <table:table-cell table:style-name="Tabel18.D5" office:value-type="string">
            <text:p text:style-name="P57">E1</text:p>
          </table:table-cell>
          <table:table-cell table:style-name="Tabel18.C5" office:value-type="string">
            <text:p text:style-name="P57">4F</text:p>
          </table:table-cell>
          <table:table-cell table:style-name="Tabel18.F5" office:value-type="string">
            <text:p text:style-name="P57">F0 4F</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61</text:p>
          </table:table-cell>
          <table:table-cell table:style-name="Tabel18.D5" office:value-type="string">
            <text:p text:style-name="P57">E0_E1</text:p>
          </table:table-cell>
          <table:table-cell table:style-name="Tabel18.C5" office:value-type="string">
            <text:p text:style-name="P57">E0_4F</text:p>
          </table:table-cell>
          <table:table-cell table:style-name="Tabel18.F5" office:value-type="string">
            <text:p text:style-name="P57">E0_F0 4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2</text:p>
          </table:table-cell>
          <table:table-cell table:style-name="Tabel18.D5" office:value-type="string">
            <text:p text:style-name="P57">E2</text:p>
          </table:table-cell>
          <table:table-cell table:style-name="Tabel18.C5" office:value-type="string">
            <text:p text:style-name="P57">56</text:p>
          </table:table-cell>
          <table:table-cell table:style-name="Tabel18.F5" office:value-type="string">
            <text:p text:style-name="P57">F0 5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2</text:p>
          </table:table-cell>
          <table:table-cell table:style-name="Tabel18.D5" office:value-type="string">
            <text:p text:style-name="P57">E0_E2</text:p>
          </table:table-cell>
          <table:table-cell table:style-name="Tabel18.C5" office:value-type="string">
            <text:p text:style-name="P57">E0_56</text:p>
          </table:table-cell>
          <table:table-cell table:style-name="Tabel18.F5" office:value-type="string">
            <text:p text:style-name="P57">E0_F0 56</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3</text:p>
          </table:table-cell>
          <table:table-cell table:style-name="Tabel18.D5" office:value-type="string">
            <text:p text:style-name="P57">E3</text:p>
          </table:table-cell>
          <table:table-cell table:style-name="Tabel18.C5" office:value-type="string">
            <text:p text:style-name="P57">5E</text:p>
          </table:table-cell>
          <table:table-cell table:style-name="Tabel18.F5" office:value-type="string">
            <text:p text:style-name="P57">F0 5E</text:p>
          </table:table-cell>
        </table:table-row>
        <table:table-row table:style-name="Tabel18.1">
          <table:table-cell table:style-name="Tabel18.A5" office:value-type="string">
            <text:p text:style-name="P55"/>
          </table:table-cell>
          <table:table-cell table:style-name="Tabel18.B5" office:value-type="string">
            <text:p text:style-name="P54">ACPI Wake</text:p>
          </table:table-cell>
          <table:table-cell table:style-name="Tabel18.C5" office:value-type="string">
            <text:p text:style-name="P57">E0_63</text:p>
          </table:table-cell>
          <table:table-cell table:style-name="Tabel18.D5" office:value-type="string">
            <text:p text:style-name="P57">E0_E3</text:p>
          </table:table-cell>
          <table:table-cell table:style-name="Tabel18.C5" office:value-type="string">
            <text:p text:style-name="P57">E0_5E</text:p>
          </table:table-cell>
          <table:table-cell table:style-name="Tabel18.F5" office:value-type="string">
            <text:p text:style-name="P57">E0_F0 5E</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4</text:p>
          </table:table-cell>
          <table:table-cell table:style-name="Tabel18.D5" office:value-type="string">
            <text:p text:style-name="P57">E4</text:p>
          </table:table-cell>
          <table:table-cell table:style-name="Tabel18.C5" office:value-type="string">
            <text:p text:style-name="P57">08</text:p>
          </table:table-cell>
          <table:table-cell table:style-name="Tabel18.F5" office:value-type="string">
            <text:p text:style-name="P57">F0 0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4</text:p>
          </table:table-cell>
          <table:table-cell table:style-name="Tabel18.D5" office:value-type="string">
            <text:p text:style-name="P57">E0_E4</text:p>
          </table:table-cell>
          <table:table-cell table:style-name="Tabel18.C5" office:value-type="string">
            <text:p text:style-name="P57">E0_08</text:p>
          </table:table-cell>
          <table:table-cell table:style-name="Tabel18.F5" office:value-type="string">
            <text:p text:style-name="P57">E0_F0 0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5</text:p>
          </table:table-cell>
          <table:table-cell table:style-name="Tabel18.D5" office:value-type="string">
            <text:p text:style-name="P57">E5</text:p>
          </table:table-cell>
          <table:table-cell table:style-name="Tabel18.C5" office:value-type="string">
            <text:p text:style-name="P57">10</text:p>
          </table:table-cell>
          <table:table-cell table:style-name="Tabel18.F5" office:value-type="string">
            <text:p text:style-name="P57">F0 1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5</text:p>
          </table:table-cell>
          <table:table-cell table:style-name="Tabel18.D5" office:value-type="string">
            <text:p text:style-name="P57">E0_E5</text:p>
          </table:table-cell>
          <table:table-cell table:style-name="Tabel18.C5" office:value-type="string">
            <text:p text:style-name="P57">E0_10</text:p>
          </table:table-cell>
          <table:table-cell table:style-name="Tabel18.F5" office:value-type="string">
            <text:p text:style-name="P57">E0_F0 1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6</text:p>
          </table:table-cell>
          <table:table-cell table:style-name="Tabel18.D5" office:value-type="string">
            <text:p text:style-name="P57">E6</text:p>
          </table:table-cell>
          <table:table-cell table:style-name="Tabel18.C5" office:value-type="string">
            <text:p text:style-name="P57">18</text:p>
          </table:table-cell>
          <table:table-cell table:style-name="Tabel18.F5" office:value-type="string">
            <text:p text:style-name="P57">F0 1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6</text:p>
          </table:table-cell>
          <table:table-cell table:style-name="Tabel18.D5" office:value-type="string">
            <text:p text:style-name="P57">E0_E6</text:p>
          </table:table-cell>
          <table:table-cell table:style-name="Tabel18.C5" office:value-type="string">
            <text:p text:style-name="P57">E0_18</text:p>
          </table:table-cell>
          <table:table-cell table:style-name="Tabel18.F5" office:value-type="string">
            <text:p text:style-name="P57">E0_F0 1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7</text:p>
          </table:table-cell>
          <table:table-cell table:style-name="Tabel18.D5" office:value-type="string">
            <text:p text:style-name="P57">E7</text:p>
          </table:table-cell>
          <table:table-cell table:style-name="Tabel18.C5" office:value-type="string">
            <text:p text:style-name="P57">20</text:p>
          </table:table-cell>
          <table:table-cell table:style-name="Tabel18.F5" office:value-type="string">
            <text:p text:style-name="P57">F0 2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7</text:p>
          </table:table-cell>
          <table:table-cell table:style-name="Tabel18.D5" office:value-type="string">
            <text:p text:style-name="P57">E0_E7</text:p>
          </table:table-cell>
          <table:table-cell table:style-name="Tabel18.C5" office:value-type="string">
            <text:p text:style-name="P57">E0_20</text:p>
          </table:table-cell>
          <table:table-cell table:style-name="Tabel18.F5" office:value-type="string">
            <text:p text:style-name="P57">E0_F0 2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8</text:p>
          </table:table-cell>
          <table:table-cell table:style-name="Tabel18.D5" office:value-type="string">
            <text:p text:style-name="P57">E8</text:p>
          </table:table-cell>
          <table:table-cell table:style-name="Tabel18.C5" office:value-type="string">
            <text:p text:style-name="P57">28</text:p>
          </table:table-cell>
          <table:table-cell table:style-name="Tabel18.F5" office:value-type="string">
            <text:p text:style-name="P57">F0 2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8</text:p>
          </table:table-cell>
          <table:table-cell table:style-name="Tabel18.D5" office:value-type="string">
            <text:p text:style-name="P57">E0_E8</text:p>
          </table:table-cell>
          <table:table-cell table:style-name="Tabel18.C5" office:value-type="string">
            <text:p text:style-name="P57">E0_28</text:p>
          </table:table-cell>
          <table:table-cell table:style-name="Tabel18.F5" office:value-type="string">
            <text:p text:style-name="P57">E0_F0 2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9</text:p>
          </table:table-cell>
          <table:table-cell table:style-name="Tabel18.D5" office:value-type="string">
            <text:p text:style-name="P57">E9</text:p>
          </table:table-cell>
          <table:table-cell table:style-name="Tabel18.C5" office:value-type="string">
            <text:p text:style-name="P57">30</text:p>
          </table:table-cell>
          <table:table-cell table:style-name="Tabel18.F5" office:value-type="string">
            <text:p text:style-name="P57">F0 3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9</text:p>
          </table:table-cell>
          <table:table-cell table:style-name="Tabel18.D5" office:value-type="string">
            <text:p text:style-name="P57">E0_E9</text:p>
          </table:table-cell>
          <table:table-cell table:style-name="Tabel18.C5" office:value-type="string">
            <text:p text:style-name="P57">E0_30</text:p>
          </table:table-cell>
          <table:table-cell table:style-name="Tabel18.F5" office:value-type="string">
            <text:p text:style-name="P57">E0_F0 3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A</text:p>
          </table:table-cell>
          <table:table-cell table:style-name="Tabel18.D5" office:value-type="string">
            <text:p text:style-name="P57">EA</text:p>
          </table:table-cell>
          <table:table-cell table:style-name="Tabel18.C5" office:value-type="string">
            <text:p text:style-name="P57">38</text:p>
          </table:table-cell>
          <table:table-cell table:style-name="Tabel18.F5" office:value-type="string">
            <text:p text:style-name="P57">F0 3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A</text:p>
          </table:table-cell>
          <table:table-cell table:style-name="Tabel18.D5" office:value-type="string">
            <text:p text:style-name="P57">E0_EA</text:p>
          </table:table-cell>
          <table:table-cell table:style-name="Tabel18.C5" office:value-type="string">
            <text:p text:style-name="P57">E0_38</text:p>
          </table:table-cell>
          <table:table-cell table:style-name="Tabel18.F5" office:value-type="string">
            <text:p text:style-name="P57">E0_F0 3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B</text:p>
          </table:table-cell>
          <table:table-cell table:style-name="Tabel18.D5" office:value-type="string">
            <text:p text:style-name="P57">EB</text:p>
          </table:table-cell>
          <table:table-cell table:style-name="Tabel18.C5" office:value-type="string">
            <text:p text:style-name="P57">40</text:p>
          </table:table-cell>
          <table:table-cell table:style-name="Tabel18.F5" office:value-type="string">
            <text:p text:style-name="P57">F0 4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B</text:p>
          </table:table-cell>
          <table:table-cell table:style-name="Tabel18.D5" office:value-type="string">
            <text:p text:style-name="P57">E0_EB</text:p>
          </table:table-cell>
          <table:table-cell table:style-name="Tabel18.C5" office:value-type="string">
            <text:p text:style-name="P57">E0_40</text:p>
          </table:table-cell>
          <table:table-cell table:style-name="Tabel18.F5" office:value-type="string">
            <text:p text:style-name="P57">E0_F0 4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C</text:p>
          </table:table-cell>
          <table:table-cell table:style-name="Tabel18.D5" office:value-type="string">
            <text:p text:style-name="P57">EC</text:p>
          </table:table-cell>
          <table:table-cell table:style-name="Tabel18.C5" office:value-type="string">
            <text:p text:style-name="P57">48</text:p>
          </table:table-cell>
          <table:table-cell table:style-name="Tabel18.F5" office:value-type="string">
            <text:p text:style-name="P57">F0 48</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C</text:p>
          </table:table-cell>
          <table:table-cell table:style-name="Tabel18.D5" office:value-type="string">
            <text:p text:style-name="P57">E0_EC</text:p>
          </table:table-cell>
          <table:table-cell table:style-name="Tabel18.C5" office:value-type="string">
            <text:p text:style-name="P57">E0_48</text:p>
          </table:table-cell>
          <table:table-cell table:style-name="Tabel18.F5" office:value-type="string">
            <text:p text:style-name="P57">E0_F0 48</text:p>
          </table:table-cell>
        </table:table-row>
        <text:soft-page-break/>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D</text:p>
          </table:table-cell>
          <table:table-cell table:style-name="Tabel18.D5" office:value-type="string">
            <text:p text:style-name="P57">ED</text:p>
          </table:table-cell>
          <table:table-cell table:style-name="Tabel18.C5" office:value-type="string">
            <text:p text:style-name="P57">50</text:p>
          </table:table-cell>
          <table:table-cell table:style-name="Tabel18.F5" office:value-type="string">
            <text:p text:style-name="P57">F0 5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D</text:p>
          </table:table-cell>
          <table:table-cell table:style-name="Tabel18.D5" office:value-type="string">
            <text:p text:style-name="P57">E0_ED</text:p>
          </table:table-cell>
          <table:table-cell table:style-name="Tabel18.C5" office:value-type="string">
            <text:p text:style-name="P57">E0_50</text:p>
          </table:table-cell>
          <table:table-cell table:style-name="Tabel18.F5" office:value-type="string">
            <text:p text:style-name="P57">E0_F0 50</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E</text:p>
          </table:table-cell>
          <table:table-cell table:style-name="Tabel18.D5" office:value-type="string">
            <text:p text:style-name="P57">EE</text:p>
          </table:table-cell>
          <table:table-cell table:style-name="Tabel18.C5" office:value-type="string">
            <text:p text:style-name="P57">57</text:p>
          </table:table-cell>
          <table:table-cell table:style-name="Tabel18.F5" office:value-type="string">
            <text:p text:style-name="P57">F0 57</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E</text:p>
          </table:table-cell>
          <table:table-cell table:style-name="Tabel18.D5" office:value-type="string">
            <text:p text:style-name="P57">E0_EE</text:p>
          </table:table-cell>
          <table:table-cell table:style-name="Tabel18.C5" office:value-type="string">
            <text:p text:style-name="P57">E0_57</text:p>
          </table:table-cell>
          <table:table-cell table:style-name="Tabel18.F5" office:value-type="string">
            <text:p text:style-name="P57">E0_F0 57</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6F</text:p>
          </table:table-cell>
          <table:table-cell table:style-name="Tabel18.D5" office:value-type="string">
            <text:p text:style-name="P57">EF</text:p>
          </table:table-cell>
          <table:table-cell table:style-name="Tabel18.C5" office:value-type="string">
            <text:p text:style-name="P57">6F</text:p>
          </table:table-cell>
          <table:table-cell table:style-name="Tabel18.F5" office:value-type="string">
            <text:p text:style-name="P57">F0 6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6F</text:p>
          </table:table-cell>
          <table:table-cell table:style-name="Tabel18.D5" office:value-type="string">
            <text:p text:style-name="P57">E0_EF</text:p>
          </table:table-cell>
          <table:table-cell table:style-name="Tabel18.C5" office:value-type="string">
            <text:p text:style-name="P57">E0_6F</text:p>
          </table:table-cell>
          <table:table-cell table:style-name="Tabel18.F5" office:value-type="string">
            <text:p text:style-name="P57">E0_F0 6F</text:p>
          </table:table-cell>
        </table:table-row>
        <table:table-row table:style-name="Tabel18.1">
          <table:table-cell table:style-name="Tabel18.A5" office:value-type="string">
            <text:p text:style-name="P55"/>
          </table:table-cell>
          <table:table-cell table:style-name="Tabel18.B5" office:value-type="string">
            <text:p text:style-name="P54">DBE_KATAKANA‡</text:p>
          </table:table-cell>
          <table:table-cell table:style-name="Tabel18.C5" office:value-type="string">
            <text:p text:style-name="P57">70</text:p>
          </table:table-cell>
          <table:table-cell table:style-name="Tabel18.D5" office:value-type="string">
            <text:p text:style-name="P57">F0</text:p>
          </table:table-cell>
          <table:table-cell table:style-name="Tabel18.C5" office:value-type="string">
            <text:p text:style-name="P57">13</text:p>
          </table:table-cell>
          <table:table-cell table:style-name="Tabel18.F5" office:value-type="string">
            <text:p text:style-name="P57">F0 1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0</text:p>
          </table:table-cell>
          <table:table-cell table:style-name="Tabel18.D5" office:value-type="string">
            <text:p text:style-name="P57">E0_F0</text:p>
          </table:table-cell>
          <table:table-cell table:style-name="Tabel18.C5" office:value-type="string">
            <text:p text:style-name="P57">E0_13</text:p>
          </table:table-cell>
          <table:table-cell table:style-name="Tabel18.F5" office:value-type="string">
            <text:p text:style-name="P57">E0_F0 1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71</text:p>
          </table:table-cell>
          <table:table-cell table:style-name="Tabel18.D5" office:value-type="string">
            <text:p text:style-name="P57">F1</text:p>
          </table:table-cell>
          <table:table-cell table:style-name="Tabel18.C5" office:value-type="string">
            <text:p text:style-name="P57">19</text:p>
          </table:table-cell>
          <table:table-cell table:style-name="Tabel18.F5" office:value-type="string">
            <text:p text:style-name="P57">F0 1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1</text:p>
          </table:table-cell>
          <table:table-cell table:style-name="Tabel18.D5" office:value-type="string">
            <text:p text:style-name="P57">E0_F1</text:p>
          </table:table-cell>
          <table:table-cell table:style-name="Tabel18.C5" office:value-type="string">
            <text:p text:style-name="P57">E0_19</text:p>
          </table:table-cell>
          <table:table-cell table:style-name="Tabel18.F5" office:value-type="string">
            <text:p text:style-name="P57">E0_F0 1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72</text:p>
          </table:table-cell>
          <table:table-cell table:style-name="Tabel18.D5" office:value-type="string">
            <text:p text:style-name="P57">F2</text:p>
          </table:table-cell>
          <table:table-cell table:style-name="Tabel18.C5" office:value-type="string">
            <text:p text:style-name="P57">39</text:p>
          </table:table-cell>
          <table:table-cell table:style-name="Tabel18.F5" office:value-type="string">
            <text:p text:style-name="P57">F0 3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2</text:p>
          </table:table-cell>
          <table:table-cell table:style-name="Tabel18.D5" office:value-type="string">
            <text:p text:style-name="P57">E0_F2</text:p>
          </table:table-cell>
          <table:table-cell table:style-name="Tabel18.C5" office:value-type="string">
            <text:p text:style-name="P57">E0_39</text:p>
          </table:table-cell>
          <table:table-cell table:style-name="Tabel18.F5" office:value-type="string">
            <text:p text:style-name="P57">E0_F0 39</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74</text:p>
          </table:table-cell>
          <table:table-cell table:style-name="Tabel18.D5" office:value-type="string">
            <text:p text:style-name="P57">F4</text:p>
          </table:table-cell>
          <table:table-cell table:style-name="Tabel18.C5" office:value-type="string">
            <text:p text:style-name="P57">53</text:p>
          </table:table-cell>
          <table:table-cell table:style-name="Tabel18.F5" office:value-type="string">
            <text:p text:style-name="P57">F0 5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4</text:p>
          </table:table-cell>
          <table:table-cell table:style-name="Tabel18.D5" office:value-type="string">
            <text:p text:style-name="P57">E0_F4</text:p>
          </table:table-cell>
          <table:table-cell table:style-name="Tabel18.C5" office:value-type="string">
            <text:p text:style-name="P57">E0_53</text:p>
          </table:table-cell>
          <table:table-cell table:style-name="Tabel18.F5" office:value-type="string">
            <text:p text:style-name="P57">E0_F0 5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75</text:p>
          </table:table-cell>
          <table:table-cell table:style-name="Tabel18.D5" office:value-type="string">
            <text:p text:style-name="P57">F5</text:p>
          </table:table-cell>
          <table:table-cell table:style-name="Tabel18.C5" office:value-type="string">
            <text:p text:style-name="P57">5C</text:p>
          </table:table-cell>
          <table:table-cell table:style-name="Tabel18.F5" office:value-type="string">
            <text:p text:style-name="P57">F0 5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5</text:p>
          </table:table-cell>
          <table:table-cell table:style-name="Tabel18.D5" office:value-type="string">
            <text:p text:style-name="P57">E0_F5</text:p>
          </table:table-cell>
          <table:table-cell table:style-name="Tabel18.C5" office:value-type="string">
            <text:p text:style-name="P57">E0_5C</text:p>
          </table:table-cell>
          <table:table-cell table:style-name="Tabel18.F5" office:value-type="string">
            <text:p text:style-name="P57">E0_F0 5C</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76</text:p>
          </table:table-cell>
          <table:table-cell table:style-name="Tabel18.D5" office:value-type="string">
            <text:p text:style-name="P57">F6</text:p>
          </table:table-cell>
          <table:table-cell table:style-name="Tabel18.C5" office:value-type="string">
            <text:p text:style-name="P57">5F</text:p>
          </table:table-cell>
          <table:table-cell table:style-name="Tabel18.F5" office:value-type="string">
            <text:p text:style-name="P57">F0 5F</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6</text:p>
          </table:table-cell>
          <table:table-cell table:style-name="Tabel18.D5" office:value-type="string">
            <text:p text:style-name="P57">E0_F6</text:p>
          </table:table-cell>
          <table:table-cell table:style-name="Tabel18.C5" office:value-type="string">
            <text:p text:style-name="P57">E0_5F</text:p>
          </table:table-cell>
          <table:table-cell table:style-name="Tabel18.F5" office:value-type="string">
            <text:p text:style-name="P57">E0_F0 5F</text:p>
          </table:table-cell>
        </table:table-row>
        <table:table-row table:style-name="Tabel18.1">
          <table:table-cell table:style-name="Tabel18.A5" office:value-type="string">
            <text:p text:style-name="P55"/>
          </table:table-cell>
          <table:table-cell table:style-name="Tabel18.B5" office:value-type="string">
            <text:p text:style-name="P54">DBE_SBCSCHAR‡</text:p>
          </table:table-cell>
          <table:table-cell table:style-name="Tabel18.C5" office:value-type="string">
            <text:p text:style-name="P57">77</text:p>
          </table:table-cell>
          <table:table-cell table:style-name="Tabel18.D5" office:value-type="string">
            <text:p text:style-name="P57">F7</text:p>
          </table:table-cell>
          <table:table-cell table:style-name="Tabel18.C5" office:value-type="string">
            <text:p text:style-name="P57">62</text:p>
          </table:table-cell>
          <table:table-cell table:style-name="Tabel18.F5" office:value-type="string">
            <text:p text:style-name="P57">F0 6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7</text:p>
          </table:table-cell>
          <table:table-cell table:style-name="Tabel18.D5" office:value-type="string">
            <text:p text:style-name="P57">E0_F7</text:p>
          </table:table-cell>
          <table:table-cell table:style-name="Tabel18.C5" office:value-type="string">
            <text:p text:style-name="P57">E0_62</text:p>
          </table:table-cell>
          <table:table-cell table:style-name="Tabel18.F5" office:value-type="string">
            <text:p text:style-name="P57">E0_F0 62</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78</text:p>
          </table:table-cell>
          <table:table-cell table:style-name="Tabel18.D5" office:value-type="string">
            <text:p text:style-name="P57">F8</text:p>
          </table:table-cell>
          <table:table-cell table:style-name="Tabel18.C5" office:value-type="string">
            <text:p text:style-name="P57">63</text:p>
          </table:table-cell>
          <table:table-cell table:style-name="Tabel18.F5" office:value-type="string">
            <text:p text:style-name="P57">F0 63</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8</text:p>
          </table:table-cell>
          <table:table-cell table:style-name="Tabel18.D5" office:value-type="string">
            <text:p text:style-name="P57">E0_F8</text:p>
          </table:table-cell>
          <table:table-cell table:style-name="Tabel18.C5" office:value-type="string">
            <text:p text:style-name="P57">E0_63</text:p>
          </table:table-cell>
          <table:table-cell table:style-name="Tabel18.F5" office:value-type="string">
            <text:p text:style-name="P57">E0_F0 63</text:p>
          </table:table-cell>
        </table:table-row>
        <table:table-row table:style-name="Tabel18.1">
          <table:table-cell table:style-name="Tabel18.A5" office:value-type="string">
            <text:p text:style-name="P55"/>
          </table:table-cell>
          <table:table-cell table:style-name="Tabel18.B5" office:value-type="string">
            <text:p text:style-name="P54">CONVERT‡</text:p>
          </table:table-cell>
          <table:table-cell table:style-name="Tabel18.C5" office:value-type="string">
            <text:p text:style-name="P57">79</text:p>
          </table:table-cell>
          <table:table-cell table:style-name="Tabel18.D5" office:value-type="string">
            <text:p text:style-name="P57">F9</text:p>
          </table:table-cell>
          <table:table-cell table:style-name="Tabel18.C5" office:value-type="string">
            <text:p text:style-name="P57">64</text:p>
          </table:table-cell>
          <table:table-cell table:style-name="Tabel18.F5" office:value-type="string">
            <text:p text:style-name="P57">F0 64</text:p>
          </table:table-cell>
        </table:table-row>
        <table:table-row table:style-name="Tabel18.1">
          <table:table-cell table:style-name="Tabel18.A5" office:value-type="string">
            <text:p text:style-name="P55"/>
          </table:table-cell>
          <table:table-cell table:style-name="Tabel18.B5" office:value-type="string">
            <text:p text:style-name="P55"/>
          </table:table-cell>
          <table:table-cell table:style-name="Tabel18.C5" office:value-type="string">
            <text:p text:style-name="P57">E0_79</text:p>
          </table:table-cell>
          <table:table-cell table:style-name="Tabel18.D5" office:value-type="string">
            <text:p text:style-name="P57">E0_F9</text:p>
          </table:table-cell>
          <table:table-cell table:style-name="Tabel18.C5" office:value-type="string">
            <text:p text:style-name="P57">E0_64</text:p>
          </table:table-cell>
          <table:table-cell table:style-name="Tabel18.F5" office:value-type="string">
            <text:p text:style-name="P57">E0_F0 64</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7A</text:p>
          </table:table-cell>
          <table:table-cell table:style-name="Tabel18.D5" office:value-type="string">
            <text:p text:style-name="P57">FA</text:p>
          </table:table-cell>
          <table:table-cell table:style-name="Tabel18.C5" office:value-type="string">
            <text:p text:style-name="P57">65</text:p>
          </table:table-cell>
          <table:table-cell table:style-name="Tabel18.F5" office:value-type="string">
            <text:p text:style-name="P57">F0 65</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7A</text:p>
          </table:table-cell>
          <table:table-cell table:style-name="Tabel18.D5" office:value-type="string">
            <text:p text:style-name="P57">E0_FA</text:p>
          </table:table-cell>
          <table:table-cell table:style-name="Tabel18.C5" office:value-type="string">
            <text:p text:style-name="P57">E0_65</text:p>
          </table:table-cell>
          <table:table-cell table:style-name="Tabel18.F5" office:value-type="string">
            <text:p text:style-name="P57">E0_F0 65</text:p>
          </table:table-cell>
        </table:table-row>
        <table:table-row table:style-name="Tabel18.1">
          <table:table-cell table:style-name="Tabel18.A5" office:value-type="string">
            <text:p text:style-name="P55"/>
          </table:table-cell>
          <table:table-cell table:style-name="Tabel18.B5" office:value-type="string">
            <text:p text:style-name="P54">NONCONVERT‡</text:p>
          </table:table-cell>
          <table:table-cell table:style-name="Tabel18.C5" office:value-type="string">
            <text:p text:style-name="P57">7B</text:p>
          </table:table-cell>
          <table:table-cell table:style-name="Tabel18.D5" office:value-type="string">
            <text:p text:style-name="P57">FB</text:p>
          </table:table-cell>
          <table:table-cell table:style-name="Tabel18.C5" office:value-type="string">
            <text:p text:style-name="P57">67</text:p>
          </table:table-cell>
          <table:table-cell table:style-name="Tabel18.F5" office:value-type="string">
            <text:p text:style-name="P57">F0 67</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7B</text:p>
          </table:table-cell>
          <table:table-cell table:style-name="Tabel18.D5" office:value-type="string">
            <text:p text:style-name="P57">E0_FB</text:p>
          </table:table-cell>
          <table:table-cell table:style-name="Tabel18.C5" office:value-type="string">
            <text:p text:style-name="P57">E0_67</text:p>
          </table:table-cell>
          <table:table-cell table:style-name="Tabel18.F5" office:value-type="string">
            <text:p text:style-name="P57">E0_F0 67</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7C</text:p>
          </table:table-cell>
          <table:table-cell table:style-name="Tabel18.D5" office:value-type="string">
            <text:p text:style-name="P57">FC</text:p>
          </table:table-cell>
          <table:table-cell table:style-name="Tabel18.C5" office:value-type="string">
            <text:p text:style-name="P57">68</text:p>
          </table:table-cell>
          <table:table-cell table:style-name="Tabel18.F5" office:value-type="string">
            <text:p text:style-name="P57">F0 68</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7C</text:p>
          </table:table-cell>
          <table:table-cell table:style-name="Tabel18.D5" office:value-type="string">
            <text:p text:style-name="P57">E0_FC</text:p>
          </table:table-cell>
          <table:table-cell table:style-name="Tabel18.C5" office:value-type="string">
            <text:p text:style-name="P57">E0_68</text:p>
          </table:table-cell>
          <table:table-cell table:style-name="Tabel18.F5" office:value-type="string">
            <text:p text:style-name="P57">E0_F0 68</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7D</text:p>
          </table:table-cell>
          <table:table-cell table:style-name="Tabel18.D5" office:value-type="string">
            <text:p text:style-name="P57">FD</text:p>
          </table:table-cell>
          <table:table-cell table:style-name="Tabel18.C5" office:value-type="string">
            <text:p text:style-name="P57">6A</text:p>
          </table:table-cell>
          <table:table-cell table:style-name="Tabel18.F5" office:value-type="string">
            <text:p text:style-name="P57">F0 6A</text:p>
          </table:table-cell>
        </table:table-row>
        <table:table-row table:style-name="Tabel18.1">
          <table:table-cell table:style-name="Tabel18.A5" office:value-type="string">
            <text:p text:style-name="P55"/>
          </table:table-cell>
          <table:table-cell table:style-name="Tabel18.B5" office:value-type="string">
            <text:p text:style-name="P54">DO NOT USE</text:p>
          </table:table-cell>
          <table:table-cell table:style-name="Tabel18.C5" office:value-type="string">
            <text:p text:style-name="P57">E0_7D</text:p>
          </table:table-cell>
          <table:table-cell table:style-name="Tabel18.D5" office:value-type="string">
            <text:p text:style-name="P57">E0_FD</text:p>
          </table:table-cell>
          <table:table-cell table:style-name="Tabel18.C5" office:value-type="string">
            <text:p text:style-name="P57">E0_6A</text:p>
          </table:table-cell>
          <table:table-cell table:style-name="Tabel18.F5" office:value-type="string">
            <text:p text:style-name="P57">E0_F0 6A</text:p>
          </table:table-cell>
        </table:table-row>
        <table:table-row table:style-name="Tabel18.1">
          <table:table-cell table:style-name="Tabel18.A103" office:value-type="string">
            <text:p text:style-name="P55"/>
          </table:table-cell>
          <table:table-cell table:style-name="Tabel18.B99" office:value-type="string">
            <text:p text:style-name="P54">DO NOT USE</text:p>
          </table:table-cell>
          <table:table-cell table:style-name="Tabel18.E103" office:value-type="string">
            <text:p text:style-name="P57">7F</text:p>
          </table:table-cell>
          <table:table-cell table:style-name="Tabel18.D178" office:value-type="string">
            <text:p text:style-name="P57">FF</text:p>
          </table:table-cell>
          <table:table-cell table:style-name="Tabel18.E103" office:value-type="string">
            <text:p text:style-name="P57">6E</text:p>
          </table:table-cell>
          <table:table-cell table:style-name="Tabel18.F103" office:value-type="string">
            <text:p text:style-name="P57">F0 6E</text:p>
          </table:table-cell>
        </table:table-row>
        <table:table-row table:style-name="Tabel18.1">
          <table:table-cell table:style-name="Tabel18.A252" office:value-type="string">
            <text:p text:style-name="P55"/>
          </table:table-cell>
          <table:table-cell table:style-name="Tabel18.B252" office:value-type="string">
            <text:p text:style-name="P54">DO NOT USE</text:p>
          </table:table-cell>
          <table:table-cell table:style-name="Tabel18.C252" office:value-type="string">
            <text:p text:style-name="P57">E0_7F</text:p>
          </table:table-cell>
          <table:table-cell table:style-name="Tabel18.D252" office:value-type="string">
            <text:p text:style-name="P57">E0_FF</text:p>
          </table:table-cell>
          <table:table-cell table:style-name="Tabel18.C252" office:value-type="string">
            <text:p text:style-name="P57">E0_6E</text:p>
          </table:table-cell>
          <table:table-cell table:style-name="Tabel18.F252" office:value-type="string">
            <text:p text:style-name="P57">E0_F0 6E</text:p>
          </table:table-cell>
        </table:table-row>
      </table:table>
      <text:p text:style-name="P61"/>
      <text:p text:style-name="P61">Note *<text:tab/>Key 29 is available on the US and not on the International Keyboard.</text:p>
      <text:p text:style-name="P61">Note **<text:tab/>Keys 42 and 45 are available on the International Keyboard and not on the US Keyboard.</text:p>
      <text:p text:style-name="P61">Note ***<text:tab/>Keys 56 and 107 are used on Brazilian and some Far East keyboards. They not available on US Keyboards.</text:p>
      <text:p text:style-name="P61">Note ‡<text:tab/>Keys are used for Far East keyboards.</text:p>
      <text:h text:style-name="P15" text:outline-level="3">Note 1 for Scan Code 1:</text:h>
      <text:p text:style-name="P37"/>
      <text:p text:style-name="P73"><text:span text:style-name="T15">These keys may have additional “shift” and/or “unshift” scan codes preceding the </text:span><text:span text:style-name="T8">Base Make</text:span><text:span text:style-name="T15"> code and following the </text:span><text:span text:style-name="T8">Base Break</text:span><text:span text:style-name="T15"> code, depending upon the current state of </text:span><text:span text:style-name="T8">Num Lock</text:span><text:span text:style-name="T15"> and the state of </text:span><text:span text:style-name="T8">Shift</text:span><text:span text:style-name="T15"> key/s (when multiple keys are held down at the same time). </text:span></text:p>
      <text:p text:style-name="P37"/>
      <text:p text:style-name="P37"/>
      <text:p text:style-name="P98">These Keys are Typematic:</text:p>
      <text:p text:style-name="P98"/>
      <table:table table:name="Tabel19" table:style-name="Tabel19">
        <table:table-column table:style-name="Tabel19.A"/>
        <table:table-column table:style-name="Tabel19.B"/>
        <table:table-column table:style-name="Tabel19.C"/>
        <table:table-column table:style-name="Tabel19.D"/>
        <table:table-row table:style-name="Tabel19.1">
          <table:table-cell table:style-name="Tabel19.A1" office:value-type="string">
            <text:p text:style-name="P51">Key Location</text:p>
          </table:table-cell>
          <table:table-cell table:style-name="Tabel19.B1" office:value-type="string">
            <text:p text:style-name="P51">US key assignment</text:p>
          </table:table-cell>
          <table:table-cell table:style-name="Tabel19.C1" office:value-type="string">
            <text:p text:style-name="P51">Base Make</text:p>
          </table:table-cell>
          <table:table-cell table:style-name="Tabel19.D1" office:value-type="string">
            <text:p text:style-name="P51">Base Break</text:p>
          </table:table-cell>
        </table:table-row>
        <table:table-row table:style-name="Tabel19.1">
          <table:table-cell table:style-name="Tabel19.A2" office:value-type="string">
            <text:p text:style-name="P62">75</text:p>
          </table:table-cell>
          <table:table-cell table:style-name="Tabel19.B2" office:value-type="string">
            <text:p text:style-name="P62">Insert</text:p>
          </table:table-cell>
          <table:table-cell table:style-name="Tabel19.C2" office:value-type="string">
            <text:p text:style-name="P62">E0 52</text:p>
          </table:table-cell>
          <table:table-cell table:style-name="Tabel19.D2" office:value-type="string">
            <text:p text:style-name="P62">E0 D2</text:p>
          </table:table-cell>
        </table:table-row>
        <table:table-row table:style-name="Tabel19.1">
          <table:table-cell table:style-name="Tabel19.A3" office:value-type="string">
            <text:p text:style-name="P62">76</text:p>
          </table:table-cell>
          <table:table-cell table:style-name="Tabel19.B3" office:value-type="string">
            <text:p text:style-name="P62">Delete</text:p>
          </table:table-cell>
          <table:table-cell table:style-name="Tabel19.C3" office:value-type="string">
            <text:p text:style-name="P62">E0 53</text:p>
          </table:table-cell>
          <table:table-cell table:style-name="Tabel19.D3" office:value-type="string">
            <text:p text:style-name="P62">E0 D3</text:p>
          </table:table-cell>
        </table:table-row>
        <table:table-row table:style-name="Tabel19.1">
          <table:table-cell table:style-name="Tabel19.A2" office:value-type="string">
            <text:p text:style-name="P62">79</text:p>
          </table:table-cell>
          <table:table-cell table:style-name="Tabel19.B2" office:value-type="string">
            <text:p text:style-name="P62">Left Arrow</text:p>
          </table:table-cell>
          <table:table-cell table:style-name="Tabel19.C2" office:value-type="string">
            <text:p text:style-name="P62">E0 4B</text:p>
          </table:table-cell>
          <table:table-cell table:style-name="Tabel19.D2" office:value-type="string">
            <text:p text:style-name="P62">E0 CB</text:p>
          </table:table-cell>
        </table:table-row>
        <table:table-row table:style-name="Tabel19.1">
          <table:table-cell table:style-name="Tabel19.A3" office:value-type="string">
            <text:p text:style-name="P62">80</text:p>
          </table:table-cell>
          <table:table-cell table:style-name="Tabel19.B3" office:value-type="string">
            <text:p text:style-name="P62">Home</text:p>
          </table:table-cell>
          <table:table-cell table:style-name="Tabel19.C3" office:value-type="string">
            <text:p text:style-name="P62">E0 47</text:p>
          </table:table-cell>
          <table:table-cell table:style-name="Tabel19.D3" office:value-type="string">
            <text:p text:style-name="P62">E0 C7</text:p>
          </table:table-cell>
        </table:table-row>
        <table:table-row table:style-name="Tabel19.1">
          <table:table-cell table:style-name="Tabel19.A2" office:value-type="string">
            <text:p text:style-name="P62">81</text:p>
          </table:table-cell>
          <table:table-cell table:style-name="Tabel19.B2" office:value-type="string">
            <text:p text:style-name="P62">End</text:p>
          </table:table-cell>
          <table:table-cell table:style-name="Tabel19.C2" office:value-type="string">
            <text:p text:style-name="P62">E0 4F</text:p>
          </table:table-cell>
          <table:table-cell table:style-name="Tabel19.D2" office:value-type="string">
            <text:p text:style-name="P62">E0 CF</text:p>
          </table:table-cell>
        </table:table-row>
        <table:table-row table:style-name="Tabel19.1">
          <table:table-cell table:style-name="Tabel19.A3" office:value-type="string">
            <text:p text:style-name="P62">83</text:p>
          </table:table-cell>
          <table:table-cell table:style-name="Tabel19.B3" office:value-type="string">
            <text:p text:style-name="P62">Up Arrow</text:p>
          </table:table-cell>
          <table:table-cell table:style-name="Tabel19.C3" office:value-type="string">
            <text:p text:style-name="P62">E0 48</text:p>
          </table:table-cell>
          <table:table-cell table:style-name="Tabel19.D3" office:value-type="string">
            <text:p text:style-name="P62">E0 C8</text:p>
          </table:table-cell>
        </table:table-row>
        <table:table-row table:style-name="Tabel19.1">
          <table:table-cell table:style-name="Tabel19.A2" office:value-type="string">
            <text:p text:style-name="P62">84</text:p>
          </table:table-cell>
          <table:table-cell table:style-name="Tabel19.B2" office:value-type="string">
            <text:p text:style-name="P62">Dn Arrow</text:p>
          </table:table-cell>
          <table:table-cell table:style-name="Tabel19.C2" office:value-type="string">
            <text:p text:style-name="P62">E0 50</text:p>
          </table:table-cell>
          <table:table-cell table:style-name="Tabel19.D2" office:value-type="string">
            <text:p text:style-name="P62">E0 D0</text:p>
          </table:table-cell>
        </table:table-row>
        <text:soft-page-break/>
        <table:table-row table:style-name="Tabel19.1">
          <table:table-cell table:style-name="Tabel19.A9" office:value-type="string">
            <text:p text:style-name="P62">85</text:p>
          </table:table-cell>
          <table:table-cell table:style-name="Tabel19.B9" office:value-type="string">
            <text:p text:style-name="P62">Page Up</text:p>
          </table:table-cell>
          <table:table-cell table:style-name="Tabel19.C9" office:value-type="string">
            <text:p text:style-name="P62">E0 49</text:p>
          </table:table-cell>
          <table:table-cell table:style-name="Tabel19.D9" office:value-type="string">
            <text:p text:style-name="P62">E0 C9</text:p>
          </table:table-cell>
        </table:table-row>
        <table:table-row table:style-name="Tabel19.1">
          <table:table-cell table:style-name="Tabel19.A3" office:value-type="string">
            <text:p text:style-name="P62">86</text:p>
          </table:table-cell>
          <table:table-cell table:style-name="Tabel19.B3" office:value-type="string">
            <text:p text:style-name="P62">Page Down</text:p>
          </table:table-cell>
          <table:table-cell table:style-name="Tabel19.C3" office:value-type="string">
            <text:p text:style-name="P62">E0 51</text:p>
          </table:table-cell>
          <table:table-cell table:style-name="Tabel19.D3" office:value-type="string">
            <text:p text:style-name="P62">E0 D1</text:p>
          </table:table-cell>
        </table:table-row>
        <table:table-row table:style-name="Tabel19.1">
          <table:table-cell table:style-name="Tabel19.A11" office:value-type="string">
            <text:p text:style-name="P62">89</text:p>
          </table:table-cell>
          <table:table-cell table:style-name="Tabel19.B11" office:value-type="string">
            <text:p text:style-name="P62">Right Arrow</text:p>
          </table:table-cell>
          <table:table-cell table:style-name="Tabel19.C11" office:value-type="string">
            <text:p text:style-name="P62">E0 4D</text:p>
          </table:table-cell>
          <table:table-cell table:style-name="Tabel19.D11" office:value-type="string">
            <text:p text:style-name="P62">E0 CD</text:p>
          </table:table-cell>
        </table:table-row>
      </table:table>
      <text:p text:style-name="P47"/>
      <table:table table:name="Tabel20" table:style-name="Tabel20">
        <table:table-column table:style-name="Tabel20.A"/>
        <table:table-column table:style-name="Tabel20.B"/>
        <table:table-column table:style-name="Tabel20.C"/>
        <table:table-row table:style-name="Tabel20.1">
          <table:table-cell table:style-name="Tabel20.A1" office:value-type="string">
            <text:p text:style-name="P52"/>
            <text:p text:style-name="P51">Num Lock ON</text:p>
          </table:table-cell>
          <table:table-cell table:style-name="Tabel20.B1" office:value-type="string">
            <text:p text:style-name="P50">Precede Base Make code with</text:p>
          </table:table-cell>
          <table:table-cell table:style-name="Tabel20.C1" office:value-type="string">
            <text:p text:style-name="P50">follow Base Break code with</text:p>
          </table:table-cell>
        </table:table-row>
        <table:table-row table:style-name="Tabel20.1">
          <table:table-cell table:style-name="Tabel20.A2" office:value-type="string">
            <text:p text:style-name="P69"><text:span text:style-name="T18">Final Key</text:span><text:span text:style-name="T17"> only</text:span></text:p>
          </table:table-cell>
          <table:table-cell table:style-name="Tabel20.B2" office:value-type="string">
            <text:p text:style-name="P62">E0 2A</text:p>
          </table:table-cell>
          <table:table-cell table:style-name="Tabel20.C2" office:value-type="string">
            <text:p text:style-name="P62">E0 AA</text:p>
          </table:table-cell>
        </table:table-row>
        <table:table-row table:style-name="Tabel20.1">
          <table:table-cell table:style-name="Tabel20.A3" office:value-type="string">
            <text:p text:style-name="P69"><text:span text:style-name="T18">LSHIFT</text:span><text:span text:style-name="T17"> down +</text:span><text:span text:style-name="T18"> Final Key</text:span></text:p>
          </table:table-cell>
          <table:table-cell table:style-name="Tabel20.B3" office:value-type="string">
            <text:p text:style-name="P63"/>
          </table:table-cell>
          <table:table-cell table:style-name="Tabel20.C3" office:value-type="string">
            <text:p text:style-name="P63"/>
          </table:table-cell>
        </table:table-row>
        <table:table-row table:style-name="Tabel20.1">
          <table:table-cell table:style-name="Tabel20.A3" office:value-type="string">
            <text:p text:style-name="P69"><text:span text:style-name="T18">RSHIFT</text:span><text:span text:style-name="T17"> down</text:span><text:span text:style-name="T18"> + Final Key</text:span></text:p>
          </table:table-cell>
          <table:table-cell table:style-name="Tabel20.B3" office:value-type="string">
            <text:p text:style-name="P63"/>
          </table:table-cell>
          <table:table-cell table:style-name="Tabel20.C3" office:value-type="string">
            <text:p text:style-name="P63"/>
          </table:table-cell>
        </table:table-row>
        <table:table-row table:style-name="Tabel20.1">
          <table:table-cell table:style-name="Tabel20.A5" office:value-type="string">
            <text:p text:style-name="P69"><text:span text:style-name="T17">Both </text:span><text:span text:style-name="T18">LSHIFT</text:span><text:span text:style-name="T17"> and </text:span><text:span text:style-name="T18">RSHIFT </text:span><text:span text:style-name="T17">down</text:span><text:span text:style-name="T18"> + Final Key</text:span></text:p>
          </table:table-cell>
          <table:table-cell table:style-name="Tabel20.B5" office:value-type="string">
            <text:p text:style-name="P63"/>
          </table:table-cell>
          <table:table-cell table:style-name="Tabel20.C5" office:value-type="string">
            <text:p text:style-name="P63"/>
          </table:table-cell>
        </table:table-row>
      </table:table>
      <text:p text:style-name="P47"/>
      <table:table table:name="Tabel21" table:style-name="Tabel21">
        <table:table-column table:style-name="Tabel21.A"/>
        <table:table-column table:style-name="Tabel21.B"/>
        <table:table-column table:style-name="Tabel21.C"/>
        <table:table-row table:style-name="Tabel21.1">
          <table:table-cell table:style-name="Tabel21.A1" office:value-type="string">
            <text:p text:style-name="P52"/>
            <text:p text:style-name="P51">Num Lock OFF</text:p>
          </table:table-cell>
          <table:table-cell table:style-name="Tabel21.B1" office:value-type="string">
            <text:p text:style-name="P50">Precede Base Make code with</text:p>
          </table:table-cell>
          <table:table-cell table:style-name="Tabel21.C1" office:value-type="string">
            <text:p text:style-name="P50">follow Base Break code with</text:p>
          </table:table-cell>
        </table:table-row>
        <table:table-row table:style-name="Tabel21.1">
          <table:table-cell table:style-name="Tabel21.A2" office:value-type="string">
            <text:p text:style-name="P69"><text:span text:style-name="T18">Final Key</text:span><text:span text:style-name="T17"> only</text:span></text:p>
          </table:table-cell>
          <table:table-cell table:style-name="Tabel21.B2" office:value-type="string">
            <text:p text:style-name="P63"/>
          </table:table-cell>
          <table:table-cell table:style-name="Tabel21.C2" office:value-type="string">
            <text:p text:style-name="P63"/>
          </table:table-cell>
        </table:table-row>
        <table:table-row table:style-name="Tabel21.1">
          <table:table-cell table:style-name="Tabel21.A3" office:value-type="string">
            <text:p text:style-name="P69"><text:span text:style-name="T18">LSHIFT</text:span><text:span text:style-name="T17"> down +</text:span><text:span text:style-name="T18"> Final Key</text:span></text:p>
          </table:table-cell>
          <table:table-cell table:style-name="Tabel21.B3" office:value-type="string">
            <text:p text:style-name="P62">E0 AA</text:p>
          </table:table-cell>
          <table:table-cell table:style-name="Tabel21.C3" office:value-type="string">
            <text:p text:style-name="P62">E0 2A</text:p>
          </table:table-cell>
        </table:table-row>
        <table:table-row table:style-name="Tabel21.1">
          <table:table-cell table:style-name="Tabel21.A3" office:value-type="string">
            <text:p text:style-name="P69"><text:span text:style-name="T18">RSHIFT</text:span><text:span text:style-name="T17"> down</text:span><text:span text:style-name="T18"> + Final Key</text:span></text:p>
          </table:table-cell>
          <table:table-cell table:style-name="Tabel21.B3" office:value-type="string">
            <text:p text:style-name="P62">E0 B6</text:p>
          </table:table-cell>
          <table:table-cell table:style-name="Tabel21.C3" office:value-type="string">
            <text:p text:style-name="P62">E0 <text:s/>36</text:p>
          </table:table-cell>
        </table:table-row>
        <table:table-row table:style-name="Tabel21.1">
          <table:table-cell table:style-name="Tabel21.A5" office:value-type="string">
            <text:p text:style-name="P69"><text:span text:style-name="T17">Both </text:span><text:span text:style-name="T18">LSHIFT</text:span><text:span text:style-name="T17"> and </text:span><text:span text:style-name="T18">RSHIFT </text:span><text:span text:style-name="T17">down</text:span><text:span text:style-name="T18"> + Final Key</text:span></text:p>
          </table:table-cell>
          <table:table-cell table:style-name="Tabel21.B5" office:value-type="string">
            <text:p text:style-name="P62">E0 AA <text:s text:c="2"/>E0 B6</text:p>
          </table:table-cell>
          <table:table-cell table:style-name="Tabel21.C5" office:value-type="string">
            <text:p text:style-name="P62">E0 36 <text:s text:c="2"/>E0 2A</text:p>
          </table:table-cell>
        </table:table-row>
      </table:table>
      <text:p text:style-name="P37"/>
      <text:p text:style-name="Standard"><text:span text:style-name="T15">As an example, consider the case where </text:span><text:span text:style-name="T8">Num Lock</text:span><text:span text:style-name="T15"> is </text:span><text:span text:style-name="T8">OFF </text:span><text:span text:style-name="T15">and you choose to push and hold </text:span><text:span text:style-name="T8">Left SHIFT</text:span><text:span text:style-name="T15">, then push and hold</text:span><text:span text:style-name="T8"> Right SHIFT</text:span><text:span text:style-name="T15">, and finally push </text:span><text:span text:style-name="T8">Insert.</text:span><text:span text:style-name="T15"> The scan codes sent would be:</text:span></text:p>
      <text:p text:style-name="P37"/>
      <text:p text:style-name="Standard"><text:span text:style-name="T15">2A<text:tab/><text:tab/><text:tab/>(</text:span><text:span text:style-name="T8">LSHIFT</text:span><text:span text:style-name="T15"> make) </text:span></text:p>
      <text:p text:style-name="Standard"><text:span text:style-name="T15">36 <text:tab/><text:tab/><text:tab/>(</text:span><text:span text:style-name="T8">RSHIFT </text:span><text:span text:style-name="T15">make)</text:span></text:p>
      <text:p text:style-name="Standard"><text:span text:style-name="T15">E0 AA E0 B6 E0 52<text:tab/>(</text:span><text:span text:style-name="T8">Insert </text:span><text:span text:style-name="T15">make)</text:span></text:p>
      <text:p text:style-name="P50"/>
      <text:p text:style-name="Standard"><text:span text:style-name="T15">When these keys are released, the keys still held down at the time a key is released determine it’s scan code. Assume </text:span><text:span text:style-name="T8">Insert</text:span><text:span text:style-name="T15"> is released first then </text:span><text:span text:style-name="T8">Right SHIFT</text:span><text:span text:style-name="T15"> and last </text:span><text:span text:style-name="T8">Left SHIFT</text:span><text:span text:style-name="T15">. The scan codes would be:</text:span></text:p>
      <text:p text:style-name="P37"/>
      <text:p text:style-name="Standard"><text:span text:style-name="T15">E0 D2 E0 36 E0 2A<text:tab/>(</text:span><text:span text:style-name="T8">Insert</text:span><text:span text:style-name="T15"> break)</text:span></text:p>
      <text:p text:style-name="Standard"><text:span text:style-name="T15">B6<text:tab/><text:tab/><text:tab/>(</text:span><text:span text:style-name="T8">RSHIFT</text:span><text:span text:style-name="T15"> break)</text:span></text:p>
      <text:p text:style-name="Standard"><text:span text:style-name="T15">AA<text:tab/><text:tab/><text:tab/>(</text:span><text:span text:style-name="T8">LSHIFT</text:span><text:span text:style-name="T15"> break)</text:span></text:p>
      <text:p text:style-name="P37"/>
      <text:h text:style-name="P15" text:outline-level="3">Note 2 for Scan Code 2:</text:h>
      <text:p text:style-name="P73"><text:span text:style-name="T15">These keys may have additional “shift” and/or “unshift” scan codes preceding the </text:span><text:span text:style-name="T8">Base Make</text:span><text:span text:style-name="T15"> code and following the </text:span><text:span text:style-name="T8">Base Break</text:span><text:span text:style-name="T15"> code, depending upon the current state of </text:span><text:span text:style-name="T8">Num </text:span><text:span text:style-name="T15">Lock and the state of </text:span><text:span text:style-name="T8">SHIFT</text:span><text:span text:style-name="T15"> key/s (when multiple keys are held down at the same time). </text:span></text:p>
      <text:p text:style-name="P37"/>
      <text:h text:style-name="P100" text:outline-level="1">These Keys are Typematic</text:h>
      <text:p text:style-name="P101"/>
      <table:table table:name="Tabel22" table:style-name="Tabel22">
        <table:table-column table:style-name="Tabel22.A"/>
        <table:table-column table:style-name="Tabel22.B"/>
        <table:table-column table:style-name="Tabel22.C"/>
        <table:table-column table:style-name="Tabel22.D"/>
        <table:table-row table:style-name="Tabel22.1">
          <table:table-cell table:style-name="Tabel22.A1" office:value-type="string">
            <text:p text:style-name="P51">key location</text:p>
          </table:table-cell>
          <table:table-cell table:style-name="Tabel22.B1" office:value-type="string">
            <text:p text:style-name="P51">US key assignment</text:p>
          </table:table-cell>
          <table:table-cell table:style-name="Tabel22.C1" office:value-type="string">
            <text:p text:style-name="P51">Base Make</text:p>
          </table:table-cell>
          <table:table-cell table:style-name="Tabel22.D1" office:value-type="string">
            <text:p text:style-name="P51">Base Break</text:p>
          </table:table-cell>
        </table:table-row>
        <table:table-row table:style-name="Tabel22.1">
          <table:table-cell table:style-name="Tabel22.A2" office:value-type="string">
            <text:p text:style-name="P62">75</text:p>
          </table:table-cell>
          <table:table-cell table:style-name="Tabel22.B2" office:value-type="string">
            <text:p text:style-name="P62">Insert</text:p>
          </table:table-cell>
          <table:table-cell table:style-name="Tabel22.C2" office:value-type="string">
            <text:p text:style-name="P62">E0 70</text:p>
          </table:table-cell>
          <table:table-cell table:style-name="Tabel22.D2" office:value-type="string">
            <text:p text:style-name="P62">E0 F0 70</text:p>
          </table:table-cell>
        </table:table-row>
        <table:table-row table:style-name="Tabel22.1">
          <table:table-cell table:style-name="Tabel22.A3" office:value-type="string">
            <text:p text:style-name="P62">76</text:p>
          </table:table-cell>
          <table:table-cell table:style-name="Tabel22.B3" office:value-type="string">
            <text:p text:style-name="P62">Delete</text:p>
          </table:table-cell>
          <table:table-cell table:style-name="Tabel22.C3" office:value-type="string">
            <text:p text:style-name="P62">E0 71</text:p>
          </table:table-cell>
          <table:table-cell table:style-name="Tabel22.D3" office:value-type="string">
            <text:p text:style-name="P62">E0 F0 71</text:p>
          </table:table-cell>
        </table:table-row>
        <table:table-row table:style-name="Tabel22.1">
          <table:table-cell table:style-name="Tabel22.A2" office:value-type="string">
            <text:p text:style-name="P62">79</text:p>
          </table:table-cell>
          <table:table-cell table:style-name="Tabel22.B2" office:value-type="string">
            <text:p text:style-name="P62">Left Arrow</text:p>
          </table:table-cell>
          <table:table-cell table:style-name="Tabel22.C2" office:value-type="string">
            <text:p text:style-name="P62">E0 6B</text:p>
          </table:table-cell>
          <table:table-cell table:style-name="Tabel22.D2" office:value-type="string">
            <text:p text:style-name="P62">E0 F0 6B</text:p>
          </table:table-cell>
        </table:table-row>
        <table:table-row table:style-name="Tabel22.1">
          <table:table-cell table:style-name="Tabel22.A3" office:value-type="string">
            <text:p text:style-name="P62">80</text:p>
          </table:table-cell>
          <table:table-cell table:style-name="Tabel22.B3" office:value-type="string">
            <text:p text:style-name="P62">Home</text:p>
          </table:table-cell>
          <table:table-cell table:style-name="Tabel22.C3" office:value-type="string">
            <text:p text:style-name="P62">E0 6C</text:p>
          </table:table-cell>
          <table:table-cell table:style-name="Tabel22.D3" office:value-type="string">
            <text:p text:style-name="P62">E0 F0 6C</text:p>
          </table:table-cell>
        </table:table-row>
        <table:table-row table:style-name="Tabel22.1">
          <table:table-cell table:style-name="Tabel22.A2" office:value-type="string">
            <text:p text:style-name="P62">81</text:p>
          </table:table-cell>
          <table:table-cell table:style-name="Tabel22.B2" office:value-type="string">
            <text:p text:style-name="P62">End</text:p>
          </table:table-cell>
          <table:table-cell table:style-name="Tabel22.C2" office:value-type="string">
            <text:p text:style-name="P62">E0 69</text:p>
          </table:table-cell>
          <table:table-cell table:style-name="Tabel22.D2" office:value-type="string">
            <text:p text:style-name="P62">E0 F0 69</text:p>
          </table:table-cell>
        </table:table-row>
        <table:table-row table:style-name="Tabel22.1">
          <table:table-cell table:style-name="Tabel22.A3" office:value-type="string">
            <text:p text:style-name="P62">83</text:p>
          </table:table-cell>
          <table:table-cell table:style-name="Tabel22.B3" office:value-type="string">
            <text:p text:style-name="P62">Up Arrow</text:p>
          </table:table-cell>
          <table:table-cell table:style-name="Tabel22.C3" office:value-type="string">
            <text:p text:style-name="P62">E0 75</text:p>
          </table:table-cell>
          <table:table-cell table:style-name="Tabel22.D3" office:value-type="string">
            <text:p text:style-name="P62">E0 F0 75</text:p>
          </table:table-cell>
        </table:table-row>
        <table:table-row table:style-name="Tabel22.1">
          <table:table-cell table:style-name="Tabel22.A2" office:value-type="string">
            <text:p text:style-name="P62">84</text:p>
          </table:table-cell>
          <table:table-cell table:style-name="Tabel22.B2" office:value-type="string">
            <text:p text:style-name="P62">Dn Arrow</text:p>
          </table:table-cell>
          <table:table-cell table:style-name="Tabel22.C2" office:value-type="string">
            <text:p text:style-name="P62">E0 72</text:p>
          </table:table-cell>
          <table:table-cell table:style-name="Tabel22.D2" office:value-type="string">
            <text:p text:style-name="P62">E0 F0 72</text:p>
          </table:table-cell>
        </table:table-row>
        <table:table-row table:style-name="Tabel22.1">
          <table:table-cell table:style-name="Tabel22.A9" office:value-type="string">
            <text:p text:style-name="P62">85</text:p>
          </table:table-cell>
          <table:table-cell table:style-name="Tabel22.B9" office:value-type="string">
            <text:p text:style-name="P62">Page Up</text:p>
          </table:table-cell>
          <table:table-cell table:style-name="Tabel22.C9" office:value-type="string">
            <text:p text:style-name="P62">E0 7D</text:p>
          </table:table-cell>
          <table:table-cell table:style-name="Tabel22.D9" office:value-type="string">
            <text:p text:style-name="P62">E0 F0 7D</text:p>
          </table:table-cell>
        </table:table-row>
        <table:table-row table:style-name="Tabel22.1">
          <table:table-cell table:style-name="Tabel22.A3" office:value-type="string">
            <text:p text:style-name="P62">86</text:p>
          </table:table-cell>
          <table:table-cell table:style-name="Tabel22.B3" office:value-type="string">
            <text:p text:style-name="P62">Page Down</text:p>
          </table:table-cell>
          <table:table-cell table:style-name="Tabel22.C3" office:value-type="string">
            <text:p text:style-name="P62">E0 7A</text:p>
          </table:table-cell>
          <table:table-cell table:style-name="Tabel22.D3" office:value-type="string">
            <text:p text:style-name="P62">E0 F0 7A</text:p>
          </table:table-cell>
        </table:table-row>
        <table:table-row table:style-name="Tabel22.1">
          <table:table-cell table:style-name="Tabel22.A11" office:value-type="string">
            <text:p text:style-name="P62">89</text:p>
          </table:table-cell>
          <table:table-cell table:style-name="Tabel22.B11" office:value-type="string">
            <text:p text:style-name="P62">Right Arrow</text:p>
          </table:table-cell>
          <table:table-cell table:style-name="Tabel22.C11" office:value-type="string">
            <text:p text:style-name="P62">E0 74</text:p>
          </table:table-cell>
          <table:table-cell table:style-name="Tabel22.D11" office:value-type="string">
            <text:p text:style-name="P62">E0 F0 74</text:p>
          </table:table-cell>
        </table:table-row>
      </table:table>
      <text:p text:style-name="P47"/>
      <text:p text:style-name="P47"><text:soft-page-break/></text:p>
      <table:table table:name="Tabel23" table:style-name="Tabel23">
        <table:table-column table:style-name="Tabel23.A"/>
        <table:table-column table:style-name="Tabel23.B"/>
        <table:table-column table:style-name="Tabel23.C"/>
        <table:table-row table:style-name="Tabel23.1">
          <table:table-cell table:style-name="Tabel23.A1" office:value-type="string">
            <text:p text:style-name="P52"/>
            <text:p text:style-name="P51">Num Lock ON</text:p>
          </table:table-cell>
          <table:table-cell table:style-name="Tabel23.B1" office:value-type="string">
            <text:p text:style-name="P50">Precede Base Make code with</text:p>
          </table:table-cell>
          <table:table-cell table:style-name="Tabel23.C1" office:value-type="string">
            <text:p text:style-name="P50">follow Base Break code with</text:p>
          </table:table-cell>
        </table:table-row>
        <table:table-row table:style-name="Tabel23.1">
          <table:table-cell table:style-name="Tabel23.A2" office:value-type="string">
            <text:p text:style-name="P69"><text:span text:style-name="T18">Final Key</text:span><text:span text:style-name="T17"> only</text:span></text:p>
          </table:table-cell>
          <table:table-cell table:style-name="Tabel23.B2" office:value-type="string">
            <text:p text:style-name="P62">E0 12</text:p>
          </table:table-cell>
          <table:table-cell table:style-name="Tabel23.C2" office:value-type="string">
            <text:p text:style-name="P62">E0 F0 12</text:p>
          </table:table-cell>
        </table:table-row>
        <table:table-row table:style-name="Tabel23.1">
          <table:table-cell table:style-name="Tabel23.A3" office:value-type="string">
            <text:p text:style-name="P69"><text:span text:style-name="T18">LSHIFT</text:span><text:span text:style-name="T17"> down +</text:span><text:span text:style-name="T18"> Final Key</text:span></text:p>
          </table:table-cell>
          <table:table-cell table:style-name="Tabel23.B3" office:value-type="string">
            <text:p text:style-name="P63"/>
          </table:table-cell>
          <table:table-cell table:style-name="Tabel23.C3" office:value-type="string">
            <text:p text:style-name="P63"/>
          </table:table-cell>
        </table:table-row>
        <table:table-row table:style-name="Tabel23.1">
          <table:table-cell table:style-name="Tabel23.A3" office:value-type="string">
            <text:p text:style-name="P69"><text:span text:style-name="T18">RSHIFT</text:span><text:span text:style-name="T17"> down</text:span><text:span text:style-name="T18"> + Final Key</text:span></text:p>
          </table:table-cell>
          <table:table-cell table:style-name="Tabel23.B3" office:value-type="string">
            <text:p text:style-name="P63"/>
          </table:table-cell>
          <table:table-cell table:style-name="Tabel23.C3" office:value-type="string">
            <text:p text:style-name="P63"/>
          </table:table-cell>
        </table:table-row>
        <table:table-row table:style-name="Tabel23.1">
          <table:table-cell table:style-name="Tabel23.A5" office:value-type="string">
            <text:p text:style-name="P69"><text:span text:style-name="T17">Both </text:span><text:span text:style-name="T18">LSHIFT</text:span><text:span text:style-name="T17"> and </text:span><text:span text:style-name="T18">RSHIFT </text:span><text:span text:style-name="T17">down</text:span><text:span text:style-name="T18"> + Final Key</text:span></text:p>
          </table:table-cell>
          <table:table-cell table:style-name="Tabel23.B5" office:value-type="string">
            <text:p text:style-name="P63"/>
          </table:table-cell>
          <table:table-cell table:style-name="Tabel23.C5" office:value-type="string">
            <text:p text:style-name="P63"/>
          </table:table-cell>
        </table:table-row>
      </table:table>
      <text:p text:style-name="P47"/>
      <text:p text:style-name="P47"/>
      <table:table table:name="Tabel24" table:style-name="Tabel24">
        <table:table-column table:style-name="Tabel24.A"/>
        <table:table-column table:style-name="Tabel24.B"/>
        <table:table-column table:style-name="Tabel24.C"/>
        <table:table-row table:style-name="Tabel24.1">
          <table:table-cell table:style-name="Tabel24.A1" office:value-type="string">
            <text:p text:style-name="P52"/>
            <text:p text:style-name="P51">Num Lock OFF</text:p>
          </table:table-cell>
          <table:table-cell table:style-name="Tabel24.B1" office:value-type="string">
            <text:p text:style-name="P50">Precede Base Make code with</text:p>
          </table:table-cell>
          <table:table-cell table:style-name="Tabel24.C1" office:value-type="string">
            <text:p text:style-name="P50">follow Base Break code with</text:p>
          </table:table-cell>
        </table:table-row>
        <table:table-row table:style-name="Tabel24.1">
          <table:table-cell table:style-name="Tabel24.A2" office:value-type="string">
            <text:p text:style-name="P69"><text:span text:style-name="T18">Final Key</text:span><text:span text:style-name="T17"> only</text:span></text:p>
          </table:table-cell>
          <table:table-cell table:style-name="Tabel24.B2" office:value-type="string">
            <text:p text:style-name="P63"/>
          </table:table-cell>
          <table:table-cell table:style-name="Tabel24.C2" office:value-type="string">
            <text:p text:style-name="P63"/>
          </table:table-cell>
        </table:table-row>
        <table:table-row table:style-name="Tabel24.1">
          <table:table-cell table:style-name="Tabel24.A3" office:value-type="string">
            <text:p text:style-name="P69"><text:span text:style-name="T18">LSHIFT</text:span><text:span text:style-name="T17"> down +</text:span><text:span text:style-name="T18"> Final Key</text:span></text:p>
          </table:table-cell>
          <table:table-cell table:style-name="Tabel24.B3" office:value-type="string">
            <text:p text:style-name="P62">E0 F0 12</text:p>
          </table:table-cell>
          <table:table-cell table:style-name="Tabel24.C3" office:value-type="string">
            <text:p text:style-name="P62">E0 12</text:p>
          </table:table-cell>
        </table:table-row>
        <table:table-row table:style-name="Tabel24.1">
          <table:table-cell table:style-name="Tabel24.A3" office:value-type="string">
            <text:p text:style-name="P69"><text:span text:style-name="T18">RSHIFT</text:span><text:span text:style-name="T17"> down</text:span><text:span text:style-name="T18"> + Final Key</text:span></text:p>
          </table:table-cell>
          <table:table-cell table:style-name="Tabel24.B3" office:value-type="string">
            <text:p text:style-name="P62">E0 F0 59</text:p>
          </table:table-cell>
          <table:table-cell table:style-name="Tabel24.C3" office:value-type="string">
            <text:p text:style-name="P62">E0 <text:s/>59</text:p>
          </table:table-cell>
        </table:table-row>
        <table:table-row table:style-name="Tabel24.1">
          <table:table-cell table:style-name="Tabel24.A5" office:value-type="string">
            <text:p text:style-name="P69"><text:span text:style-name="T17">Both </text:span><text:span text:style-name="T18">LSHIFT</text:span><text:span text:style-name="T17"> and </text:span><text:span text:style-name="T18">RSHIFT </text:span><text:span text:style-name="T17">down</text:span><text:span text:style-name="T18"> + Final Key</text:span></text:p>
          </table:table-cell>
          <table:table-cell table:style-name="Tabel24.B5" office:value-type="string">
            <text:p text:style-name="P62">E0 F0 12 <text:s text:c="2"/>E0 F0 59</text:p>
          </table:table-cell>
          <table:table-cell table:style-name="Tabel24.C5" office:value-type="string">
            <text:p text:style-name="P62">E0 59 <text:s text:c="2"/>E0 12</text:p>
          </table:table-cell>
        </table:table-row>
      </table:table>
      <text:p text:style-name="P99"/>
      <text:h text:style-name="P15" text:outline-level="3">Note 3 Key 95 for Scan Codes 1 and 2:</text:h>
      <text:h text:style-name="P71" text:outline-level="1"><text:span text:style-name="T15">This Key is Typematic </text:span><text:span text:style-name="T8">(Numeric / on US keyboards)</text:span></text:h>
      <text:p text:style-name="P50"/>
      <table:table table:name="Tabel25" table:style-name="Tabel25">
        <table:table-column table:style-name="Tabel25.A"/>
        <table:table-column table:style-name="Tabel25.B"/>
        <table:table-column table:style-name="Tabel25.C"/>
        <table:table-column table:style-name="Tabel25.D"/>
        <table:table-column table:style-name="Tabel25.E"/>
        <table:table-row table:style-name="Tabel25.1">
          <table:table-cell table:style-name="Tabel25.A1" office:value-type="string">
            <text:p text:style-name="P59">Scan Code</text:p>
          </table:table-cell>
          <table:table-cell table:style-name="Tabel25.B1" office:value-type="string">
            <text:p text:style-name="P59">base</text:p>
          </table:table-cell>
          <table:table-cell table:style-name="Tabel25.C1" office:value-type="string">
            <text:p text:style-name="P59">L-SHIFT + base</text:p>
          </table:table-cell>
          <table:table-cell table:style-name="Tabel25.D1" office:value-type="string">
            <text:p text:style-name="P59">R-SHIFT + base</text:p>
          </table:table-cell>
          <table:table-cell table:style-name="Tabel25.E1" office:value-type="string">
            <text:p text:style-name="P59">L-SHIFT + R-SHIFT + base</text:p>
          </table:table-cell>
        </table:table-row>
        <table:table-row table:style-name="Tabel25.1">
          <table:table-cell table:style-name="Tabel25.A2" office:value-type="string">
            <text:p text:style-name="P59">1 make</text:p>
          </table:table-cell>
          <table:table-cell table:style-name="Tabel25.B2" office:value-type="string">
            <text:p text:style-name="P62">E0 35</text:p>
          </table:table-cell>
          <table:table-cell table:style-name="Tabel25.C2" office:value-type="string">
            <text:p text:style-name="P62">E0 AA <text:s text:c="2"/>E0 35</text:p>
          </table:table-cell>
          <table:table-cell table:style-name="Tabel25.D2" office:value-type="string">
            <text:p text:style-name="P62">E0 B6 <text:s text:c="2"/>E0 35</text:p>
          </table:table-cell>
          <table:table-cell table:style-name="Tabel25.E2" office:value-type="string">
            <text:p text:style-name="P62">E0 AA E0 B6 <text:s text:c="3"/>E0 35</text:p>
          </table:table-cell>
        </table:table-row>
        <table:table-row table:style-name="Tabel25.1">
          <table:table-cell table:style-name="Tabel25.A2" office:value-type="string">
            <text:p text:style-name="P59">1 break</text:p>
          </table:table-cell>
          <table:table-cell table:style-name="Tabel25.B3" office:value-type="string">
            <text:p text:style-name="P62">E0 B5</text:p>
          </table:table-cell>
          <table:table-cell table:style-name="Tabel25.C3" office:value-type="string">
            <text:p text:style-name="P62">E0 B5 <text:s text:c="3"/>E0 2A</text:p>
          </table:table-cell>
          <table:table-cell table:style-name="Tabel25.D3" office:value-type="string">
            <text:p text:style-name="P62">E0 B5 <text:s text:c="2"/>E0 36</text:p>
          </table:table-cell>
          <table:table-cell table:style-name="Tabel25.E3" office:value-type="string">
            <text:p text:style-name="P62">E0 B5 <text:s text:c="3"/>E0 36 E0 2A</text:p>
          </table:table-cell>
        </table:table-row>
        <table:table-row table:style-name="Tabel25.1">
          <table:table-cell table:style-name="Tabel25.A4" office:value-type="string">
            <text:p text:style-name="P59">2 make</text:p>
          </table:table-cell>
          <table:table-cell table:style-name="Tabel25.B4" office:value-type="string">
            <text:p text:style-name="P62">E0 4A</text:p>
          </table:table-cell>
          <table:table-cell table:style-name="Tabel25.C4" office:value-type="string">
            <text:p text:style-name="P62">E0 F0 12 <text:s text:c="2"/>E0 4A</text:p>
          </table:table-cell>
          <table:table-cell table:style-name="Tabel25.D4" office:value-type="string">
            <text:p text:style-name="P62">E0 F0 59 <text:s text:c="3"/>E0 4A</text:p>
          </table:table-cell>
          <table:table-cell table:style-name="Tabel25.E4" office:value-type="string">
            <text:p text:style-name="P62">E0 F0 12 E0 F0 59 <text:s text:c="3"/>E0 4A</text:p>
          </table:table-cell>
        </table:table-row>
        <table:table-row table:style-name="Tabel25.1">
          <table:table-cell table:style-name="Tabel25.A5" office:value-type="string">
            <text:p text:style-name="P59">2 break</text:p>
          </table:table-cell>
          <table:table-cell table:style-name="Tabel25.B5" office:value-type="string">
            <text:p text:style-name="P62">E0 F0 4A</text:p>
          </table:table-cell>
          <table:table-cell table:style-name="Tabel25.C5" office:value-type="string">
            <text:p text:style-name="P62">E0 F0 4A <text:s text:c="2"/>E0 12</text:p>
          </table:table-cell>
          <table:table-cell table:style-name="Tabel25.D5" office:value-type="string">
            <text:p text:style-name="P62">E0 F0 4A <text:s text:c="3"/>E0 59</text:p>
          </table:table-cell>
          <table:table-cell table:style-name="Tabel25.E5" office:value-type="string">
            <text:p text:style-name="P62">E0 F0 4A <text:s text:c="4"/>E0 59 E0 12</text:p>
          </table:table-cell>
        </table:table-row>
      </table:table>
      <text:p text:style-name="P61"/>
      <text:p text:style-name="P61"/>
      <text:h text:style-name="P15" text:outline-level="3">Note 4 Key 124 for Scan Codes 1 and 2:</text:h>
      <text:h text:style-name="P71" text:outline-level="1"><text:span text:style-name="T15">This Key is Typematic </text:span><text:span text:style-name="T8">(Print Screen on US keyboards)</text:span></text:h>
      <text:p text:style-name="P50"/>
      <table:table table:name="Tabel26" table:style-name="Tabel26">
        <table:table-column table:style-name="Tabel26.A"/>
        <table:table-column table:style-name="Tabel26.B"/>
        <table:table-column table:style-name="Tabel26.C"/>
        <table:table-column table:style-name="Tabel26.D" table:number-columns-repeated="2"/>
        <table:table-column table:style-name="Tabel26.B"/>
        <table:table-column table:style-name="Tabel26.G"/>
        <table:table-row table:style-name="Tabel26.1">
          <table:table-cell table:style-name="Tabel26.A1" office:value-type="string">
            <text:p text:style-name="P60"/>
            <text:p text:style-name="P59">Scan Code</text:p>
          </table:table-cell>
          <table:table-cell table:style-name="Tabel26.B1" office:value-type="string">
            <text:p text:style-name="P60"/>
            <text:p text:style-name="P59">Make</text:p>
          </table:table-cell>
          <table:table-cell table:style-name="Tabel26.C1" office:value-type="string">
            <text:p text:style-name="P60"/>
            <text:p text:style-name="P59">Break</text:p>
          </table:table-cell>
          <table:table-cell table:style-name="Tabel26.D1" office:value-type="string">
            <text:p text:style-name="P58">LCtrl or RCtrl + LSHIFT or RSHIFT + Make</text:p>
          </table:table-cell>
          <table:table-cell table:style-name="Tabel26.E1" office:value-type="string">
            <text:p text:style-name="P58">LCtrl or RCtrl + LSHIFT or RSHIFT + Break</text:p>
          </table:table-cell>
          <table:table-cell table:style-name="Tabel26.B1" office:value-type="string">
            <text:p text:style-name="P58">LAlt or RAlt + Make</text:p>
          </table:table-cell>
          <table:table-cell table:style-name="Tabel26.G1" office:value-type="string">
            <text:p text:style-name="P58">LAlt or RAlt + Break</text:p>
          </table:table-cell>
        </table:table-row>
        <table:table-row table:style-name="Tabel26.1">
          <table:table-cell table:style-name="Tabel26.A2" office:value-type="string">
            <text:p text:style-name="P59">1</text:p>
          </table:table-cell>
          <table:table-cell table:style-name="Tabel26.B2" office:value-type="string">
            <text:p text:style-name="P62">E0 2A <text:s text:c="2"/>E0 37</text:p>
          </table:table-cell>
          <table:table-cell table:style-name="Tabel26.C2" office:value-type="string">
            <text:p text:style-name="P62">E0 B7 <text:s text:c="3"/>E0 AA</text:p>
          </table:table-cell>
          <table:table-cell table:style-name="Tabel26.D2" office:value-type="string">
            <text:p text:style-name="P62">E0 37</text:p>
          </table:table-cell>
          <table:table-cell table:style-name="Tabel26.E2" office:value-type="string">
            <text:p text:style-name="P62">E0 B7</text:p>
          </table:table-cell>
          <table:table-cell table:style-name="Tabel26.B2" office:value-type="string">
            <text:p text:style-name="P62">54</text:p>
          </table:table-cell>
          <table:table-cell table:style-name="Tabel26.G2" office:value-type="string">
            <text:p text:style-name="P62">D4</text:p>
          </table:table-cell>
        </table:table-row>
        <table:table-row table:style-name="Tabel26.1">
          <table:table-cell table:style-name="Tabel26.A3" office:value-type="string">
            <text:p text:style-name="P59">2</text:p>
          </table:table-cell>
          <table:table-cell table:style-name="Tabel26.B3" office:value-type="string">
            <text:p text:style-name="P62">E0 12 <text:s text:c="2"/>E0 7C</text:p>
          </table:table-cell>
          <table:table-cell table:style-name="Tabel26.C3" office:value-type="string">
            <text:p text:style-name="P62">E0 F0 7C <text:s text:c="2"/>E0 F0 12</text:p>
          </table:table-cell>
          <table:table-cell table:style-name="Tabel26.D3" office:value-type="string">
            <text:p text:style-name="P62">E0 7C</text:p>
          </table:table-cell>
          <table:table-cell table:style-name="Tabel26.E3" office:value-type="string">
            <text:p text:style-name="P62">E0 F0 7C</text:p>
          </table:table-cell>
          <table:table-cell table:style-name="Tabel26.B3" office:value-type="string">
            <text:p text:style-name="P62">84</text:p>
          </table:table-cell>
          <table:table-cell table:style-name="Tabel26.G3" office:value-type="string">
            <text:p text:style-name="P62">F0 84</text:p>
          </table:table-cell>
        </table:table-row>
      </table:table>
      <text:p text:style-name="P37"/>
      <text:p text:style-name="P37"/>
      <text:h text:style-name="P15" text:outline-level="3">Note 5 Key 126 for Scan Codes 1 and 2:</text:h>
      <text:h text:style-name="P71" text:outline-level="1"><text:span text:style-name="T15">This Key is not Typematic and has no Break Code </text:span><text:span text:style-name="T8">(Pause on US keyboards)</text:span></text:h>
      <text:p text:style-name="P50"/>
      <table:table table:name="Tabel27" table:style-name="Tabel27">
        <table:table-column table:style-name="Tabel27.A"/>
        <table:table-column table:style-name="Tabel27.B"/>
        <table:table-column table:style-name="Tabel27.C"/>
        <table:table-row table:style-name="Tabel27.1">
          <table:table-cell table:style-name="Tabel27.A1" office:value-type="string">
            <text:p text:style-name="P59">Scan Code</text:p>
          </table:table-cell>
          <table:table-cell table:style-name="Tabel27.B1" office:value-type="string">
            <text:p text:style-name="P59">Make</text:p>
          </table:table-cell>
          <table:table-cell table:style-name="Tabel27.C1" office:value-type="string">
            <text:p text:style-name="P59">L-Ctrl or R-Ctrl + Make</text:p>
          </table:table-cell>
        </table:table-row>
        <table:table-row table:style-name="Tabel27.1">
          <table:table-cell table:style-name="Tabel27.A2" office:value-type="string">
            <text:p text:style-name="P59">1</text:p>
          </table:table-cell>
          <table:table-cell table:style-name="Tabel27.B2" office:value-type="string">
            <text:p text:style-name="P62">E1 1D 45 E1 9D C5</text:p>
          </table:table-cell>
          <table:table-cell table:style-name="Tabel27.C2" office:value-type="string">
            <text:p text:style-name="P62">E0 46 E0 C6</text:p>
          </table:table-cell>
        </table:table-row>
        <table:table-row table:style-name="Tabel27.1">
          <table:table-cell table:style-name="Tabel27.A3" office:value-type="string">
            <text:p text:style-name="P59">2</text:p>
          </table:table-cell>
          <table:table-cell table:style-name="Tabel27.B3" office:value-type="string">
            <text:p text:style-name="P62">E1 14 77 E1 F0 14 F0 77</text:p>
          </table:table-cell>
          <table:table-cell table:style-name="Tabel27.C3" office:value-type="string">
            <text:p text:style-name="P62">E0 7E E0 F0 7E</text:p>
          </table:table-cell>
        </table:table-row>
      </table:table>
      <text:p text:style-name="P37"/>
      <text:p text:style-name="P62"/>
      <text:h text:style-name="P10" text:outline-level="2"><text:bookmark-start text:name="__RefHeading___Toc477834891"/><text:soft-page-break/>Additional General Requirements<text:bookmark-end text:name="__RefHeading___Toc477834891"/></text:h>
      <text:h text:style-name="P15" text:outline-level="3">Power On Reset Routine</text:h>
      <text:p text:style-name="P37">During a Power On Reset condition, this keyboard must perform a self-test and respond with a diagnostic completion code <text:s/>(AA for pass, otherwise return an error code). Completion codes must be sent within 450 msecs and 2.5 seconds after the Power On Reset. After Reset, this keyboard defaults to Scan Code Set 2.</text:p>
      <text:h text:style-name="P15" text:outline-level="3">Reset Command</text:h>
      <text:p text:style-name="P37">Upon receiving a FF (soft Reset command) from the host, this keyboard responds with a completion code, within 300 and 500 msecs after acknowledging the Reset command.</text:p>
      <text:h text:style-name="P15" text:outline-level="3">Keyboard Command Acknowledge </text:h>
      <text:p text:style-name="P37">All keyboard commands are acknowledged with an FA (ACK) or FE (Re-send). The Acknowledge response time must be within 20 msecs.</text:p>
      <text:p text:style-name="P37"/>
      <text:h text:style-name="P9" text:outline-level="1"><text:bookmark-start text:name="__RefHeading___Toc477834892"/>Appendix B: Device Class Power Management v1.0a<text:bookmark-end text:name="__RefHeading___Toc477834892"/></text:h>
      <text:h text:style-name="P10" text:outline-level="2"><text:bookmark-start text:name="__RefHeading___Toc477834893"/>Scope<text:bookmark-end text:name="__RefHeading___Toc477834893"/></text:h>
      <text:p text:style-name="P37">This specification defines the behavior of the input device class as it relates to power management, and, specifically, to the four device power states defined for the OnNow Architecture. This specification applies to standard types of input devices such as keyboards, keypads, mice, pointing devices, joysticks, game pads, to devices that combine these kinds of input functionality (composite devices, etc.), and to new types of input devices such as virtual reality devices, simulation devices, etc. It is intended that input device vendors will be able to design consistent power-manageable products, and that OS vendors will be able to implement an appropriate input device power management policy based on the contents of this specification.</text:p>
      <text:h text:style-name="P10" text:outline-level="2"><text:bookmark-start text:name="__RefHeading___Toc477834894"/>General Device Power Management Considerations<text:bookmark-end text:name="__RefHeading___Toc477834894"/></text:h>
      <text:p text:style-name="P37">In the OnNow architecture, power management of individual devices is the responsibility of a policy owner in the operating system, generally a class-specific driver. This policy-owner will implement a power conservation policy that is appropriate for devices in its class. The policy will operate in conjunction with a global system power policy implemented in the operating system (i.e., is the system Working or Sleeping?). In general, the device-class power conservation policy strives to reduce power consumption while the system is Working by transitioning amongst various available power states according to device usage.</text:p>
      <text:p text:style-name="P37"/>
      <text:p text:style-name="P37">Since the policy-owner in the operating system has very specific knowledge of when a device is in use, or potentially in use, there is no need for hardware timers or such to determine when to make these transitions. Similarly, this level of understanding of device usage makes it possible to use fewer device power states. Generally, intermediate states attempt to draw a compromise between latency and consumption due to the uncertainty of actual device usage. With the increased knowledge in the OS, crisp decisions can be made about whether the device is needed at all. With this ability to turn devices off more frequently, the benefit of having intermediate states diminishes.</text:p>
      <text:p text:style-name="P37"/>
      <text:p text:style-name="P37">The policy-owner also determines what class-specific events can cause the system to transition from Sleeping to Working, and enables this functionality based on application or user requests. Note that the definition of the wake-up events that each class supports will influence the system’s global power policy in terms of the level of power conservation the Sleeping state can attain while still meeting wake-up latency requirements set by applications or the user.</text:p>
      <text:p text:style-name="P37"/>
      <text:p text:style-name="P37">In the OnNow architecture, bus drivers also implement power policy for their bus class (e.g. PCI, USB, etc.). In general, the Bus driver has responsibility for tracking the device power states of all devices on its bus, and transitioning the Bus itself to only those power states that are consistent with those of <text:s/>its devices. This means that the Bus state can be no lower than the highest state of one of it’s devices. However, enabled wake-up events can affect this as well. For example if a particular device is in the D2 state and set to wake-up the system, and the bus can only forward wake-up requests while in the D1 state, then the Bus must remain in the D1 state even if all devices are in a lower state.</text:p>
      <text:p text:style-name="P37"/>
      <text:p text:style-name="P37">Device power state transitions are explicitly commanded by the driver and invoked through bus-specific mechanisms (e.g., ATA Standby command, USB Suspend, etc.). In some cases, bus-specific mechanisms are not available and device-specific mechanisms must be used. Note that the explicit command for entering the D3 state may be the removal of power. </text:p>
      <text:p text:style-name="P37"/>
      <text:p text:style-name="P37">The following definitions apply to devices of all classes:</text:p>
      <text:p text:style-name="P37"/>
      <text:list xml:id="list658732523" text:style-name="L1">
        <text:list-item>
          <text:p text:style-name="P74"><text:soft-page-break/><text:span text:style-name="T8">D0</text:span><text:span text:style-name="T15">:<text:tab/>Device is on and running. It is receiving full power from the system, and is delivering full functionality to<text:line-break/>the user.</text:span></text:p>
        </text:list-item>
        <text:list-item>
          <text:p text:style-name="P74"><text:span text:style-name="T8">D1</text:span><text:span text:style-name="T15">:<text:tab/>Class-specific low-power state (defined below) in which device context may or may not be lost.</text:span></text:p>
        </text:list-item>
        <text:list-item>
          <text:p text:style-name="P74"><text:span text:style-name="T8">D2</text:span><text:span text:style-name="T15">:<text:tab/>Class-specific low-power state (defined below) in which device context may or may not be lost. Attains<text:line-break/>greater power savings than D1.</text:span></text:p>
        </text:list-item>
        <text:list-item>
          <text:p text:style-name="P74"><text:span text:style-name="T8">D3</text:span><text:span text:style-name="T15">:<text:tab/>Device is off and not running. Device context is lost. Power may be removed from the device.</text:span></text:p>
        </text:list-item>
      </text:list>
      <text:p text:style-name="P37"/>
      <text:h text:style-name="P10" text:outline-level="2"><text:bookmark-start text:name="__RefHeading___Toc477834895"/>Input Device Power State Definitions<text:bookmark-end text:name="__RefHeading___Toc477834895"/></text:h>
      <text:h text:style-name="P15" text:outline-level="3">D0 </text:h>
      <text:p text:style-name="P20">Input device is on and running:</text:p>
      <text:list xml:id="list205038443724217" text:continue-numbering="true" text:style-name="L1">
        <text:list-item>
          <text:p text:style-name="P21">device is receiving full power from its power source,</text:p>
        </text:list-item>
        <text:list-item>
          <text:p text:style-name="P21">device is delivering full functionality to the user,</text:p>
        </text:list-item>
        <text:list-item>
          <text:p text:style-name="P21">device is preserving applicable context and state information.</text:p>
        </text:list-item>
      </text:list>
      <text:h text:style-name="P15" text:outline-level="3">D1</text:h>
      <text:p text:style-name="P23">Input device power consumption is greatly reduced:</text:p>
      <text:list xml:id="list205037972283333" text:continue-numbering="true" text:style-name="L1">
        <text:list-item>
          <text:p text:style-name="P21">in general, device is in a power conservation state and is not delivering any functionality to the user except wake-up functionality if applicable, <text:s/></text:p>
        </text:list-item>
        <text:list-item>
          <text:p text:style-name="P21">device status, state, or other information indicators (e.g., LED’s, LCD displays, etc.) are turned off to save power,</text:p>
        </text:list-item>
        <text:list-item>
          <text:p text:style-name="P21">the following device context and state information should be preserved by device driver software:</text:p>
        </text:list-item>
        <text:list-item>
          <text:p text:style-name="P24">Keyboard: <text:s/>Num, Caps, Scroll Lock states – and Compose and Kana states if applicable - and associated LED/indicator states, Repeat delay, Repeat rate,</text:p>
        </text:list-item>
        <text:list-item>
          <text:p text:style-name="P24">Joystick: forced feedback effects (if applicable),</text:p>
        </text:list-item>
        <text:list-item>
          <text:p text:style-name="P24">Any input device: all context and state information that cannot be preserved by the device when it’s conserving power.</text:p>
        </text:list-item>
      </text:list>
      <text:h text:style-name="P15" text:outline-level="3">D2</text:h>
      <text:p text:style-name="P20">This state is not defined for input devices, use D1 as the power conservation state instead.</text:p>
      <text:h text:style-name="P15" text:outline-level="3">D3<text:tab/>(Power may be removed) </text:h>
      <text:p text:style-name="P20">Input device is off and not running: </text:p>
      <text:list xml:id="list205038070394968" text:continue-numbering="true" text:style-name="L1">
        <text:list-item>
          <text:p text:style-name="P21">in general, device is off and is not delivering any functionality to the user except wake-up functionality if applicable, <text:s text:c="2"/></text:p>
        </text:list-item>
        <text:list-item>
          <text:p text:style-name="P21">device context and state information is lost.</text:p>
        </text:list-item>
      </text:list>
      <text:h text:style-name="P10" text:outline-level="2"><text:bookmark-start text:name="__RefHeading___Toc477834896"/>Input Device Power Conservation Policy<text:bookmark-end text:name="__RefHeading___Toc477834896"/> </text:h>
      <text:p text:style-name="P37">The runtime power conservation policy for input devices is simple and straightforward: </text:p>
      <text:list xml:id="list2888194199" text:style-name="L2">
        <text:list-item>
          <text:p text:style-name="P48">devices are by default always on (D0). <text:s/></text:p>
        </text:list-item>
        <text:list-item>
          <text:p text:style-name="P48">devices transition to other power states only when requested by the system (or when power is removed).</text:p>
        </text:list-item>
        <text:list-item>
          <text:p text:style-name="P48">devices with wake-up capability enabled can request a power state transition by generating a wake-up event. </text:p>
        </text:list-item>
      </text:list>
      <text:p text:style-name="P102"/>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103">Present State</text:p>
          </table:table-cell>
          <table:table-cell table:style-name="Tabel28.A1" office:value-type="string">
            <text:p text:style-name="P103">Next State</text:p>
          </table:table-cell>
          <table:table-cell table:style-name="Tabel28.A1" office:value-type="string">
            <text:p text:style-name="P103">Cause</text:p>
          </table:table-cell>
        </table:table-row>
        <table:table-row table:style-name="Tabel28.1">
          <table:table-cell table:style-name="Tabel28.A2" office:value-type="string">
            <text:p text:style-name="P102">D3</text:p>
          </table:table-cell>
          <table:table-cell table:style-name="Tabel28.B2" office:value-type="string">
            <text:p text:style-name="P102">D0</text:p>
          </table:table-cell>
          <table:table-cell table:style-name="Tabel28.C2" office:value-type="string">
            <text:list xml:id="list205038413146974" text:continue-list="list205038070394968" text:style-name="L1">
              <text:list-item>
                <text:p text:style-name="P49">Requested by system. </text:p>
              </text:list-item>
            </text:list>
          </table:table-cell>
        </table:table-row>
        <table:table-row table:style-name="Tabel28.1">
          <table:table-cell table:style-name="Tabel28.A3" office:value-type="string">
            <text:p text:style-name="P102">D0</text:p>
          </table:table-cell>
          <table:table-cell table:style-name="Tabel28.B3" office:value-type="string">
            <text:p text:style-name="P102">D1 or D3*</text:p>
          </table:table-cell>
          <table:table-cell table:style-name="Tabel28.C3" office:value-type="string">
            <text:list xml:id="list205037844066096" text:continue-numbering="true" text:style-name="L1">
              <text:list-item>
                <text:p text:style-name="P49">Requested by system (e.g. system goes to sleep w/ wake-up <text:soft-page-break/>enabled).</text:p>
              </text:list-item>
            </text:list>
          </table:table-cell>
        </table:table-row>
        <table:table-row table:style-name="Tabel28.1">
          <table:table-cell table:style-name="Tabel28.A4" office:value-type="string">
            <text:p text:style-name="P102">D0, D1</text:p>
          </table:table-cell>
          <table:table-cell table:style-name="Tabel28.B4" office:value-type="string">
            <text:p text:style-name="P102">D3</text:p>
          </table:table-cell>
          <table:table-cell table:style-name="Tabel28.C4" office:value-type="string">
            <text:list xml:id="list205038660942574" text:continue-numbering="true" text:style-name="L1">
              <text:list-item>
                <text:p text:style-name="P49">Requested by system (e.g. system goes to sleep w/ wake-up disabled).</text:p>
              </text:list-item>
              <text:list-item>
                <text:p text:style-name="P49">Power is removed. </text:p>
              </text:list-item>
            </text:list>
          </table:table-cell>
        </table:table-row>
        <table:table-row table:style-name="Tabel28.1">
          <table:table-cell table:style-name="Tabel28.A5" office:value-type="string">
            <text:p text:style-name="P102">D1, D3</text:p>
          </table:table-cell>
          <table:table-cell table:style-name="Tabel28.B5" office:value-type="string">
            <text:p text:style-name="P102">D0</text:p>
          </table:table-cell>
          <table:table-cell table:style-name="Tabel28.C5" office:value-type="string">
            <text:list xml:id="list205038131433400" text:continue-numbering="true" text:style-name="L1">
              <text:list-item>
                <text:p text:style-name="P49">Device with wake-up capability enabled request transition by generating a wake-up event; request is ultimately granted by system.</text:p>
              </text:list-item>
              <text:list-item>
                <text:p text:style-name="P49">Requested by system. </text:p>
              </text:list-item>
            </text:list>
          </table:table-cell>
        </table:table-row>
      </table:table>
      <text:p text:style-name="P102">* Depends on capability of device (if device features D1 or D3 wake-up capability or not); device will be put in state with lowest possible power consumption.</text:p>
      <text:p text:style-name="P102"/>
      <text:h text:style-name="P10" text:outline-level="2"><text:bookmark-start text:name="__RefHeading___Toc477834897"/>Input Device Wake-up Events<text:bookmark-end text:name="__RefHeading___Toc477834897"/></text:h>
      <text:p text:style-name="P102">It is recommended, but not required, that input devices implement and support bus-specific wake-up mechanisms if these are defined for their bus type. This is recommended because a user typically uses an input device of some kind to wake up the system when it is in a power conservation state, for example, when the system is sleeping. </text:p>
      <text:p text:style-name="P102"/>
      <text:p text:style-name="P102">The actual input data (particular button or key pressed, etc.) that’s associated with a wake-up event should never be discarded by the device itself, but should always be passed along to device driver(s) for further interpretation. It is up to the device driver(s) to implement a policy for how this input data should be interpreted, and decide what should be passed along to higher-level software, etc.</text:p>
      <text:p text:style-name="P102"/>
      <text:p text:style-name="P102">It is recommended that the device button(s) or key(s) used for power management purposes are clearly labeled with text and/or icons. This is recommended for keyboards and other input devices on which all buttons or keys are typically labeled with text and/or icons to identify their usage. </text:p>
      <text:p text:style-name="P102"/>
      <text:p text:style-name="P104">Examples of wake-up events include (but are not limited to): </text:p>
      <text:h text:style-name="P18" text:outline-level="1"><text:span text:style-name="T3">Keyboards:</text:span><text:span text:style-name="T30"> </text:span></text:h>
      <text:list xml:id="list205038746548479" text:continue-numbering="true" text:style-name="L1">
        <text:list-item>
          <text:p text:style-name="P21">press special purpose power management button (e.g., POWER button) to generate wake-up event, OR</text:p>
        </text:list-item>
        <text:list-item>
          <text:p text:style-name="P21">press designated dual usage key (e.g., Spacebar key) to generate wake-up event. </text:p>
        </text:list-item>
      </text:list>
      <text:h text:style-name="P19" text:outline-level="1">Mice and pointing devices: </text:h>
      <text:list xml:id="list205037562253299" text:continue-numbering="true" text:style-name="L1">
        <text:list-item>
          <text:p text:style-name="P21">press any button (e.g., left or right button) to generate wake-up event.</text:p>
        </text:list-item>
      </text:list>
      <text:h text:style-name="P22" text:outline-level="1"><text:span text:style-name="T3">Any other type of input device:</text:span><text:span text:style-name="T30"> </text:span></text:h>
      <text:list xml:id="list205038609787875" text:continue-numbering="true" text:style-name="L1">
        <text:list-item>
          <text:p text:style-name="P21">press special purpose power management button (e.g., POWER button) to generate wake-up event, OR</text:p>
        </text:list-item>
        <text:list-item>
          <text:p text:style-name="P21">press designated dual usage button or key to generate wake-up event.</text:p>
        </text:list-item>
      </text:list>
      <text:p text:style-name="P102"/>
      <text:p text:style-name="P102">Examples of more advanced wake-up events include keyboard wake-up signaling when any key is pressed, mouse wake-up signaling on detection of X/Y motion, joystick wake-up signaling on X/Y motion, etc. However, in order to avoid accidental or unintentional wake-up of the system, and to give the user some control over which input events will result in a system wake-up, it’s suggested that more advanced types of wake-up events are implemented as features that can be turned on/off by the user via, for example, a control panel type of software application. </text:p>
      <text:h text:style-name="P10" text:outline-level="2"><text:bookmark-start text:name="__RefHeading___Toc477834898"/>Minimum Input Device Power Capabilities<text:bookmark-end text:name="__RefHeading___Toc477834898"/></text:h>
      <text:p text:style-name="P102"/>
      <table:table table:name="Tabel29" table:style-name="Tabel29">
        <table:table-column table:style-name="Tabel29.A"/>
        <table:table-column table:style-name="Tabel29.B"/>
        <table:table-row table:style-name="Tabel29.1">
          <table:table-cell table:style-name="Tabel29.A1" office:value-type="string">
            <text:p text:style-name="P103">State</text:p>
          </table:table-cell>
          <table:table-cell table:style-name="Tabel29.A1" office:value-type="string">
            <text:p text:style-name="P103">Compliance Requirement</text:p>
          </table:table-cell>
        </table:table-row>
        <table:table-row table:style-name="Tabel29.1">
          <table:table-cell table:style-name="Tabel29.A2" office:value-type="string">
            <text:p text:style-name="P102">D0</text:p>
          </table:table-cell>
          <table:table-cell table:style-name="Tabel29.B2" office:value-type="string">
            <text:p text:style-name="P102">Mandatory.</text:p>
          </table:table-cell>
        </table:table-row>
        <table:table-row table:style-name="Tabel29.1">
          <table:table-cell table:style-name="Tabel29.A3" office:value-type="string">
            <text:p text:style-name="P102">D1</text:p>
          </table:table-cell>
          <table:table-cell table:style-name="Tabel29.B3" office:value-type="string">
            <text:p text:style-name="P102">Optional.</text:p>
          </table:table-cell>
        </table:table-row>
        <table:table-row table:style-name="Tabel29.1">
          <table:table-cell table:style-name="Tabel29.A4" office:value-type="string">
            <text:p text:style-name="P102">D2</text:p>
          </table:table-cell>
          <table:table-cell table:style-name="Tabel29.B4" office:value-type="string">
            <text:p text:style-name="P102">Not defined for input devices.</text:p>
          </table:table-cell>
        </table:table-row>
        <table:table-row table:style-name="Tabel29.1">
          <table:table-cell table:style-name="Tabel29.A5" office:value-type="string">
            <text:p text:style-name="P102">D3</text:p>
          </table:table-cell>
          <table:table-cell table:style-name="Tabel29.B5" office:value-type="string">
            <text:p text:style-name="P102">Mandatory.</text:p>
          </table:table-cell>
        </table:table-row>
      </table:table>
      <text:p text:style-name="P102"><text:soft-page-break/></text:p>
      <text:h text:style-name="P10" text:outline-level="2"><text:bookmark-start text:name="__RefHeading___Toc477834899"/>Recommendations for Human Interface Devices<text:bookmark-end text:name="__RefHeading___Toc477834899"/></text:h>
      <text:p text:style-name="P104">Input devices compliant with the Human Interface Devices (HID) firmware specification v1.0 should deploy usages defined in the supplemental HID Usage Table specification v1.0 for power management buttons, i.e. POWER and SLEEP buttons. The Generic Desktop Page (page 0x01) has been extended with the following usages compared to what’s defined in the core HID 1.0 specification: </text:p>
      <text:list xml:id="list205038588619760" text:continue-numbering="true" text:style-name="L1">
        <text:list-item>
          <text:p text:style-name="P105"><text:span text:style-name="T8">System Control</text:span><text:span text:style-name="T15"> (Usage ID 0x80),</text:span></text:p>
        </text:list-item>
        <text:list-item>
          <text:p text:style-name="P21">System Power Down (Usage ID 0x81),</text:p>
        </text:list-item>
        <text:list-item>
          <text:p text:style-name="P106">System Sleep (Usage ID 0x82),</text:p>
        </text:list-item>
        <text:list-item>
          <text:p text:style-name="P106">System Wake Up (Usage ID 0x83).</text:p>
        </text:list-item>
      </text:list>
      <text:p text:style-name="P2"/>
      <text:p text:style-name="P111">These usages should be used in following manner with the power management buttons:</text:p>
      <text:h text:style-name="P29" text:outline-level="1">POWER button: </text:h>
      <text:list xml:id="list205036842286000" text:continue-numbering="true" text:style-name="L1">
        <text:list-item>
          <text:p text:style-name="P26">Should send usage “System Power Down” when the button is pressed to power down the system. The system power policy manager will look up the POWER button action in the current power policy (by default, shutdown) and take that action.</text:p>
        </text:list-item>
        <text:list-item>
          <text:p text:style-name="P26">Should send usage “System Wake Up” when the button is pressed again to power up the system. </text:p>
        </text:list-item>
      </text:list>
      <text:h text:style-name="P28" text:outline-level="1"><text:span text:style-name="T3">SLEEP button</text:span><text:span text:style-name="T30">: </text:span></text:h>
      <text:list xml:id="list205037354742483" text:continue-numbering="true" text:style-name="L1">
        <text:list-item>
          <text:p text:style-name="P26">Should send usage “System Sleep” when the button is pressed to put the system to sleep. The system power policy manager will look up the SLEEP button action in the current power policy (by default, sleep) and take that action.</text:p>
        </text:list-item>
        <text:list-item>
          <text:p text:style-name="P26">Should send usage “System Wake Up” when the button is pressed again to wake up the system. </text:p>
        </text:list-item>
      </text:list>
      <text:p text:style-name="P110"/>
      <text:p text:style-name="P112"><text:span text:style-name="T30">The power management buttons should be reported in a </text:span><text:span text:style-name="T3">System Control</text:span><text:span text:style-name="T30"> application level collection (a.k.a. “top level” collection) in order to be interpreted correctly by the host system software. Power management buttons appearing in other application level collections will be ignored. </text:span></text:p>
      <text:p text:style-name="P37"/>
      <text:p text:style-name="P112"><text:span text:style-name="T61">Note:</text:span><text:span text:style-name="T62"> </text:span><text:span text:style-name="T30">In previous revisions of this specification, the “Keyboard Power” usage (index 102dec/66hex) as defined in the Keyboard/Keypad Page (page 0x07) in the core HID 1.0 specification was recommended as the way to implement a POWER button on a keyboard. However, this recommendation should not be followed anymore and has been replaced with the recommendations above. </text:span></text:p>
      <text:h text:style-name="P10" text:outline-level="2"><text:bookmark-start text:name="__RefHeading___Toc477834900"/>Recommendations for i8042 keyboards<text:bookmark-end text:name="__RefHeading___Toc477834900"/></text:h>
      <text:p text:style-name="P37">i8042-Based keyboards should deploy the following scan codes for power management buttons, i.e., POWER and SLEEP buttons:</text:p>
      <text:p text:style-name="Normal_20_Indent"><text:span text:style-name="T3">Power event </text:span><text:span text:style-name="T30"><text:line-break/> <text:tab/>Set1:<text:tab/>Make = E0, 5E<text:tab/>Break = E0, DE<text:line-break/> <text:tab/>Set2:<text:tab/>Make = E0, 37<text:tab/>Break = E0, F0, 37</text:span></text:p>
      <text:p text:style-name="Normal_20_Indent"><text:span text:style-name="T3">Sleep event </text:span><text:span text:style-name="T30"><text:line-break/> <text:tab/>Set1:<text:tab/>Make = E0, 5F<text:tab/>Break = E0, DF<text:line-break/> <text:tab/>Set2:<text:tab/>Make = E0, 3F<text:tab/>Break = E0, F0, 3F</text:span></text:p>
      <text:p text:style-name="P27">Wake event </text:p>
      <text:p text:style-name="P30">Set1:<text:tab/>Make = E0, 63<text:tab/>Break = E0, E3<text:line-break/>Set2:<text:tab/>Make = E0, 5E<text:tab/>Break = E0, F0, 5E</text:p>
      <text:p text:style-name="P37"/>
      <text:p text:style-name="P37"><text:soft-page-break/>The Power, Sleep, and Wake event scan codes are the i8042 equivalents to the System Power Down, System Sleep, and System Wake Up HID usages as defined above. </text:p>
      <text:p text:style-name="P37"/>
      <text:h text:style-name="P9" text:outline-level="1"><text:bookmark-start text:name="__RefHeading___Toc477834901"/>Appendix C: USB Keyboard/Keypad Page (0x07)<text:bookmark-end text:name="__RefHeading___Toc477834901"/></text:h>
      <text:p text:style-name="P107"><text:span text:style-name="T15">This section is the </text:span><text:span text:style-name="T8">Usage Page </text:span><text:span text:style-name="T15">for key codes to be used in implementing a USB keyboard. A </text:span><text:span text:style-name="T8">Boot Keyboard </text:span><text:span text:style-name="T15">(84-, 101- or 104-key) should at a minimum support all associated usage codes as indicated in the “Boot” column below.</text:span></text:p>
      <text:p text:style-name="P92"><text:span text:style-name="T60">Note:</text:span> <text:s/>Due to the variation of keyboards from language to language, it is not feasible to specify exact key mappings for every language. Where this list is not specific for a key function in a language, the closest equivalent key position should be used, so that a keyboard may be modified for a different language by simply printing different keycaps. One example is the Y key on a North American keyboard. In Germany, this is typically Z. Rather than changing the keyboard firmware to put the Z Usage into that place in the descriptor list, the vendor should use the Y Usage on both the North American and German keyboards. This continues to be the existing practice in the industry, in order to minimize the number of changes to the electronics to accommodate other languages.</text:p>
      <table:table table:name="Tabel30" table:style-name="Tabel30">
        <table:table-column table:style-name="Tabel30.A"/>
        <table:table-column table:style-name="Tabel30.B"/>
        <table:table-column table:style-name="Tabel30.C"/>
        <table:table-column table:style-name="Tabel30.D"/>
        <table:table-column table:style-name="Tabel30.E"/>
        <table:table-column table:style-name="Tabel30.F"/>
        <table:table-column table:style-name="Tabel30.G"/>
        <table:table-column table:style-name="Tabel30.H"/>
        <table:table-column table:style-name="Tabel30.I"/>
        <table:table-header-rows>
          <table:table-row table:style-name="Tabel30.1">
            <table:table-cell table:style-name="Tabel30.A1" office:value-type="string">
              <text:p text:style-name="P75">Usage<text:line-break/>index<text:line-break/>(dec)</text:p>
            </table:table-cell>
            <table:table-cell table:style-name="Tabel30.A1" table:number-columns-spanned="2" office:value-type="string">
              <text:p text:style-name="P75">Usage<text:line-break/>Index<text:line-break/>(hex)</text:p>
            </table:table-cell>
            <table:covered-table-cell/>
            <table:table-cell table:style-name="Tabel30.A1" office:value-type="string">
              <text:p text:style-name="P75"><text:line-break/><text:line-break/>Usage</text:p>
            </table:table-cell>
            <table:table-cell table:style-name="Tabel30.A1" office:value-type="string">
              <text:p text:style-name="P75">Ref:typical<text:line-break/>AT-101<text:line-break/>position</text:p>
            </table:table-cell>
            <table:table-cell table:style-name="Tabel30.A1" office:value-type="string">
              <text:p text:style-name="P75"><text:line-break/>PC-AT</text:p>
            </table:table-cell>
            <table:table-cell table:style-name="Tabel30.A1" office:value-type="string">
              <text:p text:style-name="P75"><text:line-break/>Mac-<text:line-break/>intosh</text:p>
            </table:table-cell>
            <table:table-cell table:style-name="Tabel30.A1" office:value-type="string">
              <text:p text:style-name="P75"><text:line-break/><text:line-break/>UNIX</text:p>
            </table:table-cell>
            <table:table-cell table:style-name="Tabel30.A1" office:value-type="string">
              <text:p text:style-name="P75"><text:line-break/><text:line-break/>Boot</text:p>
            </table:table-cell>
          </table:table-row>
        </table:table-header-rows>
        <table:table-row table:style-name="Tabel30.2">
          <table:table-cell table:style-name="Tabel30.A2" office:value-type="string">
            <text:p text:style-name="P76">0</text:p>
          </table:table-cell>
          <table:table-cell table:style-name="Tabel30.A2" table:number-columns-spanned="2" office:value-type="string">
            <text:p text:style-name="P76">00</text:p>
          </table:table-cell>
          <table:covered-table-cell/>
          <table:table-cell table:style-name="Tabel30.A2" office:value-type="string">
            <text:p text:style-name="Standard"><text:span text:style-name="T69">Reserved (no event indicated)</text:span><text:span text:style-name="T70"> 9</text:span></text:p>
          </table:table-cell>
          <table:table-cell table:style-name="Tabel30.A2" office:value-type="string">
            <text:p text:style-name="P76">N/A</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text:p>
          </table:table-cell>
          <table:table-cell table:style-name="Tabel30.A2" table:number-columns-spanned="2" office:value-type="string">
            <text:p text:style-name="P76">01</text:p>
          </table:table-cell>
          <table:covered-table-cell/>
          <table:table-cell table:style-name="Tabel30.A2" office:value-type="string">
            <text:p text:style-name="Standard"><text:span text:style-name="T69">Keyboard ErrorRollOver</text:span><text:span text:style-name="T70">9</text:span></text:p>
          </table:table-cell>
          <table:table-cell table:style-name="Tabel30.A2" office:value-type="string">
            <text:p text:style-name="P76">N/A</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text:p>
          </table:table-cell>
          <table:table-cell table:style-name="Tabel30.A2" table:number-columns-spanned="2" office:value-type="string">
            <text:p text:style-name="P76">02</text:p>
          </table:table-cell>
          <table:covered-table-cell/>
          <table:table-cell table:style-name="Tabel30.A2" office:value-type="string">
            <text:p text:style-name="Standard"><text:span text:style-name="T69">Keyboard POSTFail</text:span><text:span text:style-name="T70">9</text:span></text:p>
          </table:table-cell>
          <table:table-cell table:style-name="Tabel30.A2" office:value-type="string">
            <text:p text:style-name="P76">N/A</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text:p>
          </table:table-cell>
          <table:table-cell table:style-name="Tabel30.A2" table:number-columns-spanned="2" office:value-type="string">
            <text:p text:style-name="P76">03</text:p>
          </table:table-cell>
          <table:covered-table-cell/>
          <table:table-cell table:style-name="Tabel30.A2" office:value-type="string">
            <text:p text:style-name="Standard"><text:span text:style-name="T69">Keyboard ErrorUndefined</text:span><text:span text:style-name="T70">9</text:span></text:p>
          </table:table-cell>
          <table:table-cell table:style-name="Tabel30.A2" office:value-type="string">
            <text:p text:style-name="P76">N/A</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text:p>
          </table:table-cell>
          <table:table-cell table:style-name="Tabel30.A2" table:number-columns-spanned="2" office:value-type="string">
            <text:p text:style-name="P76">04</text:p>
          </table:table-cell>
          <table:covered-table-cell/>
          <table:table-cell table:style-name="Tabel30.A2" office:value-type="string">
            <text:p text:style-name="Standard"><text:span text:style-name="T69">Keyboard a and A</text:span><text:span text:style-name="T70">4</text:span></text:p>
          </table:table-cell>
          <table:table-cell table:style-name="Tabel30.A2" office:value-type="string">
            <text:p text:style-name="P76">3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text:p>
          </table:table-cell>
          <table:table-cell table:style-name="Tabel30.A2" table:number-columns-spanned="2" office:value-type="string">
            <text:p text:style-name="P76">05</text:p>
          </table:table-cell>
          <table:covered-table-cell/>
          <table:table-cell table:style-name="Tabel30.A2" office:value-type="string">
            <text:p text:style-name="P76">Keyboard b and B</text:p>
          </table:table-cell>
          <table:table-cell table:style-name="Tabel30.A2" office:value-type="string">
            <text:p text:style-name="P76">5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text:p>
          </table:table-cell>
          <table:table-cell table:style-name="Tabel30.A2" table:number-columns-spanned="2" office:value-type="string">
            <text:p text:style-name="P76">06</text:p>
          </table:table-cell>
          <table:covered-table-cell/>
          <table:table-cell table:style-name="Tabel30.A2" office:value-type="string">
            <text:p text:style-name="Standard"><text:span text:style-name="T69">Keyboard c and C</text:span><text:span text:style-name="T70">4</text:span></text:p>
          </table:table-cell>
          <table:table-cell table:style-name="Tabel30.A2" office:value-type="string">
            <text:p text:style-name="P76">4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7</text:p>
          </table:table-cell>
          <table:table-cell table:style-name="Tabel30.A2" table:number-columns-spanned="2" office:value-type="string">
            <text:p text:style-name="P76">07</text:p>
          </table:table-cell>
          <table:covered-table-cell/>
          <table:table-cell table:style-name="Tabel30.A2" office:value-type="string">
            <text:p text:style-name="P76">Keyboard d and D</text:p>
          </table:table-cell>
          <table:table-cell table:style-name="Tabel30.A2" office:value-type="string">
            <text:p text:style-name="P76">3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8</text:p>
          </table:table-cell>
          <table:table-cell table:style-name="Tabel30.A2" table:number-columns-spanned="2" office:value-type="string">
            <text:p text:style-name="P76">08</text:p>
          </table:table-cell>
          <table:covered-table-cell/>
          <table:table-cell table:style-name="Tabel30.A2" office:value-type="string">
            <text:p text:style-name="P76">Keyboard e and E</text:p>
          </table:table-cell>
          <table:table-cell table:style-name="Tabel30.A2" office:value-type="string">
            <text:p text:style-name="P76">1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text:p>
          </table:table-cell>
          <table:table-cell table:style-name="Tabel30.A2" table:number-columns-spanned="2" office:value-type="string">
            <text:p text:style-name="P76">09</text:p>
          </table:table-cell>
          <table:covered-table-cell/>
          <table:table-cell table:style-name="Tabel30.A2" office:value-type="string">
            <text:p text:style-name="P76">Keyboard f and F</text:p>
          </table:table-cell>
          <table:table-cell table:style-name="Tabel30.A2" office:value-type="string">
            <text:p text:style-name="P76">3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0</text:p>
          </table:table-cell>
          <table:table-cell table:style-name="Tabel30.A2" table:number-columns-spanned="2" office:value-type="string">
            <text:p text:style-name="P76">0A</text:p>
          </table:table-cell>
          <table:covered-table-cell/>
          <table:table-cell table:style-name="Tabel30.A2" office:value-type="string">
            <text:p text:style-name="P76">Keyboard g and G</text:p>
          </table:table-cell>
          <table:table-cell table:style-name="Tabel30.A2" office:value-type="string">
            <text:p text:style-name="P76">3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1</text:p>
          </table:table-cell>
          <table:table-cell table:style-name="Tabel30.A2" table:number-columns-spanned="2" office:value-type="string">
            <text:p text:style-name="P76">0B</text:p>
          </table:table-cell>
          <table:covered-table-cell/>
          <table:table-cell table:style-name="Tabel30.A2" office:value-type="string">
            <text:p text:style-name="P76">Keyboard h and H</text:p>
          </table:table-cell>
          <table:table-cell table:style-name="Tabel30.A2" office:value-type="string">
            <text:p text:style-name="P76">3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2</text:p>
          </table:table-cell>
          <table:table-cell table:style-name="Tabel30.A2" table:number-columns-spanned="2" office:value-type="string">
            <text:p text:style-name="P76">0C</text:p>
          </table:table-cell>
          <table:covered-table-cell/>
          <table:table-cell table:style-name="Tabel30.A2" office:value-type="string">
            <text:p text:style-name="P76">Keyboard i and I</text:p>
          </table:table-cell>
          <table:table-cell table:style-name="Tabel30.A2" office:value-type="string">
            <text:p text:style-name="P76">2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3</text:p>
          </table:table-cell>
          <table:table-cell table:style-name="Tabel30.A2" table:number-columns-spanned="2" office:value-type="string">
            <text:p text:style-name="P76">0D</text:p>
          </table:table-cell>
          <table:covered-table-cell/>
          <table:table-cell table:style-name="Tabel30.A2" office:value-type="string">
            <text:p text:style-name="P76">Keyboard j and J</text:p>
          </table:table-cell>
          <table:table-cell table:style-name="Tabel30.A2" office:value-type="string">
            <text:p text:style-name="P76">3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4</text:p>
          </table:table-cell>
          <table:table-cell table:style-name="Tabel30.A2" table:number-columns-spanned="2" office:value-type="string">
            <text:p text:style-name="P76">0E</text:p>
          </table:table-cell>
          <table:covered-table-cell/>
          <table:table-cell table:style-name="Tabel30.A2" office:value-type="string">
            <text:p text:style-name="P76">Keyboard k and K</text:p>
          </table:table-cell>
          <table:table-cell table:style-name="Tabel30.A2" office:value-type="string">
            <text:p text:style-name="P76">3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5</text:p>
          </table:table-cell>
          <table:table-cell table:style-name="Tabel30.A2" table:number-columns-spanned="2" office:value-type="string">
            <text:p text:style-name="P76">0F</text:p>
          </table:table-cell>
          <table:covered-table-cell/>
          <table:table-cell table:style-name="Tabel30.A2" office:value-type="string">
            <text:p text:style-name="P76">Keyboard l and L</text:p>
          </table:table-cell>
          <table:table-cell table:style-name="Tabel30.A2" office:value-type="string">
            <text:p text:style-name="P76">3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6</text:p>
          </table:table-cell>
          <table:table-cell table:style-name="Tabel30.A2" table:number-columns-spanned="2" office:value-type="string">
            <text:p text:style-name="P76">10</text:p>
          </table:table-cell>
          <table:covered-table-cell/>
          <table:table-cell table:style-name="Tabel30.A2" office:value-type="string">
            <text:p text:style-name="Standard"><text:span text:style-name="T69">Keyboard m and M</text:span><text:span text:style-name="T70">4</text:span></text:p>
          </table:table-cell>
          <table:table-cell table:style-name="Tabel30.A2" office:value-type="string">
            <text:p text:style-name="P76">5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7</text:p>
          </table:table-cell>
          <table:table-cell table:style-name="Tabel30.A2" table:number-columns-spanned="2" office:value-type="string">
            <text:p text:style-name="P76">11</text:p>
          </table:table-cell>
          <table:covered-table-cell/>
          <table:table-cell table:style-name="Tabel30.A2" office:value-type="string">
            <text:p text:style-name="P76">Keyboard n and N</text:p>
          </table:table-cell>
          <table:table-cell table:style-name="Tabel30.A2" office:value-type="string">
            <text:p text:style-name="P76">5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8</text:p>
          </table:table-cell>
          <table:table-cell table:style-name="Tabel30.A2" table:number-columns-spanned="2" office:value-type="string">
            <text:p text:style-name="P76">12</text:p>
          </table:table-cell>
          <table:covered-table-cell/>
          <table:table-cell table:style-name="Tabel30.A2" office:value-type="string">
            <text:p text:style-name="Standard"><text:span text:style-name="T69">Keyboard o and O</text:span><text:span text:style-name="T70">4</text:span></text:p>
          </table:table-cell>
          <table:table-cell table:style-name="Tabel30.A2" office:value-type="string">
            <text:p text:style-name="P76">2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9</text:p>
          </table:table-cell>
          <table:table-cell table:style-name="Tabel30.A2" table:number-columns-spanned="2" office:value-type="string">
            <text:p text:style-name="P76">13</text:p>
          </table:table-cell>
          <table:covered-table-cell/>
          <table:table-cell table:style-name="Tabel30.A2" office:value-type="string">
            <text:p text:style-name="Standard"><text:span text:style-name="T69">Keyboard p and P</text:span><text:span text:style-name="T70">4</text:span></text:p>
          </table:table-cell>
          <table:table-cell table:style-name="Tabel30.A2" office:value-type="string">
            <text:p text:style-name="P76">2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0</text:p>
          </table:table-cell>
          <table:table-cell table:style-name="Tabel30.A2" table:number-columns-spanned="2" office:value-type="string">
            <text:p text:style-name="P76">14</text:p>
          </table:table-cell>
          <table:covered-table-cell/>
          <table:table-cell table:style-name="Tabel30.A2" office:value-type="string">
            <text:p text:style-name="Standard"><text:span text:style-name="T69">Keyboard q and Q</text:span><text:span text:style-name="T70">4</text:span></text:p>
          </table:table-cell>
          <table:table-cell table:style-name="Tabel30.A2" office:value-type="string">
            <text:p text:style-name="P76">1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1</text:p>
          </table:table-cell>
          <table:table-cell table:style-name="Tabel30.A2" table:number-columns-spanned="2" office:value-type="string">
            <text:p text:style-name="P76">15</text:p>
          </table:table-cell>
          <table:covered-table-cell/>
          <table:table-cell table:style-name="Tabel30.A2" office:value-type="string">
            <text:p text:style-name="P76">Keyboard r and R</text:p>
          </table:table-cell>
          <table:table-cell table:style-name="Tabel30.A2" office:value-type="string">
            <text:p text:style-name="P76">2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2</text:p>
          </table:table-cell>
          <table:table-cell table:style-name="Tabel30.A2" table:number-columns-spanned="2" office:value-type="string">
            <text:p text:style-name="P76">16</text:p>
          </table:table-cell>
          <table:covered-table-cell/>
          <table:table-cell table:style-name="Tabel30.A2" office:value-type="string">
            <text:p text:style-name="Standard"><text:span text:style-name="T69">Keyboard s and S</text:span><text:span text:style-name="T70">4</text:span></text:p>
          </table:table-cell>
          <table:table-cell table:style-name="Tabel30.A2" office:value-type="string">
            <text:p text:style-name="P76">3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3</text:p>
          </table:table-cell>
          <table:table-cell table:style-name="Tabel30.A2" table:number-columns-spanned="2" office:value-type="string">
            <text:p text:style-name="P76">17</text:p>
          </table:table-cell>
          <table:covered-table-cell/>
          <table:table-cell table:style-name="Tabel30.A2" office:value-type="string">
            <text:p text:style-name="P76">Keyboard t and T</text:p>
          </table:table-cell>
          <table:table-cell table:style-name="Tabel30.A2" office:value-type="string">
            <text:p text:style-name="P76">2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4</text:p>
          </table:table-cell>
          <table:table-cell table:style-name="Tabel30.A2" table:number-columns-spanned="2" office:value-type="string">
            <text:p text:style-name="P76">18</text:p>
          </table:table-cell>
          <table:covered-table-cell/>
          <table:table-cell table:style-name="Tabel30.A2" office:value-type="string">
            <text:p text:style-name="P76">Keyboard u and U</text:p>
          </table:table-cell>
          <table:table-cell table:style-name="Tabel30.A2" office:value-type="string">
            <text:p text:style-name="P76">2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5</text:p>
          </table:table-cell>
          <table:table-cell table:style-name="Tabel30.A2" table:number-columns-spanned="2" office:value-type="string">
            <text:p text:style-name="P76">19</text:p>
          </table:table-cell>
          <table:covered-table-cell/>
          <table:table-cell table:style-name="Tabel30.A2" office:value-type="string">
            <text:p text:style-name="P76">Keyboard v and V</text:p>
          </table:table-cell>
          <table:table-cell table:style-name="Tabel30.A2" office:value-type="string">
            <text:p text:style-name="P76">4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6</text:p>
          </table:table-cell>
          <table:table-cell table:style-name="Tabel30.A2" table:number-columns-spanned="2" office:value-type="string">
            <text:p text:style-name="P76">1A</text:p>
          </table:table-cell>
          <table:covered-table-cell/>
          <table:table-cell table:style-name="Tabel30.A2" office:value-type="string">
            <text:p text:style-name="Standard"><text:span text:style-name="T69">Keyboard w and W</text:span><text:span text:style-name="T70">4</text:span></text:p>
          </table:table-cell>
          <table:table-cell table:style-name="Tabel30.A2" office:value-type="string">
            <text:p text:style-name="P76">1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7</text:p>
          </table:table-cell>
          <table:table-cell table:style-name="Tabel30.A2" table:number-columns-spanned="2" office:value-type="string">
            <text:p text:style-name="P76">1B</text:p>
          </table:table-cell>
          <table:covered-table-cell/>
          <table:table-cell table:style-name="Tabel30.A2" office:value-type="string">
            <text:p text:style-name="Standard"><text:span text:style-name="T69">Keyboard x and X</text:span><text:span text:style-name="T70">4</text:span></text:p>
          </table:table-cell>
          <table:table-cell table:style-name="Tabel30.A2" office:value-type="string">
            <text:p text:style-name="P76">4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8</text:p>
          </table:table-cell>
          <table:table-cell table:style-name="Tabel30.A2" table:number-columns-spanned="2" office:value-type="string">
            <text:p text:style-name="P76">1C</text:p>
          </table:table-cell>
          <table:covered-table-cell/>
          <table:table-cell table:style-name="Tabel30.A2" office:value-type="string">
            <text:p text:style-name="Standard"><text:span text:style-name="T69">Keyboard y and Y</text:span><text:span text:style-name="T70">4</text:span></text:p>
          </table:table-cell>
          <table:table-cell table:style-name="Tabel30.A2" office:value-type="string">
            <text:p text:style-name="P76">2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29</text:p>
          </table:table-cell>
          <table:table-cell table:style-name="Tabel30.A2" table:number-columns-spanned="2" office:value-type="string">
            <text:p text:style-name="P76">1D</text:p>
          </table:table-cell>
          <table:covered-table-cell/>
          <table:table-cell table:style-name="Tabel30.A2" office:value-type="string">
            <text:p text:style-name="Standard"><text:span text:style-name="T69">Keyboard z and Z</text:span><text:span text:style-name="T70">4</text:span></text:p>
          </table:table-cell>
          <table:table-cell table:style-name="Tabel30.A2" office:value-type="string">
            <text:p text:style-name="P76">4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ext:soft-page-break/>
        <table:table-row table:style-name="Tabel30.2">
          <table:table-cell table:style-name="Tabel30.A2" office:value-type="string">
            <text:p text:style-name="P76">30</text:p>
          </table:table-cell>
          <table:table-cell table:style-name="Tabel30.A2" table:number-columns-spanned="2" office:value-type="string">
            <text:p text:style-name="P76">1E</text:p>
          </table:table-cell>
          <table:covered-table-cell/>
          <table:table-cell table:style-name="Tabel30.A2" office:value-type="string">
            <text:p text:style-name="Standard"><text:span text:style-name="T69">Keyboard </text:span><text:span text:style-name="T15">1</text:span><text:span text:style-name="T69"> and !</text:span><text:span text:style-name="T70"> 4</text:span></text:p>
          </table:table-cell>
          <table:table-cell table:style-name="Tabel30.A2" office:value-type="string">
            <text:p text:style-name="P76">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1</text:p>
          </table:table-cell>
          <table:table-cell table:style-name="Tabel30.A2" table:number-columns-spanned="2" office:value-type="string">
            <text:p text:style-name="P76">1F</text:p>
          </table:table-cell>
          <table:covered-table-cell/>
          <table:table-cell table:style-name="Tabel30.A2" office:value-type="string">
            <text:p text:style-name="Standard"><text:span text:style-name="T69">Keyboard </text:span><text:span text:style-name="T15">2</text:span><text:span text:style-name="T69"> and @</text:span><text:span text:style-name="T70">4</text:span></text:p>
          </table:table-cell>
          <table:table-cell table:style-name="Tabel30.A2" office:value-type="string">
            <text:p text:style-name="P76">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2</text:p>
          </table:table-cell>
          <table:table-cell table:style-name="Tabel30.A2" table:number-columns-spanned="2" office:value-type="string">
            <text:p text:style-name="P76">20</text:p>
          </table:table-cell>
          <table:covered-table-cell/>
          <table:table-cell table:style-name="Tabel30.A2" office:value-type="string">
            <text:p text:style-name="Standard"><text:span text:style-name="T69">Keyboard </text:span><text:span text:style-name="T15">3</text:span><text:span text:style-name="T69"> and #</text:span><text:span text:style-name="T70">4</text:span></text:p>
          </table:table-cell>
          <table:table-cell table:style-name="Tabel30.A2" office:value-type="string">
            <text:p text:style-name="P76">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3</text:p>
          </table:table-cell>
          <table:table-cell table:style-name="Tabel30.A2" table:number-columns-spanned="2" office:value-type="string">
            <text:p text:style-name="P76">21</text:p>
          </table:table-cell>
          <table:covered-table-cell/>
          <table:table-cell table:style-name="Tabel30.A2" office:value-type="string">
            <text:p text:style-name="Standard"><text:span text:style-name="T69">Keyboard </text:span><text:span text:style-name="T15">4</text:span><text:span text:style-name="T69"> and $</text:span><text:span text:style-name="T70">4</text:span></text:p>
          </table:table-cell>
          <table:table-cell table:style-name="Tabel30.A2" office:value-type="string">
            <text:p text:style-name="P76">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4</text:p>
          </table:table-cell>
          <table:table-cell table:style-name="Tabel30.A2" table:number-columns-spanned="2" office:value-type="string">
            <text:p text:style-name="P76">22</text:p>
          </table:table-cell>
          <table:covered-table-cell/>
          <table:table-cell table:style-name="Tabel30.A2" office:value-type="string">
            <text:p text:style-name="Standard"><text:span text:style-name="T69">Keyboard </text:span><text:span text:style-name="T15">5</text:span><text:span text:style-name="T69"> and %</text:span><text:span text:style-name="T70">4</text:span></text:p>
          </table:table-cell>
          <table:table-cell table:style-name="Tabel30.A2" office:value-type="string">
            <text:p text:style-name="P76">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5</text:p>
          </table:table-cell>
          <table:table-cell table:style-name="Tabel30.A2" table:number-columns-spanned="2" office:value-type="string">
            <text:p text:style-name="P76">23</text:p>
          </table:table-cell>
          <table:covered-table-cell/>
          <table:table-cell table:style-name="Tabel30.A2" office:value-type="string">
            <text:p text:style-name="Standard"><text:span text:style-name="T69">Keyboard </text:span><text:span text:style-name="T15">6</text:span><text:span text:style-name="T69"> and ^</text:span><text:span text:style-name="T70">4</text:span></text:p>
          </table:table-cell>
          <table:table-cell table:style-name="Tabel30.A2" office:value-type="string">
            <text:p text:style-name="P76">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6</text:p>
          </table:table-cell>
          <table:table-cell table:style-name="Tabel30.A2" table:number-columns-spanned="2" office:value-type="string">
            <text:p text:style-name="P76">24</text:p>
          </table:table-cell>
          <table:covered-table-cell/>
          <table:table-cell table:style-name="Tabel30.A2" office:value-type="string">
            <text:p text:style-name="Standard"><text:span text:style-name="T69">Keyboard </text:span><text:span text:style-name="T15">7</text:span><text:span text:style-name="T69"> and &amp;</text:span><text:span text:style-name="T70">4</text:span></text:p>
          </table:table-cell>
          <table:table-cell table:style-name="Tabel30.A2" office:value-type="string">
            <text:p text:style-name="P76">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7</text:p>
          </table:table-cell>
          <table:table-cell table:style-name="Tabel30.A2" table:number-columns-spanned="2" office:value-type="string">
            <text:p text:style-name="P76">25</text:p>
          </table:table-cell>
          <table:covered-table-cell/>
          <table:table-cell table:style-name="Tabel30.A2" office:value-type="string">
            <text:p text:style-name="Standard"><text:span text:style-name="T69">Keyboard </text:span><text:span text:style-name="T15">8</text:span><text:span text:style-name="T69"> and *</text:span><text:span text:style-name="T70">4</text:span></text:p>
          </table:table-cell>
          <table:table-cell table:style-name="Tabel30.A2" office:value-type="string">
            <text:p text:style-name="P76">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8</text:p>
          </table:table-cell>
          <table:table-cell table:style-name="Tabel30.A2" table:number-columns-spanned="2" office:value-type="string">
            <text:p text:style-name="P76">26</text:p>
          </table:table-cell>
          <table:covered-table-cell/>
          <table:table-cell table:style-name="Tabel30.A2" office:value-type="string">
            <text:p text:style-name="Standard"><text:span text:style-name="T69">Keyboard </text:span><text:span text:style-name="T15">9</text:span><text:span text:style-name="T69"> and (</text:span><text:span text:style-name="T70">4</text:span></text:p>
          </table:table-cell>
          <table:table-cell table:style-name="Tabel30.A2" office:value-type="string">
            <text:p text:style-name="P76">1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39</text:p>
          </table:table-cell>
          <table:table-cell table:style-name="Tabel30.A2" table:number-columns-spanned="2" office:value-type="string">
            <text:p text:style-name="P76">27</text:p>
          </table:table-cell>
          <table:covered-table-cell/>
          <table:table-cell table:style-name="Tabel30.A2" office:value-type="string">
            <text:p text:style-name="Standard"><text:span text:style-name="T69">Keyboard </text:span><text:span text:style-name="T15">0</text:span><text:span text:style-name="T69"> and )</text:span><text:span text:style-name="T70"> 4</text:span></text:p>
          </table:table-cell>
          <table:table-cell table:style-name="Tabel30.A2" office:value-type="string">
            <text:p text:style-name="P76">1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0</text:p>
          </table:table-cell>
          <table:table-cell table:style-name="Tabel30.A2" table:number-columns-spanned="2" office:value-type="string">
            <text:p text:style-name="P76">28</text:p>
          </table:table-cell>
          <table:covered-table-cell/>
          <table:table-cell table:style-name="Tabel30.A2" office:value-type="string">
            <text:p text:style-name="Standard"><text:span text:style-name="T69">Keyboard Return(ENTER)</text:span><text:span text:style-name="T70"> 5</text:span></text:p>
          </table:table-cell>
          <table:table-cell table:style-name="Tabel30.A2" office:value-type="string">
            <text:p text:style-name="P76">4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1</text:p>
          </table:table-cell>
          <table:table-cell table:style-name="Tabel30.A2" table:number-columns-spanned="2" office:value-type="string">
            <text:p text:style-name="P76">29</text:p>
          </table:table-cell>
          <table:covered-table-cell/>
          <table:table-cell table:style-name="Tabel30.A2" office:value-type="string">
            <text:p text:style-name="Standard"><text:span text:style-name="T69">Keyboard </text:span><text:span text:style-name="T49">ESCAPE</text:span></text:p>
          </table:table-cell>
          <table:table-cell table:style-name="Tabel30.A2" office:value-type="string">
            <text:p text:style-name="P76">11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44">
          <table:table-cell table:style-name="Tabel30.A2" office:value-type="string">
            <text:p text:style-name="P76">42</text:p>
          </table:table-cell>
          <table:table-cell table:style-name="Tabel30.A2" table:number-columns-spanned="2" office:value-type="string">
            <text:p text:style-name="P76">2A</text:p>
          </table:table-cell>
          <table:covered-table-cell/>
          <table:table-cell table:style-name="Tabel30.A2" office:value-type="string">
            <text:p text:style-name="Standard"><text:span text:style-name="T69">Keyboard </text:span><text:span text:style-name="T49">DELETE</text:span><text:span text:style-name="T69"><text:line-break/>(Backspace)</text:span><text:span text:style-name="T70"> 13</text:span></text:p>
          </table:table-cell>
          <table:table-cell table:style-name="Tabel30.A2" office:value-type="string">
            <text:p text:style-name="P76">1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3</text:p>
          </table:table-cell>
          <table:table-cell table:style-name="Tabel30.A2" table:number-columns-spanned="2" office:value-type="string">
            <text:p text:style-name="P76">2B</text:p>
          </table:table-cell>
          <table:covered-table-cell/>
          <table:table-cell table:style-name="Tabel30.A2" office:value-type="string">
            <text:p text:style-name="P76">Keyboard Tab</text:p>
          </table:table-cell>
          <table:table-cell table:style-name="Tabel30.A2" office:value-type="string">
            <text:p text:style-name="P76">1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4</text:p>
          </table:table-cell>
          <table:table-cell table:style-name="Tabel30.A2" table:number-columns-spanned="2" office:value-type="string">
            <text:p text:style-name="P76">2C</text:p>
          </table:table-cell>
          <table:covered-table-cell/>
          <table:table-cell table:style-name="Tabel30.A2" office:value-type="string">
            <text:p text:style-name="P76">Keyboard Spacebar</text:p>
          </table:table-cell>
          <table:table-cell table:style-name="Tabel30.A2" office:value-type="string">
            <text:p text:style-name="P76">6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5</text:p>
          </table:table-cell>
          <table:table-cell table:style-name="Tabel30.A2" table:number-columns-spanned="2" office:value-type="string">
            <text:p text:style-name="P76">2D</text:p>
          </table:table-cell>
          <table:covered-table-cell/>
          <table:table-cell table:style-name="Tabel30.A2" office:value-type="string">
            <text:p text:style-name="Standard"><text:span text:style-name="T69">Keyboard - and (underscore)</text:span><text:span text:style-name="T70"> 4</text:span></text:p>
          </table:table-cell>
          <table:table-cell table:style-name="Tabel30.A2" office:value-type="string">
            <text:p text:style-name="P76">1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6</text:p>
          </table:table-cell>
          <table:table-cell table:style-name="Tabel30.A2" table:number-columns-spanned="2" office:value-type="string">
            <text:p text:style-name="P76">2E</text:p>
          </table:table-cell>
          <table:covered-table-cell/>
          <table:table-cell table:style-name="Tabel30.A2" office:value-type="string">
            <text:p text:style-name="Standard"><text:span text:style-name="T69">Keyboard = and+</text:span><text:span text:style-name="T70">4</text:span></text:p>
          </table:table-cell>
          <table:table-cell table:style-name="Tabel30.A2" office:value-type="string">
            <text:p text:style-name="P76">1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7</text:p>
          </table:table-cell>
          <table:table-cell table:style-name="Tabel30.A2" table:number-columns-spanned="2" office:value-type="string">
            <text:p text:style-name="P76">2F</text:p>
          </table:table-cell>
          <table:covered-table-cell/>
          <table:table-cell table:style-name="Tabel30.A2" office:value-type="string">
            <text:p text:style-name="Standard"><text:span text:style-name="T69">Keyboard [ and {</text:span><text:span text:style-name="T70">4</text:span></text:p>
          </table:table-cell>
          <table:table-cell table:style-name="Tabel30.A2" office:value-type="string">
            <text:p text:style-name="P76">2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8</text:p>
          </table:table-cell>
          <table:table-cell table:style-name="Tabel30.A2" table:number-columns-spanned="2" office:value-type="string">
            <text:p text:style-name="P76">30</text:p>
          </table:table-cell>
          <table:covered-table-cell/>
          <table:table-cell table:style-name="Tabel30.A2" office:value-type="string">
            <text:p text:style-name="Standard"><text:span text:style-name="T69">Keyboard ] and }</text:span><text:span text:style-name="T70">4</text:span></text:p>
          </table:table-cell>
          <table:table-cell table:style-name="Tabel30.A2" office:value-type="string">
            <text:p text:style-name="P76">2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49</text:p>
          </table:table-cell>
          <table:table-cell table:style-name="Tabel30.A2" table:number-columns-spanned="2" office:value-type="string">
            <text:p text:style-name="P76">31</text:p>
          </table:table-cell>
          <table:covered-table-cell/>
          <table:table-cell table:style-name="Tabel30.A2" office:value-type="string">
            <text:p text:style-name="P76">Keyboard \ and |</text:p>
          </table:table-cell>
          <table:table-cell table:style-name="Tabel30.A2" office:value-type="string">
            <text:p text:style-name="P76">2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0</text:p>
          </table:table-cell>
          <table:table-cell table:style-name="Tabel30.A2" table:number-columns-spanned="2" office:value-type="string">
            <text:p text:style-name="P76">32</text:p>
          </table:table-cell>
          <table:covered-table-cell/>
          <table:table-cell table:style-name="Tabel30.A2" office:value-type="string">
            <text:p text:style-name="Standard"><text:span text:style-name="T69">Keyboard Non-US# and ~</text:span><text:span text:style-name="T70">2</text:span></text:p>
          </table:table-cell>
          <table:table-cell table:style-name="Tabel30.A2" office:value-type="string">
            <text:p text:style-name="P76">4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1</text:p>
          </table:table-cell>
          <table:table-cell table:style-name="Tabel30.A2" table:number-columns-spanned="2" office:value-type="string">
            <text:p text:style-name="P76">33</text:p>
          </table:table-cell>
          <table:covered-table-cell/>
          <table:table-cell table:style-name="Tabel30.A2" office:value-type="string">
            <text:p text:style-name="Standard"><text:span text:style-name="T69">Keyboard </text:span><text:span text:style-name="T70">4</text:span></text:p>
          </table:table-cell>
          <table:table-cell table:style-name="Tabel30.A2" office:value-type="string">
            <text:p text:style-name="P76">4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2</text:p>
          </table:table-cell>
          <table:table-cell table:style-name="Tabel30.A2" table:number-columns-spanned="2" office:value-type="string">
            <text:p text:style-name="P76">34</text:p>
          </table:table-cell>
          <table:covered-table-cell/>
          <table:table-cell table:style-name="Tabel30.A2" office:value-type="string">
            <text:p text:style-name="Standard"><text:span text:style-name="T69">Keyboard ‘ and “</text:span><text:span text:style-name="T70">4</text:span></text:p>
          </table:table-cell>
          <table:table-cell table:style-name="Tabel30.A2" office:value-type="string">
            <text:p text:style-name="P76">4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55">
          <table:table-cell table:style-name="Tabel30.A2" office:value-type="string">
            <text:p text:style-name="P76">53</text:p>
          </table:table-cell>
          <table:table-cell table:style-name="Tabel30.A2" table:number-columns-spanned="2" office:value-type="string">
            <text:p text:style-name="P76">35</text:p>
          </table:table-cell>
          <table:covered-table-cell/>
          <table:table-cell table:style-name="Tabel30.A2" office:value-type="string">
            <text:p text:style-name="P76">Keyboard Grave Accent and </text:p>
            <text:p text:style-name="Standard"><text:span text:style-name="T69">Tilde</text:span><text:span text:style-name="T70">4</text:span></text:p>
          </table:table-cell>
          <table:table-cell table:style-name="Tabel30.A2" office:value-type="string">
            <text:p text:style-name="P76">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4</text:p>
          </table:table-cell>
          <table:table-cell table:style-name="Tabel30.A2" table:number-columns-spanned="2" office:value-type="string">
            <text:p text:style-name="P76">36</text:p>
          </table:table-cell>
          <table:covered-table-cell/>
          <table:table-cell table:style-name="Tabel30.A2" office:value-type="string">
            <text:p text:style-name="Standard"><text:span text:style-name="T69">Keyboard , and &lt;</text:span><text:span text:style-name="T70">4</text:span></text:p>
          </table:table-cell>
          <table:table-cell table:style-name="Tabel30.A2" office:value-type="string">
            <text:p text:style-name="P76">5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5</text:p>
          </table:table-cell>
          <table:table-cell table:style-name="Tabel30.A2" table:number-columns-spanned="2" office:value-type="string">
            <text:p text:style-name="P76">37</text:p>
          </table:table-cell>
          <table:covered-table-cell/>
          <table:table-cell table:style-name="Tabel30.A2" office:value-type="string">
            <text:p text:style-name="Standard"><text:span text:style-name="T69">Keyboard . and &gt;</text:span><text:span text:style-name="T70">4</text:span></text:p>
          </table:table-cell>
          <table:table-cell table:style-name="Tabel30.A2" office:value-type="string">
            <text:p text:style-name="P76">5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6</text:p>
          </table:table-cell>
          <table:table-cell table:style-name="Tabel30.A2" table:number-columns-spanned="2" office:value-type="string">
            <text:p text:style-name="P76">38</text:p>
          </table:table-cell>
          <table:covered-table-cell/>
          <table:table-cell table:style-name="Tabel30.A2" office:value-type="string">
            <text:p text:style-name="Standard"><text:span text:style-name="T69">Keyboard / and ?</text:span><text:span text:style-name="T70"> 4</text:span></text:p>
          </table:table-cell>
          <table:table-cell table:style-name="Tabel30.A2" office:value-type="string">
            <text:p text:style-name="P76">5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7</text:p>
          </table:table-cell>
          <table:table-cell table:style-name="Tabel30.A2" table:number-columns-spanned="2" office:value-type="string">
            <text:p text:style-name="P76">39</text:p>
          </table:table-cell>
          <table:covered-table-cell/>
          <table:table-cell table:style-name="Tabel30.A2" office:value-type="string">
            <text:p text:style-name="Standard"><text:span text:style-name="T69">Keyboard CapsLock</text:span><text:span text:style-name="T70">11</text:span></text:p>
          </table:table-cell>
          <table:table-cell table:style-name="Tabel30.A2" office:value-type="string">
            <text:p text:style-name="P76">3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8</text:p>
          </table:table-cell>
          <table:table-cell table:style-name="Tabel30.A2" table:number-columns-spanned="2" office:value-type="string">
            <text:p text:style-name="P76">3A</text:p>
          </table:table-cell>
          <table:covered-table-cell/>
          <table:table-cell table:style-name="Tabel30.A2" office:value-type="string">
            <text:p text:style-name="P76">Keyboard F1</text:p>
          </table:table-cell>
          <table:table-cell table:style-name="Tabel30.A2" office:value-type="string">
            <text:p text:style-name="P76">11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59</text:p>
          </table:table-cell>
          <table:table-cell table:style-name="Tabel30.A2" table:number-columns-spanned="2" office:value-type="string">
            <text:p text:style-name="P76">3B</text:p>
          </table:table-cell>
          <table:covered-table-cell/>
          <table:table-cell table:style-name="Tabel30.A2" office:value-type="string">
            <text:p text:style-name="P76">Keyboard F2</text:p>
          </table:table-cell>
          <table:table-cell table:style-name="Tabel30.A2" office:value-type="string">
            <text:p text:style-name="P76">11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0</text:p>
          </table:table-cell>
          <table:table-cell table:style-name="Tabel30.A2" table:number-columns-spanned="2" office:value-type="string">
            <text:p text:style-name="P76">3C</text:p>
          </table:table-cell>
          <table:covered-table-cell/>
          <table:table-cell table:style-name="Tabel30.A2" office:value-type="string">
            <text:p text:style-name="P76">Keyboard F3</text:p>
          </table:table-cell>
          <table:table-cell table:style-name="Tabel30.A2" office:value-type="string">
            <text:p text:style-name="P76">11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1</text:p>
          </table:table-cell>
          <table:table-cell table:style-name="Tabel30.A2" table:number-columns-spanned="2" office:value-type="string">
            <text:p text:style-name="P76">3D</text:p>
          </table:table-cell>
          <table:covered-table-cell/>
          <table:table-cell table:style-name="Tabel30.A2" office:value-type="string">
            <text:p text:style-name="P76">Keyboard F4</text:p>
          </table:table-cell>
          <table:table-cell table:style-name="Tabel30.A2" office:value-type="string">
            <text:p text:style-name="P76">11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2</text:p>
          </table:table-cell>
          <table:table-cell table:style-name="Tabel30.A2" table:number-columns-spanned="2" office:value-type="string">
            <text:p text:style-name="P76">3E</text:p>
          </table:table-cell>
          <table:covered-table-cell/>
          <table:table-cell table:style-name="Tabel30.A2" office:value-type="string">
            <text:p text:style-name="P76">Keyboard F5</text:p>
          </table:table-cell>
          <table:table-cell table:style-name="Tabel30.A2" office:value-type="string">
            <text:p text:style-name="P76">11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3</text:p>
          </table:table-cell>
          <table:table-cell table:style-name="Tabel30.A2" table:number-columns-spanned="2" office:value-type="string">
            <text:p text:style-name="P76">3F</text:p>
          </table:table-cell>
          <table:covered-table-cell/>
          <table:table-cell table:style-name="Tabel30.A2" office:value-type="string">
            <text:p text:style-name="P76">Keyboard F6</text:p>
          </table:table-cell>
          <table:table-cell table:style-name="Tabel30.A2" office:value-type="string">
            <text:p text:style-name="P76">11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4</text:p>
          </table:table-cell>
          <table:table-cell table:style-name="Tabel30.A2" table:number-columns-spanned="2" office:value-type="string">
            <text:p text:style-name="P76">40</text:p>
          </table:table-cell>
          <table:covered-table-cell/>
          <table:table-cell table:style-name="Tabel30.A2" office:value-type="string">
            <text:p text:style-name="P76">Keyboard F7</text:p>
          </table:table-cell>
          <table:table-cell table:style-name="Tabel30.A2" office:value-type="string">
            <text:p text:style-name="P76">11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5</text:p>
          </table:table-cell>
          <table:table-cell table:style-name="Tabel30.A2" table:number-columns-spanned="2" office:value-type="string">
            <text:p text:style-name="P76">41</text:p>
          </table:table-cell>
          <table:covered-table-cell/>
          <table:table-cell table:style-name="Tabel30.A2" office:value-type="string">
            <text:p text:style-name="P76">Keyboard F8</text:p>
          </table:table-cell>
          <table:table-cell table:style-name="Tabel30.A2" office:value-type="string">
            <text:p text:style-name="P76">11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6</text:p>
          </table:table-cell>
          <table:table-cell table:style-name="Tabel30.A2" table:number-columns-spanned="2" office:value-type="string">
            <text:p text:style-name="P76">42</text:p>
          </table:table-cell>
          <table:covered-table-cell/>
          <table:table-cell table:style-name="Tabel30.A2" office:value-type="string">
            <text:p text:style-name="P76">Keyboard F9</text:p>
          </table:table-cell>
          <table:table-cell table:style-name="Tabel30.A2" office:value-type="string">
            <text:p text:style-name="P76">12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7</text:p>
          </table:table-cell>
          <table:table-cell table:style-name="Tabel30.A2" table:number-columns-spanned="2" office:value-type="string">
            <text:p text:style-name="P76">43</text:p>
          </table:table-cell>
          <table:covered-table-cell/>
          <table:table-cell table:style-name="Tabel30.A2" office:value-type="string">
            <text:p text:style-name="P76">Keyboard F10</text:p>
          </table:table-cell>
          <table:table-cell table:style-name="Tabel30.A2" office:value-type="string">
            <text:p text:style-name="P76">12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68</text:p>
          </table:table-cell>
          <table:table-cell table:style-name="Tabel30.A2" table:number-columns-spanned="2" office:value-type="string">
            <text:p text:style-name="P76">44</text:p>
          </table:table-cell>
          <table:covered-table-cell/>
          <table:table-cell table:style-name="Tabel30.A2" office:value-type="string">
            <text:p text:style-name="P76">Keyboard F11</text:p>
          </table:table-cell>
          <table:table-cell table:style-name="Tabel30.A2" office:value-type="string">
            <text:p text:style-name="P76">12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69</text:p>
          </table:table-cell>
          <table:table-cell table:style-name="Tabel30.A2" table:number-columns-spanned="2" office:value-type="string">
            <text:p text:style-name="P76">45</text:p>
          </table:table-cell>
          <table:covered-table-cell/>
          <table:table-cell table:style-name="Tabel30.A2" office:value-type="string">
            <text:p text:style-name="P76">Keyboard F12</text:p>
          </table:table-cell>
          <table:table-cell table:style-name="Tabel30.A2" office:value-type="string">
            <text:p text:style-name="P76">12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0</text:p>
          </table:table-cell>
          <table:table-cell table:style-name="Tabel30.A2" table:number-columns-spanned="2" office:value-type="string">
            <text:p text:style-name="P76">46</text:p>
          </table:table-cell>
          <table:covered-table-cell/>
          <table:table-cell table:style-name="Tabel30.A2" office:value-type="string">
            <text:p text:style-name="Standard"><text:span text:style-name="T69">Keyboard PrintScreen</text:span><text:span text:style-name="T70">1</text:span></text:p>
          </table:table-cell>
          <table:table-cell table:style-name="Tabel30.A2" office:value-type="string">
            <text:p text:style-name="P76">12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1</text:p>
          </table:table-cell>
          <table:table-cell table:style-name="Tabel30.A2" table:number-columns-spanned="2" office:value-type="string">
            <text:p text:style-name="P76">47</text:p>
          </table:table-cell>
          <table:covered-table-cell/>
          <table:table-cell table:style-name="Tabel30.A2" office:value-type="string">
            <text:p text:style-name="Standard"><text:span text:style-name="T69">Keyboard ScrollLock</text:span><text:span text:style-name="T70">11</text:span></text:p>
          </table:table-cell>
          <table:table-cell table:style-name="Tabel30.A2" office:value-type="string">
            <text:p text:style-name="P76">12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ext:soft-page-break/>
        <table:table-row table:style-name="Tabel30.2">
          <table:table-cell table:style-name="Tabel30.A2" office:value-type="string">
            <text:p text:style-name="P76">72</text:p>
          </table:table-cell>
          <table:table-cell table:style-name="Tabel30.A2" table:number-columns-spanned="2" office:value-type="string">
            <text:p text:style-name="P76">48</text:p>
          </table:table-cell>
          <table:covered-table-cell/>
          <table:table-cell table:style-name="Tabel30.A2" office:value-type="string">
            <text:p text:style-name="Standard"><text:span text:style-name="T69">Keyboard Pause</text:span><text:span text:style-name="T70">1</text:span></text:p>
          </table:table-cell>
          <table:table-cell table:style-name="Tabel30.A2" office:value-type="string">
            <text:p text:style-name="P76">12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3</text:p>
          </table:table-cell>
          <table:table-cell table:style-name="Tabel30.A2" table:number-columns-spanned="2" office:value-type="string">
            <text:p text:style-name="P76">49</text:p>
          </table:table-cell>
          <table:covered-table-cell/>
          <table:table-cell table:style-name="Tabel30.A2" office:value-type="string">
            <text:p text:style-name="Standard"><text:span text:style-name="T69">Keyboard Insert</text:span><text:span text:style-name="T70">1</text:span></text:p>
          </table:table-cell>
          <table:table-cell table:style-name="Tabel30.A2" office:value-type="string">
            <text:p text:style-name="P76">7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4</text:p>
          </table:table-cell>
          <table:table-cell table:style-name="Tabel30.A2" table:number-columns-spanned="2" office:value-type="string">
            <text:p text:style-name="P76">4A</text:p>
          </table:table-cell>
          <table:covered-table-cell/>
          <table:table-cell table:style-name="Tabel30.A2" office:value-type="string">
            <text:p text:style-name="Standard"><text:span text:style-name="T69">Keyboard Home</text:span><text:span text:style-name="T70">1</text:span></text:p>
          </table:table-cell>
          <table:table-cell table:style-name="Tabel30.A2" office:value-type="string">
            <text:p text:style-name="P76">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5</text:p>
          </table:table-cell>
          <table:table-cell table:style-name="Tabel30.A2" table:number-columns-spanned="2" office:value-type="string">
            <text:p text:style-name="P76">4B</text:p>
          </table:table-cell>
          <table:covered-table-cell/>
          <table:table-cell table:style-name="Tabel30.A2" office:value-type="string">
            <text:p text:style-name="Standard"><text:span text:style-name="T69">Keyboard PageUp</text:span><text:span text:style-name="T70">1</text:span></text:p>
          </table:table-cell>
          <table:table-cell table:style-name="Tabel30.A2" office:value-type="string">
            <text:p text:style-name="P76">8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6</text:p>
          </table:table-cell>
          <table:table-cell table:style-name="Tabel30.A2" table:number-columns-spanned="2" office:value-type="string">
            <text:p text:style-name="P76">4C</text:p>
          </table:table-cell>
          <table:covered-table-cell/>
          <table:table-cell table:style-name="Tabel30.A2" office:value-type="string">
            <text:p text:style-name="Standard"><text:span text:style-name="T69">Keyboard Delete Forward</text:span><text:span text:style-name="T70">1</text:span></text:p>
          </table:table-cell>
          <table:table-cell table:style-name="Tabel30.A2" office:value-type="string">
            <text:p text:style-name="P76">7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7</text:p>
          </table:table-cell>
          <table:table-cell table:style-name="Tabel30.A2" table:number-columns-spanned="2" office:value-type="string">
            <text:p text:style-name="P76">4D</text:p>
          </table:table-cell>
          <table:covered-table-cell/>
          <table:table-cell table:style-name="Tabel30.A2" office:value-type="string">
            <text:p text:style-name="Standard"><text:span text:style-name="T69">Keyboard End</text:span><text:span text:style-name="T70">1</text:span></text:p>
          </table:table-cell>
          <table:table-cell table:style-name="Tabel30.A2" office:value-type="string">
            <text:p text:style-name="P76">8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8</text:p>
          </table:table-cell>
          <table:table-cell table:style-name="Tabel30.A2" table:number-columns-spanned="2" office:value-type="string">
            <text:p text:style-name="P76">4E</text:p>
          </table:table-cell>
          <table:covered-table-cell/>
          <table:table-cell table:style-name="Tabel30.A2" office:value-type="string">
            <text:p text:style-name="Standard"><text:span text:style-name="T69">Keyboard PageDown</text:span><text:span text:style-name="T70">1</text:span></text:p>
          </table:table-cell>
          <table:table-cell table:style-name="Tabel30.A2" office:value-type="string">
            <text:p text:style-name="P76">8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79</text:p>
          </table:table-cell>
          <table:table-cell table:style-name="Tabel30.A2" table:number-columns-spanned="2" office:value-type="string">
            <text:p text:style-name="P76">4F</text:p>
          </table:table-cell>
          <table:covered-table-cell/>
          <table:table-cell table:style-name="Tabel30.A2" office:value-type="string">
            <text:p text:style-name="Standard"><text:span text:style-name="T69">Keyboard RightArrow</text:span><text:span text:style-name="T70">1</text:span></text:p>
          </table:table-cell>
          <table:table-cell table:style-name="Tabel30.A2" office:value-type="string">
            <text:p text:style-name="P76">8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0</text:p>
          </table:table-cell>
          <table:table-cell table:style-name="Tabel30.A2" table:number-columns-spanned="2" office:value-type="string">
            <text:p text:style-name="P76">50</text:p>
          </table:table-cell>
          <table:covered-table-cell/>
          <table:table-cell table:style-name="Tabel30.A2" office:value-type="string">
            <text:p text:style-name="Standard"><text:span text:style-name="T69">Keyboard LeftArrow</text:span><text:span text:style-name="T70">1</text:span></text:p>
          </table:table-cell>
          <table:table-cell table:style-name="Tabel30.A2" office:value-type="string">
            <text:p text:style-name="P76">7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1</text:p>
          </table:table-cell>
          <table:table-cell table:style-name="Tabel30.A2" table:number-columns-spanned="2" office:value-type="string">
            <text:p text:style-name="P76">51</text:p>
          </table:table-cell>
          <table:covered-table-cell/>
          <table:table-cell table:style-name="Tabel30.A2" office:value-type="string">
            <text:p text:style-name="Standard"><text:span text:style-name="T69">Keyboard DownArrow</text:span><text:span text:style-name="T70">1</text:span></text:p>
          </table:table-cell>
          <table:table-cell table:style-name="Tabel30.A2" office:value-type="string">
            <text:p text:style-name="P76">8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2</text:p>
          </table:table-cell>
          <table:table-cell table:style-name="Tabel30.A2" table:number-columns-spanned="2" office:value-type="string">
            <text:p text:style-name="P76">52</text:p>
          </table:table-cell>
          <table:covered-table-cell/>
          <table:table-cell table:style-name="Tabel30.A2" office:value-type="string">
            <text:p text:style-name="Standard"><text:span text:style-name="T69">Keyboard UpArrow</text:span><text:span text:style-name="T70">1</text:span></text:p>
          </table:table-cell>
          <table:table-cell table:style-name="Tabel30.A2" office:value-type="string">
            <text:p text:style-name="P76">8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3</text:p>
          </table:table-cell>
          <table:table-cell table:style-name="Tabel30.A2" table:number-columns-spanned="2" office:value-type="string">
            <text:p text:style-name="P76">53</text:p>
          </table:table-cell>
          <table:covered-table-cell/>
          <table:table-cell table:style-name="Tabel30.A2" office:value-type="string">
            <text:p text:style-name="Standard"><text:span text:style-name="T69">Keypad NumLock and Clear</text:span><text:span text:style-name="T70">11</text:span></text:p>
          </table:table-cell>
          <table:table-cell table:style-name="Tabel30.A2" office:value-type="string">
            <text:p text:style-name="P76">9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4</text:p>
          </table:table-cell>
          <table:table-cell table:style-name="Tabel30.A2" table:number-columns-spanned="2" office:value-type="string">
            <text:p text:style-name="P76">54</text:p>
          </table:table-cell>
          <table:covered-table-cell/>
          <table:table-cell table:style-name="Tabel30.A2" office:value-type="string">
            <text:p text:style-name="Standard"><text:span text:style-name="T69">Keypad /</text:span><text:span text:style-name="T70">1</text:span></text:p>
          </table:table-cell>
          <table:table-cell table:style-name="Tabel30.A2" office:value-type="string">
            <text:p text:style-name="P76">9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5</text:p>
          </table:table-cell>
          <table:table-cell table:style-name="Tabel30.A2" table:number-columns-spanned="2" office:value-type="string">
            <text:p text:style-name="P76">55</text:p>
          </table:table-cell>
          <table:covered-table-cell/>
          <table:table-cell table:style-name="Tabel30.A2" office:value-type="string">
            <text:p text:style-name="P76">Keypad *</text:p>
          </table:table-cell>
          <table:table-cell table:style-name="Tabel30.A2" office:value-type="string">
            <text:p text:style-name="P76">10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86</text:p>
          </table:table-cell>
          <table:table-cell table:style-name="Tabel30.A2" table:number-columns-spanned="2" office:value-type="string">
            <text:p text:style-name="P76">56</text:p>
          </table:table-cell>
          <table:covered-table-cell/>
          <table:table-cell table:style-name="Tabel30.A2" office:value-type="string">
            <text:p text:style-name="P76">Keypad -</text:p>
          </table:table-cell>
          <table:table-cell table:style-name="Tabel30.A2" office:value-type="string">
            <text:p text:style-name="P76">10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87</text:p>
          </table:table-cell>
          <table:table-cell table:style-name="Tabel30.A2" table:number-columns-spanned="2" office:value-type="string">
            <text:p text:style-name="P76">57</text:p>
          </table:table-cell>
          <table:covered-table-cell/>
          <table:table-cell table:style-name="Tabel30.A2" office:value-type="string">
            <text:p text:style-name="P76">Keypad +</text:p>
          </table:table-cell>
          <table:table-cell table:style-name="Tabel30.A2" office:value-type="string">
            <text:p text:style-name="P76">10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88</text:p>
          </table:table-cell>
          <table:table-cell table:style-name="Tabel30.A2" table:number-columns-spanned="2" office:value-type="string">
            <text:p text:style-name="P76">58</text:p>
          </table:table-cell>
          <table:covered-table-cell/>
          <table:table-cell table:style-name="Tabel30.A2" office:value-type="string">
            <text:p text:style-name="P76">Keypad ENTER5</text:p>
          </table:table-cell>
          <table:table-cell table:style-name="Tabel30.A2" office:value-type="string">
            <text:p text:style-name="P76">10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101/104</text:p>
          </table:table-cell>
        </table:table-row>
        <table:table-row table:style-name="Tabel30.2">
          <table:table-cell table:style-name="Tabel30.A2" office:value-type="string">
            <text:p text:style-name="P76">89</text:p>
          </table:table-cell>
          <table:table-cell table:style-name="Tabel30.A2" table:number-columns-spanned="2" office:value-type="string">
            <text:p text:style-name="P76">59</text:p>
          </table:table-cell>
          <table:covered-table-cell/>
          <table:table-cell table:style-name="Tabel30.A2" office:value-type="string">
            <text:p text:style-name="P76">Keypad 1 and End</text:p>
          </table:table-cell>
          <table:table-cell table:style-name="Tabel30.A2" office:value-type="string">
            <text:p text:style-name="P76">9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0</text:p>
          </table:table-cell>
          <table:table-cell table:style-name="Tabel30.A2" table:number-columns-spanned="2" office:value-type="string">
            <text:p text:style-name="P76">5A</text:p>
          </table:table-cell>
          <table:covered-table-cell/>
          <table:table-cell table:style-name="Tabel30.A2" office:value-type="string">
            <text:p text:style-name="P76">Keypad 2 and Down Arrow</text:p>
          </table:table-cell>
          <table:table-cell table:style-name="Tabel30.A2" office:value-type="string">
            <text:p text:style-name="P76">9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1</text:p>
          </table:table-cell>
          <table:table-cell table:style-name="Tabel30.A2" table:number-columns-spanned="2" office:value-type="string">
            <text:p text:style-name="P76">5B</text:p>
          </table:table-cell>
          <table:covered-table-cell/>
          <table:table-cell table:style-name="Tabel30.A2" office:value-type="string">
            <text:p text:style-name="P76">Keypad 3 and PageDn</text:p>
          </table:table-cell>
          <table:table-cell table:style-name="Tabel30.A2" office:value-type="string">
            <text:p text:style-name="P76">103</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2</text:p>
          </table:table-cell>
          <table:table-cell table:style-name="Tabel30.A2" table:number-columns-spanned="2" office:value-type="string">
            <text:p text:style-name="P76">5C</text:p>
          </table:table-cell>
          <table:covered-table-cell/>
          <table:table-cell table:style-name="Tabel30.A2" office:value-type="string">
            <text:p text:style-name="P76">Keypad 4 and Left Arrow</text:p>
          </table:table-cell>
          <table:table-cell table:style-name="Tabel30.A2" office:value-type="string">
            <text:p text:style-name="P76">9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3</text:p>
          </table:table-cell>
          <table:table-cell table:style-name="Tabel30.A2" table:number-columns-spanned="2" office:value-type="string">
            <text:p text:style-name="P76">5D</text:p>
          </table:table-cell>
          <table:covered-table-cell/>
          <table:table-cell table:style-name="Tabel30.A2" office:value-type="string">
            <text:p text:style-name="P76">Keypad 5</text:p>
          </table:table-cell>
          <table:table-cell table:style-name="Tabel30.A2" office:value-type="string">
            <text:p text:style-name="P76">9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4</text:p>
          </table:table-cell>
          <table:table-cell table:style-name="Tabel30.A2" table:number-columns-spanned="2" office:value-type="string">
            <text:p text:style-name="P76">5E</text:p>
          </table:table-cell>
          <table:covered-table-cell/>
          <table:table-cell table:style-name="Tabel30.A2" office:value-type="string">
            <text:p text:style-name="P76">Keypad 6 and Righ tArrow</text:p>
          </table:table-cell>
          <table:table-cell table:style-name="Tabel30.A2" office:value-type="string">
            <text:p text:style-name="P76">10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5</text:p>
          </table:table-cell>
          <table:table-cell table:style-name="Tabel30.A2" table:number-columns-spanned="2" office:value-type="string">
            <text:p text:style-name="P76">5F</text:p>
          </table:table-cell>
          <table:covered-table-cell/>
          <table:table-cell table:style-name="Tabel30.A2" office:value-type="string">
            <text:p text:style-name="P76">Keypad 7 and Home</text:p>
          </table:table-cell>
          <table:table-cell table:style-name="Tabel30.A2" office:value-type="string">
            <text:p text:style-name="P76">9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6</text:p>
          </table:table-cell>
          <table:table-cell table:style-name="Tabel30.A2" table:number-columns-spanned="2" office:value-type="string">
            <text:p text:style-name="P76">60</text:p>
          </table:table-cell>
          <table:covered-table-cell/>
          <table:table-cell table:style-name="Tabel30.A2" office:value-type="string">
            <text:p text:style-name="P76">Keypad 8 and Up Arrow</text:p>
          </table:table-cell>
          <table:table-cell table:style-name="Tabel30.A2" office:value-type="string">
            <text:p text:style-name="P76">96</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7</text:p>
          </table:table-cell>
          <table:table-cell table:style-name="Tabel30.A2" table:number-columns-spanned="2" office:value-type="string">
            <text:p text:style-name="P76">61</text:p>
          </table:table-cell>
          <table:covered-table-cell/>
          <table:table-cell table:style-name="Tabel30.A2" office:value-type="string">
            <text:p text:style-name="P76">Keypad 9 and PageUp</text:p>
          </table:table-cell>
          <table:table-cell table:style-name="Tabel30.A2" office:value-type="string">
            <text:p text:style-name="P76">101</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8</text:p>
          </table:table-cell>
          <table:table-cell table:style-name="Tabel30.A2" table:number-columns-spanned="2" office:value-type="string">
            <text:p text:style-name="P76">62</text:p>
          </table:table-cell>
          <table:covered-table-cell/>
          <table:table-cell table:style-name="Tabel30.A2" office:value-type="string">
            <text:p text:style-name="P76">Keypad 0 and Insert</text:p>
          </table:table-cell>
          <table:table-cell table:style-name="Tabel30.A2" office:value-type="string">
            <text:p text:style-name="P76">99</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99</text:p>
          </table:table-cell>
          <table:table-cell table:style-name="Tabel30.A2" table:number-columns-spanned="2" office:value-type="string">
            <text:p text:style-name="P76">63</text:p>
          </table:table-cell>
          <table:covered-table-cell/>
          <table:table-cell table:style-name="Tabel30.A2" office:value-type="string">
            <text:p text:style-name="P76">Keypad . and Delete</text:p>
          </table:table-cell>
          <table:table-cell table:style-name="Tabel30.A2" office:value-type="string">
            <text:p text:style-name="P76">10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00</text:p>
          </table:table-cell>
          <table:table-cell table:style-name="Tabel30.A2" table:number-columns-spanned="2" office:value-type="string">
            <text:p text:style-name="P76">64</text:p>
          </table:table-cell>
          <table:covered-table-cell/>
          <table:table-cell table:style-name="Tabel30.A2" office:value-type="string">
            <text:p text:style-name="Standard"><text:span text:style-name="T69">Keyboard Non-US\ and |</text:span><text:span text:style-name="T70">3;6</text:span></text:p>
          </table:table-cell>
          <table:table-cell table:style-name="Tabel30.A2" office:value-type="string">
            <text:p text:style-name="P76">45</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6">84/101/104</text:p>
          </table:table-cell>
        </table:table-row>
        <table:table-row table:style-name="Tabel30.2">
          <table:table-cell table:style-name="Tabel30.A2" office:value-type="string">
            <text:p text:style-name="P76">101</text:p>
          </table:table-cell>
          <table:table-cell table:style-name="Tabel30.A2" table:number-columns-spanned="2" office:value-type="string">
            <text:p text:style-name="P76">65</text:p>
          </table:table-cell>
          <table:covered-table-cell/>
          <table:table-cell table:style-name="Tabel30.A2" office:value-type="string">
            <text:p text:style-name="Standard"><text:span text:style-name="T69">Keyboard Application</text:span><text:span text:style-name="T70">10</text:span></text:p>
          </table:table-cell>
          <table:table-cell table:style-name="Tabel30.A2" office:value-type="string">
            <text:p text:style-name="P76">129</text:p>
          </table:table-cell>
          <table:table-cell table:style-name="Tabel30.A2" office:value-type="string">
            <text:p text:style-name="P80"></text:p>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6">104</text:p>
          </table:table-cell>
        </table:table-row>
        <table:table-row table:style-name="Tabel30.2">
          <table:table-cell table:style-name="Tabel30.A2" office:value-type="string">
            <text:p text:style-name="P76">102</text:p>
          </table:table-cell>
          <table:table-cell table:style-name="Tabel30.A2" table:number-columns-spanned="2" office:value-type="string">
            <text:p text:style-name="P76">66</text:p>
          </table:table-cell>
          <table:covered-table-cell/>
          <table:table-cell table:style-name="Tabel30.A2" office:value-type="string">
            <text:p text:style-name="Standard"><text:span text:style-name="T69">Keyboard Power</text:span><text:span text:style-name="T70">9</text:span></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9"/>
          </table:table-cell>
        </table:table-row>
        <table:table-row table:style-name="Tabel30.2">
          <table:table-cell table:style-name="Tabel30.A2" office:value-type="string">
            <text:p text:style-name="P76">103</text:p>
          </table:table-cell>
          <table:table-cell table:style-name="Tabel30.A2" table:number-columns-spanned="2" office:value-type="string">
            <text:p text:style-name="P76">67</text:p>
          </table:table-cell>
          <table:covered-table-cell/>
          <table:table-cell table:style-name="Tabel30.A2" office:value-type="string">
            <text:p text:style-name="P76">Keypad =</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04</text:p>
          </table:table-cell>
          <table:table-cell table:style-name="Tabel30.A2" table:number-columns-spanned="2" office:value-type="string">
            <text:p text:style-name="P76">68</text:p>
          </table:table-cell>
          <table:covered-table-cell/>
          <table:table-cell table:style-name="Tabel30.A2" office:value-type="string">
            <text:p text:style-name="P76">Keyboard F13</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05</text:p>
          </table:table-cell>
          <table:table-cell table:style-name="Tabel30.A2" table:number-columns-spanned="2" office:value-type="string">
            <text:p text:style-name="P76">69</text:p>
          </table:table-cell>
          <table:covered-table-cell/>
          <table:table-cell table:style-name="Tabel30.A2" office:value-type="string">
            <text:p text:style-name="P76">Keyboard F14</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06</text:p>
          </table:table-cell>
          <table:table-cell table:style-name="Tabel30.A2" table:number-columns-spanned="2" office:value-type="string">
            <text:p text:style-name="P76">6A</text:p>
          </table:table-cell>
          <table:covered-table-cell/>
          <table:table-cell table:style-name="Tabel30.A2" office:value-type="string">
            <text:p text:style-name="P76">Keyboard F15</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07</text:p>
          </table:table-cell>
          <table:table-cell table:style-name="Tabel30.A2" table:number-columns-spanned="2" office:value-type="string">
            <text:p text:style-name="P76">6B</text:p>
          </table:table-cell>
          <table:covered-table-cell/>
          <table:table-cell table:style-name="Tabel30.A2" office:value-type="string">
            <text:p text:style-name="P76">Keyboard F16</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08</text:p>
          </table:table-cell>
          <table:table-cell table:style-name="Tabel30.A2" table:number-columns-spanned="2" office:value-type="string">
            <text:p text:style-name="P76">6C</text:p>
          </table:table-cell>
          <table:covered-table-cell/>
          <table:table-cell table:style-name="Tabel30.A2" office:value-type="string">
            <text:p text:style-name="P76">Keyboard F17</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09</text:p>
          </table:table-cell>
          <table:table-cell table:style-name="Tabel30.A2" table:number-columns-spanned="2" office:value-type="string">
            <text:p text:style-name="P76">6D</text:p>
          </table:table-cell>
          <table:covered-table-cell/>
          <table:table-cell table:style-name="Tabel30.A2" office:value-type="string">
            <text:p text:style-name="P76">Keyboard F18</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0</text:p>
          </table:table-cell>
          <table:table-cell table:style-name="Tabel30.A2" table:number-columns-spanned="2" office:value-type="string">
            <text:p text:style-name="P76">6E</text:p>
          </table:table-cell>
          <table:covered-table-cell/>
          <table:table-cell table:style-name="Tabel30.A2" office:value-type="string">
            <text:p text:style-name="P76">Keyboard F19</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1</text:p>
          </table:table-cell>
          <table:table-cell table:style-name="Tabel30.A2" table:number-columns-spanned="2" office:value-type="string">
            <text:p text:style-name="P76">6F</text:p>
          </table:table-cell>
          <table:covered-table-cell/>
          <table:table-cell table:style-name="Tabel30.A2" office:value-type="string">
            <text:p text:style-name="P76">Keyboard F20</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2</text:p>
          </table:table-cell>
          <table:table-cell table:style-name="Tabel30.A2" table:number-columns-spanned="2" office:value-type="string">
            <text:p text:style-name="P76">70</text:p>
          </table:table-cell>
          <table:covered-table-cell/>
          <table:table-cell table:style-name="Tabel30.A2" office:value-type="string">
            <text:p text:style-name="P76">Keyboard F21</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3</text:p>
          </table:table-cell>
          <table:table-cell table:style-name="Tabel30.A2" table:number-columns-spanned="2" office:value-type="string">
            <text:p text:style-name="P76">71</text:p>
          </table:table-cell>
          <table:covered-table-cell/>
          <table:table-cell table:style-name="Tabel30.A2" office:value-type="string">
            <text:p text:style-name="P76">Keyboard F22</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4</text:p>
          </table:table-cell>
          <table:table-cell table:style-name="Tabel30.A2" table:number-columns-spanned="2" office:value-type="string">
            <text:p text:style-name="P76">72</text:p>
          </table:table-cell>
          <table:covered-table-cell/>
          <table:table-cell table:style-name="Tabel30.A2" office:value-type="string">
            <text:p text:style-name="P76">Keyboard F23</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5</text:p>
          </table:table-cell>
          <table:table-cell table:style-name="Tabel30.A2" table:number-columns-spanned="2" office:value-type="string">
            <text:p text:style-name="P76">73</text:p>
          </table:table-cell>
          <table:covered-table-cell/>
          <table:table-cell table:style-name="Tabel30.A2" office:value-type="string">
            <text:p text:style-name="P76">Keyboard F24</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9"/>
          </table:table-cell>
        </table:table-row>
        <table:table-row table:style-name="Tabel30.2">
          <table:table-cell table:style-name="Tabel30.A2" office:value-type="string">
            <text:p text:style-name="P76">116</text:p>
          </table:table-cell>
          <table:table-cell table:style-name="Tabel30.A2" table:number-columns-spanned="2" office:value-type="string">
            <text:p text:style-name="P76">74</text:p>
          </table:table-cell>
          <table:covered-table-cell/>
          <table:table-cell table:style-name="Tabel30.A2" office:value-type="string">
            <text:p text:style-name="P76">Keyboard Execute</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ext:soft-page-break/>
        <table:table-row table:style-name="Tabel30.2">
          <table:table-cell table:style-name="Tabel30.A2" office:value-type="string">
            <text:p text:style-name="P76">117</text:p>
          </table:table-cell>
          <table:table-cell table:style-name="Tabel30.A2" table:number-columns-spanned="2" office:value-type="string">
            <text:p text:style-name="P76">75</text:p>
          </table:table-cell>
          <table:covered-table-cell/>
          <table:table-cell table:style-name="Tabel30.A2" office:value-type="string">
            <text:p text:style-name="P76">Keyboard Help</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able:table-row table:style-name="Tabel30.2">
          <table:table-cell table:style-name="Tabel30.A2" office:value-type="string">
            <text:p text:style-name="P76">118</text:p>
          </table:table-cell>
          <table:table-cell table:style-name="Tabel30.A2" table:number-columns-spanned="2" office:value-type="string">
            <text:p text:style-name="P76">76</text:p>
          </table:table-cell>
          <table:covered-table-cell/>
          <table:table-cell table:style-name="Tabel30.A2" office:value-type="string">
            <text:p text:style-name="P76">Keyboard Menu</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able:table-row table:style-name="Tabel30.2">
          <table:table-cell table:style-name="Tabel30.A2" office:value-type="string">
            <text:p text:style-name="P76">119</text:p>
          </table:table-cell>
          <table:table-cell table:style-name="Tabel30.A2" table:number-columns-spanned="2" office:value-type="string">
            <text:p text:style-name="P76">77</text:p>
          </table:table-cell>
          <table:covered-table-cell/>
          <table:table-cell table:style-name="Tabel30.A2" office:value-type="string">
            <text:p text:style-name="P76">Keyboard Select</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able:table-row table:style-name="Tabel30.2">
          <table:table-cell table:style-name="Tabel30.A2" office:value-type="string">
            <text:p text:style-name="P76">120</text:p>
          </table:table-cell>
          <table:table-cell table:style-name="Tabel30.A2" table:number-columns-spanned="2" office:value-type="string">
            <text:p text:style-name="P76">78</text:p>
          </table:table-cell>
          <table:covered-table-cell/>
          <table:table-cell table:style-name="Tabel30.A2" office:value-type="string">
            <text:p text:style-name="P76">Keyboard Stop</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able:table-row table:style-name="Tabel30.2">
          <table:table-cell table:style-name="Tabel30.A2" office:value-type="string">
            <text:p text:style-name="P76">121</text:p>
          </table:table-cell>
          <table:table-cell table:style-name="Tabel30.A2" table:number-columns-spanned="2" office:value-type="string">
            <text:p text:style-name="P76">79</text:p>
          </table:table-cell>
          <table:covered-table-cell/>
          <table:table-cell table:style-name="Tabel30.A2" office:value-type="string">
            <text:p text:style-name="P76">Keyboard Again</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able:table-row table:style-name="Tabel30.2">
          <table:table-cell table:style-name="Tabel30.A2" office:value-type="string">
            <text:p text:style-name="P76">122</text:p>
          </table:table-cell>
          <table:table-cell table:style-name="Tabel30.A2" table:number-columns-spanned="2" office:value-type="string">
            <text:p text:style-name="P76">7A</text:p>
          </table:table-cell>
          <table:covered-table-cell/>
          <table:table-cell table:style-name="Tabel30.A2" office:value-type="string">
            <text:p text:style-name="P76">Keyboard Undo</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1"></text:p>
          </table:table-cell>
          <table:table-cell table:style-name="Tabel30.A2" office:value-type="string">
            <text:p text:style-name="P79"/>
          </table:table-cell>
        </table:table-row>
        <table:table-row table:style-name="Tabel30.2">
          <table:table-cell table:style-name="Tabel30.A2" office:value-type="string">
            <text:p text:style-name="P76">123</text:p>
          </table:table-cell>
          <table:table-cell table:style-name="Tabel30.A2" table:number-columns-spanned="2" office:value-type="string">
            <text:p text:style-name="P76">7B</text:p>
          </table:table-cell>
          <table:covered-table-cell/>
          <table:table-cell table:style-name="Tabel30.A2" office:value-type="string">
            <text:p text:style-name="P76">Keyboard Cut</text:p>
          </table:table-cell>
          <table:table-cell table:style-name="Tabel30.A2" office:value-type="string">
            <text:p text:style-name="P79"/>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9"/>
          </table:table-cell>
        </table:table-row>
        <table:table-row table:style-name="Tabel30.126">
          <table:table-cell table:style-name="Tabel30.A2" office:value-type="string">
            <text:p text:style-name="P76">124</text:p>
          </table:table-cell>
          <table:table-cell table:style-name="Tabel30.A2" table:number-columns-spanned="2" office:value-type="string">
            <text:p text:style-name="P76">7C</text:p>
          </table:table-cell>
          <table:covered-table-cell/>
          <table:table-cell table:style-name="Tabel30.A2" office:value-type="string">
            <text:p text:style-name="P76">Keyboard Copy</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25</text:p>
          </table:table-cell>
          <table:table-cell table:style-name="Tabel30.A2" table:number-columns-spanned="2" office:value-type="string">
            <text:p text:style-name="P76">7D</text:p>
          </table:table-cell>
          <table:covered-table-cell/>
          <table:table-cell table:style-name="Tabel30.A2" office:value-type="string">
            <text:p text:style-name="P76">Keyboard Paste</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26</text:p>
          </table:table-cell>
          <table:table-cell table:style-name="Tabel30.A2" table:number-columns-spanned="2" office:value-type="string">
            <text:p text:style-name="P76">7E</text:p>
          </table:table-cell>
          <table:covered-table-cell/>
          <table:table-cell table:style-name="Tabel30.A2" office:value-type="string">
            <text:p text:style-name="P76">Keyboard Find</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27</text:p>
          </table:table-cell>
          <table:table-cell table:style-name="Tabel30.A2" table:number-columns-spanned="2" office:value-type="string">
            <text:p text:style-name="P76">7F</text:p>
          </table:table-cell>
          <table:covered-table-cell/>
          <table:table-cell table:style-name="Tabel30.A2" office:value-type="string">
            <text:p text:style-name="P76">Keyboard Mute</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28</text:p>
          </table:table-cell>
          <table:table-cell table:style-name="Tabel30.A2" table:number-columns-spanned="2" office:value-type="string">
            <text:p text:style-name="P76">80</text:p>
          </table:table-cell>
          <table:covered-table-cell/>
          <table:table-cell table:style-name="Tabel30.A2" office:value-type="string">
            <text:p text:style-name="P76">Keyboard Volume Up</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29</text:p>
          </table:table-cell>
          <table:table-cell table:style-name="Tabel30.A2" table:number-columns-spanned="2" office:value-type="string">
            <text:p text:style-name="P76">81</text:p>
          </table:table-cell>
          <table:covered-table-cell/>
          <table:table-cell table:style-name="Tabel30.A2" office:value-type="string">
            <text:p text:style-name="P76">Keyboard Volume Dow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30</text:p>
          </table:table-cell>
          <table:table-cell table:style-name="Tabel30.A2" table:number-columns-spanned="2" office:value-type="string">
            <text:p text:style-name="P76">82</text:p>
          </table:table-cell>
          <table:covered-table-cell/>
          <table:table-cell table:style-name="Tabel30.A2" office:value-type="string">
            <text:p text:style-name="Standard"><text:span text:style-name="T69">Keyboard Locking Caps Lock</text:span><text:span text:style-name="T70">12</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31</text:p>
          </table:table-cell>
          <table:table-cell table:style-name="Tabel30.A2" table:number-columns-spanned="2" office:value-type="string">
            <text:p text:style-name="P76">83</text:p>
          </table:table-cell>
          <table:covered-table-cell/>
          <table:table-cell table:style-name="Tabel30.A2" office:value-type="string">
            <text:p text:style-name="Standard"><text:span text:style-name="T69">Keyboard Locking Num Lock</text:span><text:span text:style-name="T70">12</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126">
          <table:table-cell table:style-name="Tabel30.A2" office:value-type="string">
            <text:p text:style-name="P76">132</text:p>
          </table:table-cell>
          <table:table-cell table:style-name="Tabel30.A2" table:number-columns-spanned="2" office:value-type="string">
            <text:p text:style-name="P76">84</text:p>
          </table:table-cell>
          <table:covered-table-cell/>
          <table:table-cell table:style-name="Tabel30.A2" office:value-type="string">
            <text:p text:style-name="P76">Keyboard Locking Scroll</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80"></text:p>
          </table:table-cell>
          <table:table-cell table:style-name="Tabel30.A2" office:value-type="string">
            <text:p text:style-name="P78"/>
          </table:table-cell>
        </table:table-row>
        <table:table-row table:style-name="Tabel30.2">
          <table:table-cell table:style-name="Tabel30.A2" office:value-type="string">
            <text:p text:style-name="P79"/>
          </table:table-cell>
          <table:table-cell table:style-name="Tabel30.A2" table:number-columns-spanned="2" office:value-type="string">
            <text:p text:style-name="P79"/>
          </table:table-cell>
          <table:covered-table-cell/>
          <table:table-cell table:style-name="Tabel30.A2" office:value-type="string">
            <text:p text:style-name="Standard"><text:span text:style-name="T69">Lock </text:span><text:span text:style-name="T70">12</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3</text:p>
          </table:table-cell>
          <table:table-cell table:style-name="Tabel30.A2" table:number-columns-spanned="2" office:value-type="string">
            <text:p text:style-name="P76">85</text:p>
          </table:table-cell>
          <table:covered-table-cell/>
          <table:table-cell table:style-name="Tabel30.A2" office:value-type="string">
            <text:p text:style-name="P76">Keypad Comma</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4</text:p>
          </table:table-cell>
          <table:table-cell table:style-name="Tabel30.A2" table:number-columns-spanned="2" office:value-type="string">
            <text:p text:style-name="P76">86</text:p>
          </table:table-cell>
          <table:covered-table-cell/>
          <table:table-cell table:style-name="Tabel30.A2" office:value-type="string">
            <text:p text:style-name="P76">Keypad Equal Sig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5</text:p>
          </table:table-cell>
          <table:table-cell table:style-name="Tabel30.A2" table:number-columns-spanned="2" office:value-type="string">
            <text:p text:style-name="P76">87</text:p>
          </table:table-cell>
          <table:covered-table-cell/>
          <table:table-cell table:style-name="Tabel30.A2" office:value-type="string">
            <text:p text:style-name="Standard"><text:span text:style-name="T69">Keyboard Kanji1</text:span><text:span text:style-name="T70">15</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6</text:p>
          </table:table-cell>
          <table:table-cell table:style-name="Tabel30.A2" table:number-columns-spanned="2" office:value-type="string">
            <text:p text:style-name="P76">88</text:p>
          </table:table-cell>
          <table:covered-table-cell/>
          <table:table-cell table:style-name="Tabel30.A2" office:value-type="string">
            <text:p text:style-name="Standard"><text:span text:style-name="T69">Keyboard Kanji2</text:span><text:span text:style-name="T70">16</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7</text:p>
          </table:table-cell>
          <table:table-cell table:style-name="Tabel30.A2" table:number-columns-spanned="2" office:value-type="string">
            <text:p text:style-name="P76">89</text:p>
          </table:table-cell>
          <table:covered-table-cell/>
          <table:table-cell table:style-name="Tabel30.A2" office:value-type="string">
            <text:p text:style-name="Standard"><text:span text:style-name="T69">Keyboard Kanji3</text:span><text:span text:style-name="T70">17</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8</text:p>
          </table:table-cell>
          <table:table-cell table:style-name="Tabel30.A2" table:number-columns-spanned="2" office:value-type="string">
            <text:p text:style-name="P76">8A</text:p>
          </table:table-cell>
          <table:covered-table-cell/>
          <table:table-cell table:style-name="Tabel30.A2" office:value-type="string">
            <text:p text:style-name="Standard"><text:span text:style-name="T69">Keyboard Kanji4</text:span><text:span text:style-name="T70">1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39</text:p>
          </table:table-cell>
          <table:table-cell table:style-name="Tabel30.A2" table:number-columns-spanned="2" office:value-type="string">
            <text:p text:style-name="P76">8B</text:p>
          </table:table-cell>
          <table:covered-table-cell/>
          <table:table-cell table:style-name="Tabel30.A2" office:value-type="string">
            <text:p text:style-name="Standard"><text:span text:style-name="T69">Keyboard Kanji5</text:span><text:span text:style-name="T70">19</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0</text:p>
          </table:table-cell>
          <table:table-cell table:style-name="Tabel30.A2" table:number-columns-spanned="2" office:value-type="string">
            <text:p text:style-name="P76">8C</text:p>
          </table:table-cell>
          <table:covered-table-cell/>
          <table:table-cell table:style-name="Tabel30.A2" office:value-type="string">
            <text:p text:style-name="Standard"><text:span text:style-name="T69">Keyboard Kanji6</text:span><text:span text:style-name="T70">20</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1</text:p>
          </table:table-cell>
          <table:table-cell table:style-name="Tabel30.A2" table:number-columns-spanned="2" office:value-type="string">
            <text:p text:style-name="P76">8D</text:p>
          </table:table-cell>
          <table:covered-table-cell/>
          <table:table-cell table:style-name="Tabel30.A2" office:value-type="string">
            <text:p text:style-name="Standard"><text:span text:style-name="T69">Keyboard Kanji7</text:span><text:span text:style-name="T70">21</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2</text:p>
          </table:table-cell>
          <table:table-cell table:style-name="Tabel30.A2" table:number-columns-spanned="2" office:value-type="string">
            <text:p text:style-name="P76">8E</text:p>
          </table:table-cell>
          <table:covered-table-cell/>
          <table:table-cell table:style-name="Tabel30.A2" office:value-type="string">
            <text:p text:style-name="Standard"><text:span text:style-name="T69">Keyboard Kanji8</text:span><text:span text:style-name="T70">22</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3</text:p>
          </table:table-cell>
          <table:table-cell table:style-name="Tabel30.A2" table:number-columns-spanned="2" office:value-type="string">
            <text:p text:style-name="P76">8F</text:p>
          </table:table-cell>
          <table:covered-table-cell/>
          <table:table-cell table:style-name="Tabel30.A2" office:value-type="string">
            <text:p text:style-name="Standard"><text:span text:style-name="T69">Keyboard Kanji9</text:span><text:span text:style-name="T70">22</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4</text:p>
          </table:table-cell>
          <table:table-cell table:style-name="Tabel30.A2" table:number-columns-spanned="2" office:value-type="string">
            <text:p text:style-name="P76">90</text:p>
          </table:table-cell>
          <table:covered-table-cell/>
          <table:table-cell table:style-name="Tabel30.A2" office:value-type="string">
            <text:p text:style-name="Standard"><text:span text:style-name="T69">Keyboard LANG1</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5</text:p>
          </table:table-cell>
          <table:table-cell table:style-name="Tabel30.A2" table:number-columns-spanned="2" office:value-type="string">
            <text:p text:style-name="P76">91</text:p>
          </table:table-cell>
          <table:covered-table-cell/>
          <table:table-cell table:style-name="Tabel30.A2" office:value-type="string">
            <text:p text:style-name="Standard"><text:span text:style-name="T69">Keyboard LANG2</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6</text:p>
          </table:table-cell>
          <table:table-cell table:style-name="Tabel30.A2" table:number-columns-spanned="2" office:value-type="string">
            <text:p text:style-name="P76">92</text:p>
          </table:table-cell>
          <table:covered-table-cell/>
          <table:table-cell table:style-name="Tabel30.A2" office:value-type="string">
            <text:p text:style-name="Standard"><text:span text:style-name="T69">Keyboard LANG3</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7</text:p>
          </table:table-cell>
          <table:table-cell table:style-name="Tabel30.A2" table:number-columns-spanned="2" office:value-type="string">
            <text:p text:style-name="P76">93</text:p>
          </table:table-cell>
          <table:covered-table-cell/>
          <table:table-cell table:style-name="Tabel30.A2" office:value-type="string">
            <text:p text:style-name="Standard"><text:span text:style-name="T69">Keyboard LANG4</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8</text:p>
          </table:table-cell>
          <table:table-cell table:style-name="Tabel30.A2" table:number-columns-spanned="2" office:value-type="string">
            <text:p text:style-name="P76">94</text:p>
          </table:table-cell>
          <table:covered-table-cell/>
          <table:table-cell table:style-name="Tabel30.A2" office:value-type="string">
            <text:p text:style-name="Standard"><text:span text:style-name="T69">Keyboard LANG5</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49</text:p>
          </table:table-cell>
          <table:table-cell table:style-name="Tabel30.A2" table:number-columns-spanned="2" office:value-type="string">
            <text:p text:style-name="P76">95</text:p>
          </table:table-cell>
          <table:covered-table-cell/>
          <table:table-cell table:style-name="Tabel30.A2" office:value-type="string">
            <text:p text:style-name="Standard"><text:span text:style-name="T69">Keyboard LANG6</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0</text:p>
          </table:table-cell>
          <table:table-cell table:style-name="Tabel30.A2" table:number-columns-spanned="2" office:value-type="string">
            <text:p text:style-name="P76">96</text:p>
          </table:table-cell>
          <table:covered-table-cell/>
          <table:table-cell table:style-name="Tabel30.A2" office:value-type="string">
            <text:p text:style-name="Standard"><text:span text:style-name="T69">Keyboard LANG7</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1</text:p>
          </table:table-cell>
          <table:table-cell table:style-name="Tabel30.A2" table:number-columns-spanned="2" office:value-type="string">
            <text:p text:style-name="P76">97</text:p>
          </table:table-cell>
          <table:covered-table-cell/>
          <table:table-cell table:style-name="Tabel30.A2" office:value-type="string">
            <text:p text:style-name="Standard"><text:span text:style-name="T69">Keyboard LANG8</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2</text:p>
          </table:table-cell>
          <table:table-cell table:style-name="Tabel30.A2" table:number-columns-spanned="2" office:value-type="string">
            <text:p text:style-name="P76">98</text:p>
          </table:table-cell>
          <table:covered-table-cell/>
          <table:table-cell table:style-name="Tabel30.A2" office:value-type="string">
            <text:p text:style-name="Standard"><text:span text:style-name="T69">Keyboard LANG9</text:span><text:span text:style-name="T70">8</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3</text:p>
          </table:table-cell>
          <table:table-cell table:style-name="Tabel30.A2" table:number-columns-spanned="2" office:value-type="string">
            <text:p text:style-name="P76">99</text:p>
          </table:table-cell>
          <table:covered-table-cell/>
          <table:table-cell table:style-name="Tabel30.A2" office:value-type="string">
            <text:p text:style-name="Standard"><text:span text:style-name="T69">Keyboard AlternateErase</text:span><text:span text:style-name="T70">7</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4</text:p>
          </table:table-cell>
          <table:table-cell table:style-name="Tabel30.A2" table:number-columns-spanned="2" office:value-type="string">
            <text:p text:style-name="P76">9A</text:p>
          </table:table-cell>
          <table:covered-table-cell/>
          <table:table-cell table:style-name="Tabel30.A2" office:value-type="string">
            <text:p text:style-name="Standard"><text:span text:style-name="T69">Keyboard SysReq/Attenti</text:span><text:span text:style-name="T70">1</text:spa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5</text:p>
          </table:table-cell>
          <table:table-cell table:style-name="Tabel30.A2" table:number-columns-spanned="2" office:value-type="string">
            <text:p text:style-name="P76">9B</text:p>
          </table:table-cell>
          <table:covered-table-cell/>
          <table:table-cell table:style-name="Tabel30.A2" office:value-type="string">
            <text:p text:style-name="P76">Keyboard Cancel</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6</text:p>
          </table:table-cell>
          <table:table-cell table:style-name="Tabel30.A2" table:number-columns-spanned="2" office:value-type="string">
            <text:p text:style-name="P76">9C</text:p>
          </table:table-cell>
          <table:covered-table-cell/>
          <table:table-cell table:style-name="Tabel30.A2" office:value-type="string">
            <text:p text:style-name="P76">Keyboard Clear</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7</text:p>
          </table:table-cell>
          <table:table-cell table:style-name="Tabel30.A2" table:number-columns-spanned="2" office:value-type="string">
            <text:p text:style-name="P76">9D</text:p>
          </table:table-cell>
          <table:covered-table-cell/>
          <table:table-cell table:style-name="Tabel30.A2" office:value-type="string">
            <text:p text:style-name="P76">Keyboard Prior</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8</text:p>
          </table:table-cell>
          <table:table-cell table:style-name="Tabel30.A2" table:number-columns-spanned="2" office:value-type="string">
            <text:p text:style-name="P76">9E</text:p>
          </table:table-cell>
          <table:covered-table-cell/>
          <table:table-cell table:style-name="Tabel30.A2" office:value-type="string">
            <text:p text:style-name="P76">Keyboard Retur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59</text:p>
          </table:table-cell>
          <table:table-cell table:style-name="Tabel30.A2" table:number-columns-spanned="2" office:value-type="string">
            <text:p text:style-name="P76">9F</text:p>
          </table:table-cell>
          <table:covered-table-cell/>
          <table:table-cell table:style-name="Tabel30.A2" office:value-type="string">
            <text:p text:style-name="P76">Keyboard Separator</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ext:soft-page-break/>
        <table:table-row table:style-name="Tabel30.2">
          <table:table-cell table:style-name="Tabel30.A2" office:value-type="string">
            <text:p text:style-name="P76">160</text:p>
          </table:table-cell>
          <table:table-cell table:style-name="Tabel30.A2" table:number-columns-spanned="2" office:value-type="string">
            <text:p text:style-name="P76">A0</text:p>
          </table:table-cell>
          <table:covered-table-cell/>
          <table:table-cell table:style-name="Tabel30.A2" office:value-type="string">
            <text:p text:style-name="P76">Keyboard Out</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61</text:p>
          </table:table-cell>
          <table:table-cell table:style-name="Tabel30.A2" table:number-columns-spanned="2" office:value-type="string">
            <text:p text:style-name="P76">A1</text:p>
          </table:table-cell>
          <table:covered-table-cell/>
          <table:table-cell table:style-name="Tabel30.A2" office:value-type="string">
            <text:p text:style-name="P76">Keyboard Oper</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62</text:p>
          </table:table-cell>
          <table:table-cell table:style-name="Tabel30.A2" table:number-columns-spanned="2" office:value-type="string">
            <text:p text:style-name="P76">A2</text:p>
          </table:table-cell>
          <table:covered-table-cell/>
          <table:table-cell table:style-name="Tabel30.A2" office:value-type="string">
            <text:p text:style-name="P76">Keyboard Clear/Again</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63</text:p>
          </table:table-cell>
          <table:table-cell table:style-name="Tabel30.A2" table:number-columns-spanned="2" office:value-type="string">
            <text:p text:style-name="P76">A3</text:p>
          </table:table-cell>
          <table:covered-table-cell/>
          <table:table-cell table:style-name="Tabel30.A2" office:value-type="string">
            <text:p text:style-name="P76">Keyboard CrSel/Props</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64</text:p>
          </table:table-cell>
          <table:table-cell table:style-name="Tabel30.A2" table:number-columns-spanned="2" office:value-type="string">
            <text:p text:style-name="P76">A4</text:p>
          </table:table-cell>
          <table:covered-table-cell/>
          <table:table-cell table:style-name="Tabel30.A2" office:value-type="string">
            <text:p text:style-name="P76">Keyboard ExSel</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165-223</text:p>
          </table:table-cell>
          <table:table-cell table:style-name="Tabel30.A2" table:number-columns-spanned="2" office:value-type="string">
            <text:p text:style-name="P76">A5-DF</text:p>
          </table:table-cell>
          <table:covered-table-cell/>
          <table:table-cell table:style-name="Tabel30.A2" office:value-type="string">
            <text:p text:style-name="P76">Reserved</text:p>
          </table:table-cell>
          <table:table-cell table:style-name="Tabel30.A2" office:value-type="string">
            <text:p text:style-name="P82"/>
          </table:table-cell>
          <table:table-cell table:style-name="Tabel30.A2" office:value-type="string">
            <text:p text:style-name="P82"/>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row table:style-name="Tabel30.2">
          <table:table-cell table:style-name="Tabel30.A2" office:value-type="string">
            <text:p text:style-name="P76">224</text:p>
          </table:table-cell>
          <table:table-cell table:style-name="Tabel30.A2" table:number-columns-spanned="2" office:value-type="string">
            <text:p text:style-name="P76">E0</text:p>
          </table:table-cell>
          <table:covered-table-cell/>
          <table:table-cell table:style-name="Tabel30.A2" office:value-type="string">
            <text:p text:style-name="P76">Keyboard LeftControl</text:p>
          </table:table-cell>
          <table:table-cell table:style-name="Tabel30.A2" office:value-type="string">
            <text:p text:style-name="P45">5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84/101/104</text:p>
          </table:table-cell>
        </table:table-row>
        <table:table-row table:style-name="Tabel30.2">
          <table:table-cell table:style-name="Tabel30.A2" office:value-type="string">
            <text:p text:style-name="P76">225</text:p>
          </table:table-cell>
          <table:table-cell table:style-name="Tabel30.A2" table:number-columns-spanned="2" office:value-type="string">
            <text:p text:style-name="P76">E1</text:p>
          </table:table-cell>
          <table:covered-table-cell/>
          <table:table-cell table:style-name="Tabel30.A2" office:value-type="string">
            <text:p text:style-name="P76">Keyboard LeftShift</text:p>
          </table:table-cell>
          <table:table-cell table:style-name="Tabel30.A2" office:value-type="string">
            <text:p text:style-name="P45">4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84/101/104</text:p>
          </table:table-cell>
        </table:table-row>
        <table:table-row table:style-name="Tabel30.2">
          <table:table-cell table:style-name="Tabel30.A2" office:value-type="string">
            <text:p text:style-name="P76">226</text:p>
          </table:table-cell>
          <table:table-cell table:style-name="Tabel30.A2" table:number-columns-spanned="2" office:value-type="string">
            <text:p text:style-name="P76">E2</text:p>
          </table:table-cell>
          <table:covered-table-cell/>
          <table:table-cell table:style-name="Tabel30.A2" office:value-type="string">
            <text:p text:style-name="P76">Keyboard LeftAlt</text:p>
          </table:table-cell>
          <table:table-cell table:style-name="Tabel30.A2" office:value-type="string">
            <text:p text:style-name="P45">6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84/101/104</text:p>
          </table:table-cell>
        </table:table-row>
        <table:table-row table:style-name="Tabel30.2">
          <table:table-cell table:style-name="Tabel30.A2" office:value-type="string">
            <text:p text:style-name="P76">227</text:p>
          </table:table-cell>
          <table:table-cell table:style-name="Tabel30.A2" table:number-columns-spanned="2" office:value-type="string">
            <text:p text:style-name="P76">E3</text:p>
          </table:table-cell>
          <table:covered-table-cell/>
          <table:table-cell table:style-name="Tabel30.A2" office:value-type="string">
            <text:p text:style-name="Standard"><text:span text:style-name="T69">Keyboard Left GUI</text:span><text:span text:style-name="T70">10;23</text:span></text:p>
          </table:table-cell>
          <table:table-cell table:style-name="Tabel30.A2" office:value-type="string">
            <text:p text:style-name="P45">12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104</text:p>
          </table:table-cell>
        </table:table-row>
        <table:table-row table:style-name="Tabel30.2">
          <table:table-cell table:style-name="Tabel30.A2" office:value-type="string">
            <text:p text:style-name="P76">228</text:p>
          </table:table-cell>
          <table:table-cell table:style-name="Tabel30.A2" table:number-columns-spanned="2" office:value-type="string">
            <text:p text:style-name="P76">E4</text:p>
          </table:table-cell>
          <table:covered-table-cell/>
          <table:table-cell table:style-name="Tabel30.A2" office:value-type="string">
            <text:p text:style-name="P76">Keyboard RightControl</text:p>
          </table:table-cell>
          <table:table-cell table:style-name="Tabel30.A2" office:value-type="string">
            <text:p text:style-name="P45">64</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101/104</text:p>
          </table:table-cell>
        </table:table-row>
        <table:table-row table:style-name="Tabel30.2">
          <table:table-cell table:style-name="Tabel30.A2" office:value-type="string">
            <text:p text:style-name="P76">229</text:p>
          </table:table-cell>
          <table:table-cell table:style-name="Tabel30.A2" table:number-columns-spanned="2" office:value-type="string">
            <text:p text:style-name="P76">E5</text:p>
          </table:table-cell>
          <table:covered-table-cell/>
          <table:table-cell table:style-name="Tabel30.A2" office:value-type="string">
            <text:p text:style-name="P76">Keyboard RightShift</text:p>
          </table:table-cell>
          <table:table-cell table:style-name="Tabel30.A2" office:value-type="string">
            <text:p text:style-name="P45">57</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84/101/104</text:p>
          </table:table-cell>
        </table:table-row>
        <table:table-row table:style-name="Tabel30.2">
          <table:table-cell table:style-name="Tabel30.A2" office:value-type="string">
            <text:p text:style-name="P76">230</text:p>
          </table:table-cell>
          <table:table-cell table:style-name="Tabel30.A2" table:number-columns-spanned="2" office:value-type="string">
            <text:p text:style-name="P76">E6</text:p>
          </table:table-cell>
          <table:covered-table-cell/>
          <table:table-cell table:style-name="Tabel30.A2" office:value-type="string">
            <text:p text:style-name="P76">Keyboard RightAlt</text:p>
          </table:table-cell>
          <table:table-cell table:style-name="Tabel30.A2" office:value-type="string">
            <text:p text:style-name="P45">62</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101/104</text:p>
          </table:table-cell>
        </table:table-row>
        <table:table-row table:style-name="Tabel30.2">
          <table:table-cell table:style-name="Tabel30.A2" office:value-type="string">
            <text:p text:style-name="P76">231</text:p>
          </table:table-cell>
          <table:table-cell table:style-name="Tabel30.A2" table:number-columns-spanned="2" office:value-type="string">
            <text:p text:style-name="P76">E7</text:p>
          </table:table-cell>
          <table:covered-table-cell/>
          <table:table-cell table:style-name="Tabel30.A2" office:value-type="string">
            <text:p text:style-name="Standard"><text:span text:style-name="T69">Keyboard Right GUI</text:span><text:span text:style-name="T70">10;24</text:span></text:p>
          </table:table-cell>
          <table:table-cell table:style-name="Tabel30.A2" office:value-type="string">
            <text:p text:style-name="P45">128</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80"></text:p>
          </table:table-cell>
          <table:table-cell table:style-name="Tabel30.A2" office:value-type="string">
            <text:p text:style-name="P77">104</text:p>
          </table:table-cell>
        </table:table-row>
        <table:table-row table:style-name="Tabel30.2">
          <table:table-cell table:style-name="Tabel30.A2" office:value-type="string">
            <text:p text:style-name="P76">232-255</text:p>
          </table:table-cell>
          <table:table-cell table:style-name="Tabel30.A2" office:value-type="string">
            <text:p text:style-name="P76">E8-FF</text:p>
          </table:table-cell>
          <table:table-cell table:style-name="Tabel30.A2" table:number-columns-spanned="2" office:value-type="string">
            <text:p text:style-name="P76">Reserved</text:p>
          </table:table-cell>
          <table:covered-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cell table:style-name="Tabel30.A2" office:value-type="string">
            <text:p text:style-name="P78"/>
          </table:table-cell>
        </table:table-row>
      </table:table>
      <text:h text:style-name="P14" text:outline-level="2"><text:bookmark-start text:name="__RefHeading___Toc477834902"/>Footnotes<text:bookmark-end text:name="__RefHeading___Toc477834902"/></text:h>
      <text:list xml:id="list3401373276" text:style-name="WW8Num2">
        <text:list-item>
          <text:p text:style-name="P42">Usage of keys is not modified by the state of the Control, Alt, Shift or Num Lock keys. That is, a key does not send extra codes to compensate for the state of any Control, Alt, Shift or Num Lock keys.</text:p>
        </text:list-item>
        <text:list-item>
          <text:p text:style-name="P42">Typical language mappings: US: \| Belg: µ`£ FrCa: &lt;}&gt; Dan:’* Dutch: &lt;&gt; Fren:*µ Ger: #’ Ital: ù§ LatAm: }`] Nor:,* Span:}Ç Swed: ,* Swiss: $£ UK: #~.</text:p>
        </text:list-item>
        <text:list-item>
          <text:p text:style-name="P42">Typical language mappings: Belg:&lt;\&gt; FrCa:«°» Dan:&lt;\&gt; Dutch:]|[ Fren:&lt;&gt; Ger:&lt;|&gt; Ital:&lt;&gt; LatAm:&lt;&gt; Nor:&lt;&gt; Span:&lt;&gt; Swed:&lt;|&gt; Swiss:&lt;\&gt; UK:\| Brazil: \|.</text:p>
        </text:list-item>
        <text:list-item>
          <text:p text:style-name="P72"><text:span text:style-name="T15">Typically remapped for other languages in the host system.</text:span></text:p>
        </text:list-item>
        <text:list-item>
          <text:p text:style-name="P42">Keyboard Enter and Keypad Enter generate different Usage codes.</text:p>
        </text:list-item>
        <text:list-item>
          <text:p text:style-name="P42">Typically near the Left-Shift key in AT-102 implementations.</text:p>
        </text:list-item>
        <text:list-item>
          <text:p text:style-name="P42">Example, Erase-Eaze™ key.</text:p>
        </text:list-item>
        <text:list-item>
          <text:p text:style-name="P42">Reserved for language-specific functions, such as Front End Processors and Input Method Editors.</text:p>
        </text:list-item>
        <text:list-item>
          <text:p text:style-name="P42">Reserved for typical keyboard status or keyboard errors. Sent as a member of the keyboard array. Not a physical key.</text:p>
        </text:list-item>
        <text:list-item>
          <text:p text:style-name="P42">Microsoft Windows key for Microsoft Windows 95 and “Compose.”</text:p>
        </text:list-item>
        <text:list-item>
          <text:p text:style-name="P42">Implemented as a non-locking key; sent as member of an array.</text:p>
        </text:list-item>
        <text:list-item>
          <text:p text:style-name="P42">Implemented as a locking key; sent as a toggle button. Available for legacy support; however, most systems should use the non-locking version of this key.</text:p>
        </text:list-item>
        <text:list-item>
          <text:p text:style-name="P42">Backs up the cursor one position, deleting a character as it goes.</text:p>
        </text:list-item>
        <text:list-item>
          <text:p text:style-name="P42">Deletes one character without changing position.</text:p>
        </text:list-item>
        <text:list-item>
          <text:p text:style-name="P42">See next page</text:p>
        </text:list-item>
        <text:list-item>
          <text:p text:style-name="P42">See next page</text:p>
        </text:list-item>
        <text:list-item>
          <text:p text:style-name="P42">See next page</text:p>
        </text:list-item>
        <text:list-item>
          <text:p text:style-name="P42">See next page</text:p>
        </text:list-item>
        <text:list-item>
          <text:p text:style-name="P42">See next page</text:p>
        </text:list-item>
        <text:list-item>
          <text:p text:style-name="P42">See next page</text:p>
        </text:list-item>
        <text:list-item>
          <text:p text:style-name="P42">Toggle Double-Byte/Single-Byte mode.</text:p>
        </text:list-item>
        <text:list-item>
          <text:p text:style-name="P42">Undefined, available for other Front End Language Processors.</text:p>
        </text:list-item>
        <text:list-item>
          <text:p text:style-name="P42">Windowing environment key, examples are Microsoft Left Win key, Macintosh Left Apple key, Sun Left Meta key</text:p>
        </text:list-item>
        <text:list-item>
          <text:p text:style-name="P42">Windowing environment key, examples are Microsoft Right Win key, Macintosh Right Apple key, <text:line-break/>Sun Right Meta key.</text:p>
        </text:list-item>
      </text:list>
      <text:p text:style-name="P108"/>
      <text:p text:style-name="P37"><draw:frame draw:style-name="fr2" draw:name="Objekt2" text:anchor-type="as-char" svg:width="17.903cm" svg:height="17.154cm" draw:z-index="1"><draw:object-ole xlink:href="./Object 4" xlink:type="simple" xlink:show="embed" xlink:actuate="onLoad"/><draw:image xlink:href="./ObjectReplacements/Object 4" xlink:type="simple" xlink:show="embed" xlink:actuate="onLoad"/></draw:frame></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 svg:font-family="Helv" style:font-family-generic="swiss" style:font-pitch="variable"/>
    <style:font-face style:name="ZapfHumnst BT" svg:font-family="'ZapfHumnst BT'"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t" fo:country="E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t" fo:country="E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Heading_20_1" style:next-style-name="Text_20_body" style:default-outline-level="" style:list-style-name="" style:class="text">
      <loext:graphic-properties draw:fill="solid" draw:fill-color="#dfdfdf"/>
      <style:paragraph-properties fo:margin-left="2.54cm" fo:margin-right="0cm" fo:margin-top="0.847cm" fo:margin-bottom="0.847cm" style:contextual-spacing="false" fo:line-height="100%" fo:text-indent="0.762cm" style:auto-text-indent="false" fo:background-color="#dfdfdf" fo:padding="0cm" fo:border="none" style:shadow="none"/>
      <style:text-properties style:font-name="ZapfHumnst BT" fo:font-family="'ZapfHumnst BT'" style:font-family-generic="swiss" style:font-pitch="variable" fo:font-size="24pt" fo:font-weight="bold" style:font-size-asian="24pt" style:font-weight-asian="bold" style:font-name-complex="ZapfHumnst BT" style:font-family-complex="'ZapfHumnst BT'" style:font-family-generic-complex="swiss" style:font-pitch-complex="variable"/>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List" style:family="paragraph" style:parent-style-name="Standard" style:list-style-name="WW8StyleNum" style:class="list">
      <style:paragraph-properties fo:margin-left="1.27cm" fo:margin-right="0cm" fo:text-indent="-0.635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Normal1" style:default-outline-level="1" style:class="text">
      <style:paragraph-properties fo:margin-top="0.353cm" fo:margin-bottom="0.141cm" style:contextual-spacing="false" fo:line-height="0.776cm" fo:orphans="2" fo:widows="2" fo:padding-left="0cm" fo:padding-right="0cm" fo:padding-top="0.035cm" fo:padding-bottom="0cm" fo:border-left="none" fo:border-right="none" fo:border-top="0.51pt solid #000000" fo:border-bottom="none" style:shadow="none" fo:keep-with-next="always" style:writing-mode="lr-tb"/>
      <style:text-properties style:use-window-font-color="true" loext:opacity="0%" style:font-name="Arial" fo:font-family="Arial" style:font-family-generic="swiss" style:font-pitch="variable" fo:font-size="18pt" fo:language="en" fo:country="US" fo:font-style="italic" style:font-name-asian="Times New Roman" style:font-family-asian="'Times New Roman'" style:font-family-generic-asian="roman" style:font-pitch-asian="variable" style:font-size-asian="18pt" style:font-style-asian="italic" style:font-name-complex="Arial" style:font-family-complex="Arial" style:font-family-generic-complex="swiss" style:font-pitch-complex="variable" style:font-size-complex="10pt" style:language-complex="ar" style:country-complex="SA"/>
    </style:style>
    <style:style style:name="Heading_20_2" style:display-name="Heading 2" style:family="paragraph" style:parent-style-name="Heading_20_1" style:next-style-name="Normal1" style:default-outline-level="2" style:class="text">
      <style:paragraph-properties fo:margin-top="0.247cm" fo:margin-bottom="0.106cm" style:contextual-spacing="false" fo:line-height="0.67cm" fo:padding="0cm" fo:border="none" style:shadow="none"/>
      <style:text-properties fo:font-size="16pt" style:font-size-asian="16pt"/>
    </style:style>
    <style:style style:name="Heading_20_3" style:display-name="Heading 3" style:family="paragraph" style:parent-style-name="Heading_20_2" style:next-style-name="Normal1" style:default-outline-level="3" style:class="text">
      <style:paragraph-properties fo:margin-top="0.141cm" fo:margin-bottom="0.071cm" style:contextual-spacing="false" fo:line-height="0.494cm"/>
      <style:text-properties fo:font-size="14pt" style:font-size-asian="14pt"/>
    </style:style>
    <style:style style:name="Heading_20_4" style:display-name="Heading 4" style:family="paragraph" style:parent-style-name="Heading_20_1" style:next-style-name="Normal1" style:default-outline-level="4" style:class="text">
      <style:paragraph-properties fo:margin-top="0.212cm" fo:margin-bottom="0.071cm" style:contextual-spacing="false" fo:line-height="0.423cm" fo:padding="0cm" fo:border="none" style:shadow="none"/>
      <style:text-properties fo:font-size="12pt" fo:font-weight="bold" style:font-size-asian="12pt" style:font-weight-asian="bold"/>
    </style:style>
    <style:style style:name="Heading_20_5" style:display-name="Heading 5" style:family="paragraph" style:parent-style-name="Heading_20_1" style:next-style-name="Normal1" style:default-outline-level="5" style:class="text">
      <style:paragraph-properties fo:margin-top="0cm" fo:margin-bottom="0.071cm" style:contextual-spacing="false" fo:line-height="0.353cm" fo:padding="0cm" fo:border="none" style:shadow="none">
        <style:tab-stops>
          <style:tab-stop style:position="3.175cm"/>
          <style:tab-stop style:position="6.35cm"/>
          <style:tab-stop style:position="9.525cm"/>
        </style:tab-stops>
      </style:paragraph-properties>
      <style:text-properties fo:font-size="9.5pt" fo:font-weight="bold" style:font-size-asian="9.5pt" style:font-weight-asian="bold"/>
    </style:style>
    <style:style style:name="Heading_20_6" style:display-name="Heading 6" style:family="paragraph" style:parent-style-name="Heading_20_1" style:next-style-name="Normal1" style:default-outline-level="6" style:class="text">
      <style:paragraph-properties fo:margin-top="0cm" fo:margin-bottom="0.071cm" style:contextual-spacing="false" fo:line-height="0.353cm" fo:padding="0cm" fo:border="none" style:shadow="none"/>
      <style:text-properties fo:font-size="8pt" fo:font-style="normal" style:font-size-asian="8pt" style:font-style-asian="normal"/>
    </style:style>
    <style:style style:name="Heading_20_7" style:display-name="Heading 7" style:family="paragraph" style:parent-style-name="Heading_20_6" style:next-style-name="Heading_20_8" style:default-outline-level="7" style:class="text"/>
    <style:style style:name="Heading_20_8" style:display-name="Heading 8" style:family="paragraph" style:parent-style-name="Heading_20_6" style:next-style-name="Heading_20_9" style:default-outline-level="8" style:class="text"/>
    <style:style style:name="Heading_20_9" style:display-name="Heading 9" style:family="paragraph" style:parent-style-name="Heading_20_8" style:next-style-name="Standard" style:default-outline-level="9" style:class="text"/>
    <style:style style:name="Normal1" style:family="paragraph">
      <style:paragraph-properties fo:margin-top="0cm" fo:margin-bottom="0.282cm" style:contextual-spacing="false" fo:orphans="2" fo:widows="2" style:writing-mode="lr-tb"/>
      <style:text-properties style:use-window-font-color="true" loext:opacity="0%"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List_20_Bullet" style:display-name="List Bullet" style:family="paragraph" style:parent-style-name="Normal1" style:list-style-name="WW8Num8">
      <style:paragraph-properties fo:margin-top="0cm" fo:margin-bottom="0.141cm" style:contextual-spacing="false"/>
    </style:style>
    <style:style style:name="List_20_Number" style:display-name="List Number" style:family="paragraph" style:parent-style-name="Normal1" style:list-style-name="WW8Num5">
      <style:paragraph-properties fo:margin-top="0cm" fo:margin-bottom="0.141cm" style:contextual-spacing="false">
        <style:tab-stops>
          <style:tab-stop style:position="0.635cm"/>
        </style:tab-stops>
      </style:paragraph-properties>
    </style:style>
    <style:style style:name="Tt" style:family="paragraph" style:next-style-name="Tr">
      <style:paragraph-properties fo:margin-top="0.035cm" fo:margin-bottom="0.106cm" style:contextual-spacing="false" fo:line-height="0.388cm" fo:orphans="2" fo:widows="2" fo:keep-with-next="always" style:writing-mode="lr-tb"/>
      <style:text-properties style:use-window-font-color="true" loext:opacity="0%" style:font-name="Arial" fo:font-family="Arial" style:font-family-generic="swiss" style:font-pitch="variable" fo:font-size="9.5pt" fo:language="en" fo:country="US" fo:font-weight="bold" style:font-name-asian="Times New Roman" style:font-family-asian="'Times New Roman'" style:font-family-generic-asian="roman" style:font-pitch-asian="variable" style:font-size-asian="9.5pt" style:font-weight-asian="bold" style:font-name-complex="Arial" style:font-family-complex="Arial" style:font-family-generic-complex="swiss" style:font-pitch-complex="variable" style:font-size-complex="10pt" style:language-complex="ar" style:country-complex="SA"/>
    </style:style>
    <style:style style:name="Tr" style:family="paragraph" style:next-style-name="Standard">
      <style:paragraph-properties fo:line-height="0.035cm" fo:text-align="end" style:justify-single-word="false" fo:orphans="2" fo:widows="2" fo:padding="0cm" fo:border-left="none" fo:border-right="none" fo:border-top="0.74pt solid #000000" fo:border-bottom="none" style:shadow="none" fo:keep-with-next="always" style:writing-mode="lr-tb"/>
      <style:text-properties style:use-window-font-color="true" loext:opacity="0%" style:font-name="Times New Roman" fo:font-family="'Times New Roman'" style:font-family-generic="roman" style:font-pitch="variable" fo:font-size="4pt" fo:language="en" fo:country="US" style:font-name-asian="Times New Roman" style:font-family-asian="'Times New Roman'" style:font-family-generic-asian="roman" style:font-pitch-asian="variable" style:font-size-asian="4pt" style:font-name-complex="Times New Roman" style:font-family-complex="'Times New Roman'" style:font-family-generic-complex="roman" style:font-pitch-complex="variable" style:font-size-complex="10pt" style:language-complex="ar" style:country-complex="SA"/>
    </style:style>
    <style:style style:name="Th" style:family="paragraph" style:parent-style-name="Normal1">
      <style:paragraph-properties fo:margin-left="0.423cm" fo:margin-right="0cm" fo:margin-top="0.035cm" fo:margin-bottom="0.106cm" style:contextual-spacing="false" fo:line-height="0.388cm" fo:text-indent="0cm" style:auto-text-indent="false" fo:keep-with-next="always"/>
      <style:text-properties fo:font-size="9.5pt" fo:font-weight="bold" style:font-size-asian="9.5pt" style:font-weight-asian="bold"/>
    </style:style>
    <style:style style:name="Tp" style:family="paragraph" style:parent-style-name="Normal1">
      <style:paragraph-properties fo:margin-left="0.423cm" fo:margin-right="0cm" fo:margin-top="0.035cm" fo:margin-bottom="0.106cm" style:contextual-spacing="false" fo:line-height="0.388cm" fo:text-indent="0cm" style:auto-text-indent="false">
        <style:tab-stops>
          <style:tab-stop style:position="0.494cm"/>
          <style:tab-stop style:position="0.988cm"/>
        </style:tab-stops>
      </style:paragraph-properties>
      <style:text-properties fo:font-size="9.5pt" style:font-size-asian="9.5pt"/>
    </style:style>
    <style:style style:name="Le" style:family="paragraph" style:parent-style-name="Standard" style:next-style-name="Normal1">
      <style:paragraph-properties fo:line-height="0.282cm" fo:text-align="end" style:justify-single-word="false"/>
      <style:text-properties fo:font-size="6pt" style:font-size-asian="6pt"/>
    </style:style>
    <style:style style:name="Ch" style:family="paragraph" style:next-style-name="Standard">
      <style:paragraph-properties fo:margin-top="0.953cm" fo:margin-bottom="0.953cm" style:contextual-spacing="false" fo:line-height="0.953cm" fo:orphans="2" fo:widows="2" fo:keep-with-next="always" style:writing-mode="lr-tb"/>
      <style:text-properties style:use-window-font-color="true" loext:opacity="0%" style:font-name="Arial" fo:font-family="Arial" style:font-family-generic="swiss" style:font-pitch="variable" fo:font-size="22pt" fo:language="en" fo:country="US" style:font-name-asian="Times New Roman" style:font-family-asian="'Times New Roman'" style:font-family-generic-asian="roman" style:font-pitch-asian="variable" style:font-size-asian="22pt" style:font-name-complex="Arial" style:font-family-complex="Arial" style:font-family-generic-complex="swiss" style:font-pitch-complex="variable" style:font-size-complex="10pt" style:language-complex="ar" style:country-complex="SA"/>
    </style:style>
    <style:style style:name="Ex" style:family="paragraph">
      <style:paragraph-properties fo:line-height="0.388cm" fo:orphans="2" fo:widows="2" style:writing-mode="lr-tb">
        <style:tab-stops>
          <style:tab-stop style:position="0.688cm"/>
          <style:tab-stop style:position="1.376cm"/>
          <style:tab-stop style:position="2.064cm"/>
          <style:tab-stop style:position="2.752cm"/>
          <style:tab-stop style:position="3.44cm"/>
          <style:tab-stop style:position="4.128cm"/>
          <style:tab-stop style:position="4.815cm"/>
          <style:tab-stop style:position="5.503cm"/>
          <style:tab-stop style:position="6.191cm"/>
          <style:tab-stop style:position="6.879cm"/>
          <style:tab-stop style:position="7.567cm"/>
          <style:tab-stop style:position="8.255cm"/>
          <style:tab-stop style:position="8.943cm"/>
          <style:tab-stop style:position="9.631cm"/>
          <style:tab-stop style:position="10.319cm"/>
          <style:tab-stop style:position="11.007cm"/>
          <style:tab-stop style:position="11.695cm"/>
        </style:tab-stops>
      </style:paragraph-properties>
      <style:text-properties style:use-window-font-color="true" loext:opacity="0%" style:font-name="Courier New" fo:font-family="'Courier New'" style:font-family-generic="modern" fo:font-size="8pt" fo:language="en" fo:country="US" style:font-name-asian="Times New Roman" style:font-family-asian="'Times New Roman'" style:font-family-generic-asian="roman" style:font-pitch-asian="variable" style:font-size-asian="8pt" style:font-name-complex="Courier New" style:font-family-complex="'Courier New'" style:font-family-generic-complex="modern" style:font-size-complex="10pt" style:language-complex="ar" style:country-complex="SA"/>
    </style:style>
    <style:style style:name="Lp1" style:family="paragraph" style:parent-style-name="Normal1">
      <style:paragraph-properties fo:margin-left="0.635cm" fo:margin-right="0cm" fo:margin-top="0cm" fo:margin-bottom="0.141cm" style:contextual-spacing="false" fo:text-indent="0cm" style:auto-text-indent="false"/>
    </style:style>
    <style:style style:name="Cn" style:family="paragraph" style:next-style-name="Ch">
      <style:paragraph-properties fo:margin-left="-3.175cm" fo:margin-right="0cm" fo:margin-top="0cm" fo:margin-bottom="0.494cm" style:contextual-spacing="false" fo:line-height="0.423cm" fo:orphans="2" fo:widows="2" fo:text-indent="0cm" style:auto-text-indent="false" fo:keep-with-next="always" style:writing-mode="lr-tb"/>
      <style:text-properties fo:text-transform="uppercase" style:use-window-font-color="true" loext:opacity="0%" style:font-name="Times New Roman" fo:font-family="'Times New Roman'" style:font-family-generic="roman" style:font-pitch="variable" fo:font-size="11pt" fo:letter-spacing="0.212cm"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ap" style:family="paragraph" style:next-style-name="Standard">
      <style:paragraph-properties fo:margin-top="0cm" fo:margin-bottom="0.423cm" style:contextual-spacing="false" fo:line-height="0.388cm" fo:orphans="2" fo:widows="2" fo:keep-with-next="always" style:writing-mode="lr-tb">
        <style:tab-stops>
          <style:tab-stop style:position="0.494cm"/>
          <style:tab-stop style:position="0.988cm"/>
        </style:tab-stops>
      </style:paragraph-properties>
      <style:text-properties style:use-window-font-color="true" loext:opacity="0%" style:font-name="Times New Roman" fo:font-family="'Times New Roman'" style:font-family-generic="roman" style:font-pitch="variable" fo:font-size="9.5pt" fo:language="en" fo:country="US" fo:font-weight="bold" style:font-name-asian="Times New Roman" style:font-family-asian="'Times New Roman'" style:font-family-generic-asian="roman" style:font-pitch-asian="variable" style:font-size-asian="9.5pt" style:font-weight-asian="bold" style:font-name-complex="Times New Roman" style:font-family-complex="'Times New Roman'" style:font-family-generic-complex="roman" style:font-pitch-complex="variable" style:font-size-complex="10pt" style:language-complex="ar" style:country-complex="SA"/>
    </style:style>
    <style:style style:name="header_20_rule" style:display-name="header rule" style:family="paragraph" style:next-style-name="Standard">
      <style:paragraph-properties fo:margin-left="-3.122cm" fo:margin-right="0.053cm" fo:margin-top="0.088cm" fo:margin-bottom="0cm" style:contextual-spacing="false" fo:line-height="0.141cm" fo:orphans="2" fo:widows="2" fo:text-indent="0cm" style:auto-text-indent="false" fo:padding="0cm" fo:border-left="none" fo:border-right="none" fo:border-top="0.74pt solid #0000ff" fo:border-bottom="none" style:shadow="none" style:writing-mode="lr-tb"/>
      <style:text-properties style:use-window-font-color="true" loext:opacity="0%"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style:language-complex="ar" style:country-complex="SA"/>
    </style:style>
    <style:style style:name="Term1" style:family="paragraph" style:next-style-name="Def1">
      <style:paragraph-properties fo:line-height="0.423cm" fo:orphans="2" fo:widows="2" fo:keep-with-next="always" style:writing-mode="lr-tb"/>
      <style:text-properties style:use-window-font-color="true" loext:opacity="0%" style:font-name="Times New Roman" fo:font-family="'Times New Roman'" style:font-family-generic="roman"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Def1" style:family="paragraph" style:parent-style-name="Normal1" style:next-style-name="Term1">
      <style:paragraph-properties fo:margin-left="0.353cm" fo:margin-right="0cm" fo:text-indent="0cm" style:auto-text-indent="false"/>
    </style:style>
    <style:style style:name="Tpi" style:family="paragraph" style:parent-style-name="Tp">
      <style:paragraph-properties fo:margin-left="0.917cm" fo:margin-right="0cm" fo:text-indent="-0.494cm" style:auto-text-indent="false">
        <style:tab-stops>
          <style:tab-stop style:position="0.917cm"/>
        </style:tab-stops>
      </style:paragraph-properties>
    </style:style>
    <style:style style:name="Tf" style:family="paragraph" style:parent-style-name="Tp">
      <style:paragraph-properties fo:margin-left="0.247cm" fo:margin-right="0cm" fo:margin-top="0.035cm" fo:margin-bottom="0.071cm" style:contextual-spacing="false" fo:line-height="0.353cm" fo:text-indent="-0.247cm" style:auto-text-indent="false">
        <style:tab-stops>
          <style:tab-stop style:position="0.494cm"/>
        </style:tab-stops>
      </style:paragraph-properties>
      <style:text-properties fo:font-size="8.5pt" style:font-size-asian="8.5pt"/>
    </style:style>
    <style:style style:name="Tpf" style:family="paragraph" style:parent-style-name="Tp">
      <style:paragraph-properties fo:margin-left="0cm" fo:margin-right="0cm" fo:line-height="100%" fo:keep-together="always" fo:text-indent="0cm" style:auto-text-indent="false"/>
    </style:style>
    <style:style style:name="Art" style:family="paragraph" style:parent-style-name="Normal1"/>
    <style:style style:name="Thf" style:family="paragraph" style:parent-style-name="Th" style:next-style-name="Th">
      <style:paragraph-properties fo:margin-left="0cm" fo:margin-right="0cm" fo:text-indent="0cm" style:auto-text-indent="false"/>
    </style:style>
    <style:style style:name="Tpif" style:family="paragraph" style:parent-style-name="Tpi" style:list-style-name="WW8Num10">
      <style:paragraph-properties fo:margin-left="0.445cm" fo:margin-right="0cm" fo:text-indent="-0.445cm" style:auto-text-indent="false">
        <style:tab-stops>
          <style:tab-stop style:position="0.445cm"/>
        </style:tab-stops>
      </style:paragraph-properties>
    </style:style>
    <style:style style:name="Contents_20_1" style:display-name="Contents 1" style:family="paragraph" style:parent-style-name="Standard" style:next-style-name="Contents_20_2" style:class="index">
      <style:paragraph-properties fo:line-height="0.388cm" fo:keep-with-next="always">
        <style:tab-stops>
          <style:tab-stop style:position="13.123cm" style:type="right" style:leader-style="dotted" style:leader-text="."/>
        </style:tab-stops>
      </style:paragraph-properties>
      <style:text-properties style:font-name="Arial" fo:font-family="Arial" style:font-family-generic="swiss" style:font-pitch="variable" fo:font-size="9.5pt" fo:language="none" fo:country="none" fo:font-style="italic" style:font-size-asian="9.5pt" style:language-asian="none" style:country-asian="none" style:font-style-asian="italic" style:font-name-complex="Arial" style:font-family-complex="Arial" style:font-family-generic-complex="swiss" style:font-pitch-complex="variable" style:font-size-complex="20pt"/>
    </style:style>
    <style:style style:name="Contents_20_3" style:display-name="Contents 3" style:family="paragraph" style:parent-style-name="Contents_20_1" style:class="index">
      <style:paragraph-properties fo:margin-left="0.988cm" fo:margin-right="0cm" fo:text-indent="0cm" style:auto-text-indent="false" fo:keep-with-next="auto"/>
    </style:style>
    <style:style style:name="Contents_20_2" style:display-name="Contents 2" style:family="paragraph" style:parent-style-name="Contents_20_1" style:class="index">
      <style:paragraph-properties fo:margin-left="0.494cm" fo:margin-right="0cm" fo:text-indent="0cm" style:auto-text-indent="false" fo:keep-with-next="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class="extra">
      <style:paragraph-properties style:line-height-at-least="0.318cm" fo:orphans="2" fo:widows="2" style:writing-mode="lr-tb"/>
      <style:text-properties style:use-window-font-color="true" loext:opacity="0%" style:font-name="Arial" fo:font-family="Arial" style:font-family-generic="swiss" style:font-pitch="variable" fo:font-size="7pt" fo:language="en" fo:country="US" fo:font-style="italic" style:font-name-asian="Times New Roman" style:font-family-asian="'Times New Roman'" style:font-family-generic-asian="roman" style:font-pitch-asian="variable" style:font-size-asian="7pt" style:font-style-asian="italic" style:font-name-complex="Arial" style:font-family-complex="Arial" style:font-family-generic-complex="swiss" style:font-pitch-complex="variable" style:font-size-complex="10pt" style:language-complex="ar" style:country-complex="SA"/>
    </style:style>
    <style:style style:name="Header" style:family="paragraph" style:next-style-name="header_20_rule" style:class="extra">
      <style:paragraph-properties fo:line-height="0.37cm" fo:orphans="2" fo:widows="2" style:writing-mode="lr-tb">
        <style:tab-stops>
          <style:tab-stop style:position="12.277cm" style:type="right"/>
        </style:tab-stops>
      </style:paragraph-properties>
      <style:text-properties style:use-window-font-color="true" loext:opacity="0%" style:font-name="Arial" fo:font-family="Arial" style:font-family-generic="swiss" style:font-pitch="variable" fo:font-size="9.5pt" fo:language="en" fo:country="US" fo:font-style="italic" fo:font-weight="bold" style:font-name-asian="Times New Roman" style:font-family-asian="'Times New Roman'" style:font-family-generic-asian="roman" style:font-pitch-asian="variable" style:font-size-asian="9.5pt" style:font-style-asian="italic" style:font-weight-asian="bold" style:font-name-complex="Arial" style:font-family-complex="Arial" style:font-family-generic-complex="swiss" style:font-pitch-complex="variable" style:font-size-complex="10pt" style:language-complex="ar" style:country-complex="SA"/>
    </style:style>
    <style:style style:name="d" style:family="paragraph" style:parent-style-name="Normal1">
      <loext:graphic-properties draw:fill="solid" draw:fill-color="#cccccc"/>
      <style:paragraph-properties fo:background-color="#cccccc"/>
    </style:style>
    <style:style style:name="Lb2" style:family="paragraph" style:parent-style-name="List_20_Bullet">
      <style:paragraph-properties fo:margin-left="1.27cm" fo:margin-right="0cm" fo:text-indent="0cm" style:auto-text-indent="false">
        <style:tab-stops>
          <style:tab-stop style:position="1.27cm"/>
        </style:tab-stops>
      </style:paragraph-properties>
    </style:style>
    <style:style style:name="lp2" style:family="paragraph" style:parent-style-name="Lp1">
      <style:paragraph-properties fo:margin-left="1.27cm" fo:margin-right="0cm" fo:text-indent="0cm" style:auto-text-indent="false"/>
    </style:style>
    <style:style style:name="call" style:family="paragraph" style:parent-style-name="Standard" style:next-style-name="List_20_Bullet">
      <style:paragraph-properties fo:orphans="0" fo:widows="0" fo:padding-left="0cm" fo:padding-right="0cm" fo:padding-top="0cm" fo:padding-bottom="0.035cm" fo:border-left="none" fo:border-right="none" fo:border-top="none" fo:border-bottom="0.51pt solid #000000" style:shadow="non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body" style:family="paragraph">
      <style:paragraph-properties fo:margin-top="0cm" fo:margin-bottom="0.161cm" style:contextual-spacing="false" fo:orphans="2" fo:widows="2" style:writing-mode="lr-tb"/>
      <style:text-properties style:use-window-font-color="true" loext:opacity="0%" style:font-name="Helv" fo:font-family="Helv" style:font-family-generic="swiss" style:font-pitch="variable" fo:font-size="10pt" fo:letter-spacing="0.538cm" fo:language="en" fo:country="US" style:font-name-asian="Times New Roman" style:font-family-asian="'Times New Roman'" style:font-family-generic-asian="roman" style:font-pitch-asian="variable" style:font-size-asian="10pt" style:font-name-complex="Helv" style:font-family-complex="Helv" style:font-family-generic-complex="swiss" style:font-pitch-complex="variable" style:font-size-complex="10pt" style:language-complex="ar" style:country-complex="SA"/>
    </style:style>
    <style:style style:name="bullet_20_body" style:display-name="bullet body" style:family="paragraph">
      <style:paragraph-properties fo:margin-left="0.476cm" fo:margin-right="0cm" fo:margin-top="0cm" fo:margin-bottom="0.161cm" style:contextual-spacing="false" fo:orphans="2" fo:widows="2" fo:text-indent="-0.476cm" style:auto-text-indent="false" style:writing-mode="lr-tb">
        <style:tab-stops>
          <style:tab-stop style:position="0.476cm"/>
        </style:tab-stops>
      </style:paragraph-properties>
      <style:text-properties style:use-window-font-color="true" loext:opacity="0%" style:font-name="Helv" fo:font-family="Helv" style:font-family-generic="swiss" style:font-pitch="variable" fo:font-size="10pt" fo:letter-spacing="0.538cm" fo:language="en" fo:country="US" style:font-name-asian="Times New Roman" style:font-family-asian="'Times New Roman'" style:font-family-generic-asian="roman" style:font-pitch-asian="variable" style:font-size-asian="10pt" style:font-name-complex="Helv" style:font-family-complex="Helv" style:font-family-generic-complex="swiss" style:font-pitch-complex="variable" style:font-size-complex="10pt" style:language-complex="ar" style:country-complex="SA"/>
    </style:style>
    <style:style style:name="Normal_20_Indent" style:display-name="Normal Indent" style:family="paragraph" style:parent-style-name="Standard">
      <style:paragraph-properties fo:margin-left="1.27cm" fo:margin-right="0cm" fo:margin-top="0.212cm" fo:margin-bottom="0cm" style: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mment_20_Text" style:display-name="Comment Text" style:family="paragraph" style:parent-style-name="Standard">
      <style:text-properties style:font-name="Arial" fo:font-family="Arial" style:font-family-generic="swiss" style:font-pitch="variable"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cm" fo:margin-right="0cm" fo:text-indent="1.27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style style:name="Logo_20__28_WHQL_29_" style:display-name="Logo (WHQL)" style:family="paragraph" style:parent-style-name="Standard">
      <style:paragraph-properties fo:margin-top="0.212cm" fo:margin-bottom="0cm"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er_20_Rule" style:display-name="Header Rule" style:family="paragraph" style:parent-style-name="Standard">
      <style:paragraph-properties fo:margin-top="0.212cm" fo:margin-bottom="0.423cm" style:contextual-spacing="false" fo:line-height="0.212cm" fo:text-align="justify" style:justify-single-word="false" fo:padding-left="0cm" fo:padding-right="0cm" fo:padding-top="0cm" fo:padding-bottom="0.035cm" fo:border-left="none" fo:border-right="none" fo:border-top="none" fo:border-bottom="4.51pt solid #000000" style:shadow="none">
        <style:tab-stops>
          <style:tab-stop style:position="14.605cm" style:type="char" style:char=","/>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Default_20_Paragraph_20_Font" style:display-name="Default Paragraph Font" style:family="text"/>
    <style:style style:name="a" style:family="text" style:parent-style-name="Default_20_Paragraph_20_Font">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_38_" style:display-name="8" style:family="text" style:parent-style-name="Default_20_Paragraph_20_Font">
      <style:text-properties style:font-name="Arial" fo:font-family="Arial" style:font-family-generic="swiss" style:font-pitch="variable" fo:font-size="8pt" fo:letter-spacing="normal" fo:language="none" fo:country="none" style:font-size-asian="8pt" style:language-asian="none" style:country-asian="none"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74pt solid #000000" style:shadow="none"/>
    </style:style>
    <style:style style:name="MP2" style:family="paragraph" style:parent-style-name="Header">
      <style:paragraph-properties fo:margin-top="0.706cm" fo:margin-bottom="0cm" style:contextual-spacing="false" fo:line-height="100%"/>
      <style:text-properties style:font-name="Arial Black" fo:font-size="30pt" style:font-size-asian="30pt" style:font-name-complex="Arial Black"/>
    </style:style>
    <style:style style:name="MT1" style:family="text">
      <style:text-properties style:font-name-asian="Arial"/>
    </style:style>
    <style:style style:name="MT2" style:family="text">
      <style:text-properties fo:language="none" fo:country="none" style:language-asian="none" style:country-asian="none"/>
    </style:style>
    <style:style style:name="MT3" style:family="text">
      <style:text-properties fo:letter-spacing="-0.062cm"/>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3.175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bottom="1.191cm" style:dynamic-spacing="true"/>
      </style:header-style>
      <style:footer-style>
        <style:header-footer-properties fo:min-height="1.289cm" fo:margin-top="1.191cm" style:dynamic-spacing="true"/>
      </style:footer-style>
    </style:page-layout>
  </office:automatic-styles>
  <office:master-styles>
    <style:master-page style:name="Standard" style:page-layout-name="Mpm1">
      <style:header>
        <text:p text:style-name="MP1"><text:span text:style-name="MT1"><text:s/></text:span><field:fieldmark-start text:name="__Fieldmark__2_321934196" field:type="vnd.oasis.opendocument.field.UNHANDLED"><field:param field:name="vnd.oasis.opendocument.field.code" field:value=" STYLEREF Ch \* MERGEFORMAT "/><field:param field:name="vnd.oasis.opendocument.field.id" field:value="10"/></field:fieldmark-start><text:span text:style-name="MT2">Keyboard Scan Code Specification</text:span><field:fieldmark-end/> <text:span text:style-name="MT3"><text:s/></text:span>—<text:span text:style-name="MT3"> </text:span><text:s/><text:page-number text:select-page="current">2</text:page-number></text:p>
      </style:header>
      <style:header-first>
        <text:p text:style-name="MP2"><draw:frame draw:style-name="Mfr1" draw:name="Pilt1" text:anchor-type="as-char" svg:width="16.014cm" svg:height="0.676cm" draw:z-index="2"><draw:image xlink:href="Pictures/10000D84000069D5000004C158C90C2EA70255C5.wmf" xlink:type="simple" xlink:show="embed" xlink:actuate="onLoad" draw:mime-type="image/x-wmf"/><draw:image xlink:href="Pictures/10000201000004000000002EA0B55393B8BBE68A.png" xlink:type="simple" xlink:show="embed" xlink:actuate="onLoad" draw:mime-type="image/png"/></draw:frame></text:p>
      </style:header-first>
      <style:footer>
        <text:p text:style-name="Footer"><text:bookmark-ref text:reference-format="text" text:ref-name="version">Revision 1.3a — March 16, 2000 </text:bookmark-ref><text:line-break/>© 2000 Microsoft Corporation. All rights reserved.</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Keyboard Scan Code Specification</dc:title>
    <dc:subject/>
    <meta:keyword/>
    <dc:description/>
    <meta:initial-creator/>
    <meta:creation-date>2005-06-08T01:16:00</meta:creation-date>
    <dc:creator/>
    <dc:date>2005-06-08T01:16:00</dc:date>
    <meta:print-date>2000-03-16T10:22:00</meta:print-date>
    <meta:editing-cycles>2</meta:editing-cycles>
    <meta:document-statistic meta:table-count="30" meta:image-count="1" meta:object-count="2" meta:page-count="35" meta:paragraph-count="3366" meta:word-count="11413" meta:character-count="59057" meta:non-whitespace-character-count="50842"/>
    <meta:generator>LibreOffice/7.0.3.1$Linux_X86_64 LibreOffice_project/00$Build-1</meta:generator>
  </office:meta>
</office:document-meta>
</file>